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4.0528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0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4" style:family="table-cell" style:parent-style-name="Default">
      <style:table-cell-properties style:vertical-align="top"/>
      <style:text-properties style:font-name="Courier New" fo:language="en" fo:country="US" style:font-name-asian="Courier New" style:language-asian="en" style:country-asian="US" style:font-name-complex="Courier New" style:font-size-complex="5.69999980926514pt" style:language-complex="en" style:country-complex="US"/>
    </style:style>
    <style:style style:name="ce5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808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3f7f7f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5.69999980926514pt"/>
    </style:style>
    <style:style style:name="T5" style:family="text">
      <style:text-properties fo:color="#7f007f" style:font-name="Consolas" fo:font-size="10pt" style:font-name-asian="Consolas" style:font-size-asian="10pt" style:font-name-complex="Consolas" style:font-size-complex="5.69999980926514pt"/>
    </style:style>
    <style:style style:name="T6" style:family="text">
      <style:text-properties fo:color="#2a00ff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7" style:family="text">
      <style:text-properties style:font-name="Consolas" style:font-name-asian="Consolas" style:font-name-complex="Consolas" style:font-size-complex="5.69999980926514pt"/>
    </style:style>
  </office:automatic-styles>
  <office:body>
    <office:spreadsheet>
      <table:table table:name="Report Templa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template_id</text:p>
          </table:table-cell>
          <table:table-cell table:style-name="ce1" office:value-type="string">
            <text:p>template_label</text:p>
          </table:table-cell>
          <table:table-cell table:style-name="ce1" office:value-type="string">
            <text:p>report_type_id</text:p>
          </table:table-cell>
          <table:table-cell table:style-name="ce1" office:value-type="string">
            <text:p>report_definition</text:p>
          </table:table-cell>
          <table:table-cell table:style-name="ce1" office:value-type="string">
            <text:p>base_profile_id</text:p>
          </table:table-cell>
          <table:table-cell office:value-type="string">
            <text:p>Oracl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C Vacc Admin</text:p>
          </table:table-cell>
          <table:table-cell office:value-type="float" office:value="1">
            <text:p>1</text:p>
          </table:table-cell>
          <table:table-cell table:style-name="ce2" table:formula="of:=SUBSTITUTE([.K2];CHAR(10);&quot;&quot;)" office:value-type="string" office:string-value="&lt;dqa-scoring&gt;  &lt;section name=&quot;completeness&quot; weight=&quot;50&quot;&gt;    &lt;section name=&quot;patient&quot; weight=&quot;45&quot;&gt;      &lt;section name=&quot;required&quot; weight=&quot;14&quot;&gt;        &lt;score label=&quot;Patient Id&quot; hl7Reference=&quot;PID-3&quot; denominator=&quot;patient count&quot; numerator=&quot;Patient submitter id&quot; weight=&quot;10&quot; /&gt;        &lt;score label=&quot;First Name&quot; hl7Reference=&quot;PID-5.2&quot; denominator=&quot;patient count&quot; numerator=&quot;Patient name first&quot; weight=&quot;5&quot; /&gt;        &lt;score label=&quot;Last Name&quot; hl7Reference=&quot;PID-5.1&quot; denominator=&quot;patient count&quot; numerator=&quot;Patient name last&quot; weight=&quot;5&quot; /&gt;        &lt;score label=&quot;Possible Test Name&quot; hl7Reference=&quot;&quot; denominator=&quot;patient count&quot; numerator=&quot;Patient name may be test name&quot; weight=&quot;-5&quot; /&gt;        &lt;score label=&quot;Possible Baby Name&quot; hl7Reference=&quot;&quot; denominator=&quot;patient count&quot; numerator=&quot;Patient name may be temporary newborn name&quot; weight=&quot;-10&quot; /&gt;        &lt;score label=&quot;Birth Date&quot; hl7Reference=&quot;PID-7&quot; denominator=&quot;patient count&quot; numerator=&quot;Patient birth date&quot; weight=&quot;10&quot; /&gt;        &lt;score label=&quot;Sex&quot; hl7Reference=&quot;PID-8&quot; denominator=&quot;patient count&quot; numerator=&quot;Patient gender&quot; weight=&quot;5&quot; /&gt;        &lt;score label=&quot;Address&quot; hl7Reference=&quot;PID-11&quot; denominator=&quot;patient count&quot; numerator=&quot;Patient address&quot; weight=&quot;2&quot;&gt;          &lt;score label=&quot;Street&quot; hl7Reference=&quot;PID-1&quot; denominator=&quot;patient count&quot; numerator=&quot;Patient address street&quot; weight=&quot;5&quot; /&gt;          &lt;score label=&quot;City&quot; hl7Reference=&quot;PID-3&quot; denominator=&quot;patient count&quot; numerator=&quot;Patient address city&quot; weight=&quot;1&quot; /&gt;          &lt;score label=&quot;State&quot; hl7Reference=&quot;PID-4&quot; denominator=&quot;patient count&quot; numerator=&quot;Patient address state&quot; weight=&quot;1&quot; /&gt;          &lt;score label=&quot;Zip&quot; hl7Reference=&quot;PID-5&quot; denominator=&quot;patient count&quot; numerator=&quot;Patient address zip&quot; weight=&quot;1&quot; /&gt;        &lt;/score&gt;      &lt;/section&gt;      &lt;section name=&quot;expected&quot; weight=&quot;4&quot;&gt;        &lt;score label=&quot;Middle Name&quot; hl7Reference=&quot;PID-5.3&quot; denominator=&quot;patient count&quot; numerator=&quot;Patient middle name&quot; weight=&quot;10&quot; /&gt;        &lt;score label=&quot;Phone&quot; hl7Reference=&quot;PID-13&quot; denominator=&quot;patient count&quot; numerator=&quot;Patient phone&quot; weight=&quot;10&quot; /&gt;        &lt;score label=&quot;Mother's Maiden&quot; hl7Reference=&quot;PID-6&quot; denominator=&quot;patient count&quot; numerator=&quot;Patient mother's maiden name&quot; weight=&quot;10&quot; /&gt;      &lt;/section&gt;      &lt;section name=&quot;recommended&quot; weight=&quot;2&quot;&gt;        &lt;score label=&quot;Ethnicity&quot; hl7Reference=&quot;PID-22&quot; denominator=&quot;patient count&quot; numerator=&quot;Patient ethnicity&quot; weight=&quot;10&quot; /&gt;        &lt;score label=&quot;Race&quot; hl7Reference=&quot;PID-10&quot; denominator=&quot;patient count&quot; numerator=&quot;Patient race&quot; weight=&quot;10&quot; /&gt;        &lt;score label=&quot;Responsible Party&quot; hl7Reference=&quot;NK1&quot; denominator=&quot;patient count&quot; numerator=&quot;Patient guardian responsible party&quot; weight=&quot;1&quot;&gt;          &lt;score label=&quot;First Name&quot; hl7Reference=&quot;NK1-2.2&quot; denominator=&quot;patient count&quot; numerator=&quot;Patient guardian name first&quot; weight=&quot;4&quot; /&gt;          &lt;score label=&quot;Last Name&quot; hl7Reference=&quot;NK1-2.1&quot; denominator=&quot;patient count&quot; numerator=&quot;Patient guardian name last&quot; weight=&quot;4&quot; /&gt;          &lt;score label=&quot;Same as Patient&quot; hl7Reference=&quot;NK1-3&quot; denominator=&quot;patient count&quot; numerator=&quot;Patient guardian name is same as underage patient&quot; weight=&quot;-8&quot; /&gt;          &lt;score label=&quot;Relationship&quot; hl7Reference=&quot;NK1-3&quot; denominator=&quot;patient count&quot; numerator=&quot;Patient guardian relationship&quot; weight=&quot;1&quot; /&gt;        &lt;/score&gt;      &lt;/section&gt;      &lt;section name=&quot;optional&quot; weight=&quot;0&quot;&gt;        &lt;score label=&quot;Birth Indicator&quot; hl7Reference=&quot;PID-24&quot; denominator=&quot;patient count&quot; numerator=&quot;Patient birth indicator&quot; weight=&quot;0&quot; /&gt;        &lt;score label=&quot;Medicaid Id&quot; hl7Reference=&quot;PID-3&quot; denominator=&quot;patient count&quot; numerator=&quot;Patient Medicaid number&quot; weight=&quot;0&quot; /&gt;        &lt;score label=&quot;SSN&quot; hl7Reference=&quot;PID-3&quot; denominator=&quot;patient count&quot; numerator=&quot;Patient SSN&quot; weight=&quot;0&quot; /&gt;        &lt;score label=&quot;Alias&quot; hl7Reference=&quot;PID-5&quot; denominator=&quot;patient count&quot; numerator=&quot;Patient alias&quot; weight=&quot;0&quot; /&gt;        &lt;score label=&quot;Primary Language&quot; hl7Reference=&quot;PID-15&quot; denominator=&quot;patient count&quot; numerator=&quot;Patient primary language&quot; weight=&quot;0&quot; /&gt;        &lt;score label=&quot;Resp Party Address&quot; hl7Reference=&quot;NK1-4&quot; denominator=&quot;patient count&quot; numerator=&quot;Patient guardian address&quot; weight=&quot;0&quot;&gt;          &lt;score label=&quot;Street&quot; hl7Reference=&quot;NK1-4.1&quot; denominator=&quot;patient count&quot; numerator=&quot;Patient guardian address street&quot; weight=&quot;0&quot; /&gt;          &lt;score label=&quot;City&quot; hl7Reference=&quot;NK1-4.2&quot; denominator=&quot;patient count&quot; numerator=&quot;Patient guardian address city&quot; weight=&quot;0&quot; /&gt;          &lt;score label=&quot;State&quot; hl7Reference=&quot;NK1-4.3&quot; denominator=&quot;patient count&quot; numerator=&quot;Patient guardian address state&quot; weight=&quot;0&quot; /&gt;          &lt;score label=&quot;Zip&quot; hl7Reference=&quot;NK1-4.4&quot; denominator=&quot;patient count&quot; numerator=&quot;Patient guardian address zip&quot; weight=&quot;0&quot; /&gt;        &lt;/score&gt;        &lt;score label=&quot;Resp Party Phone&quot; hl7Reference=&quot;NK1-5&quot; denominator=&quot;patient count&quot; numerator=&quot;Patient guardian phone&quot; weight=&quot;0&quot; /&gt;        &lt;score label=&quot;Address County&quot; hl7Reference=&quot;PID-11.6&quot; denominator=&quot;patient count&quot; numerator=&quot;Patient address county&quot; weight=&quot;0&quot; /&gt;        &lt;score label=&quot;Financial Class&quot; hl7Reference=&quot;PV1-20&quot; denominator=&quot;patient count&quot; numerator=&quot;Patient VFC status&quot; weight=&quot;0&quot; /&gt;        &lt;score label=&quot;Registry Status&quot; hl7Reference=&quot;PD1-16&quot; denominator=&quot;patient count&quot; numerator=&quot;Patient registry status&quot; weight=&quot;0&quot; /&gt;        &lt;score label=&quot;Primary Physician&quot; hl7Reference=&quot;PD1-4&quot; denominator=&quot;patient count&quot; numerator=&quot;Patient primary physician id&quot; weight=&quot;0&quot;&gt;          &lt;score label=&quot;Name&quot; hl7Reference=&quot;&quot; denominator=&quot;patient count&quot; numerator=&quot;Patient primary physician name&quot; weight=&quot;0&quot; /&gt;        &lt;/score&gt;        &lt;score label=&quot;Primary Facility&quot; hl7Reference=&quot;PD1-3&quot; denominator=&quot;patient count&quot; numerator=&quot;Patient primary facility id&quot; weight=&quot;0&quot;&gt;          &lt;score label=&quot;Name&quot; hl7Reference=&quot;&quot; denominator=&quot;patient count&quot; numerator=&quot;Patient primary facility name&quot; weight=&quot;0&quot; /&gt;        &lt;/score&gt;        &lt;score label=&quot;Patient Registry Id&quot; hl7Reference=&quot;PID-3&quot; denominator=&quot;patient count&quot; numerator=&quot;Patient registry id&quot; weight=&quot;0&quot; /&gt;        &lt;score label=&quot;Protection Indicator&quot; hl7Reference=&quot;PD1-12&quot; denominator=&quot;patient count&quot; numerator=&quot;Patient protection indicator&quot; weight=&quot;0&quot; /&gt;        &lt;score label=&quot;Publicity Indicator&quot; hl7Reference=&quot;PD1-11&quot; denominator=&quot;patient count&quot; numerator=&quot;Patient publicity code&quot; weight=&quot;0&quot; /&gt;      &lt;/section&gt;    &lt;/section&gt;    &lt;section name=&quot;vaccination&quot; weight=&quot;45&quot;&gt;      &lt;section name=&quot;required&quot; weight=&quot;14&quot;&gt;        &lt;score label=&quot;Vaccination Date&quot; hl7Reference=&quot;RXA-3&quot; denominator=&quot;vaccination count&quot; numerator=&quot;Vaccination admin date&quot; weight=&quot;40&quot; /&gt;        &lt;score label=&quot;Vaccination Code&quot; hl7Reference=&quot;RXA-5&quot; denominator=&quot;vaccination count&quot; numerator=&quot;Vaccination admin code&quot; weight=&quot;40&quot;&gt;          &lt;score label=&quot;Not Specific&quot; hl7Reference=&quot;&quot; denominator=&quot;vaccination admin count&quot; numerator=&quot;Vaccination admin code is not specific&quot; weight=&quot;-10&quot; /&gt;          &lt;score label=&quot;Not Vaccine&quot; hl7Reference=&quot;&quot; denominator=&quot;vaccination count&quot; numerator=&quot;Vaccination admin code is not vaccine&quot; weight=&quot;-40&quot; /&gt;          &lt;score label=&quot;Valued as Unknown&quot; hl7Reference=&quot;&quot; denominator=&quot;vaccination count&quot; numerator=&quot;Vaccination admin code is valued as unknown&quot; weight=&quot;-40&quot; /&gt;        &lt;/score&gt;        &lt;score label=&quot;Information Source&quot; hl7Reference=&quot;RXA-9&quot; denominator=&quot;vaccination count&quot; numerator=&quot;Vaccination information source&quot; weight=&quot;40&quot;&gt;          &lt;score label=&quot;May be Historical&quot; hl7Reference=&quot;&quot; denominator=&quot;vaccination count&quot; numerator=&quot;Vaccination information source is administered but appears to historical&quot;            weight=&quot;-10&quot; /&gt;          &lt;score label=&quot;May be Administered&quot; hl7Reference=&quot;&quot; denominator=&quot;vaccination count&quot; numerator=&quot;Vaccination information source is historical but appears to be administered&quot;            weight=&quot;-10&quot; /&gt;        &lt;/score&gt;        &lt;score label=&quot;VFC Status&quot; hl7Reference=&quot;OBX-5&quot; denominator=&quot;vaccination admin count&quot; numerator=&quot;Vaccination financial eligibility code&quot; weight=&quot;20&quot; /&gt;      &lt;/section&gt;      &lt;section name=&quot;expected&quot; weight=&quot;4&quot;&gt;        &lt;score label=&quot;CVX Code&quot; hl7Reference=&quot;RXA-5&quot; denominator=&quot;vaccination count&quot; numerator=&quot;Vaccination CVX code&quot; weight=&quot;20&quot; /&gt;        &lt;score label=&quot;Lot Number&quot; hl7Reference=&quot;RXA-15&quot; denominator=&quot;vaccination admin count&quot; numerator=&quot;Vaccination lot number&quot; weight=&quot;20&quot; /&gt;        &lt;score label=&quot;Manufacturer&quot; hl7Reference=&quot;RXA-17&quot; denominator=&quot;vaccination admin count&quot; numerator=&quot;Vaccination manufacturer code&quot; weight=&quot;20&quot; /&gt;      &lt;/section&gt;      &lt;section name=&quot;recommended&quot; weight=&quot;2&quot;&gt;        &lt;score label=&quot;Admin Amount&quot; hl7Reference=&quot;RXA-6&quot; denominator=&quot;vaccination admin count&quot; numerator=&quot;Vaccination administered amount&quot; weight=&quot;14&quot;&gt;          &lt;score label=&quot;Missing Units&quot; hl7Reference=&quot;RXA-7&quot; denominator=&quot;vaccination admin count&quot; numerator=&quot;Vaccination administered unit is missing&quot; weight=&quot;-3&quot; /&gt;        &lt;/score&gt;        &lt;score label=&quot;Completion Status&quot; hl7Reference=&quot;RXA-20&quot; denominator=&quot;vaccination admin count&quot; numerator=&quot;Vaccination completion status&quot; weight=&quot;6&quot; /&gt;      &lt;/section&gt;      &lt;section name=&quot;optional&quot; weight=&quot;0&quot;&gt;        &lt;score label=&quot;Facility Id&quot; hl7Reference=&quot;RXA-11&quot; denominator=&quot;vaccination admin count&quot; numerator=&quot;Vaccination facility id&quot; weight=&quot;0&quot; /&gt;        &lt;score label=&quot;Given By Id&quot; hl7Reference=&quot;RXA-10&quot; denominator=&quot;vaccination admin count&quot; numerator=&quot;Vaccination given by&quot; weight=&quot;0&quot; /&gt;        &lt;score label=&quot;Action Code&quot; hl7Reference=&quot;RXA-21&quot; denominator=&quot;vaccination count&quot; numerator=&quot;Vaccination action code&quot; weight=&quot;0&quot; /&gt;        &lt;score label=&quot;Ordered By&quot; hl7Reference=&quot;ORC-12&quot; denominator=&quot;vaccination admin count&quot; numerator=&quot;Vaccination ordered by&quot; weight=&quot;0&quot; /&gt;        &lt;score label=&quot;Entered By&quot; hl7Reference=&quot;ORC-10&quot; denominator=&quot;vaccination count&quot; numerator=&quot;Vaccination recorded by&quot; weight=&quot;0&quot; /&gt;        &lt;score label=&quot;Refusal Reason&quot; hl7Reference=&quot;RXA-18&quot; denominator=&quot;vaccination count&quot; numerator=&quot;Vaccination refusal reason&quot; weight=&quot;0&quot; /&gt;        &lt;score label=&quot;Lot Expiration Date&quot; hl7Reference=&quot;RXA-16&quot; denominator=&quot;vaccination admin count&quot; numerator=&quot;Vaccination lot expiration date&quot; weight=&quot;0&quot; /&gt;        &lt;score label=&quot;CPT Code&quot; hl7Reference=&quot;RXA-5&quot; denominator=&quot;vaccination count&quot; numerator=&quot;Vaccination CPT code&quot; weight=&quot;0&quot; /&gt;        &lt;score label=&quot;System Entry Date&quot; hl7Reference=&quot;RXA-22&quot; denominator=&quot;vaccination count&quot; numerator=&quot;Vaccination system entry time&quot; weight=&quot;0&quot;&gt;          &lt;score label=&quot;In Future&quot; hl7Reference=&quot;&quot; denominator=&quot;vaccination count&quot; numerator=&quot;Vaccination system entry time is in future&quot; weight=&quot;-5&quot; /&gt;        &lt;/score&gt;        &lt;score label=&quot;Vaccination Id&quot; hl7Reference=&quot;ORC-3&quot; denominator=&quot;vaccination count&quot; numerator=&quot;Vaccination id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&lt;/section&gt;      &lt;section name=&quot;recommended&quot; weight=&quot;1&quot;&gt;        &lt;section name=&quot;HPV&quot; weight=&quot;1&quot; /&gt;        &lt;section name=&quot;ROTAVIRUS&quot; weight=&quot;1&quot; /&gt;        &lt;section name=&quot;Td&quot; weight=&quot;1&quot; /&gt;        &lt;section name=&quot;HepA&quot; weight=&quot;1&quot; /&gt;      &lt;/section&gt;      &lt;section name=&quot;optional&quot; weight=&quot;0&quot;&gt;        &lt;section name=&quot;RABIES&quot; weight=&quot;0&quot; /&gt;      &lt;/section&gt;      &lt;section name=&quot;unexpected&quot; weight=&quot;-2&quot;&gt;        &lt;section name=&quot;ANTHRAX&quot; weight=&quot;1&quot; /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1&quot;&gt;    &lt;/section&gt;    &lt;section name=&quot;onTime&quot; weight=&quot;7&quot; days=&quot;3&quot;&gt;    &lt;/section&gt;    &lt;section name=&quot;late&quot; weight=&quot;4&quot; days=&quot;7&quot;&gt;    &lt;/section&gt;    &lt;section name=&quot;veryLate&quot; weight=&quot;1&quot; days=&quot;3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45"&gt; <text:s text:c="5"/>&lt;section name="required" weight="14"&gt; <text:s text:c="7"/>&lt;score label="Patient Id" hl7Reference="PID-3" denominator="patient count" numerator="Patient submitter id" weight="10" /&gt; <text:s text:c="7"/>&lt;score label="First Name" hl7Reference="PID-5.2" denominator="patient count" numerator="Patient name first" weight="5" /&gt; <text:s text:c="7"/>&lt;score label="Last Name" hl7Reference="PID-5.1" denominator="patient count" numerator="Patient name last" weight="5" /&gt; <text:s text:c="7"/>&lt;score label="Possible Test Name" hl7Reference="" denominator="patient count" numerator="Patient name may be test name" weight="-5" /&gt; <text:s text:c="7"/>&lt;score label="Possible Baby Name" hl7Reference="" denominator="patient count" numerator="Patient name may be temporary newborn name" weight="-10" /&gt; <text:s text:c="7"/>&lt;score label="Birth Date" hl7Reference="PID-7" denominator="patient count" numerator="Patient birth date" weight="10" /&gt; <text:s text:c="7"/>&lt;score label="Sex" hl7Reference="PID-8" denominator="patient count" numerator="Patient gender" weight="5" /&gt; <text:s text:c="7"/>&lt;score label="Address" hl7Reference="PID-11" denominator="patient count" numerator="Patient address" weight="2"&gt; <text:s text:c="9"/>&lt;score label="Street" hl7Reference="PID-1" denominator="patient count" numerator="Patient address street" weight="5" /&gt; <text:s text:c="9"/>&lt;score label="City" hl7Reference="PID-3" denominator="patient count" numerator="Patient address city" weight="1" /&gt; <text:s text:c="9"/>&lt;score label="State" hl7Reference="PID-4" denominator="patient count" numerator="Patient address state" weight="1" /&gt; <text:s text:c="9"/>&lt;score label="Zip" hl7Reference="PID-5" denominator="patient count" numerator="Patient address zip" weight="1" /&gt; <text:s text:c="7"/>&lt;/score&gt; <text:s text:c="5"/>&lt;/section&gt; <text:s text:c="5"/>&lt;section name="expected" weight="4"&gt; <text:s text:c="7"/>&lt;score label="Middle Name" hl7Reference="PID-5.3" denominator="patient count" numerator="Patient middle name" weight="10" /&gt; <text:s text:c="7"/>&lt;score label="Phone" hl7Reference="PID-13" denominator="patient count" numerator="Patient phone" weight="10" /&gt; <text:s text:c="7"/>&lt;score label="Mother's Maiden" hl7Reference="PID-6" denominator="patient count" numerator="Patient mother's maiden name" weight="10" /&gt; <text:s text:c="5"/>&lt;/section&gt; <text:s text:c="5"/>&lt;section name="recommended" weight="2"&gt; <text:s text:c="7"/>&lt;score label="Ethnicity" hl7Reference="PID-22" denominator="patient count" numerator="Patient ethnicity" weight="10" /&gt; <text:s text:c="7"/>&lt;score label="Race" hl7Reference="PID-10" denominator="patient count" numerator="Patient race" weight="10" /&gt; <text:s text:c="7"/>&lt;score label="Responsible Party" hl7Reference="NK1" denominator="patient count" numerator="Patient guardian responsible party" weight="1"&gt; <text:s text:c="9"/>&lt;score label="First Name" hl7Reference="NK1-2.2" denominator="patient count" numerator="Patient guardian name first" weight="4" /&gt; <text:s text:c="9"/>&lt;score label="Last Name" hl7Reference="NK1-2.1" denominator="patient count" numerator="Patient guardian name last" weight="4" /&gt; <text:s text:c="9"/>&lt;score label="Same as Patient" hl7Reference="NK1-3" denominator="patient count" numerator="Patient guardian name is same as underage patient" weight="-8" /&gt; <text:s text:c="9"/>&lt;score label="Relationship" hl7Reference="NK1-3" denominator="patient count" numerator="Patient guardian relationship" weight="1" /&gt; <text:s text:c="7"/>&lt;/score&gt; <text:s text:c="5"/>&lt;/section&gt; <text:s text:c="5"/>&lt;section name="optional" weight="0"&gt; <text:s text:c="7"/>&lt;score label="Birth Indicator" hl7Reference="PID-24" denominator="patient count" numerator="Patient birth indicator" weight="0" /&gt; <text:s text:c="7"/>&lt;score label="Medicaid Id" hl7Reference="PID-3" denominator="patient count" numerator="Patient Medicaid number" weight="0" /&gt; <text:s text:c="7"/>&lt;score label="SSN" hl7Reference="PID-3" denominator="patient count" numerator="Patient SSN" weight="0" /&gt; <text:s text:c="7"/>&lt;score label="Alias" hl7Reference="PID-5" denominator="patient count" numerator="Patient alias" weight="0" /&gt; <text:s text:c="7"/>&lt;score label="Primary Language" hl7Reference="PID-15" denominator="patient count" numerator="Patient primary language" weight="0" /&gt; <text:s text:c="7"/>&lt;score label="Resp Party Address" hl7Reference="NK1-4" denominator="patient count" numerator="Patient guardian address" weight="0"&gt; <text:s text:c="9"/>&lt;score label="Street" hl7Reference="NK1-4.1" denominator="patient count" numerator="Patient guardian address street" weight="0" /&gt; <text:s text:c="9"/>&lt;score label="City" hl7Reference="NK1-4.2" denominator="patient count" numerator="Patient guardian address city" weight="0" /&gt; <text:s text:c="9"/>&lt;score label="State" hl7Reference="NK1-4.3" denominator="patient count" numerator="Patient guardian address state" weight="0" /&gt; <text:s text:c="9"/>&lt;score label="Zip" hl7Reference="NK1-4.4" denominator="patient count" numerator="Patient guardian address zip" weight="0" /&gt; <text:s text:c="7"/>&lt;/score&gt; <text:s text:c="7"/>&lt;score label="Resp Party Phone" hl7Reference="NK1-5" denominator="patient count" numerator="Patient guardian phone" weight="0" /&gt; <text:s text:c="7"/>&lt;score label="Address County" hl7Reference="PID-11.6" denominator="patient count" numerator="Patient address county" weight="0" /&gt; <text:s text:c="7"/>&lt;score label="Financial Class" hl7Reference="PV1-20" denominator="patient count" numerator="Patient VFC status" weight="0" /&gt; <text:s text:c="7"/>&lt;score label="Registry Status" hl7Reference="PD1-16" denominator="patient count" numerator="Patient registry status" weight="0" /&gt; <text:s text:c="7"/>&lt;score label="Primary Physician" hl7Reference="PD1-4" denominator="patient count" numerator="Patient primary physician id" weight="0"&gt; <text:s text:c="9"/>&lt;score label="Name" hl7Reference="" denominator="patient count" numerator="Patient primary physician name" weight="0" /&gt; <text:s text:c="7"/>&lt;/score&gt; <text:s text:c="7"/>&lt;score label="Primary Facility" hl7Reference="PD1-3" denominator="patient count" numerator="Patient primary facility id" weight="0"&gt; <text:s text:c="9"/>&lt;score label="Name" hl7Reference="" denominator="patient count" numerator="Patient primary facility name" weight="0" /&gt; <text:s text:c="7"/>&lt;/score&gt; <text:s text:c="7"/>&lt;score label="Patient Registry Id" hl7Reference="PID-3" denominator="patient count" numerator="Patient registry id" weight="0" /&gt; <text:s text:c="7"/>&lt;score label="Protection Indicator" hl7Reference="PD1-12" denominator="patient count" numerator="Patient protection indicator" weight="0" /&gt; <text:s text:c="7"/>&lt;score label="Publicity Indicator" hl7Reference="PD1-11" denominator="patient count" numerator="Patient publicity code" weight="0" /&gt; <text:s text:c="5"/>&lt;/section&gt; <text:s text:c="3"/>&lt;/section&gt; <text:s text:c="3"/>&lt;section name="vaccination" weight="45"&gt; <text:s text:c="5"/>&lt;section name="required" weight="14"&gt; <text:s text:c="7"/>&lt;score label="Vaccination Date" hl7Reference="RXA-3" denominator="vaccination count" numerator="Vaccination admin date" weight="40" /&gt; <text:s text:c="7"/>&lt;score label="Vaccination Code" hl7Reference="RXA-5" denominator="vaccination count" numerator="Vaccination admin code" weight="40"&gt; <text:s text:c="9"/>&lt;score label="Not Specific" hl7Reference="" denominator="vaccination admin count" numerator="Vaccination admin code is not specific" weight="-10" /&gt; <text:s text:c="9"/>&lt;score label="Not Vaccine" hl7Reference="" denominator="vaccination count" numerator="Vaccination admin code is not vaccine" weight="-40" /&gt; <text:s text:c="9"/>&lt;score label="Valued as Unknown" hl7Reference="" denominator="vaccination count" numerator="Vaccination admin code is valued as unknown" weight="-40" /&gt; <text:s text:c="7"/>&lt;/score&gt; <text:s text:c="7"/>&lt;score label="Information Source" hl7Reference="RXA-9" denominator="vaccination count" numerator="Vaccination information source" weight="40"&gt; <text:s text:c="9"/>&lt;score label="May be Historical" hl7Reference="" denominator="vaccination count" numerator="Vaccination information source is administered but appears to historical" <text:s text:c="11"/>weight="-10" /&gt; <text:s text:c="9"/>&lt;score label="May be Administered" hl7Reference="" denominator="vaccination count" numerator="Vaccination information source is historical but appears to be administered" <text:s text:c="11"/>weight="-10" /&gt; <text:s text:c="7"/>&lt;/score&gt; <text:s text:c="7"/>&lt;score label="VFC Status" hl7Reference="OBX-5" denominator="vaccination admin count" numerator="Vaccination financial eligibility code" weight="20" /&gt; <text:s text:c="5"/>&lt;/section&gt; <text:s text:c="5"/>&lt;section name="expected" weight="4"&gt; <text:s text:c="7"/>&lt;score label="CVX Code" hl7Reference="RXA-5" denominator="vaccination count" numerator="Vaccination CVX code" weight="20" /&gt; <text:s text:c="7"/>&lt;score label="Lot Number" hl7Reference="RXA-15" denominator="vaccination admin count" numerator="Vaccination lot number" weight="20" /&gt; <text:s text:c="7"/>&lt;score label="Manufacturer" hl7Reference="RXA-17" denominator="vaccination admin count" numerator="Vaccination manufacturer code" weight="20" /&gt; <text:s text:c="5"/>&lt;/section&gt; <text:s text:c="5"/>&lt;section name="recommended" weight="2"&gt; <text:s text:c="7"/>&lt;score label="Admin Amount" hl7Reference="RXA-6" denominator="vaccination admin count" numerator="Vaccination administered amount" weight="14"&gt; <text:s text:c="9"/>&lt;score label="Missing Units" hl7Reference="RXA-7" denominator="vaccination admin count" numerator="Vaccination administered unit is missing" weight="-3" /&gt; <text:s text:c="7"/>&lt;/score&gt; <text:s text:c="7"/>&lt;score label="Completion Status" hl7Reference="RXA-20" denominator="vaccination admin count" numerator="Vaccination completion status" weight="6" /&gt; <text:s text:c="5"/>&lt;/section&gt; <text:s text:c="5"/>&lt;section name="optional" weight="0"&gt; <text:s text:c="7"/>&lt;score label="Facility Id" hl7Reference="RXA-11" denominator="vaccination admin count" numerator="Vaccination facility id" weight="0" /&gt; <text:s text:c="7"/>&lt;score label="Given By Id" hl7Reference="RXA-10" denominator="vaccination admin count" numerator="Vaccination given by" weight="0" /&gt; <text:s text:c="7"/>&lt;score label="Action Code" hl7Reference="RXA-21" denominator="vaccination count" numerator="Vaccination action code" weight="0" /&gt; <text:s text:c="7"/>&lt;score label="Ordered By" hl7Reference="ORC-12" denominator="vaccination admin count" numerator="Vaccination ordered by" weight="0" /&gt; <text:s text:c="7"/>&lt;score label="Entered By" hl7Reference="ORC-10" denominator="vaccination count" numerator="Vaccination recorded by" weight="0" /&gt; <text:s text:c="7"/>&lt;score label="Refusal Reason" hl7Reference="RXA-18" denominator="vaccination count" numerator="Vaccination refusal reason" weight="0" /&gt; <text:s text:c="7"/>&lt;score label="Lot Expiration Date" hl7Reference="RXA-16" denominator="vaccination admin count" numerator="Vaccination lot expiration date" weight="0" /&gt; <text:s text:c="7"/>&lt;score label="CPT Code" hl7Reference="RXA-5" denominator="vaccination count" numerator="Vaccination CPT code" weight="0" /&gt; <text:s text:c="7"/>&lt;score label="System Entry Date" hl7Reference="RXA-22" denominator="vaccination count" numerator="Vaccination system entry time" weight="0"&gt; <text:s text:c="9"/>&lt;score label="In Future" hl7Reference="" denominator="vaccination count" numerator="Vaccination system entry time is in future" weight="-5" /&gt; <text:s text:c="7"/>&lt;/score&gt; <text:s text:c="7"/>&lt;score label="Vaccination Id" hl7Reference="ORC-3" denominator="vaccination count" numerator="Vaccination id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5"/>&lt;/section&gt; <text:s text:c="5"/>&lt;section name="recommended" weight="1"&gt; <text:s text:c="7"/>&lt;section name="HPV" weight="1" /&gt; <text:s text:c="7"/>&lt;section name="ROTAVIRUS" weight="1" /&gt; <text:s text:c="7"/>&lt;section name="Td" weight="1" /&gt; <text:s text:c="7"/>&lt;section name="HepA" weight="1" /&gt; <text:s text:c="5"/>&lt;/section&gt; <text:s text:c="5"/>&lt;section name="optional" weight="0"&gt; <text:s text:c="7"/>&lt;section name="RABIES" weight="0" /&gt; <text:s text:c="5"/>&lt;/section&gt; <text:s text:c="5"/>&lt;section name="unexpected" weight="-2"&gt; <text:s text:c="7"/>&lt;section name="ANTHRAX" weight="1" /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1"&gt; <text:s text:c="3"/>&lt;/section&gt; <text:s text:c="3"/>&lt;section name="onTime" weight="7" days="3"&gt; <text:s text:c="3"/>&lt;/section&gt; <text:s text:c="3"/>&lt;section name="late" weight="4" days="7"&gt; <text:s text:c="3"/>&lt;/section&gt; <text:s text:c="3"/>&lt;section name="veryLate" weight="1" days="3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1">
            <text:p>251</text:p>
          </table:table-cell>
          <table:table-cell table:formula="of:=&quot;INSERT INTO dqa_report_template(template_id, template_label, report_type_id, base_profile_id) VALUES(&quot;&amp;[.A2]&amp;&quot;, '&quot;&amp;[.B2]&amp;&quot;', &quot;&amp;[.C2]&amp;&quot;, &quot;&amp;[.E2]&amp;&quot;);&quot;" office:value-type="string" office:string-value="INSERT INTO dqa_report_template(template_id, template_label, report_type_id, base_profile_id) VALUES(1, 'CDC Vacc Admin', 1, 251);">
            <text:p>INSERT INTO dqa_report_template(template_id, template_label, report_type_id, base_profile_id) VALUES(1, 'CDC Vacc Admin', 1, 251);</text:p>
          </table:table-cell>
          <table:table-cell table:formula="of:=&quot;INSERT INTO dqa_report_template(template_id, template_label, report_type_id, report_definition, base_profile_id) VALUES(&quot;&amp;[.A2]&amp;&quot;, '&quot;&amp;[.B2]&amp;&quot;', &quot;&amp;[.C2]&amp;&quot;, '&quot;&amp;SUBSTITUTE([.K2]; &quot;'&quot;; &quot;''&quot;)&amp;&quot;', &quot;&amp;[.E2]&amp;&quot;);&quot;" office:value-type="string" office:string-value="INSERT INTO dqa_report_template(template_id, template_label, report_type_id, report_definition, base_profile_id) VALUES(1, 'CDC Vacc Admin', 1, '&lt;dqa-scoring&gt;&#10;  &lt;section name=&quot;completeness&quot; weight=&quot;50&quot;&gt;&#10;    &lt;section name=&quot;patient&quot; weight=&quot;45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5&quot; /&gt;&#10;        &lt;score label=&quot;Last Name&quot; hl7Reference=&quot;PID-5.1&quot; denominator=&quot;patient count&quot; numerator=&quot;Patient name last&quot; weight=&quot;5&quot; /&gt;&#10;        &lt;score label=&quot;Possible Test Name&quot; hl7Reference=&quot;&quot; denominator=&quot;patient count&quot; numerator=&quot;Patient name may be test name&quot; weight=&quot;-5&quot; /&gt;&#10;        &lt;score label=&quot;Possible Baby Name&quot; hl7Reference=&quot;&quot; denominator=&quot;patient count&quot; numerator=&quot;Patient name may be temporary newborn name&quot; weight=&quot;-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Phone&quot; hl7Reference=&quot;PID-13&quot; denominator=&quot;patient count&quot; numerator=&quot;Patient phone&quot; weight=&quot;10&quot; /&gt;&#10;        &lt;score label=&quot;Mother''s Maiden&quot; hl7Reference=&quot;PID-6&quot; denominator=&quot;patient count&quot; numerator=&quot;Patient mother''s maiden name&quot; weight=&quot;10&quot; /&gt;&#10;      &lt;/section&gt;&#10;      &lt;section name=&quot;recommended&quot; weight=&quot;2&quot;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optional&quot; weight=&quot;0&quot;&gt;&#10;        &lt;score label=&quot;Birth Indicator&quot; hl7Reference=&quot;PID-24&quot; denominator=&quot;patient count&quot; numerator=&quot;Patient birth indicator&quot; weight=&quot;0&quot; /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45&quot;&gt;&#10;      &lt;section name=&quot;required&quot; weight=&quot;14&quot;&gt;&#10;        &lt;score label=&quot;Vaccination Date&quot; hl7Reference=&quot;RXA-3&quot; denominator=&quot;vaccination count&quot; numerator=&quot;Vaccination admin date&quot; weight=&quot;40&quot; /&gt;&#10;        &lt;score label=&quot;Vaccination Code&quot; hl7Reference=&quot;RXA-5&quot; denominator=&quot;vaccination count&quot; numerator=&quot;Vaccination admin code&quot; weight=&quot;40&quot;&gt;&#10;          &lt;score label=&quot;Not Specific&quot; hl7Reference=&quot;&quot; denominator=&quot;vaccination admin count&quot; numerator=&quot;Vaccination admin code is not specific&quot; weight=&quot;-10&quot; /&gt;&#10;          &lt;score label=&quot;Not Vaccine&quot; hl7Reference=&quot;&quot; denominator=&quot;vaccination count&quot; numerator=&quot;Vaccination admin code is not vaccine&quot; weight=&quot;-40&quot; /&gt;&#10;          &lt;score label=&quot;Valued as Unknown&quot; hl7Reference=&quot;&quot; denominator=&quot;vaccination count&quot; numerator=&quot;Vaccination admin code is valued as unknown&quot; weight=&quot;-40&quot; /&gt;&#10;        &lt;/score&gt;&#10;        &lt;score label=&quot;Information Source&quot; hl7Reference=&quot;RXA-9&quot; denominator=&quot;vaccination count&quot; numerator=&quot;Vaccination information source&quot; weight=&quot;40&quot;&gt;&#10;          &lt;score label=&quot;May be Historical&quot; hl7Reference=&quot;&quot; denominator=&quot;vaccination count&quot; numerator=&quot;Vaccination information source is administered but appears to historical&quot;&#10;            weight=&quot;-10&quot; /&gt;&#10;          &lt;score label=&quot;May be Administered&quot; hl7Reference=&quot;&quot; denominator=&quot;vaccination count&quot; numerator=&quot;Vaccination information source is historical but appears to be administered&quot;&#10;            weight=&quot;-10&quot; /&gt;&#10;        &lt;/score&gt;&#10;        &lt;score label=&quot;VFC Status&quot; hl7Reference=&quot;OBX-5&quot; denominator=&quot;vaccination admin count&quot; numerator=&quot;Vaccination financial eligibility code&quot; weight=&quot;20&quot; /&gt;&#10;      &lt;/section&gt;&#10;      &lt;section name=&quot;expected&quot; weight=&quot;4&quot;&gt;&#10;        &lt;score label=&quot;CVX Code&quot; hl7Reference=&quot;RXA-5&quot; denominator=&quot;vaccination count&quot; numerator=&quot;Vaccination CVX code&quot; weight=&quot;20&quot; /&gt;&#10;        &lt;score label=&quot;Lot Number&quot; hl7Reference=&quot;RXA-15&quot; denominator=&quot;vaccination admin count&quot; numerator=&quot;Vaccination lot number&quot; weight=&quot;20&quot; /&gt;&#10;        &lt;score label=&quot;Manufacturer&quot; hl7Reference=&quot;RXA-17&quot; denominator=&quot;vaccination admin count&quot; numerator=&quot;Vaccination manufacturer code&quot; weight=&quot;20&quot; /&gt;&#10;      &lt;/section&gt;&#10;      &lt;section name=&quot;recommended&quot; weight=&quot;2&quot;&gt;&#10;        &lt;score label=&quot;Admin Amount&quot; hl7Reference=&quot;RXA-6&quot; denominator=&quot;vaccination admin count&quot; numerator=&quot;Vaccination administered amount&quot; weight=&quot;14&quot;&gt;&#10;          &lt;score label=&quot;Missing Units&quot; hl7Reference=&quot;RXA-7&quot; denominator=&quot;vaccination admin count&quot; numerator=&quot;Vaccination administered unit is missing&quot; weight=&quot;-3&quot; /&gt;&#10;        &lt;/score&gt;&#10;        &lt;score label=&quot;Completion Status&quot; hl7Reference=&quot;RXA-20&quot; denominator=&quot;vaccination admin count&quot; numerator=&quot;Vaccination completion status&quot; weight=&quot;6&quot; /&gt;&#10;      &lt;/section&gt;&#10;      &lt;section name=&quot;optional&quot; weight=&quot;0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Action Code&quot; hl7Reference=&quot;RXA-21&quot; denominator=&quot;vaccination count&quot; numerator=&quot;Vaccination action code&quot; weight=&quot;0&quot; /&gt;&#10;        &lt;score label=&quot;Ordered By&quot; hl7Reference=&quot;ORC-12&quot; denominator=&quot;vaccination admin count&quot; numerator=&quot;Vaccination ordered by&quot; weight=&quot;0&quot; /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 weight=&quot;0&quot; /&gt;&#10;        &lt;score label=&quot;CPT Code&quot; hl7Reference=&quot;RXA-5&quot; denominator=&quot;vaccination count&quot; numerator=&quot;Vaccination CPT code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 weight=&quot;-5&quot; /&gt;&#10;        &lt;/score&gt;&#10;        &lt;score label=&quot;Vaccination Id&quot; hl7Reference=&quot;ORC-3&quot; denominator=&quot;vaccination count&quot; numerator=&quot;Vaccination id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', 251);">
            <text:p>INSERT INTO dqa_report_template(template_id, template_label, report_type_id, report_definition, base_profile_id) VALUES(1, 'CDC Vacc Admin', 1, '&lt;dqa-scoring&gt;<text:line-break/> <text:s/>&lt;section name="completeness" weight="50"&gt;<text:line-break/> <text:s text:c="3"/>&lt;section name="patient" weight="45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5" /&gt;<text:line-break/> <text:s text:c="7"/>&lt;score label="Last Name" hl7Reference="PID-5.1" denominator="patient count" numerator="Patient name last" weight="5" /&gt;<text:line-break/> <text:s text:c="7"/>&lt;score label="Possible Test Name" hl7Reference="" denominator="patient count" numerator="Patient name may be test name" weight="-5" /&gt;<text:line-break/> <text:s text:c="7"/>&lt;score label="Possible Baby Name" hl7Reference="" denominator="patient count" numerator="Patient name may be temporary newborn name" weight="-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Phone" hl7Reference="PID-13" denominator="patient count" numerator="Patient phone" weight="10" /&gt;<text:line-break/> <text:s text:c="7"/>&lt;score label="Mother''s Maiden" hl7Reference="PID-6" denominator="patient count" numerator="Patient mother''s maiden name" weight="10" /&gt;<text:line-break/> <text:s text:c="5"/>&lt;/section&gt;<text:line-break/> <text:s text:c="5"/>&lt;section name="recommended" weight="2"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 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optional" weight="0"&gt;<text:line-break/> <text:s text:c="7"/>&lt;score label="Birth Indicator" hl7Reference="PID-24" denominator="patient count" numerator="Patient birth indicator" weight="0" /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45"&gt;<text:line-break/> <text:s text:c="5"/>&lt;section name="required" weight="14"&gt;<text:line-break/> <text:s text:c="7"/>&lt;score label="Vaccination Date" hl7Reference="RXA-3" denominator="vaccination count" numerator="Vaccination admin date" weight="40" /&gt;<text:line-break/> <text:s text:c="7"/>&lt;score label="Vaccination Code" hl7Reference="RXA-5" denominator="vaccination count" numerator="Vaccination admin code" weight="40"&gt;<text:line-break/> <text:s text:c="9"/>&lt;score label="Not Specific" hl7Reference="" denominator="vaccination admin count" numerator="Vaccination admin code is not specific" weight="-10" /&gt;<text:line-break/> <text:s text:c="9"/>&lt;score label="Not Vaccine" hl7Reference="" denominator="vaccination count" numerator="Vaccination admin code is not vaccine" weight="-40" /&gt;<text:line-break/> <text:s text:c="9"/>&lt;score label="Valued as Unknown" hl7Reference="" denominator="vaccination count" numerator="Vaccination admin code is valued as unknown" weight="-40" /&gt;<text:line-break/> <text:s text:c="7"/>&lt;/score&gt;<text:line-break/> <text:s text:c="7"/>&lt;score label="Information Source" hl7Reference="RXA-9" denominator="vaccination count" numerator="Vaccination information source" weight="40"&gt;<text:line-break/> <text:s text:c="9"/>&lt;score label="May be Historical" hl7Reference="" denominator="vaccination count" numerator="Vaccination information source is administered but appears to historical"<text:line-break/> <text:s text:c="11"/>weight="-10" /&gt;<text:line-break/> <text:s text:c="9"/>&lt;score label="May be Administered" hl7Reference="" denominator="vaccination count" numerator="Vaccination information source is historical but appears to be administered"<text:line-break/> <text:s text:c="11"/>weight="-10" /&gt;<text:line-break/> <text:s text:c="7"/>&lt;/score&gt;<text:line-break/> <text:s text:c="7"/>&lt;score label="VFC Status" hl7Reference="OBX-5" denominator="vaccination admin count" numerator="Vaccination financial eligibility code" weight="20" /&gt;<text:line-break/> <text:s text:c="5"/>&lt;/section&gt;<text:line-break/> <text:s text:c="5"/>&lt;section name="expected" weight="4"&gt;<text:line-break/> <text:s text:c="7"/>&lt;score label="CVX Code" hl7Reference="RXA-5" denominator="vaccination count" numerator="Vaccination CVX code" weight="20" /&gt;<text:line-break/> <text:s text:c="7"/>&lt;score label="Lot Number" hl7Reference="RXA-15" denominator="vaccination admin count" numerator="Vaccination lot number" weight="20" /&gt;<text:line-break/> <text:s text:c="7"/>&lt;score label="Manufacturer" hl7Reference="RXA-17" denominator="vaccination admin count" numerator="Vaccination manufacturer code" weight="20" /&gt;<text:line-break/> <text:s text:c="5"/>&lt;/section&gt;<text:line-break/> <text:s text:c="5"/>&lt;section name="recommended" weight="2"&gt;<text:line-break/> <text:s text:c="7"/>&lt;score label="Admin Amount" hl7Reference="RXA-6" denominator="vaccination admin count" numerator="Vaccination administered amount" weight="14"&gt;<text:line-break/> <text:s text:c="9"/>&lt;score label="Missing Units" hl7Reference="RXA-7" denominator="vaccination admin count" numerator="Vaccination administered unit is missing" weight="-3" /&gt;<text:line-break/> <text:s text:c="7"/>&lt;/score&gt;<text:line-break/> <text:s text:c="7"/>&lt;score label="Completion Status" hl7Reference="RXA-20" denominator="vaccination admin count" numerator="Vaccination completion status" weight="6" /&gt;<text:line-break/> <text:s text:c="5"/>&lt;/section&gt;<text:line-break/> <text:s text:c="5"/>&lt;section name="optional" weight="0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Action Code" hl7Reference="RXA-21" denominator="vaccination count" numerator="Vaccination action code" weight="0" /&gt;<text:line-break/> <text:s text:c="7"/>&lt;score label="Ordered By" hl7Reference="ORC-12" denominator="vaccination admin count" numerator="Vaccination ordered by" weight="0" /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 weight="0" /&gt;<text:line-break/> <text:s text:c="7"/>&lt;score label="CPT Code" hl7Reference="RXA-5" denominator="vaccination count" numerator="Vaccination CPT code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 weight="-5" /&gt;<text:line-break/> <text:s text:c="7"/>&lt;/score&gt;<text:line-break/> <text:s text:c="7"/>&lt;score label="Vaccination Id" hl7Reference="ORC-3" denominator="vaccination count" numerator="Vaccination id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1);</text:p>
          </table:table-cell>
          <table:table-cell table:number-columns-repeated="3"/>
          <table:table-cell table:style-name="ce3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PID-5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PID-5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hl7Reference</text:span><text:span text:style-name="T3">=</text:span><text:span text:style-name="T6">"PID-7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hl7Reference</text:span><text:span text:style-name="T3">=</text:span><text:span text:style-name="T6">"PID-8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hl7Reference</text:span><text:span text:style-name="T3">=</text:span><text:span text:style-name="T6">"PID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PID-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PID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hl7Reference</text:span><text:span text:style-name="T3">=</text:span><text:span text:style-name="T6">"PID-5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hl7Reference</text:span><text:span text:style-name="T3">=</text:span><text:span text:style-name="T6">"PID-1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hl7Reference</text:span><text:span text:style-name="T3">=</text:span><text:span text:style-name="T6">"PID-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hl7Reference</text:span><text:span text:style-name="T3">=</text:span><text:span text:style-name="T6">"PID-2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hl7Reference</text:span><text:span text:style-name="T3">=</text:span><text:span text:style-name="T6">"PID-1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hl7Reference</text:span><text:span text:style-name="T3">=</text:span><text:span text:style-name="T6">"NK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NK1-2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NK1-2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hl7Reference</text:span><text:span text:style-name="T3">=</text:span><text:span text:style-name="T6">"PID-2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hl7Reference</text:span><text:span text:style-name="T3">=</text:span><text:span text:style-name="T6">"PID-1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hl7Reference</text:span><text:span text:style-name="T3">=</text:span><text:span text:style-name="T6">"NK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NK1-4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NK1-4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NK1-4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NK1-4.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hl7Reference</text:span><text:span text:style-name="T3">=</text:span><text:span text:style-name="T6">"NK1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hl7Reference</text:span><text:span text:style-name="T3">=</text:span><text:span text:style-name="T6">"PID-11.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hl7Reference</text:span><text:span text:style-name="T3">=</text:span><text:span text:style-name="T6">"PV1-2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hl7Reference</text:span><text:span text:style-name="T3">=</text:span><text:span text:style-name="T6">"PD1-1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hl7Reference</text:span><text:span text:style-name="T3">=</text:span><text:span text:style-name="T6">"PD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hl7Reference</text:span><text:span text:style-name="T3">=</text:span><text:span text:style-name="T6">"PD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hl7Reference</text:span><text:span text:style-name="T3">=</text:span><text:span text:style-name="T6">"PD1-1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hl7Reference</text:span><text:span text:style-name="T3">=</text:span><text:span text:style-name="T6">"PD1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hl7Reference</text:span><text:span text:style-name="T3">=</text:span><text:span text:style-name="T6">"RXA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hl7Reference</text:span><text:span text:style-name="T3">=</text:span><text:span text:style-name="T6">"RXA-9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FC Status"</text:span><text:span text:style-name="T4"> </text:span><text:span text:style-name="T5">hl7Reference</text:span><text:span text:style-name="T3">=</text:span><text:span text:style-name="T6">"OBX-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inancial eligibility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hl7Reference</text:span><text:span text:style-name="T3">=</text:span><text:span text:style-name="T6">"RXA-1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hl7Reference</text:span><text:span text:style-name="T3">=</text:span><text:span text:style-name="T6">"RXA-1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hl7Reference</text:span><text:span text:style-name="T3">=</text:span><text:span text:style-name="T6">"RXA-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hl7Reference</text:span><text:span text:style-name="T3">=</text:span><text:span text:style-name="T6">"RXA-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3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hl7Reference</text:span><text:span text:style-name="T3">=</text:span><text:span text:style-name="T6">"RXA-2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6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hl7Reference</text:span><text:span text:style-name="T3">=</text:span><text:span text:style-name="T6">"RXA-11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hl7Reference</text:span><text:span text:style-name="T3">=</text:span><text:span text:style-name="T6">"RXA-1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hl7Reference</text:span><text:span text:style-name="T3">=</text:span><text:span text:style-name="T6">"RXA-21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hl7Reference</text:span><text:span text:style-name="T3">=</text:span><text:span text:style-name="T6">"ORC-12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hl7Reference</text:span><text:span text:style-name="T3">=</text:span><text:span text:style-name="T6">"ORC-10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hl7Reference</text:span><text:span text:style-name="T3">=</text:span><text:span text:style-name="T6">"RXA-18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hl7Reference</text:span><text:span text:style-name="T3">=</text:span><text:span text:style-name="T6">"RXA-1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hl7Reference</text:span><text:span text:style-name="T3">=</text:span><text:span text:style-name="T6">"RXA-22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hl7Reference</text:span><text:span text:style-name="T3">=</text:span><text:span text:style-name="T6">"ORC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P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OTAVIRUS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ABIE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ANTHRAX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1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4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1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DC Vacc Inventory</text:p>
          </table:table-cell>
          <table:table-cell office:value-type="float" office:value="2">
            <text:p>2</text:p>
          </table:table-cell>
          <table:table-cell table:style-name="ce2" table:formula="of:=SUBSTITUTE([.K3];CHAR(10);&quot;&quot;)" office:value-type="string" office:string-value="&lt;dqa-scoring&gt;  &lt;section name=&quot;completeness&quot; weight=&quot;50&quot;&gt;    &lt;section name=&quot;patient&quot; weight=&quot;45&quot;&gt;      &lt;section name=&quot;required&quot; weight=&quot;14&quot;&gt;        &lt;score label=&quot;Patient Id&quot; hl7Reference=&quot;PID-3&quot; denominator=&quot;patient count&quot; numerator=&quot;Patient submitter id&quot; weight=&quot;10&quot; /&gt;        &lt;score label=&quot;First Name&quot; hl7Reference=&quot;PID-5.2&quot; denominator=&quot;patient count&quot; numerator=&quot;Patient name first&quot; weight=&quot;5&quot; /&gt;        &lt;score label=&quot;Last Name&quot; hl7Reference=&quot;PID-5.1&quot; denominator=&quot;patient count&quot; numerator=&quot;Patient name last&quot; weight=&quot;5&quot; /&gt;        &lt;score label=&quot;Possible Test Name&quot; hl7Reference=&quot;&quot; denominator=&quot;patient count&quot; numerator=&quot;Patient name may be test name&quot; weight=&quot;-5&quot; /&gt;        &lt;score label=&quot;Possible Baby Name&quot; hl7Reference=&quot;&quot; denominator=&quot;patient count&quot; numerator=&quot;Patient name may be temporary newborn name&quot; weight=&quot;-10&quot; /&gt;        &lt;score label=&quot;Birth Date&quot; hl7Reference=&quot;PID-7&quot; denominator=&quot;patient count&quot; numerator=&quot;Patient birth date&quot; weight=&quot;10&quot; /&gt;        &lt;score label=&quot;Sex&quot; hl7Reference=&quot;PID-8&quot; denominator=&quot;patient count&quot; numerator=&quot;Patient gender&quot; weight=&quot;5&quot; /&gt;        &lt;score label=&quot;Address&quot; hl7Reference=&quot;PID-11&quot; denominator=&quot;patient count&quot; numerator=&quot;Patient address&quot; weight=&quot;2&quot;&gt;          &lt;score label=&quot;Street&quot; hl7Reference=&quot;PID-1&quot; denominator=&quot;patient count&quot; numerator=&quot;Patient address street&quot; weight=&quot;5&quot; /&gt;          &lt;score label=&quot;City&quot; hl7Reference=&quot;PID-3&quot; denominator=&quot;patient count&quot; numerator=&quot;Patient address city&quot; weight=&quot;1&quot; /&gt;          &lt;score label=&quot;State&quot; hl7Reference=&quot;PID-4&quot; denominator=&quot;patient count&quot; numerator=&quot;Patient address state&quot; weight=&quot;1&quot; /&gt;          &lt;score label=&quot;Zip&quot; hl7Reference=&quot;PID-5&quot; denominator=&quot;patient count&quot; numerator=&quot;Patient address zip&quot; weight=&quot;1&quot; /&gt;        &lt;/score&gt;      &lt;/section&gt;      &lt;section name=&quot;expected&quot; weight=&quot;4&quot;&gt;        &lt;score label=&quot;Middle Name&quot; hl7Reference=&quot;PID-5.3&quot; denominator=&quot;patient count&quot; numerator=&quot;Patient middle name&quot; weight=&quot;10&quot; /&gt;        &lt;score label=&quot;Phone&quot; hl7Reference=&quot;PID-13&quot; denominator=&quot;patient count&quot; numerator=&quot;Patient phone&quot; weight=&quot;10&quot; /&gt;        &lt;score label=&quot;Mother's Maiden&quot; hl7Reference=&quot;PID-6&quot; denominator=&quot;patient count&quot; numerator=&quot;Patient mother's maiden name&quot; weight=&quot;10&quot; /&gt;      &lt;/section&gt;      &lt;section name=&quot;recommended&quot; weight=&quot;2&quot;&gt;        &lt;score label=&quot;Ethnicity&quot; hl7Reference=&quot;PID-22&quot; denominator=&quot;patient count&quot; numerator=&quot;Patient ethnicity&quot; weight=&quot;10&quot; /&gt;        &lt;score label=&quot;Race&quot; hl7Reference=&quot;PID-10&quot; denominator=&quot;patient count&quot; numerator=&quot;Patient race&quot; weight=&quot;10&quot; /&gt;        &lt;score label=&quot;Responsible Party&quot; hl7Reference=&quot;NK1&quot; denominator=&quot;patient count&quot; numerator=&quot;Patient guardian responsible party&quot; weight=&quot;1&quot;&gt;          &lt;score label=&quot;First Name&quot; hl7Reference=&quot;NK1-2.2&quot; denominator=&quot;patient count&quot; numerator=&quot;Patient guardian name first&quot; weight=&quot;4&quot; /&gt;          &lt;score label=&quot;Last Name&quot; hl7Reference=&quot;NK1-2.1&quot; denominator=&quot;patient count&quot; numerator=&quot;Patient guardian name last&quot; weight=&quot;4&quot; /&gt;          &lt;score label=&quot;Same as Patient&quot; hl7Reference=&quot;NK1-3&quot; denominator=&quot;patient count&quot; numerator=&quot;Patient guardian name is same as underage patient&quot; weight=&quot;-8&quot; /&gt;          &lt;score label=&quot;Relationship&quot; hl7Reference=&quot;NK1-3&quot; denominator=&quot;patient count&quot; numerator=&quot;Patient guardian relationship&quot; weight=&quot;1&quot; /&gt;        &lt;/score&gt;      &lt;/section&gt;      &lt;section name=&quot;optional&quot; weight=&quot;0&quot;&gt;        &lt;score label=&quot;Birth Indicator&quot; hl7Reference=&quot;PID-24&quot; denominator=&quot;patient count&quot; numerator=&quot;Patient birth indicator&quot; weight=&quot;0&quot; /&gt;        &lt;score label=&quot;Medicaid Id&quot; hl7Reference=&quot;PID-3&quot; denominator=&quot;patient count&quot; numerator=&quot;Patient Medicaid number&quot; weight=&quot;0&quot; /&gt;        &lt;score label=&quot;SSN&quot; hl7Reference=&quot;PID-3&quot; denominator=&quot;patient count&quot; numerator=&quot;Patient SSN&quot; weight=&quot;0&quot; /&gt;        &lt;score label=&quot;Alias&quot; hl7Reference=&quot;PID-5&quot; denominator=&quot;patient count&quot; numerator=&quot;Patient alias&quot; weight=&quot;0&quot; /&gt;        &lt;score label=&quot;Primary Language&quot; hl7Reference=&quot;PID-15&quot; denominator=&quot;patient count&quot; numerator=&quot;Patient primary language&quot; weight=&quot;0&quot; /&gt;        &lt;score label=&quot;Resp Party Address&quot; hl7Reference=&quot;NK1-4&quot; denominator=&quot;patient count&quot; numerator=&quot;Patient guardian address&quot; weight=&quot;0&quot;&gt;          &lt;score label=&quot;Street&quot; hl7Reference=&quot;NK1-4.1&quot; denominator=&quot;patient count&quot; numerator=&quot;Patient guardian address street&quot; weight=&quot;0&quot; /&gt;          &lt;score label=&quot;City&quot; hl7Reference=&quot;NK1-4.2&quot; denominator=&quot;patient count&quot; numerator=&quot;Patient guardian address city&quot; weight=&quot;0&quot; /&gt;          &lt;score label=&quot;State&quot; hl7Reference=&quot;NK1-4.3&quot; denominator=&quot;patient count&quot; numerator=&quot;Patient guardian address state&quot; weight=&quot;0&quot; /&gt;          &lt;score label=&quot;Zip&quot; hl7Reference=&quot;NK1-4.4&quot; denominator=&quot;patient count&quot; numerator=&quot;Patient guardian address zip&quot; weight=&quot;0&quot; /&gt;        &lt;/score&gt;        &lt;score label=&quot;Resp Party Phone&quot; hl7Reference=&quot;NK1-5&quot; denominator=&quot;patient count&quot; numerator=&quot;Patient guardian phone&quot; weight=&quot;0&quot; /&gt;        &lt;score label=&quot;Address County&quot; hl7Reference=&quot;PID-11.6&quot; denominator=&quot;patient count&quot; numerator=&quot;Patient address county&quot; weight=&quot;0&quot; /&gt;        &lt;score label=&quot;Financial Class&quot; hl7Reference=&quot;PV1-20&quot; denominator=&quot;patient count&quot; numerator=&quot;Patient VFC status&quot; weight=&quot;0&quot; /&gt;        &lt;score label=&quot;Registry Status&quot; hl7Reference=&quot;PD1-16&quot; denominator=&quot;patient count&quot; numerator=&quot;Patient registry status&quot; weight=&quot;0&quot; /&gt;        &lt;score label=&quot;Primary Physician&quot; hl7Reference=&quot;PD1-4&quot; denominator=&quot;patient count&quot; numerator=&quot;Patient primary physician id&quot; weight=&quot;0&quot;&gt;          &lt;score label=&quot;Name&quot; hl7Reference=&quot;&quot; denominator=&quot;patient count&quot; numerator=&quot;Patient primary physician name&quot; weight=&quot;0&quot; /&gt;        &lt;/score&gt;        &lt;score label=&quot;Primary Facility&quot; hl7Reference=&quot;PD1-3&quot; denominator=&quot;patient count&quot; numerator=&quot;Patient primary facility id&quot; weight=&quot;0&quot;&gt;          &lt;score label=&quot;Name&quot; hl7Reference=&quot;&quot; denominator=&quot;patient count&quot; numerator=&quot;Patient primary facility name&quot; weight=&quot;0&quot; /&gt;        &lt;/score&gt;        &lt;score label=&quot;Patient Registry Id&quot; hl7Reference=&quot;PID-3&quot; denominator=&quot;patient count&quot; numerator=&quot;Patient registry id&quot; weight=&quot;0&quot; /&gt;        &lt;score label=&quot;Protection Indicator&quot; hl7Reference=&quot;PD1-12&quot; denominator=&quot;patient count&quot; numerator=&quot;Patient protection indicator&quot; weight=&quot;0&quot; /&gt;        &lt;score label=&quot;Publicity Indicator&quot; hl7Reference=&quot;PD1-11&quot; denominator=&quot;patient count&quot; numerator=&quot;Patient publicity code&quot; weight=&quot;0&quot; /&gt;      &lt;/section&gt;    &lt;/section&gt;    &lt;section name=&quot;vaccination&quot; weight=&quot;45&quot;&gt;      &lt;section name=&quot;required&quot; weight=&quot;14&quot;&gt;        &lt;score label=&quot;Vaccination Date&quot; hl7Reference=&quot;RXA-3&quot; denominator=&quot;vaccination count&quot; numerator=&quot;Vaccination admin date&quot; weight=&quot;40&quot; /&gt;        &lt;score label=&quot;Vaccination Code&quot; hl7Reference=&quot;RXA-5&quot; denominator=&quot;vaccination count&quot; numerator=&quot;Vaccination admin code&quot; weight=&quot;40&quot;&gt;          &lt;score label=&quot;Not Specific&quot; hl7Reference=&quot;&quot; denominator=&quot;vaccination admin count&quot; numerator=&quot;Vaccination admin code is not specific&quot; weight=&quot;-10&quot; /&gt;          &lt;score label=&quot;Not Vaccine&quot; hl7Reference=&quot;&quot; denominator=&quot;vaccination count&quot; numerator=&quot;Vaccination admin code is not vaccine&quot; weight=&quot;-40&quot; /&gt;          &lt;score label=&quot;Valued as Unknown&quot; hl7Reference=&quot;&quot; denominator=&quot;vaccination count&quot; numerator=&quot;Vaccination admin code is valued as unknown&quot; weight=&quot;-40&quot; /&gt;        &lt;/score&gt;        &lt;score label=&quot;Information Source&quot; hl7Reference=&quot;RXA-9&quot; denominator=&quot;vaccination count&quot; numerator=&quot;Vaccination information source&quot; weight=&quot;40&quot;&gt;          &lt;score label=&quot;May be Historical&quot; hl7Reference=&quot;&quot; denominator=&quot;vaccination count&quot; numerator=&quot;Vaccination information source is administered but appears to historical&quot;            weight=&quot;-10&quot; /&gt;          &lt;score label=&quot;May be Administered&quot; hl7Reference=&quot;&quot; denominator=&quot;vaccination count&quot; numerator=&quot;Vaccination information source is historical but appears to be administered&quot;            weight=&quot;-10&quot; /&gt;        &lt;/score&gt;        &lt;score label=&quot;VFC Status&quot; hl7Reference=&quot;OBX-5&quot; denominator=&quot;vaccination admin count&quot; numerator=&quot;Vaccination financial eligibility code&quot; weight=&quot;20&quot; /&gt;      &lt;/section&gt;      &lt;section name=&quot;expected&quot; weight=&quot;4&quot;&gt;        &lt;score label=&quot;CVX Code&quot; hl7Reference=&quot;RXA-5&quot; denominator=&quot;vaccination count&quot; numerator=&quot;Vaccination CVX code&quot; weight=&quot;20&quot; /&gt;        &lt;score label=&quot;Lot Number&quot; hl7Reference=&quot;RXA-15&quot; denominator=&quot;vaccination admin count&quot; numerator=&quot;Vaccination lot number&quot; weight=&quot;20&quot; /&gt;        &lt;score label=&quot;Manufacturer&quot; hl7Reference=&quot;RXA-17&quot; denominator=&quot;vaccination admin count&quot; numerator=&quot;Vaccination manufacturer code&quot; weight=&quot;20&quot; /&gt;      &lt;/section&gt;      &lt;section name=&quot;recommended&quot; weight=&quot;2&quot;&gt;        &lt;score label=&quot;Admin Amount&quot; hl7Reference=&quot;RXA-6&quot; denominator=&quot;vaccination admin count&quot; numerator=&quot;Vaccination administered amount&quot; weight=&quot;14&quot;&gt;          &lt;score label=&quot;Missing Units&quot; hl7Reference=&quot;RXA-7&quot; denominator=&quot;vaccination admin count&quot; numerator=&quot;Vaccination administered unit is missing&quot; weight=&quot;-3&quot; /&gt;        &lt;/score&gt;        &lt;score label=&quot;Completion Status&quot; hl7Reference=&quot;RXA-20&quot; denominator=&quot;vaccination admin count&quot; numerator=&quot;Vaccination completion status&quot; weight=&quot;6&quot; /&gt;      &lt;/section&gt;      &lt;section name=&quot;optional&quot; weight=&quot;0&quot;&gt;        &lt;score label=&quot;Facility Id&quot; hl7Reference=&quot;RXA-11&quot; denominator=&quot;vaccination admin count&quot; numerator=&quot;Vaccination facility id&quot; weight=&quot;0&quot; /&gt;        &lt;score label=&quot;Given By Id&quot; hl7Reference=&quot;RXA-10&quot; denominator=&quot;vaccination admin count&quot; numerator=&quot;Vaccination given by&quot; weight=&quot;0&quot; /&gt;        &lt;score label=&quot;Action Code&quot; hl7Reference=&quot;RXA-21&quot; denominator=&quot;vaccination count&quot; numerator=&quot;Vaccination action code&quot; weight=&quot;0&quot; /&gt;        &lt;score label=&quot;Ordered By&quot; hl7Reference=&quot;ORC-12&quot; denominator=&quot;vaccination admin count&quot; numerator=&quot;Vaccination ordered by&quot; weight=&quot;0&quot; /&gt;        &lt;score label=&quot;Entered By&quot; hl7Reference=&quot;ORC-10&quot; denominator=&quot;vaccination count&quot; numerator=&quot;Vaccination recorded by&quot; weight=&quot;0&quot; /&gt;        &lt;score label=&quot;Refusal Reason&quot; hl7Reference=&quot;RXA-18&quot; denominator=&quot;vaccination count&quot; numerator=&quot;Vaccination refusal reason&quot; weight=&quot;0&quot; /&gt;        &lt;score label=&quot;Lot Expiration Date&quot; hl7Reference=&quot;RXA-16&quot; denominator=&quot;vaccination admin count&quot; numerator=&quot;Vaccination lot expiration date&quot; weight=&quot;0&quot; /&gt;        &lt;score label=&quot;CPT Code&quot; hl7Reference=&quot;RXA-5&quot; denominator=&quot;vaccination count&quot; numerator=&quot;Vaccination CPT code&quot; weight=&quot;0&quot; /&gt;        &lt;score label=&quot;System Entry Date&quot; hl7Reference=&quot;RXA-22&quot; denominator=&quot;vaccination count&quot; numerator=&quot;Vaccination system entry time&quot; weight=&quot;0&quot;&gt;          &lt;score label=&quot;In Future&quot; hl7Reference=&quot;&quot; denominator=&quot;vaccination count&quot; numerator=&quot;Vaccination system entry time is in future&quot; weight=&quot;-5&quot; /&gt;        &lt;/score&gt;        &lt;score label=&quot;Vaccination Id&quot; hl7Reference=&quot;ORC-3&quot; denominator=&quot;vaccination count&quot; numerator=&quot;Vaccination id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&lt;/section&gt;      &lt;section name=&quot;recommended&quot; weight=&quot;1&quot;&gt;        &lt;section name=&quot;HPV&quot; weight=&quot;1&quot; /&gt;        &lt;section name=&quot;ROTAVIRUS&quot; weight=&quot;1&quot; /&gt;        &lt;section name=&quot;Td&quot; weight=&quot;1&quot; /&gt;        &lt;section name=&quot;HepA&quot; weight=&quot;1&quot; /&gt;      &lt;/section&gt;      &lt;section name=&quot;optional&quot; weight=&quot;0&quot;&gt;        &lt;section name=&quot;RABIES&quot; weight=&quot;0&quot; /&gt;      &lt;/section&gt;      &lt;section name=&quot;unexpected&quot; weight=&quot;-2&quot;&gt;        &lt;section name=&quot;ANTHRAX&quot; weight=&quot;1&quot; /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1&quot;&gt;    &lt;/section&gt;    &lt;section name=&quot;onTime&quot; weight=&quot;7&quot; days=&quot;3&quot;&gt;    &lt;/section&gt;    &lt;section name=&quot;late&quot; weight=&quot;4&quot; days=&quot;7&quot;&gt;    &lt;/section&gt;    &lt;section name=&quot;veryLate&quot; weight=&quot;1&quot; days=&quot;3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45"&gt; <text:s text:c="5"/>&lt;section name="required" weight="14"&gt; <text:s text:c="7"/>&lt;score label="Patient Id" hl7Reference="PID-3" denominator="patient count" numerator="Patient submitter id" weight="10" /&gt; <text:s text:c="7"/>&lt;score label="First Name" hl7Reference="PID-5.2" denominator="patient count" numerator="Patient name first" weight="5" /&gt; <text:s text:c="7"/>&lt;score label="Last Name" hl7Reference="PID-5.1" denominator="patient count" numerator="Patient name last" weight="5" /&gt; <text:s text:c="7"/>&lt;score label="Possible Test Name" hl7Reference="" denominator="patient count" numerator="Patient name may be test name" weight="-5" /&gt; <text:s text:c="7"/>&lt;score label="Possible Baby Name" hl7Reference="" denominator="patient count" numerator="Patient name may be temporary newborn name" weight="-10" /&gt; <text:s text:c="7"/>&lt;score label="Birth Date" hl7Reference="PID-7" denominator="patient count" numerator="Patient birth date" weight="10" /&gt; <text:s text:c="7"/>&lt;score label="Sex" hl7Reference="PID-8" denominator="patient count" numerator="Patient gender" weight="5" /&gt; <text:s text:c="7"/>&lt;score label="Address" hl7Reference="PID-11" denominator="patient count" numerator="Patient address" weight="2"&gt; <text:s text:c="9"/>&lt;score label="Street" hl7Reference="PID-1" denominator="patient count" numerator="Patient address street" weight="5" /&gt; <text:s text:c="9"/>&lt;score label="City" hl7Reference="PID-3" denominator="patient count" numerator="Patient address city" weight="1" /&gt; <text:s text:c="9"/>&lt;score label="State" hl7Reference="PID-4" denominator="patient count" numerator="Patient address state" weight="1" /&gt; <text:s text:c="9"/>&lt;score label="Zip" hl7Reference="PID-5" denominator="patient count" numerator="Patient address zip" weight="1" /&gt; <text:s text:c="7"/>&lt;/score&gt; <text:s text:c="5"/>&lt;/section&gt; <text:s text:c="5"/>&lt;section name="expected" weight="4"&gt; <text:s text:c="7"/>&lt;score label="Middle Name" hl7Reference="PID-5.3" denominator="patient count" numerator="Patient middle name" weight="10" /&gt; <text:s text:c="7"/>&lt;score label="Phone" hl7Reference="PID-13" denominator="patient count" numerator="Patient phone" weight="10" /&gt; <text:s text:c="7"/>&lt;score label="Mother's Maiden" hl7Reference="PID-6" denominator="patient count" numerator="Patient mother's maiden name" weight="10" /&gt; <text:s text:c="5"/>&lt;/section&gt; <text:s text:c="5"/>&lt;section name="recommended" weight="2"&gt; <text:s text:c="7"/>&lt;score label="Ethnicity" hl7Reference="PID-22" denominator="patient count" numerator="Patient ethnicity" weight="10" /&gt; <text:s text:c="7"/>&lt;score label="Race" hl7Reference="PID-10" denominator="patient count" numerator="Patient race" weight="10" /&gt; <text:s text:c="7"/>&lt;score label="Responsible Party" hl7Reference="NK1" denominator="patient count" numerator="Patient guardian responsible party" weight="1"&gt; <text:s text:c="9"/>&lt;score label="First Name" hl7Reference="NK1-2.2" denominator="patient count" numerator="Patient guardian name first" weight="4" /&gt; <text:s text:c="9"/>&lt;score label="Last Name" hl7Reference="NK1-2.1" denominator="patient count" numerator="Patient guardian name last" weight="4" /&gt; <text:s text:c="9"/>&lt;score label="Same as Patient" hl7Reference="NK1-3" denominator="patient count" numerator="Patient guardian name is same as underage patient" weight="-8" /&gt; <text:s text:c="9"/>&lt;score label="Relationship" hl7Reference="NK1-3" denominator="patient count" numerator="Patient guardian relationship" weight="1" /&gt; <text:s text:c="7"/>&lt;/score&gt; <text:s text:c="5"/>&lt;/section&gt; <text:s text:c="5"/>&lt;section name="optional" weight="0"&gt; <text:s text:c="7"/>&lt;score label="Birth Indicator" hl7Reference="PID-24" denominator="patient count" numerator="Patient birth indicator" weight="0" /&gt; <text:s text:c="7"/>&lt;score label="Medicaid Id" hl7Reference="PID-3" denominator="patient count" numerator="Patient Medicaid number" weight="0" /&gt; <text:s text:c="7"/>&lt;score label="SSN" hl7Reference="PID-3" denominator="patient count" numerator="Patient SSN" weight="0" /&gt; <text:s text:c="7"/>&lt;score label="Alias" hl7Reference="PID-5" denominator="patient count" numerator="Patient alias" weight="0" /&gt; <text:s text:c="7"/>&lt;score label="Primary Language" hl7Reference="PID-15" denominator="patient count" numerator="Patient primary language" weight="0" /&gt; <text:s text:c="7"/>&lt;score label="Resp Party Address" hl7Reference="NK1-4" denominator="patient count" numerator="Patient guardian address" weight="0"&gt; <text:s text:c="9"/>&lt;score label="Street" hl7Reference="NK1-4.1" denominator="patient count" numerator="Patient guardian address street" weight="0" /&gt; <text:s text:c="9"/>&lt;score label="City" hl7Reference="NK1-4.2" denominator="patient count" numerator="Patient guardian address city" weight="0" /&gt; <text:s text:c="9"/>&lt;score label="State" hl7Reference="NK1-4.3" denominator="patient count" numerator="Patient guardian address state" weight="0" /&gt; <text:s text:c="9"/>&lt;score label="Zip" hl7Reference="NK1-4.4" denominator="patient count" numerator="Patient guardian address zip" weight="0" /&gt; <text:s text:c="7"/>&lt;/score&gt; <text:s text:c="7"/>&lt;score label="Resp Party Phone" hl7Reference="NK1-5" denominator="patient count" numerator="Patient guardian phone" weight="0" /&gt; <text:s text:c="7"/>&lt;score label="Address County" hl7Reference="PID-11.6" denominator="patient count" numerator="Patient address county" weight="0" /&gt; <text:s text:c="7"/>&lt;score label="Financial Class" hl7Reference="PV1-20" denominator="patient count" numerator="Patient VFC status" weight="0" /&gt; <text:s text:c="7"/>&lt;score label="Registry Status" hl7Reference="PD1-16" denominator="patient count" numerator="Patient registry status" weight="0" /&gt; <text:s text:c="7"/>&lt;score label="Primary Physician" hl7Reference="PD1-4" denominator="patient count" numerator="Patient primary physician id" weight="0"&gt; <text:s text:c="9"/>&lt;score label="Name" hl7Reference="" denominator="patient count" numerator="Patient primary physician name" weight="0" /&gt; <text:s text:c="7"/>&lt;/score&gt; <text:s text:c="7"/>&lt;score label="Primary Facility" hl7Reference="PD1-3" denominator="patient count" numerator="Patient primary facility id" weight="0"&gt; <text:s text:c="9"/>&lt;score label="Name" hl7Reference="" denominator="patient count" numerator="Patient primary facility name" weight="0" /&gt; <text:s text:c="7"/>&lt;/score&gt; <text:s text:c="7"/>&lt;score label="Patient Registry Id" hl7Reference="PID-3" denominator="patient count" numerator="Patient registry id" weight="0" /&gt; <text:s text:c="7"/>&lt;score label="Protection Indicator" hl7Reference="PD1-12" denominator="patient count" numerator="Patient protection indicator" weight="0" /&gt; <text:s text:c="7"/>&lt;score label="Publicity Indicator" hl7Reference="PD1-11" denominator="patient count" numerator="Patient publicity code" weight="0" /&gt; <text:s text:c="5"/>&lt;/section&gt; <text:s text:c="3"/>&lt;/section&gt; <text:s text:c="3"/>&lt;section name="vaccination" weight="45"&gt; <text:s text:c="5"/>&lt;section name="required" weight="14"&gt; <text:s text:c="7"/>&lt;score label="Vaccination Date" hl7Reference="RXA-3" denominator="vaccination count" numerator="Vaccination admin date" weight="40" /&gt; <text:s text:c="7"/>&lt;score label="Vaccination Code" hl7Reference="RXA-5" denominator="vaccination count" numerator="Vaccination admin code" weight="40"&gt; <text:s text:c="9"/>&lt;score label="Not Specific" hl7Reference="" denominator="vaccination admin count" numerator="Vaccination admin code is not specific" weight="-10" /&gt; <text:s text:c="9"/>&lt;score label="Not Vaccine" hl7Reference="" denominator="vaccination count" numerator="Vaccination admin code is not vaccine" weight="-40" /&gt; <text:s text:c="9"/>&lt;score label="Valued as Unknown" hl7Reference="" denominator="vaccination count" numerator="Vaccination admin code is valued as unknown" weight="-40" /&gt; <text:s text:c="7"/>&lt;/score&gt; <text:s text:c="7"/>&lt;score label="Information Source" hl7Reference="RXA-9" denominator="vaccination count" numerator="Vaccination information source" weight="40"&gt; <text:s text:c="9"/>&lt;score label="May be Historical" hl7Reference="" denominator="vaccination count" numerator="Vaccination information source is administered but appears to historical" <text:s text:c="11"/>weight="-10" /&gt; <text:s text:c="9"/>&lt;score label="May be Administered" hl7Reference="" denominator="vaccination count" numerator="Vaccination information source is historical but appears to be administered" <text:s text:c="11"/>weight="-10" /&gt; <text:s text:c="7"/>&lt;/score&gt; <text:s text:c="7"/>&lt;score label="VFC Status" hl7Reference="OBX-5" denominator="vaccination admin count" numerator="Vaccination financial eligibility code" weight="20" /&gt; <text:s text:c="5"/>&lt;/section&gt; <text:s text:c="5"/>&lt;section name="expected" weight="4"&gt; <text:s text:c="7"/>&lt;score label="CVX Code" hl7Reference="RXA-5" denominator="vaccination count" numerator="Vaccination CVX code" weight="20" /&gt; <text:s text:c="7"/>&lt;score label="Lot Number" hl7Reference="RXA-15" denominator="vaccination admin count" numerator="Vaccination lot number" weight="20" /&gt; <text:s text:c="7"/>&lt;score label="Manufacturer" hl7Reference="RXA-17" denominator="vaccination admin count" numerator="Vaccination manufacturer code" weight="20" /&gt; <text:s text:c="5"/>&lt;/section&gt; <text:s text:c="5"/>&lt;section name="recommended" weight="2"&gt; <text:s text:c="7"/>&lt;score label="Admin Amount" hl7Reference="RXA-6" denominator="vaccination admin count" numerator="Vaccination administered amount" weight="14"&gt; <text:s text:c="9"/>&lt;score label="Missing Units" hl7Reference="RXA-7" denominator="vaccination admin count" numerator="Vaccination administered unit is missing" weight="-3" /&gt; <text:s text:c="7"/>&lt;/score&gt; <text:s text:c="7"/>&lt;score label="Completion Status" hl7Reference="RXA-20" denominator="vaccination admin count" numerator="Vaccination completion status" weight="6" /&gt; <text:s text:c="5"/>&lt;/section&gt; <text:s text:c="5"/>&lt;section name="optional" weight="0"&gt; <text:s text:c="7"/>&lt;score label="Facility Id" hl7Reference="RXA-11" denominator="vaccination admin count" numerator="Vaccination facility id" weight="0" /&gt; <text:s text:c="7"/>&lt;score label="Given By Id" hl7Reference="RXA-10" denominator="vaccination admin count" numerator="Vaccination given by" weight="0" /&gt; <text:s text:c="7"/>&lt;score label="Action Code" hl7Reference="RXA-21" denominator="vaccination count" numerator="Vaccination action code" weight="0" /&gt; <text:s text:c="7"/>&lt;score label="Ordered By" hl7Reference="ORC-12" denominator="vaccination admin count" numerator="Vaccination ordered by" weight="0" /&gt; <text:s text:c="7"/>&lt;score label="Entered By" hl7Reference="ORC-10" denominator="vaccination count" numerator="Vaccination recorded by" weight="0" /&gt; <text:s text:c="7"/>&lt;score label="Refusal Reason" hl7Reference="RXA-18" denominator="vaccination count" numerator="Vaccination refusal reason" weight="0" /&gt; <text:s text:c="7"/>&lt;score label="Lot Expiration Date" hl7Reference="RXA-16" denominator="vaccination admin count" numerator="Vaccination lot expiration date" weight="0" /&gt; <text:s text:c="7"/>&lt;score label="CPT Code" hl7Reference="RXA-5" denominator="vaccination count" numerator="Vaccination CPT code" weight="0" /&gt; <text:s text:c="7"/>&lt;score label="System Entry Date" hl7Reference="RXA-22" denominator="vaccination count" numerator="Vaccination system entry time" weight="0"&gt; <text:s text:c="9"/>&lt;score label="In Future" hl7Reference="" denominator="vaccination count" numerator="Vaccination system entry time is in future" weight="-5" /&gt; <text:s text:c="7"/>&lt;/score&gt; <text:s text:c="7"/>&lt;score label="Vaccination Id" hl7Reference="ORC-3" denominator="vaccination count" numerator="Vaccination id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5"/>&lt;/section&gt; <text:s text:c="5"/>&lt;section name="recommended" weight="1"&gt; <text:s text:c="7"/>&lt;section name="HPV" weight="1" /&gt; <text:s text:c="7"/>&lt;section name="ROTAVIRUS" weight="1" /&gt; <text:s text:c="7"/>&lt;section name="Td" weight="1" /&gt; <text:s text:c="7"/>&lt;section name="HepA" weight="1" /&gt; <text:s text:c="5"/>&lt;/section&gt; <text:s text:c="5"/>&lt;section name="optional" weight="0"&gt; <text:s text:c="7"/>&lt;section name="RABIES" weight="0" /&gt; <text:s text:c="5"/>&lt;/section&gt; <text:s text:c="5"/>&lt;section name="unexpected" weight="-2"&gt; <text:s text:c="7"/>&lt;section name="ANTHRAX" weight="1" /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1"&gt; <text:s text:c="3"/>&lt;/section&gt; <text:s text:c="3"/>&lt;section name="onTime" weight="7" days="3"&gt; <text:s text:c="3"/>&lt;/section&gt; <text:s text:c="3"/>&lt;section name="late" weight="4" days="7"&gt; <text:s text:c="3"/>&lt;/section&gt; <text:s text:c="3"/>&lt;section name="veryLate" weight="1" days="3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2">
            <text:p>252</text:p>
          </table:table-cell>
          <table:table-cell table:formula="of:=&quot;INSERT INTO dqa_report_template(template_id, template_label, report_type_id, base_profile_id) VALUES(&quot;&amp;[.A3]&amp;&quot;, '&quot;&amp;[.B3]&amp;&quot;', &quot;&amp;[.C3]&amp;&quot;, &quot;&amp;[.E3]&amp;&quot;);&quot;" office:value-type="string" office:string-value="INSERT INTO dqa_report_template(template_id, template_label, report_type_id, base_profile_id) VALUES(2, 'CDC Vacc Inventory', 2, 252);">
            <text:p>INSERT INTO dqa_report_template(template_id, template_label, report_type_id, base_profile_id) VALUES(2, 'CDC Vacc Inventory', 2, 252);</text:p>
          </table:table-cell>
          <table:table-cell table:formula="of:=&quot;INSERT INTO dqa_report_template(template_id, template_label, report_type_id, report_definition, base_profile_id) VALUES(&quot;&amp;[.A3]&amp;&quot;, '&quot;&amp;[.B3]&amp;&quot;', &quot;&amp;[.C3]&amp;&quot;, '&quot;&amp;SUBSTITUTE([.K3]; &quot;'&quot;; &quot;''&quot;)&amp;&quot;', &quot;&amp;[.E3]&amp;&quot;);&quot;" office:value-type="string" office:string-value="INSERT INTO dqa_report_template(template_id, template_label, report_type_id, report_definition, base_profile_id) VALUES(2, 'CDC Vacc Inventory', 2, '&lt;dqa-scoring&gt;&#10;  &lt;section name=&quot;completeness&quot; weight=&quot;50&quot;&gt;&#10;    &lt;section name=&quot;patient&quot; weight=&quot;45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5&quot; /&gt;&#10;        &lt;score label=&quot;Last Name&quot; hl7Reference=&quot;PID-5.1&quot; denominator=&quot;patient count&quot; numerator=&quot;Patient name last&quot; weight=&quot;5&quot; /&gt;&#10;        &lt;score label=&quot;Possible Test Name&quot; hl7Reference=&quot;&quot; denominator=&quot;patient count&quot; numerator=&quot;Patient name may be test name&quot; weight=&quot;-5&quot; /&gt;&#10;        &lt;score label=&quot;Possible Baby Name&quot; hl7Reference=&quot;&quot; denominator=&quot;patient count&quot; numerator=&quot;Patient name may be temporary newborn name&quot; weight=&quot;-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Phone&quot; hl7Reference=&quot;PID-13&quot; denominator=&quot;patient count&quot; numerator=&quot;Patient phone&quot; weight=&quot;10&quot; /&gt;&#10;        &lt;score label=&quot;Mother''s Maiden&quot; hl7Reference=&quot;PID-6&quot; denominator=&quot;patient count&quot; numerator=&quot;Patient mother''s maiden name&quot; weight=&quot;10&quot; /&gt;&#10;      &lt;/section&gt;&#10;      &lt;section name=&quot;recommended&quot; weight=&quot;2&quot;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optional&quot; weight=&quot;0&quot;&gt;&#10;        &lt;score label=&quot;Birth Indicator&quot; hl7Reference=&quot;PID-24&quot; denominator=&quot;patient count&quot; numerator=&quot;Patient birth indicator&quot; weight=&quot;0&quot; /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45&quot;&gt;&#10;      &lt;section name=&quot;required&quot; weight=&quot;14&quot;&gt;&#10;        &lt;score label=&quot;Vaccination Date&quot; hl7Reference=&quot;RXA-3&quot; denominator=&quot;vaccination count&quot; numerator=&quot;Vaccination admin date&quot; weight=&quot;40&quot; /&gt;&#10;        &lt;score label=&quot;Vaccination Code&quot; hl7Reference=&quot;RXA-5&quot; denominator=&quot;vaccination count&quot; numerator=&quot;Vaccination admin code&quot; weight=&quot;40&quot;&gt;&#10;          &lt;score label=&quot;Not Specific&quot; hl7Reference=&quot;&quot; denominator=&quot;vaccination admin count&quot; numerator=&quot;Vaccination admin code is not specific&quot; weight=&quot;-10&quot; /&gt;&#10;          &lt;score label=&quot;Not Vaccine&quot; hl7Reference=&quot;&quot; denominator=&quot;vaccination count&quot; numerator=&quot;Vaccination admin code is not vaccine&quot; weight=&quot;-40&quot; /&gt;&#10;          &lt;score label=&quot;Valued as Unknown&quot; hl7Reference=&quot;&quot; denominator=&quot;vaccination count&quot; numerator=&quot;Vaccination admin code is valued as unknown&quot; weight=&quot;-40&quot; /&gt;&#10;        &lt;/score&gt;&#10;        &lt;score label=&quot;Information Source&quot; hl7Reference=&quot;RXA-9&quot; denominator=&quot;vaccination count&quot; numerator=&quot;Vaccination information source&quot; weight=&quot;40&quot;&gt;&#10;          &lt;score label=&quot;May be Historical&quot; hl7Reference=&quot;&quot; denominator=&quot;vaccination count&quot; numerator=&quot;Vaccination information source is administered but appears to historical&quot;&#10;            weight=&quot;-10&quot; /&gt;&#10;          &lt;score label=&quot;May be Administered&quot; hl7Reference=&quot;&quot; denominator=&quot;vaccination count&quot; numerator=&quot;Vaccination information source is historical but appears to be administered&quot;&#10;            weight=&quot;-10&quot; /&gt;&#10;        &lt;/score&gt;&#10;        &lt;score label=&quot;VFC Status&quot; hl7Reference=&quot;OBX-5&quot; denominator=&quot;vaccination admin count&quot; numerator=&quot;Vaccination financial eligibility code&quot; weight=&quot;20&quot; /&gt;&#10;      &lt;/section&gt;&#10;      &lt;section name=&quot;expected&quot; weight=&quot;4&quot;&gt;&#10;        &lt;score label=&quot;CVX Code&quot; hl7Reference=&quot;RXA-5&quot; denominator=&quot;vaccination count&quot; numerator=&quot;Vaccination CVX code&quot; weight=&quot;20&quot; /&gt;&#10;        &lt;score label=&quot;Lot Number&quot; hl7Reference=&quot;RXA-15&quot; denominator=&quot;vaccination admin count&quot; numerator=&quot;Vaccination lot number&quot; weight=&quot;20&quot; /&gt;&#10;        &lt;score label=&quot;Manufacturer&quot; hl7Reference=&quot;RXA-17&quot; denominator=&quot;vaccination admin count&quot; numerator=&quot;Vaccination manufacturer code&quot; weight=&quot;20&quot; /&gt;&#10;      &lt;/section&gt;&#10;      &lt;section name=&quot;recommended&quot; weight=&quot;2&quot;&gt;&#10;        &lt;score label=&quot;Admin Amount&quot; hl7Reference=&quot;RXA-6&quot; denominator=&quot;vaccination admin count&quot; numerator=&quot;Vaccination administered amount&quot; weight=&quot;14&quot;&gt;&#10;          &lt;score label=&quot;Missing Units&quot; hl7Reference=&quot;RXA-7&quot; denominator=&quot;vaccination admin count&quot; numerator=&quot;Vaccination administered unit is missing&quot; weight=&quot;-3&quot; /&gt;&#10;        &lt;/score&gt;&#10;        &lt;score label=&quot;Completion Status&quot; hl7Reference=&quot;RXA-20&quot; denominator=&quot;vaccination admin count&quot; numerator=&quot;Vaccination completion status&quot; weight=&quot;6&quot; /&gt;&#10;      &lt;/section&gt;&#10;      &lt;section name=&quot;optional&quot; weight=&quot;0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Action Code&quot; hl7Reference=&quot;RXA-21&quot; denominator=&quot;vaccination count&quot; numerator=&quot;Vaccination action code&quot; weight=&quot;0&quot; /&gt;&#10;        &lt;score label=&quot;Ordered By&quot; hl7Reference=&quot;ORC-12&quot; denominator=&quot;vaccination admin count&quot; numerator=&quot;Vaccination ordered by&quot; weight=&quot;0&quot; /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 weight=&quot;0&quot; /&gt;&#10;        &lt;score label=&quot;CPT Code&quot; hl7Reference=&quot;RXA-5&quot; denominator=&quot;vaccination count&quot; numerator=&quot;Vaccination CPT code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 weight=&quot;-5&quot; /&gt;&#10;        &lt;/score&gt;&#10;        &lt;score label=&quot;Vaccination Id&quot; hl7Reference=&quot;ORC-3&quot; denominator=&quot;vaccination count&quot; numerator=&quot;Vaccination id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', 252);">
            <text:p>INSERT INTO dqa_report_template(template_id, template_label, report_type_id, report_definition, base_profile_id) VALUES(2, 'CDC Vacc Inventory', 2, '&lt;dqa-scoring&gt;<text:line-break/> <text:s/>&lt;section name="completeness" weight="50"&gt;<text:line-break/> <text:s text:c="3"/>&lt;section name="patient" weight="45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5" /&gt;<text:line-break/> <text:s text:c="7"/>&lt;score label="Last Name" hl7Reference="PID-5.1" denominator="patient count" numerator="Patient name last" weight="5" /&gt;<text:line-break/> <text:s text:c="7"/>&lt;score label="Possible Test Name" hl7Reference="" denominator="patient count" numerator="Patient name may be test name" weight="-5" /&gt;<text:line-break/> <text:s text:c="7"/>&lt;score label="Possible Baby Name" hl7Reference="" denominator="patient count" numerator="Patient name may be temporary newborn name" weight="-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Phone" hl7Reference="PID-13" denominator="patient count" numerator="Patient phone" weight="10" /&gt;<text:line-break/> <text:s text:c="7"/>&lt;score label="Mother''s Maiden" hl7Reference="PID-6" denominator="patient count" numerator="Patient mother''s maiden name" weight="10" /&gt;<text:line-break/> <text:s text:c="5"/>&lt;/section&gt;<text:line-break/> <text:s text:c="5"/>&lt;section name="recommended" weight="2"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 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optional" weight="0"&gt;<text:line-break/> <text:s text:c="7"/>&lt;score label="Birth Indicator" hl7Reference="PID-24" denominator="patient count" numerator="Patient birth indicator" weight="0" /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45"&gt;<text:line-break/> <text:s text:c="5"/>&lt;section name="required" weight="14"&gt;<text:line-break/> <text:s text:c="7"/>&lt;score label="Vaccination Date" hl7Reference="RXA-3" denominator="vaccination count" numerator="Vaccination admin date" weight="40" /&gt;<text:line-break/> <text:s text:c="7"/>&lt;score label="Vaccination Code" hl7Reference="RXA-5" denominator="vaccination count" numerator="Vaccination admin code" weight="40"&gt;<text:line-break/> <text:s text:c="9"/>&lt;score label="Not Specific" hl7Reference="" denominator="vaccination admin count" numerator="Vaccination admin code is not specific" weight="-10" /&gt;<text:line-break/> <text:s text:c="9"/>&lt;score label="Not Vaccine" hl7Reference="" denominator="vaccination count" numerator="Vaccination admin code is not vaccine" weight="-40" /&gt;<text:line-break/> <text:s text:c="9"/>&lt;score label="Valued as Unknown" hl7Reference="" denominator="vaccination count" numerator="Vaccination admin code is valued as unknown" weight="-40" /&gt;<text:line-break/> <text:s text:c="7"/>&lt;/score&gt;<text:line-break/> <text:s text:c="7"/>&lt;score label="Information Source" hl7Reference="RXA-9" denominator="vaccination count" numerator="Vaccination information source" weight="40"&gt;<text:line-break/> <text:s text:c="9"/>&lt;score label="May be Historical" hl7Reference="" denominator="vaccination count" numerator="Vaccination information source is administered but appears to historical"<text:line-break/> <text:s text:c="11"/>weight="-10" /&gt;<text:line-break/> <text:s text:c="9"/>&lt;score label="May be Administered" hl7Reference="" denominator="vaccination count" numerator="Vaccination information source is historical but appears to be administered"<text:line-break/> <text:s text:c="11"/>weight="-10" /&gt;<text:line-break/> <text:s text:c="7"/>&lt;/score&gt;<text:line-break/> <text:s text:c="7"/>&lt;score label="VFC Status" hl7Reference="OBX-5" denominator="vaccination admin count" numerator="Vaccination financial eligibility code" weight="20" /&gt;<text:line-break/> <text:s text:c="5"/>&lt;/section&gt;<text:line-break/> <text:s text:c="5"/>&lt;section name="expected" weight="4"&gt;<text:line-break/> <text:s text:c="7"/>&lt;score label="CVX Code" hl7Reference="RXA-5" denominator="vaccination count" numerator="Vaccination CVX code" weight="20" /&gt;<text:line-break/> <text:s text:c="7"/>&lt;score label="Lot Number" hl7Reference="RXA-15" denominator="vaccination admin count" numerator="Vaccination lot number" weight="20" /&gt;<text:line-break/> <text:s text:c="7"/>&lt;score label="Manufacturer" hl7Reference="RXA-17" denominator="vaccination admin count" numerator="Vaccination manufacturer code" weight="20" /&gt;<text:line-break/> <text:s text:c="5"/>&lt;/section&gt;<text:line-break/> <text:s text:c="5"/>&lt;section name="recommended" weight="2"&gt;<text:line-break/> <text:s text:c="7"/>&lt;score label="Admin Amount" hl7Reference="RXA-6" denominator="vaccination admin count" numerator="Vaccination administered amount" weight="14"&gt;<text:line-break/> <text:s text:c="9"/>&lt;score label="Missing Units" hl7Reference="RXA-7" denominator="vaccination admin count" numerator="Vaccination administered unit is missing" weight="-3" /&gt;<text:line-break/> <text:s text:c="7"/>&lt;/score&gt;<text:line-break/> <text:s text:c="7"/>&lt;score label="Completion Status" hl7Reference="RXA-20" denominator="vaccination admin count" numerator="Vaccination completion status" weight="6" /&gt;<text:line-break/> <text:s text:c="5"/>&lt;/section&gt;<text:line-break/> <text:s text:c="5"/>&lt;section name="optional" weight="0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Action Code" hl7Reference="RXA-21" denominator="vaccination count" numerator="Vaccination action code" weight="0" /&gt;<text:line-break/> <text:s text:c="7"/>&lt;score label="Ordered By" hl7Reference="ORC-12" denominator="vaccination admin count" numerator="Vaccination ordered by" weight="0" /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 weight="0" /&gt;<text:line-break/> <text:s text:c="7"/>&lt;score label="CPT Code" hl7Reference="RXA-5" denominator="vaccination count" numerator="Vaccination CPT code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 weight="-5" /&gt;<text:line-break/> <text:s text:c="7"/>&lt;/score&gt;<text:line-break/> <text:s text:c="7"/>&lt;score label="Vaccination Id" hl7Reference="ORC-3" denominator="vaccination count" numerator="Vaccination id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2);</text:p>
          </table:table-cell>
          <table:table-cell table:number-columns-repeated="3"/>
          <table:table-cell table:style-name="ce3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PID-5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PID-5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hl7Reference</text:span><text:span text:style-name="T3">=</text:span><text:span text:style-name="T6">"PID-7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hl7Reference</text:span><text:span text:style-name="T3">=</text:span><text:span text:style-name="T6">"PID-8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hl7Reference</text:span><text:span text:style-name="T3">=</text:span><text:span text:style-name="T6">"PID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PID-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PID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hl7Reference</text:span><text:span text:style-name="T3">=</text:span><text:span text:style-name="T6">"PID-5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hl7Reference</text:span><text:span text:style-name="T3">=</text:span><text:span text:style-name="T6">"PID-1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hl7Reference</text:span><text:span text:style-name="T3">=</text:span><text:span text:style-name="T6">"PID-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hl7Reference</text:span><text:span text:style-name="T3">=</text:span><text:span text:style-name="T6">"PID-2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hl7Reference</text:span><text:span text:style-name="T3">=</text:span><text:span text:style-name="T6">"PID-1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hl7Reference</text:span><text:span text:style-name="T3">=</text:span><text:span text:style-name="T6">"NK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NK1-2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NK1-2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hl7Reference</text:span><text:span text:style-name="T3">=</text:span><text:span text:style-name="T6">"PID-2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hl7Reference</text:span><text:span text:style-name="T3">=</text:span><text:span text:style-name="T6">"PID-1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hl7Reference</text:span><text:span text:style-name="T3">=</text:span><text:span text:style-name="T6">"NK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NK1-4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NK1-4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NK1-4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NK1-4.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hl7Reference</text:span><text:span text:style-name="T3">=</text:span><text:span text:style-name="T6">"NK1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hl7Reference</text:span><text:span text:style-name="T3">=</text:span><text:span text:style-name="T6">"PID-11.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hl7Reference</text:span><text:span text:style-name="T3">=</text:span><text:span text:style-name="T6">"PV1-2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hl7Reference</text:span><text:span text:style-name="T3">=</text:span><text:span text:style-name="T6">"PD1-1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hl7Reference</text:span><text:span text:style-name="T3">=</text:span><text:span text:style-name="T6">"PD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hl7Reference</text:span><text:span text:style-name="T3">=</text:span><text:span text:style-name="T6">"PD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hl7Reference</text:span><text:span text:style-name="T3">=</text:span><text:span text:style-name="T6">"PD1-1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hl7Reference</text:span><text:span text:style-name="T3">=</text:span><text:span text:style-name="T6">"PD1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hl7Reference</text:span><text:span text:style-name="T3">=</text:span><text:span text:style-name="T6">"RXA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hl7Reference</text:span><text:span text:style-name="T3">=</text:span><text:span text:style-name="T6">"RXA-9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FC Status"</text:span><text:span text:style-name="T4"> </text:span><text:span text:style-name="T5">hl7Reference</text:span><text:span text:style-name="T3">=</text:span><text:span text:style-name="T6">"OBX-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inancial eligibility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hl7Reference</text:span><text:span text:style-name="T3">=</text:span><text:span text:style-name="T6">"RXA-1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hl7Reference</text:span><text:span text:style-name="T3">=</text:span><text:span text:style-name="T6">"RXA-1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hl7Reference</text:span><text:span text:style-name="T3">=</text:span><text:span text:style-name="T6">"RXA-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hl7Reference</text:span><text:span text:style-name="T3">=</text:span><text:span text:style-name="T6">"RXA-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3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hl7Reference</text:span><text:span text:style-name="T3">=</text:span><text:span text:style-name="T6">"RXA-2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6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hl7Reference</text:span><text:span text:style-name="T3">=</text:span><text:span text:style-name="T6">"RXA-11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hl7Reference</text:span><text:span text:style-name="T3">=</text:span><text:span text:style-name="T6">"RXA-1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hl7Reference</text:span><text:span text:style-name="T3">=</text:span><text:span text:style-name="T6">"RXA-21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hl7Reference</text:span><text:span text:style-name="T3">=</text:span><text:span text:style-name="T6">"ORC-12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hl7Reference</text:span><text:span text:style-name="T3">=</text:span><text:span text:style-name="T6">"ORC-10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hl7Reference</text:span><text:span text:style-name="T3">=</text:span><text:span text:style-name="T6">"RXA-18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hl7Reference</text:span><text:span text:style-name="T3">=</text:span><text:span text:style-name="T6">"RXA-1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hl7Reference</text:span><text:span text:style-name="T3">=</text:span><text:span text:style-name="T6">"RXA-22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hl7Reference</text:span><text:span text:style-name="T3">=</text:span><text:span text:style-name="T6">"ORC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P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OTAVIRUS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ABIE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ANTHRAX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1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4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1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mmTrac Vacc Admin</text:p>
          </table:table-cell>
          <table:table-cell office:value-type="float" office:value="1">
            <text:p>1</text:p>
          </table:table-cell>
          <table:table-cell table:style-name="ce2" table:formula="of:=SUBSTITUTE([.K4];CHAR(10);&quot;&quot;)" office:value-type="string" office:string-value="&lt;dqa-scoring&gt;  &lt;section name=&quot;completeness&quot; weight=&quot;50&quot;&gt;    &lt;section name=&quot;patient&quot; weight=&quot;20&quot;&gt;      &lt;section name=&quot;required&quot; weight=&quot;10&quot;&gt;        &lt;score label=&quot;Patient Id&quot; denominator=&quot;patient count&quot; numerator=&quot;Patient submitter id&quot; weight=&quot;10&quot; /&gt;        &lt;score label=&quot;First Name&quot; denominator=&quot;patient count&quot; numerator=&quot;Patient name first&quot; weight=&quot;5&quot; /&gt;        &lt;score label=&quot;Last Name&quot; denominator=&quot;patient count&quot; numerator=&quot;Patient name last&quot; weight=&quot;5&quot; /&gt;        &lt;score label=&quot;Possible Test Name&quot; denominator=&quot;patient count&quot; numerator=&quot;Patient name may be test name&quot; weight=&quot;-5&quot; /&gt;        &lt;score label=&quot;Possible Baby Name&quot; denominator=&quot;patient count&quot; numerator=&quot;Patient name may be temporary newborn name&quot; weight=&quot;-10&quot; /&gt;        &lt;score label=&quot;Birth Date&quot; denominator=&quot;patient count&quot; numerator=&quot;Patient birth date&quot; weight=&quot;10&quot; /&gt;        &lt;score label=&quot;Sex&quot; denominator=&quot;patient count&quot; numerator=&quot;Patient gender&quot; weight=&quot;5&quot; /&gt;        &lt;score label=&quot;Address&quot; denominator=&quot;patient count&quot; numerator=&quot;Patient address&quot; weight=&quot;2&quot;&gt;          &lt;score label=&quot;Street&quot; denominator=&quot;patient count&quot; numerator=&quot;Patient address street&quot; weight=&quot;5&quot; /&gt;          &lt;score label=&quot;City&quot; denominator=&quot;patient count&quot; numerator=&quot;Patient address city&quot; weight=&quot;1&quot; /&gt;          &lt;score label=&quot;State&quot; denominator=&quot;patient count&quot; numerator=&quot;Patient address state&quot; weight=&quot;1&quot; /&gt;          &lt;score label=&quot;Zip&quot; denominator=&quot;patient count&quot; numerator=&quot;Patient address zip&quot; weight=&quot;1&quot; /&gt;        &lt;/score&gt;      &lt;/section&gt;      &lt;section name=&quot;expected&quot; weight=&quot;6&quot;&gt;        &lt;score label=&quot;Middle Name&quot; denominator=&quot;patient count&quot; numerator=&quot;Patient middle name&quot; weight=&quot;10&quot; /&gt;        &lt;score label=&quot;Phone&quot; denominator=&quot;patient count&quot; numerator=&quot;Patient phone&quot; weight=&quot;10&quot; /&gt;        &lt;score label=&quot;Mother's Maiden&quot; denominator=&quot;patient count&quot; numerator=&quot;Patient mother's maiden name&quot; weight=&quot;10&quot; /&gt;        &lt;score label=&quot;SSN&quot; denominator=&quot;patient count&quot; numerator=&quot;Patient SSN&quot; weight=&quot;10&quot; /&gt;        &lt;score label=&quot;Responsible Party&quot; denominator=&quot;patient count&quot; numerator=&quot;Patient guardian responsible party&quot; weight=&quot;1&quot;&gt;          &lt;score label=&quot;First Name&quot; denominator=&quot;patient count&quot; numerator=&quot;Patient guardian name first&quot; weight=&quot;4&quot; /&gt;          &lt;score label=&quot;Last Name&quot; denominator=&quot;patient count&quot; numerator=&quot;Patient guardian name last&quot; weight=&quot;4&quot; /&gt;          &lt;score label=&quot;Same as Patient&quot; denominator=&quot;patient count&quot; numerator=&quot;Patient guardian name is same as underage patient&quot; weight=&quot;-8&quot; /&gt;          &lt;score label=&quot;Relationship&quot; denominator=&quot;patient count&quot; numerator=&quot;Patient guardian relationship&quot; weight=&quot;1&quot; /&gt;        &lt;/score&gt;      &lt;/section&gt;      &lt;section name=&quot;recommended&quot; weight=&quot;4&quot;&gt;        &lt;score label=&quot;Birth Indicator&quot; denominator=&quot;patient count&quot; numerator=&quot;Patient birth indicator&quot; weight=&quot;10&quot; /&gt;        &lt;score label=&quot;Ethnicity&quot; denominator=&quot;patient count&quot; numerator=&quot;Patient ethnicity&quot; weight=&quot;10&quot; /&gt;        &lt;score label=&quot;Race&quot; denominator=&quot;patient count&quot; numerator=&quot;Patient race&quot; weight=&quot;10&quot; /&gt;        &lt;score label=&quot;Medicaid Id&quot; denominator=&quot;patient count&quot; numerator=&quot;Patient Medicaid number&quot; weight=&quot;5&quot; /&gt;      &lt;/section&gt;      &lt;section name=&quot;optional&quot; weight=&quot;0&quot;&gt;        &lt;score label=&quot;Alias&quot; denominator=&quot;patient count&quot; numerator=&quot;Patient alias&quot; weight=&quot;0&quot; /&gt;        &lt;score label=&quot;Primary Language&quot; denominator=&quot;patient count&quot; numerator=&quot;Patient primary language&quot; weight=&quot;0&quot; /&gt;        &lt;score label=&quot;Resp Party Address&quot; denominator=&quot;patient count&quot; numerator=&quot;Patient guardian address is missing&quot; weight=&quot;0&quot;&gt;          &lt;score label=&quot;Street&quot; denominator=&quot;patient count&quot; numerator=&quot;Patient guardian address street&quot; weight=&quot;0&quot; /&gt;          &lt;score label=&quot;City&quot; denominator=&quot;patient count&quot; numerator=&quot;Patient guardian address city&quot; weight=&quot;0&quot; /&gt;          &lt;score label=&quot;State&quot; denominator=&quot;patient count&quot; numerator=&quot;Patient guardian address state&quot; weight=&quot;0&quot; /&gt;          &lt;score label=&quot;Zip&quot; denominator=&quot;patient count&quot; numerator=&quot;Patient guardian address zip&quot; weight=&quot;0&quot; /&gt;        &lt;/score&gt;        &lt;score label=&quot;Resp Party Phone&quot; denominator=&quot;patient count&quot; numerator=&quot;Patient guardian phone&quot; weight=&quot;0&quot; /&gt;        &lt;score label=&quot;Address County&quot; denominator=&quot;patient count&quot; numerator=&quot;Patient address county&quot; weight=&quot;0&quot; /&gt;        &lt;score label=&quot;Financial Class&quot; denominator=&quot;patient count&quot; numerator=&quot;Patient VFC status&quot; weight=&quot;0&quot; /&gt;        &lt;score label=&quot;Registry Status&quot; denominator=&quot;patient count&quot; numerator=&quot;Patient registry status&quot; weight=&quot;0&quot; /&gt;        &lt;score label=&quot;Primary Physician&quot; denominator=&quot;patient count&quot; numerator=&quot;Patient primary physician id&quot; weight=&quot;0&quot;&gt;          &lt;score label=&quot;Name&quot; denominator=&quot;patient count&quot; numerator=&quot;Patient primary physician name&quot; weight=&quot;0&quot; /&gt;        &lt;/score&gt;        &lt;score label=&quot;Primary Facility&quot; denominator=&quot;patient count&quot; numerator=&quot;Patient primary facility id&quot; weight=&quot;0&quot;&gt;          &lt;score label=&quot;Name&quot; denominator=&quot;patient count&quot; numerator=&quot;Patient primary facility name&quot; weight=&quot;0&quot; /&gt;        &lt;/score&gt;        &lt;score label=&quot;Patient Registry Id&quot; denominator=&quot;patient count&quot; numerator=&quot;Patient registry id&quot; weight=&quot;0&quot; /&gt;        &lt;score label=&quot;Protection Indicator&quot; denominator=&quot;patient count&quot; numerator=&quot;Patient protection indicator&quot; weight=&quot;0&quot; /&gt;        &lt;score label=&quot;Publicity Indicator&quot; denominator=&quot;patient count&quot; numerator=&quot;Patient publicity code&quot; weight=&quot;0&quot; /&gt;      &lt;/section&gt;    &lt;/section&gt;    &lt;section name=&quot;vaccination&quot; weight=&quot;20&quot;&gt;      &lt;section name=&quot;required&quot; weight=&quot;10&quot;&gt;        &lt;score label=&quot;Vaccination Date&quot; denominator=&quot;vaccination count&quot; numerator=&quot;Vaccination admin date&quot; weight=&quot;40&quot; /&gt;        &lt;score label=&quot;Vaccination Code&quot; denominator=&quot;vaccination count&quot; numerator=&quot;Vaccination admin code&quot; weight=&quot;40&quot;&gt;          &lt;score label=&quot;Not Specific&quot; denominator=&quot;vaccination admin count&quot; numerator=&quot;Vaccination admin code is not specific&quot; weight=&quot;-10&quot; /&gt;          &lt;score label=&quot;Not Vaccine&quot; denominator=&quot;vaccination count&quot; numerator=&quot;Vaccination admin code is not vaccine&quot; weight=&quot;-40&quot; /&gt;          &lt;score label=&quot;Valued as Unknown&quot; denominator=&quot;vaccination count&quot; numerator=&quot;Vaccination admin code is valued as unknown&quot; weight=&quot;-40&quot; /&gt;        &lt;/score&gt;        &lt;score label=&quot;Information Source&quot; denominator=&quot;vaccination count&quot; numerator=&quot;Vaccination information source&quot; weight=&quot;40&quot;&gt;          &lt;score label=&quot;May be Historical&quot; denominator=&quot;vaccination count&quot; numerator=&quot;Vaccination information source is administered but appears to historical&quot;            weight=&quot;-10&quot; /&gt;          &lt;score label=&quot;May be Administered&quot; denominator=&quot;vaccination count&quot; numerator=&quot;Vaccination information source is historical but appears to be administered&quot;            weight=&quot;-10&quot; /&gt;        &lt;/score&gt;      &lt;/section&gt;      &lt;section name=&quot;expected&quot; weight=&quot;6&quot;&gt;        &lt;score label=&quot;CVX Code&quot; denominator=&quot;vaccination count&quot; numerator=&quot;Vaccination CVX code&quot; weight=&quot;20&quot; /&gt;        &lt;score label=&quot;Lot Number&quot; denominator=&quot;vaccination admin count&quot; numerator=&quot;Vaccination lot number&quot; weight=&quot;20&quot; /&gt;        &lt;score label=&quot;Manufacturer&quot; denominator=&quot;vaccination admin count&quot; numerator=&quot;Vaccination manufacturer code&quot; weight=&quot;20&quot; /&gt;        &lt;score label=&quot;Admin Amount&quot; denominator=&quot;vaccination admin count&quot; numerator=&quot;Vaccination administered amount&quot; weight=&quot;10&quot;&gt;          &lt;score label=&quot;Missing Units&quot; denominator=&quot;vaccination admin count&quot; numerator=&quot;Vaccination administered unit is missing&quot; weight=&quot;-2&quot; /&gt;        &lt;/score&gt;        &lt;score label=&quot;Facility Id&quot; denominator=&quot;vaccination admin count&quot; numerator=&quot;Vaccination facility id&quot; weight=&quot;20&quot; /&gt;      &lt;/section&gt;      &lt;section name=&quot;recommended&quot; weight=&quot;4&quot;&gt;        &lt;score label=&quot;Action Code&quot; denominator=&quot;vaccination count&quot; numerator=&quot;Vaccination action code&quot; weight=&quot;10&quot; /&gt;        &lt;score label=&quot;Given By Id&quot; denominator=&quot;vaccination admin count&quot; numerator=&quot;Vaccination given by&quot; weight=&quot;10&quot; /&gt;        &lt;score label=&quot;Vaccination Id&quot; denominator=&quot;vaccination count&quot; numerator=&quot;Vaccination id&quot; weight=&quot;10&quot; /&gt;        &lt;score label=&quot;Completion Status&quot; denominator=&quot;vaccination admin count&quot; numerator=&quot;Vaccination completion status&quot; weight=&quot;5&quot; /&gt;        &lt;score label=&quot;System Entry Date&quot; denominator=&quot;vaccination count&quot; numerator=&quot;Vaccination system entry time&quot; weight=&quot;5&quot;&gt;          &lt;score label=&quot;In Future&quot; denominator=&quot;vaccination count&quot; numerator=&quot;Vaccination system entry time is in future&quot; weight=&quot;-5&quot; /&gt;        &lt;/score&gt;      &lt;/section&gt;      &lt;section name=&quot;optional&quot; weight=&quot;0&quot;&gt;        &lt;score label=&quot;Ordered By&quot; denominator=&quot;vaccination admin count&quot; numerator=&quot;Vaccination ordered by&quot; weight=&quot;0&quot; /&gt;        &lt;score label=&quot;Entered By&quot; denominator=&quot;vaccination count&quot; numerator=&quot;Vaccination recorded by&quot; weight=&quot;0&quot; /&gt;        &lt;score label=&quot;Refusal Reason&quot; denominator=&quot;vaccination count&quot; numerator=&quot;Vaccination refusal reason&quot; weight=&quot;0&quot; /&gt;        &lt;score label=&quot;Lot Expiration Date&quot; denominator=&quot;vaccination admin count&quot; numerator=&quot;Vaccination lot expiration date&quot; weight=&quot;0&quot; /&gt;        &lt;score label=&quot;CPT Code&quot; denominator=&quot;vaccination count&quot; numerator=&quot;Vaccination CPT code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HepA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  &lt;section name=&quot;Td&quot; weight=&quot;1&quot; /&gt;      &lt;/section&gt;      &lt;section name=&quot;recommended&quot; weight=&quot;1&quot;&gt;      &lt;/section&gt;      &lt;section name=&quot;optional&quot; weight=&quot;0&quot;&gt;      &lt;/section&gt;      &lt;section name=&quot;unexpected&quot; weight=&quot;-2&quot;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2&quot;&gt;    &lt;/section&gt;    &lt;section name=&quot;onTime&quot; weight=&quot;9&quot; days=&quot;7&quot;&gt;    &lt;/section&gt;    &lt;section name=&quot;late&quot; weight=&quot;7&quot; days=&quot;30&quot;&gt;    &lt;/section&gt;    &lt;section name=&quot;veryLate&quot; weight=&quot;5&quot; days=&quot;6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20"&gt; <text:s text:c="5"/>&lt;section name="required" weight="10"&gt; <text:s text:c="7"/>&lt;score label="Patient Id" denominator="patient count" numerator="Patient submitter id" weight="10" /&gt; <text:s text:c="7"/>&lt;score label="First Name" denominator="patient count" numerator="Patient name first" weight="5" /&gt; <text:s text:c="7"/>&lt;score label="Last Name" denominator="patient count" numerator="Patient name last" weight="5" /&gt; <text:s text:c="7"/>&lt;score label="Possible Test Name" denominator="patient count" numerator="Patient name may be test name" weight="-5" /&gt; <text:s text:c="7"/>&lt;score label="Possible Baby Name" denominator="patient count" numerator="Patient name may be temporary newborn name" weight="-10" /&gt; <text:s text:c="7"/>&lt;score label="Birth Date" denominator="patient count" numerator="Patient birth date" weight="10" /&gt; <text:s text:c="7"/>&lt;score label="Sex" denominator="patient count" numerator="Patient gender" weight="5" /&gt; <text:s text:c="7"/>&lt;score label="Address" denominator="patient count" numerator="Patient address" weight="2"&gt; <text:s text:c="9"/>&lt;score label="Street" denominator="patient count" numerator="Patient address street" weight="5" /&gt; <text:s text:c="9"/>&lt;score label="City" denominator="patient count" numerator="Patient address city" weight="1" /&gt; <text:s text:c="9"/>&lt;score label="State" denominator="patient count" numerator="Patient address state" weight="1" /&gt; <text:s text:c="9"/>&lt;score label="Zip" denominator="patient count" numerator="Patient address zip" weight="1" /&gt; <text:s text:c="7"/>&lt;/score&gt; <text:s text:c="5"/>&lt;/section&gt; <text:s text:c="5"/>&lt;section name="expected" weight="6"&gt; <text:s text:c="7"/>&lt;score label="Middle Name" denominator="patient count" numerator="Patient middle name" weight="10" /&gt; <text:s text:c="7"/>&lt;score label="Phone" denominator="patient count" numerator="Patient phone" weight="10" /&gt; <text:s text:c="7"/>&lt;score label="Mother's Maiden" denominator="patient count" numerator="Patient mother's maiden name" weight="10" /&gt; <text:s text:c="7"/>&lt;score label="SSN" denominator="patient count" numerator="Patient SSN" weight="10" /&gt; <text:s text:c="7"/>&lt;score label="Responsible Party" denominator="patient count" numerator="Patient guardian responsible party" weight="1"&gt; <text:s text:c="9"/>&lt;score label="First Name" denominator="patient count" numerator="Patient guardian name first" weight="4" /&gt; <text:s text:c="9"/>&lt;score label="Last Name" denominator="patient count" numerator="Patient guardian name last" weight="4" /&gt; <text:s text:c="9"/>&lt;score label="Same as Patient" denominator="patient count" numerator="Patient guardian name is same as underage patient" weight="-8" /&gt; <text:s text:c="9"/>&lt;score label="Relationship" denominator="patient count" numerator="Patient guardian relationship" weight="1" /&gt; <text:s text:c="7"/>&lt;/score&gt; <text:s text:c="5"/>&lt;/section&gt; <text:s text:c="5"/>&lt;section name="recommended" weight="4"&gt; <text:s text:c="7"/>&lt;score label="Birth Indicator" denominator="patient count" numerator="Patient birth indicator" weight="10" /&gt; <text:s text:c="7"/>&lt;score label="Ethnicity" denominator="patient count" numerator="Patient ethnicity" weight="10" /&gt; <text:s text:c="7"/>&lt;score label="Race" denominator="patient count" numerator="Patient race" weight="10" /&gt; <text:s text:c="7"/>&lt;score label="Medicaid Id" denominator="patient count" numerator="Patient Medicaid number" weight="5" /&gt; <text:s text:c="5"/>&lt;/section&gt; <text:s text:c="5"/>&lt;section name="optional" weight="0"&gt; <text:s text:c="7"/>&lt;score label="Alias" denominator="patient count" numerator="Patient alias" weight="0" /&gt; <text:s text:c="7"/>&lt;score label="Primary Language" denominator="patient count" numerator="Patient primary language" weight="0" /&gt; <text:s text:c="7"/>&lt;score label="Resp Party Address" denominator="patient count" numerator="Patient guardian address is missing" weight="0"&gt; <text:s text:c="9"/>&lt;score label="Street" denominator="patient count" numerator="Patient guardian address street" weight="0" /&gt; <text:s text:c="9"/>&lt;score label="City" denominator="patient count" numerator="Patient guardian address city" weight="0" /&gt; <text:s text:c="9"/>&lt;score label="State" denominator="patient count" numerator="Patient guardian address state" weight="0" /&gt; <text:s text:c="9"/>&lt;score label="Zip" denominator="patient count" numerator="Patient guardian address zip" weight="0" /&gt; <text:s text:c="7"/>&lt;/score&gt; <text:s text:c="7"/>&lt;score label="Resp Party Phone" denominator="patient count" numerator="Patient guardian phone" weight="0" /&gt; <text:s text:c="7"/>&lt;score label="Address County" denominator="patient count" numerator="Patient address county" weight="0" /&gt; <text:s text:c="7"/>&lt;score label="Financial Class" denominator="patient count" numerator="Patient VFC status" weight="0" /&gt; <text:s text:c="7"/>&lt;score label="Registry Status" denominator="patient count" numerator="Patient registry status" weight="0" /&gt; <text:s text:c="7"/>&lt;score label="Primary Physician" denominator="patient count" numerator="Patient primary physician id" weight="0"&gt; <text:s text:c="9"/>&lt;score label="Name" denominator="patient count" numerator="Patient primary physician name" weight="0" /&gt; <text:s text:c="7"/>&lt;/score&gt; <text:s text:c="7"/>&lt;score label="Primary Facility" denominator="patient count" numerator="Patient primary facility id" weight="0"&gt; <text:s text:c="9"/>&lt;score label="Name" denominator="patient count" numerator="Patient primary facility name" weight="0" /&gt; <text:s text:c="7"/>&lt;/score&gt; <text:s text:c="7"/>&lt;score label="Patient Registry Id" denominator="patient count" numerator="Patient registry id" weight="0" /&gt; <text:s text:c="7"/>&lt;score label="Protection Indicator" denominator="patient count" numerator="Patient protection indicator" weight="0" /&gt; <text:s text:c="7"/>&lt;score label="Publicity Indicator" denominator="patient count" numerator="Patient publicity code" weight="0" /&gt; <text:s text:c="5"/>&lt;/section&gt; <text:s text:c="3"/>&lt;/section&gt; <text:s text:c="3"/>&lt;section name="vaccination" weight="20"&gt; <text:s text:c="5"/>&lt;section name="required" weight="10"&gt; <text:s text:c="7"/>&lt;score label="Vaccination Date" denominator="vaccination count" numerator="Vaccination admin date" weight="40" /&gt; <text:s text:c="7"/>&lt;score label="Vaccination Code" denominator="vaccination count" numerator="Vaccination admin code" weight="40"&gt; <text:s text:c="9"/>&lt;score label="Not Specific" denominator="vaccination admin count" numerator="Vaccination admin code is not specific" weight="-10" /&gt; <text:s text:c="9"/>&lt;score label="Not Vaccine" denominator="vaccination count" numerator="Vaccination admin code is not vaccine" weight="-40" /&gt; <text:s text:c="9"/>&lt;score label="Valued as Unknown" denominator="vaccination count" numerator="Vaccination admin code is valued as unknown" weight="-40" /&gt; <text:s text:c="7"/>&lt;/score&gt; <text:s text:c="7"/>&lt;score label="Information Source" denominator="vaccination count" numerator="Vaccination information source" weight="40"&gt; <text:s text:c="9"/>&lt;score label="May be Historical" denominator="vaccination count" numerator="Vaccination information source is administered but appears to historical" <text:s text:c="11"/>weight="-10" /&gt; <text:s text:c="9"/>&lt;score label="May be Administered" denominator="vaccination count" numerator="Vaccination information source is historical but appears to be administered" <text:s text:c="11"/>weight="-10" /&gt; <text:s text:c="7"/>&lt;/score&gt; <text:s text:c="5"/>&lt;/section&gt; <text:s text:c="5"/>&lt;section name="expected" weight="6"&gt; <text:s text:c="7"/>&lt;score label="CVX Code" denominator="vaccination count" numerator="Vaccination CVX code" weight="20" /&gt; <text:s text:c="7"/>&lt;score label="Lot Number" denominator="vaccination admin count" numerator="Vaccination lot number" weight="20" /&gt; <text:s text:c="7"/>&lt;score label="Manufacturer" denominator="vaccination admin count" numerator="Vaccination manufacturer code" weight="20" /&gt; <text:s text:c="7"/>&lt;score label="Admin Amount" denominator="vaccination admin count" numerator="Vaccination administered amount" weight="10"&gt; <text:s text:c="9"/>&lt;score label="Missing Units" denominator="vaccination admin count" numerator="Vaccination administered unit is missing" weight="-2" /&gt; <text:s text:c="7"/>&lt;/score&gt; <text:s text:c="7"/>&lt;score label="Facility Id" denominator="vaccination admin count" numerator="Vaccination facility id" weight="20" /&gt; <text:s text:c="5"/>&lt;/section&gt; <text:s text:c="5"/>&lt;section name="recommended" weight="4"&gt; <text:s text:c="7"/>&lt;score label="Action Code" denominator="vaccination count" numerator="Vaccination action code" weight="10" /&gt; <text:s text:c="7"/>&lt;score label="Given By Id" denominator="vaccination admin count" numerator="Vaccination given by" weight="10" /&gt; <text:s text:c="7"/>&lt;score label="Vaccination Id" denominator="vaccination count" numerator="Vaccination id" weight="10" /&gt; <text:s text:c="7"/>&lt;score label="Completion Status" denominator="vaccination admin count" numerator="Vaccination completion status" weight="5" /&gt; <text:s text:c="7"/>&lt;score label="System Entry Date" denominator="vaccination count" numerator="Vaccination system entry time" weight="5"&gt; <text:s text:c="9"/>&lt;score label="In Future" denominator="vaccination count" numerator="Vaccination system entry time is in future" weight="-5" /&gt; <text:s text:c="7"/>&lt;/score&gt; <text:s text:c="5"/>&lt;/section&gt; <text:s text:c="5"/>&lt;section name="optional" weight="0"&gt; <text:s text:c="7"/>&lt;score label="Ordered By" denominator="vaccination admin count" numerator="Vaccination ordered by" weight="0" /&gt; <text:s text:c="7"/>&lt;score label="Entered By" denominator="vaccination count" numerator="Vaccination recorded by" weight="0" /&gt; <text:s text:c="7"/>&lt;score label="Refusal Reason" denominator="vaccination count" numerator="Vaccination refusal reason" weight="0" /&gt; <text:s text:c="7"/>&lt;score label="Lot Expiration Date" denominator="vaccination admin count" numerator="Vaccination lot expiration date" weight="0" /&gt; <text:s text:c="7"/>&lt;score label="CPT Code" denominator="vaccination count" numerator="Vaccination CPT code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HepA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7"/>&lt;section name="Td" weight="1" /&gt; <text:s text:c="5"/>&lt;/section&gt; <text:s text:c="5"/>&lt;section name="recommended" weight="1"&gt; <text:s text:c="5"/>&lt;/section&gt; <text:s text:c="5"/>&lt;section name="optional" weight="0"&gt; <text:s text:c="5"/>&lt;/section&gt; <text:s text:c="5"/>&lt;section name="unexpected" weight="-2"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2"&gt; <text:s text:c="3"/>&lt;/section&gt; <text:s text:c="3"/>&lt;section name="onTime" weight="9" days="7"&gt; <text:s text:c="3"/>&lt;/section&gt; <text:s text:c="3"/>&lt;section name="late" weight="7" days="30"&gt; <text:s text:c="3"/>&lt;/section&gt; <text:s text:c="3"/>&lt;section name="veryLate" weight="5" days="6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3">
            <text:p>253</text:p>
          </table:table-cell>
          <table:table-cell table:formula="of:=&quot;INSERT INTO dqa_report_template(template_id, template_label, report_type_id, base_profile_id) VALUES(&quot;&amp;[.A4]&amp;&quot;, '&quot;&amp;[.B4]&amp;&quot;', &quot;&amp;[.C4]&amp;&quot;, &quot;&amp;[.E4]&amp;&quot;);&quot;" office:value-type="string" office:string-value="INSERT INTO dqa_report_template(template_id, template_label, report_type_id, base_profile_id) VALUES(3, 'ImmTrac Vacc Admin', 1, 253);">
            <text:p>INSERT INTO dqa_report_template(template_id, template_label, report_type_id, base_profile_id) VALUES(3, 'ImmTrac Vacc Admin', 1, 253);</text:p>
          </table:table-cell>
          <table:table-cell table:formula="of:=&quot;INSERT INTO dqa_report_template(template_id, template_label, report_type_id, report_definition, base_profile_id) VALUES(&quot;&amp;[.A4]&amp;&quot;, '&quot;&amp;[.B4]&amp;&quot;', &quot;&amp;[.C4]&amp;&quot;, '&quot;&amp;SUBSTITUTE([.K4]; &quot;'&quot;; &quot;''&quot;)&amp;&quot;', &quot;&amp;[.E4]&amp;&quot;);&quot;" office:value-type="string" office:string-value="INSERT INTO dqa_report_template(template_id, template_label, report_type_id, report_definition, base_profile_id) VALUES(3, 'ImmTrac Vacc Admin', 1, '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5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&lt;/section&gt;&#10;      &lt;section name=&quot;expected&quot; weight=&quot;6&quot;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's Maiden&quot; denominator=&quot;patient count&quot; numerator=&quot;Patient mother''s maiden name&quot; weight=&quot;10&quot; /&gt;&#10;        &lt;score label=&quot;SSN&quot; denominator=&quot;patient count&quot; numerator=&quot;Patient SSN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&lt;/section&gt;&#10;      &lt;section name=&quot;recommended&quot; weight=&quot;4&quot;&gt;&#10;        &lt;score label=&quot;Birth Indicator&quot; denominator=&quot;patient count&quot; numerator=&quot;Patient birth indicator&quot; weight=&quot;10&quot; /&gt;&#10;        &lt;score label=&quot;Ethnicity&quot; denominator=&quot;patient count&quot; numerator=&quot;Patient ethnicity&quot; weight=&quot;10&quot; /&gt;&#10;        &lt;score label=&quot;Race&quot; denominator=&quot;patient count&quot; numerator=&quot;Patient race&quot; weight=&quot;10&quot; /&gt;&#10;        &lt;score label=&quot;Medicaid Id&quot; denominator=&quot;patient count&quot; numerator=&quot;Patient Medicaid number&quot; weight=&quot;5&quot; /&gt;&#10;      &lt;/section&gt;&#10;      &lt;section name=&quot;optional&quot; weight=&quot;0&quot;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CVX Code&quot; denominator=&quot;vaccination count&quot; numerator=&quot;Vaccination CVX code&quot; weight=&quot;20&quot; /&gt;&#10;        &lt;score label=&quot;Lot Number&quot; denominator=&quot;vaccination admin count&quot; numerator=&quot;Vaccination lot number&quot; weight=&quot;20&quot; /&gt;&#10;        &lt;score label=&quot;Manufacturer&quot; denominator=&quot;vaccination admin count&quot; numerator=&quot;Vaccination manufacturer code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Facility Id&quot; denominator=&quot;vaccination admin count&quot; numerator=&quot;Vaccination facility id&quot; weight=&quot;20&quot; /&gt;&#10;      &lt;/section&gt;&#10;      &lt;section name=&quot;recommended&quot; weight=&quot;4&quot;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optional&quot; weight=&quot;0&quot;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PT Code&quot; denominator=&quot;vaccination count&quot; numerator=&quot;Vaccination CPT code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', 253);">
            <text:p>INSERT INTO dqa_report_template(template_id, template_label, report_type_id, report_definition, base_profile_id) VALUES(3, 'ImmTrac Vacc Admin', 1, '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Birth Date" denominator="patient count" numerator="Patient birth date" weight="10" /&gt;<text:line-break/> <text:s text:c="7"/>&lt;score label="Sex" denominator="patient count" numerator="Patient gender" weight="5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5"/>&lt;/section&gt;<text:line-break/> <text:s text:c="5"/>&lt;section name="expected" weight="6"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's Maiden" denominator="patient count" numerator="Patient mother''s maiden name" weight="10" /&gt;<text:line-break/> <text:s text:c="7"/>&lt;score label="SSN" denominator="patient count" numerator="Patient SSN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5"/>&lt;/section&gt;<text:line-break/> <text:s text:c="5"/>&lt;section name="recommended" weight="4"&gt;<text:line-break/> <text:s text:c="7"/>&lt;score label="Birth Indicator" denominator="patient count" numerator="Patient birth indicator" weight="10" /&gt;<text:line-break/> <text:s text:c="7"/>&lt;score label="Ethnicity" denominator="patient count" numerator="Patient ethnicity" weight="10" /&gt;<text:line-break/> <text:s text:c="7"/>&lt;score label="Race" denominator="patient count" numerator="Patient race" weight="10" /&gt;<text:line-break/> <text:s text:c="7"/>&lt;score label="Medicaid Id" denominator="patient count" numerator="Patient Medicaid number" weight="5" /&gt;<text:line-break/> <text:s text:c="5"/>&lt;/section&gt;<text:line-break/> <text:s text:c="5"/>&lt;section name="optional" weight="0"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CVX Code" denominator="vaccination count" numerator="Vaccination CVX code" weight="20" /&gt;<text:line-break/> <text:s text:c="7"/>&lt;score label="Lot Number" denominator="vaccination admin count" numerator="Vaccination lot number" weight="20" /&gt;<text:line-break/> <text:s text:c="7"/>&lt;score label="Manufacturer" denominator="vaccination admin count" numerator="Vaccination manufacturer code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Facility Id" denominator="vaccination admin count" numerator="Vaccination facility id" weight="20" /&gt;<text:line-break/> <text:s text:c="5"/>&lt;/section&gt;<text:line-break/> <text:s text:c="5"/>&lt;section name="recommended" weight="4"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optional" weight="0"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PT Code" denominator="vaccination count" numerator="Vaccination CPT code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3);</text:p>
          </table:table-cell>
          <table:table-cell table:number-columns-repeated="3"/>
          <table:table-cell table:style-name="ce4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is missing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2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5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9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5"</text:span><text:span text:style-name="T4"> </text:span><text:span text:style-name="T5">days</text:span><text:span text:style-name="T3">=</text:span><text:span text:style-name="T6">"6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mmTrac Vacc Inventory</text:p>
          </table:table-cell>
          <table:table-cell office:value-type="float" office:value="2">
            <text:p>2</text:p>
          </table:table-cell>
          <table:table-cell table:style-name="ce2" table:formula="of:=SUBSTITUTE([.K5];CHAR(10);&quot;&quot;)" office:value-type="string" office:string-value="&lt;dqa-scoring&gt;  &lt;section name=&quot;completeness&quot; weight=&quot;50&quot;&gt;    &lt;section name=&quot;patient&quot; weight=&quot;20&quot;&gt;      &lt;section name=&quot;required&quot; weight=&quot;10&quot;&gt;        &lt;score label=&quot;Patient Id&quot; denominator=&quot;patient count&quot; numerator=&quot;Patient submitter id&quot; weight=&quot;10&quot; /&gt;        &lt;score label=&quot;First Name&quot; denominator=&quot;patient count&quot; numerator=&quot;Patient name first&quot; weight=&quot;5&quot; /&gt;        &lt;score label=&quot;Last Name&quot; denominator=&quot;patient count&quot; numerator=&quot;Patient name last&quot; weight=&quot;5&quot; /&gt;        &lt;score label=&quot;Possible Test Name&quot; denominator=&quot;patient count&quot; numerator=&quot;Patient name may be test name&quot; weight=&quot;-5&quot; /&gt;        &lt;score label=&quot;Possible Baby Name&quot; denominator=&quot;patient count&quot; numerator=&quot;Patient name may be temporary newborn name&quot; weight=&quot;-10&quot; /&gt;        &lt;score label=&quot;Birth Date&quot; denominator=&quot;patient count&quot; numerator=&quot;Patient birth date&quot; weight=&quot;10&quot; /&gt;        &lt;score label=&quot;Sex&quot; denominator=&quot;patient count&quot; numerator=&quot;Patient gender&quot; weight=&quot;5&quot; /&gt;        &lt;score label=&quot;Address&quot; denominator=&quot;patient count&quot; numerator=&quot;Patient address&quot; weight=&quot;2&quot;&gt;          &lt;score label=&quot;Street&quot; denominator=&quot;patient count&quot; numerator=&quot;Patient address street&quot; weight=&quot;5&quot; /&gt;          &lt;score label=&quot;City&quot; denominator=&quot;patient count&quot; numerator=&quot;Patient address city&quot; weight=&quot;1&quot; /&gt;          &lt;score label=&quot;State&quot; denominator=&quot;patient count&quot; numerator=&quot;Patient address state&quot; weight=&quot;1&quot; /&gt;          &lt;score label=&quot;Zip&quot; denominator=&quot;patient count&quot; numerator=&quot;Patient address zip&quot; weight=&quot;1&quot; /&gt;        &lt;/score&gt;      &lt;/section&gt;      &lt;section name=&quot;expected&quot; weight=&quot;6&quot;&gt;        &lt;score label=&quot;Middle Name&quot; denominator=&quot;patient count&quot; numerator=&quot;Patient middle name&quot; weight=&quot;10&quot; /&gt;        &lt;score label=&quot;Phone&quot; denominator=&quot;patient count&quot; numerator=&quot;Patient phone&quot; weight=&quot;10&quot; /&gt;        &lt;score label=&quot;Mother's Maiden&quot; denominator=&quot;patient count&quot; numerator=&quot;Patient mother's maiden name&quot; weight=&quot;10&quot; /&gt;        &lt;score label=&quot;SSN&quot; denominator=&quot;patient count&quot; numerator=&quot;Patient SSN&quot; weight=&quot;10&quot; /&gt;        &lt;score label=&quot;Responsible Party&quot; denominator=&quot;patient count&quot; numerator=&quot;Patient guardian responsible party&quot; weight=&quot;1&quot;&gt;          &lt;score label=&quot;First Name&quot; denominator=&quot;patient count&quot; numerator=&quot;Patient guardian name first&quot; weight=&quot;4&quot; /&gt;          &lt;score label=&quot;Last Name&quot; denominator=&quot;patient count&quot; numerator=&quot;Patient guardian name last&quot; weight=&quot;4&quot; /&gt;          &lt;score label=&quot;Same as Patient&quot; denominator=&quot;patient count&quot; numerator=&quot;Patient guardian name is same as underage patient&quot; weight=&quot;-8&quot; /&gt;          &lt;score label=&quot;Relationship&quot; denominator=&quot;patient count&quot; numerator=&quot;Patient guardian relationship&quot; weight=&quot;1&quot; /&gt;        &lt;/score&gt;      &lt;/section&gt;      &lt;section name=&quot;recommended&quot; weight=&quot;4&quot;&gt;        &lt;score label=&quot;Birth Indicator&quot; denominator=&quot;patient count&quot; numerator=&quot;Patient birth indicator&quot; weight=&quot;10&quot; /&gt;        &lt;score label=&quot;Ethnicity&quot; denominator=&quot;patient count&quot; numerator=&quot;Patient ethnicity&quot; weight=&quot;10&quot; /&gt;        &lt;score label=&quot;Race&quot; denominator=&quot;patient count&quot; numerator=&quot;Patient race&quot; weight=&quot;10&quot; /&gt;        &lt;score label=&quot;Medicaid Id&quot; denominator=&quot;patient count&quot; numerator=&quot;Patient Medicaid number&quot; weight=&quot;5&quot; /&gt;      &lt;/section&gt;      &lt;section name=&quot;optional&quot; weight=&quot;0&quot;&gt;        &lt;score label=&quot;Alias&quot; denominator=&quot;patient count&quot; numerator=&quot;Patient alias&quot; weight=&quot;0&quot; /&gt;        &lt;score label=&quot;Primary Language&quot; denominator=&quot;patient count&quot; numerator=&quot;Patient primary language&quot; weight=&quot;0&quot; /&gt;        &lt;score label=&quot;Resp Party Address&quot; denominator=&quot;patient count&quot; numerator=&quot;Patient guardian address is missing&quot; weight=&quot;0&quot;&gt;          &lt;score label=&quot;Street&quot; denominator=&quot;patient count&quot; numerator=&quot;Patient guardian address street&quot; weight=&quot;0&quot; /&gt;          &lt;score label=&quot;City&quot; denominator=&quot;patient count&quot; numerator=&quot;Patient guardian address city&quot; weight=&quot;0&quot; /&gt;          &lt;score label=&quot;State&quot; denominator=&quot;patient count&quot; numerator=&quot;Patient guardian address state&quot; weight=&quot;0&quot; /&gt;          &lt;score label=&quot;Zip&quot; denominator=&quot;patient count&quot; numerator=&quot;Patient guardian address zip&quot; weight=&quot;0&quot; /&gt;        &lt;/score&gt;        &lt;score label=&quot;Resp Party Phone&quot; denominator=&quot;patient count&quot; numerator=&quot;Patient guardian phone&quot; weight=&quot;0&quot; /&gt;        &lt;score label=&quot;Address County&quot; denominator=&quot;patient count&quot; numerator=&quot;Patient address county&quot; weight=&quot;0&quot; /&gt;        &lt;score label=&quot;Financial Class&quot; denominator=&quot;patient count&quot; numerator=&quot;Patient VFC status&quot; weight=&quot;0&quot; /&gt;        &lt;score label=&quot;Registry Status&quot; denominator=&quot;patient count&quot; numerator=&quot;Patient registry status&quot; weight=&quot;0&quot; /&gt;        &lt;score label=&quot;Primary Physician&quot; denominator=&quot;patient count&quot; numerator=&quot;Patient primary physician id&quot; weight=&quot;0&quot;&gt;          &lt;score label=&quot;Name&quot; denominator=&quot;patient count&quot; numerator=&quot;Patient primary physician name&quot; weight=&quot;0&quot; /&gt;        &lt;/score&gt;        &lt;score label=&quot;Primary Facility&quot; denominator=&quot;patient count&quot; numerator=&quot;Patient primary facility id&quot; weight=&quot;0&quot;&gt;          &lt;score label=&quot;Name&quot; denominator=&quot;patient count&quot; numerator=&quot;Patient primary facility name&quot; weight=&quot;0&quot; /&gt;        &lt;/score&gt;        &lt;score label=&quot;Patient Registry Id&quot; denominator=&quot;patient count&quot; numerator=&quot;Patient registry id&quot; weight=&quot;0&quot; /&gt;        &lt;score label=&quot;Protection Indicator&quot; denominator=&quot;patient count&quot; numerator=&quot;Patient protection indicator&quot; weight=&quot;0&quot; /&gt;        &lt;score label=&quot;Publicity Indicator&quot; denominator=&quot;patient count&quot; numerator=&quot;Patient publicity code&quot; weight=&quot;0&quot; /&gt;      &lt;/section&gt;    &lt;/section&gt;    &lt;section name=&quot;vaccination&quot; weight=&quot;20&quot;&gt;      &lt;section name=&quot;required&quot; weight=&quot;10&quot;&gt;        &lt;score label=&quot;Vaccination Date&quot; denominator=&quot;vaccination count&quot; numerator=&quot;Vaccination admin date&quot; weight=&quot;40&quot; /&gt;        &lt;score label=&quot;Vaccination Code&quot; denominator=&quot;vaccination count&quot; numerator=&quot;Vaccination admin code&quot; weight=&quot;40&quot;&gt;          &lt;score label=&quot;Not Specific&quot; denominator=&quot;vaccination admin count&quot; numerator=&quot;Vaccination admin code is not specific&quot; weight=&quot;-10&quot; /&gt;          &lt;score label=&quot;Not Vaccine&quot; denominator=&quot;vaccination count&quot; numerator=&quot;Vaccination admin code is not vaccine&quot; weight=&quot;-40&quot; /&gt;          &lt;score label=&quot;Valued as Unknown&quot; denominator=&quot;vaccination count&quot; numerator=&quot;Vaccination admin code is valued as unknown&quot; weight=&quot;-40&quot; /&gt;        &lt;/score&gt;        &lt;score label=&quot;Information Source&quot; denominator=&quot;vaccination count&quot; numerator=&quot;Vaccination information source&quot; weight=&quot;40&quot;&gt;          &lt;score label=&quot;May be Historical&quot; denominator=&quot;vaccination count&quot; numerator=&quot;Vaccination information source is administered but appears to historical&quot;            weight=&quot;-10&quot; /&gt;          &lt;score label=&quot;May be Administered&quot; denominator=&quot;vaccination count&quot; numerator=&quot;Vaccination information source is historical but appears to be administered&quot;            weight=&quot;-10&quot; /&gt;        &lt;/score&gt;      &lt;/section&gt;      &lt;section name=&quot;expected&quot; weight=&quot;6&quot;&gt;        &lt;score label=&quot;CVX Code&quot; denominator=&quot;vaccination count&quot; numerator=&quot;Vaccination CVX code&quot; weight=&quot;20&quot; /&gt;        &lt;score label=&quot;Lot Number&quot; denominator=&quot;vaccination admin count&quot; numerator=&quot;Vaccination lot number&quot; weight=&quot;20&quot; /&gt;        &lt;score label=&quot;Manufacturer&quot; denominator=&quot;vaccination admin count&quot; numerator=&quot;Vaccination manufacturer code&quot; weight=&quot;20&quot; /&gt;        &lt;score label=&quot;Admin Amount&quot; denominator=&quot;vaccination admin count&quot; numerator=&quot;Vaccination administered amount&quot; weight=&quot;10&quot;&gt;          &lt;score label=&quot;Missing Units&quot; denominator=&quot;vaccination admin count&quot; numerator=&quot;Vaccination administered unit is missing&quot; weight=&quot;-2&quot; /&gt;        &lt;/score&gt;        &lt;score label=&quot;Facility Id&quot; denominator=&quot;vaccination admin count&quot; numerator=&quot;Vaccination facility id&quot; weight=&quot;20&quot; /&gt;      &lt;/section&gt;      &lt;section name=&quot;recommended&quot; weight=&quot;4&quot;&gt;        &lt;score label=&quot;Action Code&quot; denominator=&quot;vaccination count&quot; numerator=&quot;Vaccination action code&quot; weight=&quot;10&quot; /&gt;        &lt;score label=&quot;Given By Id&quot; denominator=&quot;vaccination admin count&quot; numerator=&quot;Vaccination given by&quot; weight=&quot;10&quot; /&gt;        &lt;score label=&quot;Vaccination Id&quot; denominator=&quot;vaccination count&quot; numerator=&quot;Vaccination id&quot; weight=&quot;10&quot; /&gt;        &lt;score label=&quot;Completion Status&quot; denominator=&quot;vaccination admin count&quot; numerator=&quot;Vaccination completion status&quot; weight=&quot;5&quot; /&gt;        &lt;score label=&quot;System Entry Date&quot; denominator=&quot;vaccination count&quot; numerator=&quot;Vaccination system entry time&quot; weight=&quot;5&quot;&gt;          &lt;score label=&quot;In Future&quot; denominator=&quot;vaccination count&quot; numerator=&quot;Vaccination system entry time is in future&quot; weight=&quot;-5&quot; /&gt;        &lt;/score&gt;      &lt;/section&gt;      &lt;section name=&quot;optional&quot; weight=&quot;0&quot;&gt;        &lt;score label=&quot;Ordered By&quot; denominator=&quot;vaccination admin count&quot; numerator=&quot;Vaccination ordered by&quot; weight=&quot;0&quot; /&gt;        &lt;score label=&quot;Entered By&quot; denominator=&quot;vaccination count&quot; numerator=&quot;Vaccination recorded by&quot; weight=&quot;0&quot; /&gt;        &lt;score label=&quot;Refusal Reason&quot; denominator=&quot;vaccination count&quot; numerator=&quot;Vaccination refusal reason&quot; weight=&quot;0&quot; /&gt;        &lt;score label=&quot;Lot Expiration Date&quot; denominator=&quot;vaccination admin count&quot; numerator=&quot;Vaccination lot expiration date&quot; weight=&quot;0&quot; /&gt;        &lt;score label=&quot;CPT Code&quot; denominator=&quot;vaccination count&quot; numerator=&quot;Vaccination CPT code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HepA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  &lt;section name=&quot;Td&quot; weight=&quot;1&quot; /&gt;      &lt;/section&gt;      &lt;section name=&quot;recommended&quot; weight=&quot;1&quot;&gt;      &lt;/section&gt;      &lt;section name=&quot;optional&quot; weight=&quot;0&quot;&gt;      &lt;/section&gt;      &lt;section name=&quot;unexpected&quot; weight=&quot;-2&quot;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2&quot;&gt;    &lt;/section&gt;    &lt;section name=&quot;onTime&quot; weight=&quot;9&quot; days=&quot;7&quot;&gt;    &lt;/section&gt;    &lt;section name=&quot;late&quot; weight=&quot;7&quot; days=&quot;30&quot;&gt;    &lt;/section&gt;    &lt;section name=&quot;veryLate&quot; weight=&quot;5&quot; days=&quot;6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20"&gt; <text:s text:c="5"/>&lt;section name="required" weight="10"&gt; <text:s text:c="7"/>&lt;score label="Patient Id" denominator="patient count" numerator="Patient submitter id" weight="10" /&gt; <text:s text:c="7"/>&lt;score label="First Name" denominator="patient count" numerator="Patient name first" weight="5" /&gt; <text:s text:c="7"/>&lt;score label="Last Name" denominator="patient count" numerator="Patient name last" weight="5" /&gt; <text:s text:c="7"/>&lt;score label="Possible Test Name" denominator="patient count" numerator="Patient name may be test name" weight="-5" /&gt; <text:s text:c="7"/>&lt;score label="Possible Baby Name" denominator="patient count" numerator="Patient name may be temporary newborn name" weight="-10" /&gt; <text:s text:c="7"/>&lt;score label="Birth Date" denominator="patient count" numerator="Patient birth date" weight="10" /&gt; <text:s text:c="7"/>&lt;score label="Sex" denominator="patient count" numerator="Patient gender" weight="5" /&gt; <text:s text:c="7"/>&lt;score label="Address" denominator="patient count" numerator="Patient address" weight="2"&gt; <text:s text:c="9"/>&lt;score label="Street" denominator="patient count" numerator="Patient address street" weight="5" /&gt; <text:s text:c="9"/>&lt;score label="City" denominator="patient count" numerator="Patient address city" weight="1" /&gt; <text:s text:c="9"/>&lt;score label="State" denominator="patient count" numerator="Patient address state" weight="1" /&gt; <text:s text:c="9"/>&lt;score label="Zip" denominator="patient count" numerator="Patient address zip" weight="1" /&gt; <text:s text:c="7"/>&lt;/score&gt; <text:s text:c="5"/>&lt;/section&gt; <text:s text:c="5"/>&lt;section name="expected" weight="6"&gt; <text:s text:c="7"/>&lt;score label="Middle Name" denominator="patient count" numerator="Patient middle name" weight="10" /&gt; <text:s text:c="7"/>&lt;score label="Phone" denominator="patient count" numerator="Patient phone" weight="10" /&gt; <text:s text:c="7"/>&lt;score label="Mother's Maiden" denominator="patient count" numerator="Patient mother's maiden name" weight="10" /&gt; <text:s text:c="7"/>&lt;score label="SSN" denominator="patient count" numerator="Patient SSN" weight="10" /&gt; <text:s text:c="7"/>&lt;score label="Responsible Party" denominator="patient count" numerator="Patient guardian responsible party" weight="1"&gt; <text:s text:c="9"/>&lt;score label="First Name" denominator="patient count" numerator="Patient guardian name first" weight="4" /&gt; <text:s text:c="9"/>&lt;score label="Last Name" denominator="patient count" numerator="Patient guardian name last" weight="4" /&gt; <text:s text:c="9"/>&lt;score label="Same as Patient" denominator="patient count" numerator="Patient guardian name is same as underage patient" weight="-8" /&gt; <text:s text:c="9"/>&lt;score label="Relationship" denominator="patient count" numerator="Patient guardian relationship" weight="1" /&gt; <text:s text:c="7"/>&lt;/score&gt; <text:s text:c="5"/>&lt;/section&gt; <text:s text:c="5"/>&lt;section name="recommended" weight="4"&gt; <text:s text:c="7"/>&lt;score label="Birth Indicator" denominator="patient count" numerator="Patient birth indicator" weight="10" /&gt; <text:s text:c="7"/>&lt;score label="Ethnicity" denominator="patient count" numerator="Patient ethnicity" weight="10" /&gt; <text:s text:c="7"/>&lt;score label="Race" denominator="patient count" numerator="Patient race" weight="10" /&gt; <text:s text:c="7"/>&lt;score label="Medicaid Id" denominator="patient count" numerator="Patient Medicaid number" weight="5" /&gt; <text:s text:c="5"/>&lt;/section&gt; <text:s text:c="5"/>&lt;section name="optional" weight="0"&gt; <text:s text:c="7"/>&lt;score label="Alias" denominator="patient count" numerator="Patient alias" weight="0" /&gt; <text:s text:c="7"/>&lt;score label="Primary Language" denominator="patient count" numerator="Patient primary language" weight="0" /&gt; <text:s text:c="7"/>&lt;score label="Resp Party Address" denominator="patient count" numerator="Patient guardian address is missing" weight="0"&gt; <text:s text:c="9"/>&lt;score label="Street" denominator="patient count" numerator="Patient guardian address street" weight="0" /&gt; <text:s text:c="9"/>&lt;score label="City" denominator="patient count" numerator="Patient guardian address city" weight="0" /&gt; <text:s text:c="9"/>&lt;score label="State" denominator="patient count" numerator="Patient guardian address state" weight="0" /&gt; <text:s text:c="9"/>&lt;score label="Zip" denominator="patient count" numerator="Patient guardian address zip" weight="0" /&gt; <text:s text:c="7"/>&lt;/score&gt; <text:s text:c="7"/>&lt;score label="Resp Party Phone" denominator="patient count" numerator="Patient guardian phone" weight="0" /&gt; <text:s text:c="7"/>&lt;score label="Address County" denominator="patient count" numerator="Patient address county" weight="0" /&gt; <text:s text:c="7"/>&lt;score label="Financial Class" denominator="patient count" numerator="Patient VFC status" weight="0" /&gt; <text:s text:c="7"/>&lt;score label="Registry Status" denominator="patient count" numerator="Patient registry status" weight="0" /&gt; <text:s text:c="7"/>&lt;score label="Primary Physician" denominator="patient count" numerator="Patient primary physician id" weight="0"&gt; <text:s text:c="9"/>&lt;score label="Name" denominator="patient count" numerator="Patient primary physician name" weight="0" /&gt; <text:s text:c="7"/>&lt;/score&gt; <text:s text:c="7"/>&lt;score label="Primary Facility" denominator="patient count" numerator="Patient primary facility id" weight="0"&gt; <text:s text:c="9"/>&lt;score label="Name" denominator="patient count" numerator="Patient primary facility name" weight="0" /&gt; <text:s text:c="7"/>&lt;/score&gt; <text:s text:c="7"/>&lt;score label="Patient Registry Id" denominator="patient count" numerator="Patient registry id" weight="0" /&gt; <text:s text:c="7"/>&lt;score label="Protection Indicator" denominator="patient count" numerator="Patient protection indicator" weight="0" /&gt; <text:s text:c="7"/>&lt;score label="Publicity Indicator" denominator="patient count" numerator="Patient publicity code" weight="0" /&gt; <text:s text:c="5"/>&lt;/section&gt; <text:s text:c="3"/>&lt;/section&gt; <text:s text:c="3"/>&lt;section name="vaccination" weight="20"&gt; <text:s text:c="5"/>&lt;section name="required" weight="10"&gt; <text:s text:c="7"/>&lt;score label="Vaccination Date" denominator="vaccination count" numerator="Vaccination admin date" weight="40" /&gt; <text:s text:c="7"/>&lt;score label="Vaccination Code" denominator="vaccination count" numerator="Vaccination admin code" weight="40"&gt; <text:s text:c="9"/>&lt;score label="Not Specific" denominator="vaccination admin count" numerator="Vaccination admin code is not specific" weight="-10" /&gt; <text:s text:c="9"/>&lt;score label="Not Vaccine" denominator="vaccination count" numerator="Vaccination admin code is not vaccine" weight="-40" /&gt; <text:s text:c="9"/>&lt;score label="Valued as Unknown" denominator="vaccination count" numerator="Vaccination admin code is valued as unknown" weight="-40" /&gt; <text:s text:c="7"/>&lt;/score&gt; <text:s text:c="7"/>&lt;score label="Information Source" denominator="vaccination count" numerator="Vaccination information source" weight="40"&gt; <text:s text:c="9"/>&lt;score label="May be Historical" denominator="vaccination count" numerator="Vaccination information source is administered but appears to historical" <text:s text:c="11"/>weight="-10" /&gt; <text:s text:c="9"/>&lt;score label="May be Administered" denominator="vaccination count" numerator="Vaccination information source is historical but appears to be administered" <text:s text:c="11"/>weight="-10" /&gt; <text:s text:c="7"/>&lt;/score&gt; <text:s text:c="5"/>&lt;/section&gt; <text:s text:c="5"/>&lt;section name="expected" weight="6"&gt; <text:s text:c="7"/>&lt;score label="CVX Code" denominator="vaccination count" numerator="Vaccination CVX code" weight="20" /&gt; <text:s text:c="7"/>&lt;score label="Lot Number" denominator="vaccination admin count" numerator="Vaccination lot number" weight="20" /&gt; <text:s text:c="7"/>&lt;score label="Manufacturer" denominator="vaccination admin count" numerator="Vaccination manufacturer code" weight="20" /&gt; <text:s text:c="7"/>&lt;score label="Admin Amount" denominator="vaccination admin count" numerator="Vaccination administered amount" weight="10"&gt; <text:s text:c="9"/>&lt;score label="Missing Units" denominator="vaccination admin count" numerator="Vaccination administered unit is missing" weight="-2" /&gt; <text:s text:c="7"/>&lt;/score&gt; <text:s text:c="7"/>&lt;score label="Facility Id" denominator="vaccination admin count" numerator="Vaccination facility id" weight="20" /&gt; <text:s text:c="5"/>&lt;/section&gt; <text:s text:c="5"/>&lt;section name="recommended" weight="4"&gt; <text:s text:c="7"/>&lt;score label="Action Code" denominator="vaccination count" numerator="Vaccination action code" weight="10" /&gt; <text:s text:c="7"/>&lt;score label="Given By Id" denominator="vaccination admin count" numerator="Vaccination given by" weight="10" /&gt; <text:s text:c="7"/>&lt;score label="Vaccination Id" denominator="vaccination count" numerator="Vaccination id" weight="10" /&gt; <text:s text:c="7"/>&lt;score label="Completion Status" denominator="vaccination admin count" numerator="Vaccination completion status" weight="5" /&gt; <text:s text:c="7"/>&lt;score label="System Entry Date" denominator="vaccination count" numerator="Vaccination system entry time" weight="5"&gt; <text:s text:c="9"/>&lt;score label="In Future" denominator="vaccination count" numerator="Vaccination system entry time is in future" weight="-5" /&gt; <text:s text:c="7"/>&lt;/score&gt; <text:s text:c="5"/>&lt;/section&gt; <text:s text:c="5"/>&lt;section name="optional" weight="0"&gt; <text:s text:c="7"/>&lt;score label="Ordered By" denominator="vaccination admin count" numerator="Vaccination ordered by" weight="0" /&gt; <text:s text:c="7"/>&lt;score label="Entered By" denominator="vaccination count" numerator="Vaccination recorded by" weight="0" /&gt; <text:s text:c="7"/>&lt;score label="Refusal Reason" denominator="vaccination count" numerator="Vaccination refusal reason" weight="0" /&gt; <text:s text:c="7"/>&lt;score label="Lot Expiration Date" denominator="vaccination admin count" numerator="Vaccination lot expiration date" weight="0" /&gt; <text:s text:c="7"/>&lt;score label="CPT Code" denominator="vaccination count" numerator="Vaccination CPT code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HepA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7"/>&lt;section name="Td" weight="1" /&gt; <text:s text:c="5"/>&lt;/section&gt; <text:s text:c="5"/>&lt;section name="recommended" weight="1"&gt; <text:s text:c="5"/>&lt;/section&gt; <text:s text:c="5"/>&lt;section name="optional" weight="0"&gt; <text:s text:c="5"/>&lt;/section&gt; <text:s text:c="5"/>&lt;section name="unexpected" weight="-2"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2"&gt; <text:s text:c="3"/>&lt;/section&gt; <text:s text:c="3"/>&lt;section name="onTime" weight="9" days="7"&gt; <text:s text:c="3"/>&lt;/section&gt; <text:s text:c="3"/>&lt;section name="late" weight="7" days="30"&gt; <text:s text:c="3"/>&lt;/section&gt; <text:s text:c="3"/>&lt;section name="veryLate" weight="5" days="6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4">
            <text:p>254</text:p>
          </table:table-cell>
          <table:table-cell table:formula="of:=&quot;INSERT INTO dqa_report_template(template_id, template_label, report_type_id, base_profile_id) VALUES(&quot;&amp;[.A5]&amp;&quot;, '&quot;&amp;[.B5]&amp;&quot;', &quot;&amp;[.C5]&amp;&quot;, &quot;&amp;[.E5]&amp;&quot;);&quot;" office:value-type="string" office:string-value="INSERT INTO dqa_report_template(template_id, template_label, report_type_id, base_profile_id) VALUES(4, 'ImmTrac Vacc Inventory', 2, 254);">
            <text:p>INSERT INTO dqa_report_template(template_id, template_label, report_type_id, base_profile_id) VALUES(4, 'ImmTrac Vacc Inventory', 2, 254);</text:p>
          </table:table-cell>
          <table:table-cell table:formula="of:=&quot;INSERT INTO dqa_report_template(template_id, template_label, report_type_id, report_definition, base_profile_id) VALUES(&quot;&amp;[.A5]&amp;&quot;, '&quot;&amp;[.B5]&amp;&quot;', &quot;&amp;[.C5]&amp;&quot;, '&quot;&amp;SUBSTITUTE([.K5]; &quot;'&quot;; &quot;''&quot;)&amp;&quot;', &quot;&amp;[.E5]&amp;&quot;);&quot;" office:value-type="string" office:string-value="INSERT INTO dqa_report_template(template_id, template_label, report_type_id, report_definition, base_profile_id) VALUES(4, 'ImmTrac Vacc Inventory', 2, '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5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&lt;/section&gt;&#10;      &lt;section name=&quot;expected&quot; weight=&quot;6&quot;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's Maiden&quot; denominator=&quot;patient count&quot; numerator=&quot;Patient mother''s maiden name&quot; weight=&quot;10&quot; /&gt;&#10;        &lt;score label=&quot;SSN&quot; denominator=&quot;patient count&quot; numerator=&quot;Patient SSN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&lt;/section&gt;&#10;      &lt;section name=&quot;recommended&quot; weight=&quot;4&quot;&gt;&#10;        &lt;score label=&quot;Birth Indicator&quot; denominator=&quot;patient count&quot; numerator=&quot;Patient birth indicator&quot; weight=&quot;10&quot; /&gt;&#10;        &lt;score label=&quot;Ethnicity&quot; denominator=&quot;patient count&quot; numerator=&quot;Patient ethnicity&quot; weight=&quot;10&quot; /&gt;&#10;        &lt;score label=&quot;Race&quot; denominator=&quot;patient count&quot; numerator=&quot;Patient race&quot; weight=&quot;10&quot; /&gt;&#10;        &lt;score label=&quot;Medicaid Id&quot; denominator=&quot;patient count&quot; numerator=&quot;Patient Medicaid number&quot; weight=&quot;5&quot; /&gt;&#10;      &lt;/section&gt;&#10;      &lt;section name=&quot;optional&quot; weight=&quot;0&quot;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CVX Code&quot; denominator=&quot;vaccination count&quot; numerator=&quot;Vaccination CVX code&quot; weight=&quot;20&quot; /&gt;&#10;        &lt;score label=&quot;Lot Number&quot; denominator=&quot;vaccination admin count&quot; numerator=&quot;Vaccination lot number&quot; weight=&quot;20&quot; /&gt;&#10;        &lt;score label=&quot;Manufacturer&quot; denominator=&quot;vaccination admin count&quot; numerator=&quot;Vaccination manufacturer code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Facility Id&quot; denominator=&quot;vaccination admin count&quot; numerator=&quot;Vaccination facility id&quot; weight=&quot;20&quot; /&gt;&#10;      &lt;/section&gt;&#10;      &lt;section name=&quot;recommended&quot; weight=&quot;4&quot;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optional&quot; weight=&quot;0&quot;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PT Code&quot; denominator=&quot;vaccination count&quot; numerator=&quot;Vaccination CPT code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', 254);">
            <text:p>INSERT INTO dqa_report_template(template_id, template_label, report_type_id, report_definition, base_profile_id) VALUES(4, 'ImmTrac Vacc Inventory', 2, '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Birth Date" denominator="patient count" numerator="Patient birth date" weight="10" /&gt;<text:line-break/> <text:s text:c="7"/>&lt;score label="Sex" denominator="patient count" numerator="Patient gender" weight="5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5"/>&lt;/section&gt;<text:line-break/> <text:s text:c="5"/>&lt;section name="expected" weight="6"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's Maiden" denominator="patient count" numerator="Patient mother''s maiden name" weight="10" /&gt;<text:line-break/> <text:s text:c="7"/>&lt;score label="SSN" denominator="patient count" numerator="Patient SSN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5"/>&lt;/section&gt;<text:line-break/> <text:s text:c="5"/>&lt;section name="recommended" weight="4"&gt;<text:line-break/> <text:s text:c="7"/>&lt;score label="Birth Indicator" denominator="patient count" numerator="Patient birth indicator" weight="10" /&gt;<text:line-break/> <text:s text:c="7"/>&lt;score label="Ethnicity" denominator="patient count" numerator="Patient ethnicity" weight="10" /&gt;<text:line-break/> <text:s text:c="7"/>&lt;score label="Race" denominator="patient count" numerator="Patient race" weight="10" /&gt;<text:line-break/> <text:s text:c="7"/>&lt;score label="Medicaid Id" denominator="patient count" numerator="Patient Medicaid number" weight="5" /&gt;<text:line-break/> <text:s text:c="5"/>&lt;/section&gt;<text:line-break/> <text:s text:c="5"/>&lt;section name="optional" weight="0"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CVX Code" denominator="vaccination count" numerator="Vaccination CVX code" weight="20" /&gt;<text:line-break/> <text:s text:c="7"/>&lt;score label="Lot Number" denominator="vaccination admin count" numerator="Vaccination lot number" weight="20" /&gt;<text:line-break/> <text:s text:c="7"/>&lt;score label="Manufacturer" denominator="vaccination admin count" numerator="Vaccination manufacturer code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Facility Id" denominator="vaccination admin count" numerator="Vaccination facility id" weight="20" /&gt;<text:line-break/> <text:s text:c="5"/>&lt;/section&gt;<text:line-break/> <text:s text:c="5"/>&lt;section name="recommended" weight="4"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optional" weight="0"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PT Code" denominator="vaccination count" numerator="Vaccination CPT code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4);</text:p>
          </table:table-cell>
          <table:table-cell table:number-columns-repeated="3"/>
          <table:table-cell table:style-name="ce4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is missing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2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5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9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5"</text:span><text:span text:style-name="T4"> </text:span><text:span text:style-name="T5">days</text:span><text:span text:style-name="T3">=</text:span><text:span text:style-name="T6">"6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CIR Vacc Admin</text:p>
          </table:table-cell>
          <table:table-cell office:value-type="float" office:value="1">
            <text:p>1</text:p>
          </table:table-cell>
          <table:table-cell table:style-name="ce2" table:formula="of:=SUBSTITUTE([.K6];CHAR(10);&quot;&quot;)" office:value-type="string" office:string-value="&lt;dqa-scoring&gt;  &lt;section name=&quot;completeness&quot; weight=&quot;50&quot;&gt;    &lt;section name=&quot;patient&quot; weight=&quot;45&quot;&gt;      &lt;section name=&quot;required&quot; weight=&quot;14&quot;&gt;        &lt;score label=&quot;Patient Id&quot; hl7Reference=&quot;PID-3&quot; denominator=&quot;patient count&quot; numerator=&quot;Patient submitter id&quot; weight=&quot;10&quot; /&gt;        &lt;score label=&quot;First Name&quot; hl7Reference=&quot;PID-5.2&quot; denominator=&quot;patient count&quot; numerator=&quot;Patient name first&quot; weight=&quot;5&quot; /&gt;        &lt;score label=&quot;Last Name&quot; hl7Reference=&quot;PID-5.1&quot; denominator=&quot;patient count&quot; numerator=&quot;Patient name last&quot; weight=&quot;5&quot; /&gt;        &lt;score label=&quot;Possible Test Name&quot; hl7Reference=&quot;&quot; denominator=&quot;patient count&quot; numerator=&quot;Patient name may be test name&quot; weight=&quot;-5&quot; /&gt;        &lt;score label=&quot;Possible Baby Name&quot; hl7Reference=&quot;&quot; denominator=&quot;patient count&quot; numerator=&quot;Patient name may be temporary newborn name&quot; weight=&quot;-10&quot; /&gt;        &lt;score label=&quot;Birth Date&quot; hl7Reference=&quot;PID-7&quot; denominator=&quot;patient count&quot; numerator=&quot;Patient birth date&quot; weight=&quot;10&quot; /&gt;        &lt;score label=&quot;Sex&quot; hl7Reference=&quot;PID-8&quot; denominator=&quot;patient count&quot; numerator=&quot;Patient gender&quot; weight=&quot;5&quot; /&gt;        &lt;score label=&quot;Address&quot; hl7Reference=&quot;PID-11&quot; denominator=&quot;patient count&quot; numerator=&quot;Patient address&quot; weight=&quot;2&quot;&gt;          &lt;score label=&quot;Street&quot; hl7Reference=&quot;PID-1&quot; denominator=&quot;patient count&quot; numerator=&quot;Patient address street&quot; weight=&quot;5&quot; /&gt;          &lt;score label=&quot;City&quot; hl7Reference=&quot;PID-3&quot; denominator=&quot;patient count&quot; numerator=&quot;Patient address city&quot; weight=&quot;1&quot; /&gt;          &lt;score label=&quot;State&quot; hl7Reference=&quot;PID-4&quot; denominator=&quot;patient count&quot; numerator=&quot;Patient address state&quot; weight=&quot;1&quot; /&gt;          &lt;score label=&quot;Zip&quot; hl7Reference=&quot;PID-5&quot; denominator=&quot;patient count&quot; numerator=&quot;Patient address zip&quot; weight=&quot;1&quot; /&gt;        &lt;/score&gt;      &lt;/section&gt;      &lt;section name=&quot;expected&quot; weight=&quot;4&quot;&gt;        &lt;score label=&quot;Middle Name&quot; hl7Reference=&quot;PID-5.3&quot; denominator=&quot;patient count&quot; numerator=&quot;Patient middle name&quot; weight=&quot;10&quot; /&gt;        &lt;score label=&quot;Phone&quot; hl7Reference=&quot;PID-13&quot; denominator=&quot;patient count&quot; numerator=&quot;Patient phone&quot; weight=&quot;10&quot; /&gt;        &lt;score label=&quot;Mother's Maiden&quot; hl7Reference=&quot;PID-6&quot; denominator=&quot;patient count&quot; numerator=&quot;Patient mother's maiden name&quot; weight=&quot;10&quot; /&gt;      &lt;/section&gt;      &lt;section name=&quot;recommended&quot; weight=&quot;2&quot;&gt;        &lt;score label=&quot;Ethnicity&quot; hl7Reference=&quot;PID-22&quot; denominator=&quot;patient count&quot; numerator=&quot;Patient ethnicity&quot; weight=&quot;10&quot; /&gt;        &lt;score label=&quot;Race&quot; hl7Reference=&quot;PID-10&quot; denominator=&quot;patient count&quot; numerator=&quot;Patient race&quot; weight=&quot;10&quot; /&gt;        &lt;score label=&quot;Responsible Party&quot; hl7Reference=&quot;NK1&quot; denominator=&quot;patient count&quot; numerator=&quot;Patient guardian responsible party&quot; weight=&quot;1&quot;&gt;          &lt;score label=&quot;First Name&quot; hl7Reference=&quot;NK1-2.2&quot; denominator=&quot;patient count&quot; numerator=&quot;Patient guardian name first&quot; weight=&quot;4&quot; /&gt;          &lt;score label=&quot;Last Name&quot; hl7Reference=&quot;NK1-2.1&quot; denominator=&quot;patient count&quot; numerator=&quot;Patient guardian name last&quot; weight=&quot;4&quot; /&gt;          &lt;score label=&quot;Same as Patient&quot; hl7Reference=&quot;NK1-3&quot; denominator=&quot;patient count&quot; numerator=&quot;Patient guardian name is same as underage patient&quot; weight=&quot;-8&quot; /&gt;          &lt;score label=&quot;Relationship&quot; hl7Reference=&quot;NK1-3&quot; denominator=&quot;patient count&quot; numerator=&quot;Patient guardian relationship&quot; weight=&quot;1&quot; /&gt;        &lt;/score&gt;      &lt;/section&gt;      &lt;section name=&quot;optional&quot; weight=&quot;0&quot;&gt;        &lt;score label=&quot;Birth Indicator&quot; hl7Reference=&quot;PID-24&quot; denominator=&quot;patient count&quot; numerator=&quot;Patient birth indicator&quot; weight=&quot;0&quot; /&gt;        &lt;score label=&quot;Medicaid Id&quot; hl7Reference=&quot;PID-3&quot; denominator=&quot;patient count&quot; numerator=&quot;Patient Medicaid number&quot; weight=&quot;0&quot; /&gt;        &lt;score label=&quot;SSN&quot; hl7Reference=&quot;PID-3&quot; denominator=&quot;patient count&quot; numerator=&quot;Patient SSN&quot; weight=&quot;0&quot; /&gt;        &lt;score label=&quot;Alias&quot; hl7Reference=&quot;PID-5&quot; denominator=&quot;patient count&quot; numerator=&quot;Patient alias&quot; weight=&quot;0&quot; /&gt;        &lt;score label=&quot;Primary Language&quot; hl7Reference=&quot;PID-15&quot; denominator=&quot;patient count&quot; numerator=&quot;Patient primary language&quot; weight=&quot;0&quot; /&gt;        &lt;score label=&quot;Resp Party Address&quot; hl7Reference=&quot;NK1-4&quot; denominator=&quot;patient count&quot; numerator=&quot;Patient guardian address&quot; weight=&quot;0&quot;&gt;          &lt;score label=&quot;Street&quot; hl7Reference=&quot;NK1-4.1&quot; denominator=&quot;patient count&quot; numerator=&quot;Patient guardian address street&quot; weight=&quot;0&quot; /&gt;          &lt;score label=&quot;City&quot; hl7Reference=&quot;NK1-4.2&quot; denominator=&quot;patient count&quot; numerator=&quot;Patient guardian address city&quot; weight=&quot;0&quot; /&gt;          &lt;score label=&quot;State&quot; hl7Reference=&quot;NK1-4.3&quot; denominator=&quot;patient count&quot; numerator=&quot;Patient guardian address state&quot; weight=&quot;0&quot; /&gt;          &lt;score label=&quot;Zip&quot; hl7Reference=&quot;NK1-4.4&quot; denominator=&quot;patient count&quot; numerator=&quot;Patient guardian address zip&quot; weight=&quot;0&quot; /&gt;        &lt;/score&gt;        &lt;score label=&quot;Resp Party Phone&quot; hl7Reference=&quot;NK1-5&quot; denominator=&quot;patient count&quot; numerator=&quot;Patient guardian phone&quot; weight=&quot;0&quot; /&gt;        &lt;score label=&quot;Address County&quot; hl7Reference=&quot;PID-11.6&quot; denominator=&quot;patient count&quot; numerator=&quot;Patient address county&quot; weight=&quot;0&quot; /&gt;        &lt;score label=&quot;Financial Class&quot; hl7Reference=&quot;PV1-20&quot; denominator=&quot;patient count&quot; numerator=&quot;Patient VFC status&quot; weight=&quot;0&quot; /&gt;        &lt;score label=&quot;Registry Status&quot; hl7Reference=&quot;PD1-16&quot; denominator=&quot;patient count&quot; numerator=&quot;Patient registry status&quot; weight=&quot;0&quot; /&gt;        &lt;score label=&quot;Primary Physician&quot; hl7Reference=&quot;PD1-4&quot; denominator=&quot;patient count&quot; numerator=&quot;Patient primary physician id&quot; weight=&quot;0&quot;&gt;          &lt;score label=&quot;Name&quot; hl7Reference=&quot;&quot; denominator=&quot;patient count&quot; numerator=&quot;Patient primary physician name&quot; weight=&quot;0&quot; /&gt;        &lt;/score&gt;        &lt;score label=&quot;Primary Facility&quot; hl7Reference=&quot;PD1-3&quot; denominator=&quot;patient count&quot; numerator=&quot;Patient primary facility id&quot; weight=&quot;0&quot;&gt;          &lt;score label=&quot;Name&quot; hl7Reference=&quot;&quot; denominator=&quot;patient count&quot; numerator=&quot;Patient primary facility name&quot; weight=&quot;0&quot; /&gt;        &lt;/score&gt;        &lt;score label=&quot;Patient Registry Id&quot; hl7Reference=&quot;PID-3&quot; denominator=&quot;patient count&quot; numerator=&quot;Patient registry id&quot; weight=&quot;0&quot; /&gt;        &lt;score label=&quot;Protection Indicator&quot; hl7Reference=&quot;PD1-12&quot; denominator=&quot;patient count&quot; numerator=&quot;Patient protection indicator&quot; weight=&quot;0&quot; /&gt;        &lt;score label=&quot;Publicity Indicator&quot; hl7Reference=&quot;PD1-11&quot; denominator=&quot;patient count&quot; numerator=&quot;Patient publicity code&quot; weight=&quot;0&quot; /&gt;      &lt;/section&gt;    &lt;/section&gt;    &lt;section name=&quot;vaccination&quot; weight=&quot;45&quot;&gt;      &lt;section name=&quot;required&quot; weight=&quot;14&quot;&gt;        &lt;score label=&quot;Vaccination Date&quot; hl7Reference=&quot;RXA-3&quot; denominator=&quot;vaccination count&quot; numerator=&quot;Vaccination admin date&quot; weight=&quot;40&quot; /&gt;        &lt;score label=&quot;Vaccination Code&quot; hl7Reference=&quot;RXA-5&quot; denominator=&quot;vaccination count&quot; numerator=&quot;Vaccination admin code&quot; weight=&quot;40&quot;&gt;          &lt;score label=&quot;Not Specific&quot; hl7Reference=&quot;&quot; denominator=&quot;vaccination admin count&quot; numerator=&quot;Vaccination admin code is not specific&quot; weight=&quot;-10&quot; /&gt;          &lt;score label=&quot;Not Vaccine&quot; hl7Reference=&quot;&quot; denominator=&quot;vaccination count&quot; numerator=&quot;Vaccination admin code is not vaccine&quot; weight=&quot;-40&quot; /&gt;          &lt;score label=&quot;Valued as Unknown&quot; hl7Reference=&quot;&quot; denominator=&quot;vaccination count&quot; numerator=&quot;Vaccination admin code is valued as unknown&quot; weight=&quot;-40&quot; /&gt;        &lt;/score&gt;        &lt;score label=&quot;Information Source&quot; hl7Reference=&quot;RXA-9&quot; denominator=&quot;vaccination count&quot; numerator=&quot;Vaccination information source&quot; weight=&quot;40&quot;&gt;          &lt;score label=&quot;May be Historical&quot; hl7Reference=&quot;&quot; denominator=&quot;vaccination count&quot; numerator=&quot;Vaccination information source is administered but appears to historical&quot;            weight=&quot;-10&quot; /&gt;          &lt;score label=&quot;May be Administered&quot; hl7Reference=&quot;&quot; denominator=&quot;vaccination count&quot; numerator=&quot;Vaccination information source is historical but appears to be administered&quot;            weight=&quot;-10&quot; /&gt;        &lt;/score&gt;        &lt;score label=&quot;VFC Status&quot; hl7Reference=&quot;OBX-5&quot; denominator=&quot;vaccination admin count&quot; numerator=&quot;Vaccination financial eligibility code&quot; weight=&quot;20&quot; /&gt;      &lt;/section&gt;      &lt;section name=&quot;expected&quot; weight=&quot;4&quot;&gt;        &lt;score label=&quot;CVX Code&quot; hl7Reference=&quot;RXA-5&quot; denominator=&quot;vaccination count&quot; numerator=&quot;Vaccination CVX code&quot; weight=&quot;20&quot; /&gt;        &lt;score label=&quot;Lot Number&quot; hl7Reference=&quot;RXA-15&quot; denominator=&quot;vaccination admin count&quot; numerator=&quot;Vaccination lot number&quot; weight=&quot;20&quot; /&gt;        &lt;score label=&quot;Manufacturer&quot; hl7Reference=&quot;RXA-17&quot; denominator=&quot;vaccination admin count&quot; numerator=&quot;Vaccination manufacturer code&quot; weight=&quot;20&quot; /&gt;      &lt;/section&gt;      &lt;section name=&quot;recommended&quot; weight=&quot;2&quot;&gt;        &lt;score label=&quot;Admin Amount&quot; hl7Reference=&quot;RXA-6&quot; denominator=&quot;vaccination admin count&quot; numerator=&quot;Vaccination administered amount&quot; weight=&quot;14&quot;&gt;          &lt;score label=&quot;Missing Units&quot; hl7Reference=&quot;RXA-7&quot; denominator=&quot;vaccination admin count&quot; numerator=&quot;Vaccination administered unit is missing&quot; weight=&quot;-3&quot; /&gt;        &lt;/score&gt;        &lt;score label=&quot;Completion Status&quot; hl7Reference=&quot;RXA-20&quot; denominator=&quot;vaccination admin count&quot; numerator=&quot;Vaccination completion status&quot; weight=&quot;6&quot; /&gt;      &lt;/section&gt;      &lt;section name=&quot;optional&quot; weight=&quot;0&quot;&gt;        &lt;score label=&quot;Facility Id&quot; hl7Reference=&quot;RXA-11&quot; denominator=&quot;vaccination admin count&quot; numerator=&quot;Vaccination facility id&quot; weight=&quot;0&quot; /&gt;        &lt;score label=&quot;Given By Id&quot; hl7Reference=&quot;RXA-10&quot; denominator=&quot;vaccination admin count&quot; numerator=&quot;Vaccination given by&quot; weight=&quot;0&quot; /&gt;        &lt;score label=&quot;Action Code&quot; hl7Reference=&quot;RXA-21&quot; denominator=&quot;vaccination count&quot; numerator=&quot;Vaccination action code&quot; weight=&quot;0&quot; /&gt;        &lt;score label=&quot;Ordered By&quot; hl7Reference=&quot;ORC-12&quot; denominator=&quot;vaccination admin count&quot; numerator=&quot;Vaccination ordered by&quot; weight=&quot;0&quot; /&gt;        &lt;score label=&quot;Entered By&quot; hl7Reference=&quot;ORC-10&quot; denominator=&quot;vaccination count&quot; numerator=&quot;Vaccination recorded by&quot; weight=&quot;0&quot; /&gt;        &lt;score label=&quot;Refusal Reason&quot; hl7Reference=&quot;RXA-18&quot; denominator=&quot;vaccination count&quot; numerator=&quot;Vaccination refusal reason&quot; weight=&quot;0&quot; /&gt;        &lt;score label=&quot;Lot Expiration Date&quot; hl7Reference=&quot;RXA-16&quot; denominator=&quot;vaccination admin count&quot; numerator=&quot;Vaccination lot expiration date&quot; weight=&quot;0&quot; /&gt;        &lt;score label=&quot;CPT Code&quot; hl7Reference=&quot;RXA-5&quot; denominator=&quot;vaccination count&quot; numerator=&quot;Vaccination CPT code&quot; weight=&quot;0&quot; /&gt;        &lt;score label=&quot;System Entry Date&quot; hl7Reference=&quot;RXA-22&quot; denominator=&quot;vaccination count&quot; numerator=&quot;Vaccination system entry time&quot; weight=&quot;0&quot;&gt;          &lt;score label=&quot;In Future&quot; hl7Reference=&quot;&quot; denominator=&quot;vaccination count&quot; numerator=&quot;Vaccination system entry time is in future&quot; weight=&quot;-5&quot; /&gt;        &lt;/score&gt;        &lt;score label=&quot;Vaccination Id&quot; hl7Reference=&quot;ORC-3&quot; denominator=&quot;vaccination count&quot; numerator=&quot;Vaccination id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&lt;/section&gt;      &lt;section name=&quot;recommended&quot; weight=&quot;1&quot;&gt;        &lt;section name=&quot;HPV&quot; weight=&quot;1&quot; /&gt;        &lt;section name=&quot;ROTAVIRUS&quot; weight=&quot;1&quot; /&gt;        &lt;section name=&quot;Td&quot; weight=&quot;1&quot; /&gt;        &lt;section name=&quot;HepA&quot; weight=&quot;1&quot; /&gt;      &lt;/section&gt;      &lt;section name=&quot;optional&quot; weight=&quot;0&quot;&gt;        &lt;section name=&quot;RABIES&quot; weight=&quot;0&quot; /&gt;      &lt;/section&gt;      &lt;section name=&quot;unexpected&quot; weight=&quot;-2&quot;&gt;        &lt;section name=&quot;ANTHRAX&quot; weight=&quot;1&quot; /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1&quot;&gt;    &lt;/section&gt;    &lt;section name=&quot;onTime&quot; weight=&quot;7&quot; days=&quot;3&quot;&gt;    &lt;/section&gt;    &lt;section name=&quot;late&quot; weight=&quot;4&quot; days=&quot;7&quot;&gt;    &lt;/section&gt;    &lt;section name=&quot;veryLate&quot; weight=&quot;1&quot; days=&quot;3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45"&gt; <text:s text:c="5"/>&lt;section name="required" weight="14"&gt; <text:s text:c="7"/>&lt;score label="Patient Id" hl7Reference="PID-3" denominator="patient count" numerator="Patient submitter id" weight="10" /&gt; <text:s text:c="7"/>&lt;score label="First Name" hl7Reference="PID-5.2" denominator="patient count" numerator="Patient name first" weight="5" /&gt; <text:s text:c="7"/>&lt;score label="Last Name" hl7Reference="PID-5.1" denominator="patient count" numerator="Patient name last" weight="5" /&gt; <text:s text:c="7"/>&lt;score label="Possible Test Name" hl7Reference="" denominator="patient count" numerator="Patient name may be test name" weight="-5" /&gt; <text:s text:c="7"/>&lt;score label="Possible Baby Name" hl7Reference="" denominator="patient count" numerator="Patient name may be temporary newborn name" weight="-10" /&gt; <text:s text:c="7"/>&lt;score label="Birth Date" hl7Reference="PID-7" denominator="patient count" numerator="Patient birth date" weight="10" /&gt; <text:s text:c="7"/>&lt;score label="Sex" hl7Reference="PID-8" denominator="patient count" numerator="Patient gender" weight="5" /&gt; <text:s text:c="7"/>&lt;score label="Address" hl7Reference="PID-11" denominator="patient count" numerator="Patient address" weight="2"&gt; <text:s text:c="9"/>&lt;score label="Street" hl7Reference="PID-1" denominator="patient count" numerator="Patient address street" weight="5" /&gt; <text:s text:c="9"/>&lt;score label="City" hl7Reference="PID-3" denominator="patient count" numerator="Patient address city" weight="1" /&gt; <text:s text:c="9"/>&lt;score label="State" hl7Reference="PID-4" denominator="patient count" numerator="Patient address state" weight="1" /&gt; <text:s text:c="9"/>&lt;score label="Zip" hl7Reference="PID-5" denominator="patient count" numerator="Patient address zip" weight="1" /&gt; <text:s text:c="7"/>&lt;/score&gt; <text:s text:c="5"/>&lt;/section&gt; <text:s text:c="5"/>&lt;section name="expected" weight="4"&gt; <text:s text:c="7"/>&lt;score label="Middle Name" hl7Reference="PID-5.3" denominator="patient count" numerator="Patient middle name" weight="10" /&gt; <text:s text:c="7"/>&lt;score label="Phone" hl7Reference="PID-13" denominator="patient count" numerator="Patient phone" weight="10" /&gt; <text:s text:c="7"/>&lt;score label="Mother's Maiden" hl7Reference="PID-6" denominator="patient count" numerator="Patient mother's maiden name" weight="10" /&gt; <text:s text:c="5"/>&lt;/section&gt; <text:s text:c="5"/>&lt;section name="recommended" weight="2"&gt; <text:s text:c="7"/>&lt;score label="Ethnicity" hl7Reference="PID-22" denominator="patient count" numerator="Patient ethnicity" weight="10" /&gt; <text:s text:c="7"/>&lt;score label="Race" hl7Reference="PID-10" denominator="patient count" numerator="Patient race" weight="10" /&gt; <text:s text:c="7"/>&lt;score label="Responsible Party" hl7Reference="NK1" denominator="patient count" numerator="Patient guardian responsible party" weight="1"&gt; <text:s text:c="9"/>&lt;score label="First Name" hl7Reference="NK1-2.2" denominator="patient count" numerator="Patient guardian name first" weight="4" /&gt; <text:s text:c="9"/>&lt;score label="Last Name" hl7Reference="NK1-2.1" denominator="patient count" numerator="Patient guardian name last" weight="4" /&gt; <text:s text:c="9"/>&lt;score label="Same as Patient" hl7Reference="NK1-3" denominator="patient count" numerator="Patient guardian name is same as underage patient" weight="-8" /&gt; <text:s text:c="9"/>&lt;score label="Relationship" hl7Reference="NK1-3" denominator="patient count" numerator="Patient guardian relationship" weight="1" /&gt; <text:s text:c="7"/>&lt;/score&gt; <text:s text:c="5"/>&lt;/section&gt; <text:s text:c="5"/>&lt;section name="optional" weight="0"&gt; <text:s text:c="7"/>&lt;score label="Birth Indicator" hl7Reference="PID-24" denominator="patient count" numerator="Patient birth indicator" weight="0" /&gt; <text:s text:c="7"/>&lt;score label="Medicaid Id" hl7Reference="PID-3" denominator="patient count" numerator="Patient Medicaid number" weight="0" /&gt; <text:s text:c="7"/>&lt;score label="SSN" hl7Reference="PID-3" denominator="patient count" numerator="Patient SSN" weight="0" /&gt; <text:s text:c="7"/>&lt;score label="Alias" hl7Reference="PID-5" denominator="patient count" numerator="Patient alias" weight="0" /&gt; <text:s text:c="7"/>&lt;score label="Primary Language" hl7Reference="PID-15" denominator="patient count" numerator="Patient primary language" weight="0" /&gt; <text:s text:c="7"/>&lt;score label="Resp Party Address" hl7Reference="NK1-4" denominator="patient count" numerator="Patient guardian address" weight="0"&gt; <text:s text:c="9"/>&lt;score label="Street" hl7Reference="NK1-4.1" denominator="patient count" numerator="Patient guardian address street" weight="0" /&gt; <text:s text:c="9"/>&lt;score label="City" hl7Reference="NK1-4.2" denominator="patient count" numerator="Patient guardian address city" weight="0" /&gt; <text:s text:c="9"/>&lt;score label="State" hl7Reference="NK1-4.3" denominator="patient count" numerator="Patient guardian address state" weight="0" /&gt; <text:s text:c="9"/>&lt;score label="Zip" hl7Reference="NK1-4.4" denominator="patient count" numerator="Patient guardian address zip" weight="0" /&gt; <text:s text:c="7"/>&lt;/score&gt; <text:s text:c="7"/>&lt;score label="Resp Party Phone" hl7Reference="NK1-5" denominator="patient count" numerator="Patient guardian phone" weight="0" /&gt; <text:s text:c="7"/>&lt;score label="Address County" hl7Reference="PID-11.6" denominator="patient count" numerator="Patient address county" weight="0" /&gt; <text:s text:c="7"/>&lt;score label="Financial Class" hl7Reference="PV1-20" denominator="patient count" numerator="Patient VFC status" weight="0" /&gt; <text:s text:c="7"/>&lt;score label="Registry Status" hl7Reference="PD1-16" denominator="patient count" numerator="Patient registry status" weight="0" /&gt; <text:s text:c="7"/>&lt;score label="Primary Physician" hl7Reference="PD1-4" denominator="patient count" numerator="Patient primary physician id" weight="0"&gt; <text:s text:c="9"/>&lt;score label="Name" hl7Reference="" denominator="patient count" numerator="Patient primary physician name" weight="0" /&gt; <text:s text:c="7"/>&lt;/score&gt; <text:s text:c="7"/>&lt;score label="Primary Facility" hl7Reference="PD1-3" denominator="patient count" numerator="Patient primary facility id" weight="0"&gt; <text:s text:c="9"/>&lt;score label="Name" hl7Reference="" denominator="patient count" numerator="Patient primary facility name" weight="0" /&gt; <text:s text:c="7"/>&lt;/score&gt; <text:s text:c="7"/>&lt;score label="Patient Registry Id" hl7Reference="PID-3" denominator="patient count" numerator="Patient registry id" weight="0" /&gt; <text:s text:c="7"/>&lt;score label="Protection Indicator" hl7Reference="PD1-12" denominator="patient count" numerator="Patient protection indicator" weight="0" /&gt; <text:s text:c="7"/>&lt;score label="Publicity Indicator" hl7Reference="PD1-11" denominator="patient count" numerator="Patient publicity code" weight="0" /&gt; <text:s text:c="5"/>&lt;/section&gt; <text:s text:c="3"/>&lt;/section&gt; <text:s text:c="3"/>&lt;section name="vaccination" weight="45"&gt; <text:s text:c="5"/>&lt;section name="required" weight="14"&gt; <text:s text:c="7"/>&lt;score label="Vaccination Date" hl7Reference="RXA-3" denominator="vaccination count" numerator="Vaccination admin date" weight="40" /&gt; <text:s text:c="7"/>&lt;score label="Vaccination Code" hl7Reference="RXA-5" denominator="vaccination count" numerator="Vaccination admin code" weight="40"&gt; <text:s text:c="9"/>&lt;score label="Not Specific" hl7Reference="" denominator="vaccination admin count" numerator="Vaccination admin code is not specific" weight="-10" /&gt; <text:s text:c="9"/>&lt;score label="Not Vaccine" hl7Reference="" denominator="vaccination count" numerator="Vaccination admin code is not vaccine" weight="-40" /&gt; <text:s text:c="9"/>&lt;score label="Valued as Unknown" hl7Reference="" denominator="vaccination count" numerator="Vaccination admin code is valued as unknown" weight="-40" /&gt; <text:s text:c="7"/>&lt;/score&gt; <text:s text:c="7"/>&lt;score label="Information Source" hl7Reference="RXA-9" denominator="vaccination count" numerator="Vaccination information source" weight="40"&gt; <text:s text:c="9"/>&lt;score label="May be Historical" hl7Reference="" denominator="vaccination count" numerator="Vaccination information source is administered but appears to historical" <text:s text:c="11"/>weight="-10" /&gt; <text:s text:c="9"/>&lt;score label="May be Administered" hl7Reference="" denominator="vaccination count" numerator="Vaccination information source is historical but appears to be administered" <text:s text:c="11"/>weight="-10" /&gt; <text:s text:c="7"/>&lt;/score&gt; <text:s text:c="7"/>&lt;score label="VFC Status" hl7Reference="OBX-5" denominator="vaccination admin count" numerator="Vaccination financial eligibility code" weight="20" /&gt; <text:s text:c="5"/>&lt;/section&gt; <text:s text:c="5"/>&lt;section name="expected" weight="4"&gt; <text:s text:c="7"/>&lt;score label="CVX Code" hl7Reference="RXA-5" denominator="vaccination count" numerator="Vaccination CVX code" weight="20" /&gt; <text:s text:c="7"/>&lt;score label="Lot Number" hl7Reference="RXA-15" denominator="vaccination admin count" numerator="Vaccination lot number" weight="20" /&gt; <text:s text:c="7"/>&lt;score label="Manufacturer" hl7Reference="RXA-17" denominator="vaccination admin count" numerator="Vaccination manufacturer code" weight="20" /&gt; <text:s text:c="5"/>&lt;/section&gt; <text:s text:c="5"/>&lt;section name="recommended" weight="2"&gt; <text:s text:c="7"/>&lt;score label="Admin Amount" hl7Reference="RXA-6" denominator="vaccination admin count" numerator="Vaccination administered amount" weight="14"&gt; <text:s text:c="9"/>&lt;score label="Missing Units" hl7Reference="RXA-7" denominator="vaccination admin count" numerator="Vaccination administered unit is missing" weight="-3" /&gt; <text:s text:c="7"/>&lt;/score&gt; <text:s text:c="7"/>&lt;score label="Completion Status" hl7Reference="RXA-20" denominator="vaccination admin count" numerator="Vaccination completion status" weight="6" /&gt; <text:s text:c="5"/>&lt;/section&gt; <text:s text:c="5"/>&lt;section name="optional" weight="0"&gt; <text:s text:c="7"/>&lt;score label="Facility Id" hl7Reference="RXA-11" denominator="vaccination admin count" numerator="Vaccination facility id" weight="0" /&gt; <text:s text:c="7"/>&lt;score label="Given By Id" hl7Reference="RXA-10" denominator="vaccination admin count" numerator="Vaccination given by" weight="0" /&gt; <text:s text:c="7"/>&lt;score label="Action Code" hl7Reference="RXA-21" denominator="vaccination count" numerator="Vaccination action code" weight="0" /&gt; <text:s text:c="7"/>&lt;score label="Ordered By" hl7Reference="ORC-12" denominator="vaccination admin count" numerator="Vaccination ordered by" weight="0" /&gt; <text:s text:c="7"/>&lt;score label="Entered By" hl7Reference="ORC-10" denominator="vaccination count" numerator="Vaccination recorded by" weight="0" /&gt; <text:s text:c="7"/>&lt;score label="Refusal Reason" hl7Reference="RXA-18" denominator="vaccination count" numerator="Vaccination refusal reason" weight="0" /&gt; <text:s text:c="7"/>&lt;score label="Lot Expiration Date" hl7Reference="RXA-16" denominator="vaccination admin count" numerator="Vaccination lot expiration date" weight="0" /&gt; <text:s text:c="7"/>&lt;score label="CPT Code" hl7Reference="RXA-5" denominator="vaccination count" numerator="Vaccination CPT code" weight="0" /&gt; <text:s text:c="7"/>&lt;score label="System Entry Date" hl7Reference="RXA-22" denominator="vaccination count" numerator="Vaccination system entry time" weight="0"&gt; <text:s text:c="9"/>&lt;score label="In Future" hl7Reference="" denominator="vaccination count" numerator="Vaccination system entry time is in future" weight="-5" /&gt; <text:s text:c="7"/>&lt;/score&gt; <text:s text:c="7"/>&lt;score label="Vaccination Id" hl7Reference="ORC-3" denominator="vaccination count" numerator="Vaccination id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5"/>&lt;/section&gt; <text:s text:c="5"/>&lt;section name="recommended" weight="1"&gt; <text:s text:c="7"/>&lt;section name="HPV" weight="1" /&gt; <text:s text:c="7"/>&lt;section name="ROTAVIRUS" weight="1" /&gt; <text:s text:c="7"/>&lt;section name="Td" weight="1" /&gt; <text:s text:c="7"/>&lt;section name="HepA" weight="1" /&gt; <text:s text:c="5"/>&lt;/section&gt; <text:s text:c="5"/>&lt;section name="optional" weight="0"&gt; <text:s text:c="7"/>&lt;section name="RABIES" weight="0" /&gt; <text:s text:c="5"/>&lt;/section&gt; <text:s text:c="5"/>&lt;section name="unexpected" weight="-2"&gt; <text:s text:c="7"/>&lt;section name="ANTHRAX" weight="1" /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1"&gt; <text:s text:c="3"/>&lt;/section&gt; <text:s text:c="3"/>&lt;section name="onTime" weight="7" days="3"&gt; <text:s text:c="3"/>&lt;/section&gt; <text:s text:c="3"/>&lt;section name="late" weight="4" days="7"&gt; <text:s text:c="3"/>&lt;/section&gt; <text:s text:c="3"/>&lt;section name="veryLate" weight="1" days="3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5">
            <text:p>255</text:p>
          </table:table-cell>
          <table:table-cell table:formula="of:=&quot;INSERT INTO dqa_report_template(template_id, template_label, report_type_id, base_profile_id) VALUES(&quot;&amp;[.A6]&amp;&quot;, '&quot;&amp;[.B6]&amp;&quot;', &quot;&amp;[.C6]&amp;&quot;, &quot;&amp;[.E6]&amp;&quot;);&quot;" office:value-type="string" office:string-value="INSERT INTO dqa_report_template(template_id, template_label, report_type_id, base_profile_id) VALUES(5, 'MCIR Vacc Admin', 1, 255);">
            <text:p>INSERT INTO dqa_report_template(template_id, template_label, report_type_id, base_profile_id) VALUES(5, 'MCIR Vacc Admin', 1, 255);</text:p>
          </table:table-cell>
          <table:table-cell table:formula="of:=&quot;INSERT INTO dqa_report_template(template_id, template_label, report_type_id, report_definition, base_profile_id) VALUES(&quot;&amp;[.A6]&amp;&quot;, '&quot;&amp;[.B6]&amp;&quot;', &quot;&amp;[.C6]&amp;&quot;, '&quot;&amp;SUBSTITUTE([.K6]; &quot;'&quot;; &quot;''&quot;)&amp;&quot;', &quot;&amp;[.E6]&amp;&quot;);&quot;" office:value-type="string" office:string-value="INSERT INTO dqa_report_template(template_id, template_label, report_type_id, report_definition, base_profile_id) VALUES(5, 'MCIR Vacc Admin', 1, '&lt;dqa-scoring&gt;&#10;  &lt;section name=&quot;completeness&quot; weight=&quot;50&quot;&gt;&#10;    &lt;section name=&quot;patient&quot; weight=&quot;45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5&quot; /&gt;&#10;        &lt;score label=&quot;Last Name&quot; hl7Reference=&quot;PID-5.1&quot; denominator=&quot;patient count&quot; numerator=&quot;Patient name last&quot; weight=&quot;5&quot; /&gt;&#10;        &lt;score label=&quot;Possible Test Name&quot; hl7Reference=&quot;&quot; denominator=&quot;patient count&quot; numerator=&quot;Patient name may be test name&quot; weight=&quot;-5&quot; /&gt;&#10;        &lt;score label=&quot;Possible Baby Name&quot; hl7Reference=&quot;&quot; denominator=&quot;patient count&quot; numerator=&quot;Patient name may be temporary newborn name&quot; weight=&quot;-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Phone&quot; hl7Reference=&quot;PID-13&quot; denominator=&quot;patient count&quot; numerator=&quot;Patient phone&quot; weight=&quot;10&quot; /&gt;&#10;        &lt;score label=&quot;Mother''s Maiden&quot; hl7Reference=&quot;PID-6&quot; denominator=&quot;patient count&quot; numerator=&quot;Patient mother''s maiden name&quot; weight=&quot;10&quot; /&gt;&#10;      &lt;/section&gt;&#10;      &lt;section name=&quot;recommended&quot; weight=&quot;2&quot;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optional&quot; weight=&quot;0&quot;&gt;&#10;        &lt;score label=&quot;Birth Indicator&quot; hl7Reference=&quot;PID-24&quot; denominator=&quot;patient count&quot; numerator=&quot;Patient birth indicator&quot; weight=&quot;0&quot; /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45&quot;&gt;&#10;      &lt;section name=&quot;required&quot; weight=&quot;14&quot;&gt;&#10;        &lt;score label=&quot;Vaccination Date&quot; hl7Reference=&quot;RXA-3&quot; denominator=&quot;vaccination count&quot; numerator=&quot;Vaccination admin date&quot; weight=&quot;40&quot; /&gt;&#10;        &lt;score label=&quot;Vaccination Code&quot; hl7Reference=&quot;RXA-5&quot; denominator=&quot;vaccination count&quot; numerator=&quot;Vaccination admin code&quot; weight=&quot;40&quot;&gt;&#10;          &lt;score label=&quot;Not Specific&quot; hl7Reference=&quot;&quot; denominator=&quot;vaccination admin count&quot; numerator=&quot;Vaccination admin code is not specific&quot; weight=&quot;-10&quot; /&gt;&#10;          &lt;score label=&quot;Not Vaccine&quot; hl7Reference=&quot;&quot; denominator=&quot;vaccination count&quot; numerator=&quot;Vaccination admin code is not vaccine&quot; weight=&quot;-40&quot; /&gt;&#10;          &lt;score label=&quot;Valued as Unknown&quot; hl7Reference=&quot;&quot; denominator=&quot;vaccination count&quot; numerator=&quot;Vaccination admin code is valued as unknown&quot; weight=&quot;-40&quot; /&gt;&#10;        &lt;/score&gt;&#10;        &lt;score label=&quot;Information Source&quot; hl7Reference=&quot;RXA-9&quot; denominator=&quot;vaccination count&quot; numerator=&quot;Vaccination information source&quot; weight=&quot;40&quot;&gt;&#10;          &lt;score label=&quot;May be Historical&quot; hl7Reference=&quot;&quot; denominator=&quot;vaccination count&quot; numerator=&quot;Vaccination information source is administered but appears to historical&quot;&#10;            weight=&quot;-10&quot; /&gt;&#10;          &lt;score label=&quot;May be Administered&quot; hl7Reference=&quot;&quot; denominator=&quot;vaccination count&quot; numerator=&quot;Vaccination information source is historical but appears to be administered&quot;&#10;            weight=&quot;-10&quot; /&gt;&#10;        &lt;/score&gt;&#10;        &lt;score label=&quot;VFC Status&quot; hl7Reference=&quot;OBX-5&quot; denominator=&quot;vaccination admin count&quot; numerator=&quot;Vaccination financial eligibility code&quot; weight=&quot;20&quot; /&gt;&#10;      &lt;/section&gt;&#10;      &lt;section name=&quot;expected&quot; weight=&quot;4&quot;&gt;&#10;        &lt;score label=&quot;CVX Code&quot; hl7Reference=&quot;RXA-5&quot; denominator=&quot;vaccination count&quot; numerator=&quot;Vaccination CVX code&quot; weight=&quot;20&quot; /&gt;&#10;        &lt;score label=&quot;Lot Number&quot; hl7Reference=&quot;RXA-15&quot; denominator=&quot;vaccination admin count&quot; numerator=&quot;Vaccination lot number&quot; weight=&quot;20&quot; /&gt;&#10;        &lt;score label=&quot;Manufacturer&quot; hl7Reference=&quot;RXA-17&quot; denominator=&quot;vaccination admin count&quot; numerator=&quot;Vaccination manufacturer code&quot; weight=&quot;20&quot; /&gt;&#10;      &lt;/section&gt;&#10;      &lt;section name=&quot;recommended&quot; weight=&quot;2&quot;&gt;&#10;        &lt;score label=&quot;Admin Amount&quot; hl7Reference=&quot;RXA-6&quot; denominator=&quot;vaccination admin count&quot; numerator=&quot;Vaccination administered amount&quot; weight=&quot;14&quot;&gt;&#10;          &lt;score label=&quot;Missing Units&quot; hl7Reference=&quot;RXA-7&quot; denominator=&quot;vaccination admin count&quot; numerator=&quot;Vaccination administered unit is missing&quot; weight=&quot;-3&quot; /&gt;&#10;        &lt;/score&gt;&#10;        &lt;score label=&quot;Completion Status&quot; hl7Reference=&quot;RXA-20&quot; denominator=&quot;vaccination admin count&quot; numerator=&quot;Vaccination completion status&quot; weight=&quot;6&quot; /&gt;&#10;      &lt;/section&gt;&#10;      &lt;section name=&quot;optional&quot; weight=&quot;0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Action Code&quot; hl7Reference=&quot;RXA-21&quot; denominator=&quot;vaccination count&quot; numerator=&quot;Vaccination action code&quot; weight=&quot;0&quot; /&gt;&#10;        &lt;score label=&quot;Ordered By&quot; hl7Reference=&quot;ORC-12&quot; denominator=&quot;vaccination admin count&quot; numerator=&quot;Vaccination ordered by&quot; weight=&quot;0&quot; /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 weight=&quot;0&quot; /&gt;&#10;        &lt;score label=&quot;CPT Code&quot; hl7Reference=&quot;RXA-5&quot; denominator=&quot;vaccination count&quot; numerator=&quot;Vaccination CPT code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 weight=&quot;-5&quot; /&gt;&#10;        &lt;/score&gt;&#10;        &lt;score label=&quot;Vaccination Id&quot; hl7Reference=&quot;ORC-3&quot; denominator=&quot;vaccination count&quot; numerator=&quot;Vaccination id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', 255);">
            <text:p>INSERT INTO dqa_report_template(template_id, template_label, report_type_id, report_definition, base_profile_id) VALUES(5, 'MCIR Vacc Admin', 1, '&lt;dqa-scoring&gt;<text:line-break/> <text:s/>&lt;section name="completeness" weight="50"&gt;<text:line-break/> <text:s text:c="3"/>&lt;section name="patient" weight="45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5" /&gt;<text:line-break/> <text:s text:c="7"/>&lt;score label="Last Name" hl7Reference="PID-5.1" denominator="patient count" numerator="Patient name last" weight="5" /&gt;<text:line-break/> <text:s text:c="7"/>&lt;score label="Possible Test Name" hl7Reference="" denominator="patient count" numerator="Patient name may be test name" weight="-5" /&gt;<text:line-break/> <text:s text:c="7"/>&lt;score label="Possible Baby Name" hl7Reference="" denominator="patient count" numerator="Patient name may be temporary newborn name" weight="-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Phone" hl7Reference="PID-13" denominator="patient count" numerator="Patient phone" weight="10" /&gt;<text:line-break/> <text:s text:c="7"/>&lt;score label="Mother''s Maiden" hl7Reference="PID-6" denominator="patient count" numerator="Patient mother''s maiden name" weight="10" /&gt;<text:line-break/> <text:s text:c="5"/>&lt;/section&gt;<text:line-break/> <text:s text:c="5"/>&lt;section name="recommended" weight="2"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 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optional" weight="0"&gt;<text:line-break/> <text:s text:c="7"/>&lt;score label="Birth Indicator" hl7Reference="PID-24" denominator="patient count" numerator="Patient birth indicator" weight="0" /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45"&gt;<text:line-break/> <text:s text:c="5"/>&lt;section name="required" weight="14"&gt;<text:line-break/> <text:s text:c="7"/>&lt;score label="Vaccination Date" hl7Reference="RXA-3" denominator="vaccination count" numerator="Vaccination admin date" weight="40" /&gt;<text:line-break/> <text:s text:c="7"/>&lt;score label="Vaccination Code" hl7Reference="RXA-5" denominator="vaccination count" numerator="Vaccination admin code" weight="40"&gt;<text:line-break/> <text:s text:c="9"/>&lt;score label="Not Specific" hl7Reference="" denominator="vaccination admin count" numerator="Vaccination admin code is not specific" weight="-10" /&gt;<text:line-break/> <text:s text:c="9"/>&lt;score label="Not Vaccine" hl7Reference="" denominator="vaccination count" numerator="Vaccination admin code is not vaccine" weight="-40" /&gt;<text:line-break/> <text:s text:c="9"/>&lt;score label="Valued as Unknown" hl7Reference="" denominator="vaccination count" numerator="Vaccination admin code is valued as unknown" weight="-40" /&gt;<text:line-break/> <text:s text:c="7"/>&lt;/score&gt;<text:line-break/> <text:s text:c="7"/>&lt;score label="Information Source" hl7Reference="RXA-9" denominator="vaccination count" numerator="Vaccination information source" weight="40"&gt;<text:line-break/> <text:s text:c="9"/>&lt;score label="May be Historical" hl7Reference="" denominator="vaccination count" numerator="Vaccination information source is administered but appears to historical"<text:line-break/> <text:s text:c="11"/>weight="-10" /&gt;<text:line-break/> <text:s text:c="9"/>&lt;score label="May be Administered" hl7Reference="" denominator="vaccination count" numerator="Vaccination information source is historical but appears to be administered"<text:line-break/> <text:s text:c="11"/>weight="-10" /&gt;<text:line-break/> <text:s text:c="7"/>&lt;/score&gt;<text:line-break/> <text:s text:c="7"/>&lt;score label="VFC Status" hl7Reference="OBX-5" denominator="vaccination admin count" numerator="Vaccination financial eligibility code" weight="20" /&gt;<text:line-break/> <text:s text:c="5"/>&lt;/section&gt;<text:line-break/> <text:s text:c="5"/>&lt;section name="expected" weight="4"&gt;<text:line-break/> <text:s text:c="7"/>&lt;score label="CVX Code" hl7Reference="RXA-5" denominator="vaccination count" numerator="Vaccination CVX code" weight="20" /&gt;<text:line-break/> <text:s text:c="7"/>&lt;score label="Lot Number" hl7Reference="RXA-15" denominator="vaccination admin count" numerator="Vaccination lot number" weight="20" /&gt;<text:line-break/> <text:s text:c="7"/>&lt;score label="Manufacturer" hl7Reference="RXA-17" denominator="vaccination admin count" numerator="Vaccination manufacturer code" weight="20" /&gt;<text:line-break/> <text:s text:c="5"/>&lt;/section&gt;<text:line-break/> <text:s text:c="5"/>&lt;section name="recommended" weight="2"&gt;<text:line-break/> <text:s text:c="7"/>&lt;score label="Admin Amount" hl7Reference="RXA-6" denominator="vaccination admin count" numerator="Vaccination administered amount" weight="14"&gt;<text:line-break/> <text:s text:c="9"/>&lt;score label="Missing Units" hl7Reference="RXA-7" denominator="vaccination admin count" numerator="Vaccination administered unit is missing" weight="-3" /&gt;<text:line-break/> <text:s text:c="7"/>&lt;/score&gt;<text:line-break/> <text:s text:c="7"/>&lt;score label="Completion Status" hl7Reference="RXA-20" denominator="vaccination admin count" numerator="Vaccination completion status" weight="6" /&gt;<text:line-break/> <text:s text:c="5"/>&lt;/section&gt;<text:line-break/> <text:s text:c="5"/>&lt;section name="optional" weight="0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Action Code" hl7Reference="RXA-21" denominator="vaccination count" numerator="Vaccination action code" weight="0" /&gt;<text:line-break/> <text:s text:c="7"/>&lt;score label="Ordered By" hl7Reference="ORC-12" denominator="vaccination admin count" numerator="Vaccination ordered by" weight="0" /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 weight="0" /&gt;<text:line-break/> <text:s text:c="7"/>&lt;score label="CPT Code" hl7Reference="RXA-5" denominator="vaccination count" numerator="Vaccination CPT code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 weight="-5" /&gt;<text:line-break/> <text:s text:c="7"/>&lt;/score&gt;<text:line-break/> <text:s text:c="7"/>&lt;score label="Vaccination Id" hl7Reference="ORC-3" denominator="vaccination count" numerator="Vaccination id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5);</text:p>
          </table:table-cell>
          <table:table-cell table:number-columns-repeated="3"/>
          <table:table-cell table:style-name="ce3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PID-5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PID-5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hl7Reference</text:span><text:span text:style-name="T3">=</text:span><text:span text:style-name="T6">"PID-7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hl7Reference</text:span><text:span text:style-name="T3">=</text:span><text:span text:style-name="T6">"PID-8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hl7Reference</text:span><text:span text:style-name="T3">=</text:span><text:span text:style-name="T6">"PID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PID-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PID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hl7Reference</text:span><text:span text:style-name="T3">=</text:span><text:span text:style-name="T6">"PID-5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hl7Reference</text:span><text:span text:style-name="T3">=</text:span><text:span text:style-name="T6">"PID-1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hl7Reference</text:span><text:span text:style-name="T3">=</text:span><text:span text:style-name="T6">"PID-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hl7Reference</text:span><text:span text:style-name="T3">=</text:span><text:span text:style-name="T6">"PID-2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hl7Reference</text:span><text:span text:style-name="T3">=</text:span><text:span text:style-name="T6">"PID-1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hl7Reference</text:span><text:span text:style-name="T3">=</text:span><text:span text:style-name="T6">"NK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NK1-2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NK1-2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hl7Reference</text:span><text:span text:style-name="T3">=</text:span><text:span text:style-name="T6">"PID-2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hl7Reference</text:span><text:span text:style-name="T3">=</text:span><text:span text:style-name="T6">"PID-1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hl7Reference</text:span><text:span text:style-name="T3">=</text:span><text:span text:style-name="T6">"NK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NK1-4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NK1-4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NK1-4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NK1-4.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hl7Reference</text:span><text:span text:style-name="T3">=</text:span><text:span text:style-name="T6">"NK1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hl7Reference</text:span><text:span text:style-name="T3">=</text:span><text:span text:style-name="T6">"PID-11.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hl7Reference</text:span><text:span text:style-name="T3">=</text:span><text:span text:style-name="T6">"PV1-2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hl7Reference</text:span><text:span text:style-name="T3">=</text:span><text:span text:style-name="T6">"PD1-1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hl7Reference</text:span><text:span text:style-name="T3">=</text:span><text:span text:style-name="T6">"PD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hl7Reference</text:span><text:span text:style-name="T3">=</text:span><text:span text:style-name="T6">"PD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hl7Reference</text:span><text:span text:style-name="T3">=</text:span><text:span text:style-name="T6">"PD1-1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hl7Reference</text:span><text:span text:style-name="T3">=</text:span><text:span text:style-name="T6">"PD1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hl7Reference</text:span><text:span text:style-name="T3">=</text:span><text:span text:style-name="T6">"RXA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hl7Reference</text:span><text:span text:style-name="T3">=</text:span><text:span text:style-name="T6">"RXA-9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FC Status"</text:span><text:span text:style-name="T4"> </text:span><text:span text:style-name="T5">hl7Reference</text:span><text:span text:style-name="T3">=</text:span><text:span text:style-name="T6">"OBX-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inancial eligibility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hl7Reference</text:span><text:span text:style-name="T3">=</text:span><text:span text:style-name="T6">"RXA-1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hl7Reference</text:span><text:span text:style-name="T3">=</text:span><text:span text:style-name="T6">"RXA-1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hl7Reference</text:span><text:span text:style-name="T3">=</text:span><text:span text:style-name="T6">"RXA-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hl7Reference</text:span><text:span text:style-name="T3">=</text:span><text:span text:style-name="T6">"RXA-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3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hl7Reference</text:span><text:span text:style-name="T3">=</text:span><text:span text:style-name="T6">"RXA-2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6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hl7Reference</text:span><text:span text:style-name="T3">=</text:span><text:span text:style-name="T6">"RXA-11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hl7Reference</text:span><text:span text:style-name="T3">=</text:span><text:span text:style-name="T6">"RXA-1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hl7Reference</text:span><text:span text:style-name="T3">=</text:span><text:span text:style-name="T6">"RXA-21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hl7Reference</text:span><text:span text:style-name="T3">=</text:span><text:span text:style-name="T6">"ORC-12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hl7Reference</text:span><text:span text:style-name="T3">=</text:span><text:span text:style-name="T6">"ORC-10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hl7Reference</text:span><text:span text:style-name="T3">=</text:span><text:span text:style-name="T6">"RXA-18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hl7Reference</text:span><text:span text:style-name="T3">=</text:span><text:span text:style-name="T6">"RXA-1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hl7Reference</text:span><text:span text:style-name="T3">=</text:span><text:span text:style-name="T6">"RXA-22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hl7Reference</text:span><text:span text:style-name="T3">=</text:span><text:span text:style-name="T6">"ORC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P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OTAVIRUS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ABIE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ANTHRAX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1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4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1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CIR Vacc Inventory</text:p>
          </table:table-cell>
          <table:table-cell office:value-type="float" office:value="2">
            <text:p>2</text:p>
          </table:table-cell>
          <table:table-cell table:style-name="ce2" table:formula="of:=SUBSTITUTE([.K7];CHAR(10);&quot;&quot;)" office:value-type="string" office:string-value="&lt;dqa-scoring&gt;  &lt;section name=&quot;completeness&quot; weight=&quot;50&quot;&gt;    &lt;section name=&quot;patient&quot; weight=&quot;45&quot;&gt;      &lt;section name=&quot;required&quot; weight=&quot;14&quot;&gt;        &lt;score label=&quot;Patient Id&quot; hl7Reference=&quot;PID-3&quot; denominator=&quot;patient count&quot; numerator=&quot;Patient submitter id&quot; weight=&quot;10&quot; /&gt;        &lt;score label=&quot;First Name&quot; hl7Reference=&quot;PID-5.2&quot; denominator=&quot;patient count&quot; numerator=&quot;Patient name first&quot; weight=&quot;5&quot; /&gt;        &lt;score label=&quot;Last Name&quot; hl7Reference=&quot;PID-5.1&quot; denominator=&quot;patient count&quot; numerator=&quot;Patient name last&quot; weight=&quot;5&quot; /&gt;        &lt;score label=&quot;Possible Test Name&quot; hl7Reference=&quot;&quot; denominator=&quot;patient count&quot; numerator=&quot;Patient name may be test name&quot; weight=&quot;-5&quot; /&gt;        &lt;score label=&quot;Possible Baby Name&quot; hl7Reference=&quot;&quot; denominator=&quot;patient count&quot; numerator=&quot;Patient name may be temporary newborn name&quot; weight=&quot;-10&quot; /&gt;        &lt;score label=&quot;Birth Date&quot; hl7Reference=&quot;PID-7&quot; denominator=&quot;patient count&quot; numerator=&quot;Patient birth date&quot; weight=&quot;10&quot; /&gt;        &lt;score label=&quot;Sex&quot; hl7Reference=&quot;PID-8&quot; denominator=&quot;patient count&quot; numerator=&quot;Patient gender&quot; weight=&quot;5&quot; /&gt;        &lt;score label=&quot;Address&quot; hl7Reference=&quot;PID-11&quot; denominator=&quot;patient count&quot; numerator=&quot;Patient address&quot; weight=&quot;2&quot;&gt;          &lt;score label=&quot;Street&quot; hl7Reference=&quot;PID-1&quot; denominator=&quot;patient count&quot; numerator=&quot;Patient address street&quot; weight=&quot;5&quot; /&gt;          &lt;score label=&quot;City&quot; hl7Reference=&quot;PID-3&quot; denominator=&quot;patient count&quot; numerator=&quot;Patient address city&quot; weight=&quot;1&quot; /&gt;          &lt;score label=&quot;State&quot; hl7Reference=&quot;PID-4&quot; denominator=&quot;patient count&quot; numerator=&quot;Patient address state&quot; weight=&quot;1&quot; /&gt;          &lt;score label=&quot;Zip&quot; hl7Reference=&quot;PID-5&quot; denominator=&quot;patient count&quot; numerator=&quot;Patient address zip&quot; weight=&quot;1&quot; /&gt;        &lt;/score&gt;      &lt;/section&gt;      &lt;section name=&quot;expected&quot; weight=&quot;4&quot;&gt;        &lt;score label=&quot;Middle Name&quot; hl7Reference=&quot;PID-5.3&quot; denominator=&quot;patient count&quot; numerator=&quot;Patient middle name&quot; weight=&quot;10&quot; /&gt;        &lt;score label=&quot;Phone&quot; hl7Reference=&quot;PID-13&quot; denominator=&quot;patient count&quot; numerator=&quot;Patient phone&quot; weight=&quot;10&quot; /&gt;        &lt;score label=&quot;Mother's Maiden&quot; hl7Reference=&quot;PID-6&quot; denominator=&quot;patient count&quot; numerator=&quot;Patient mother's maiden name&quot; weight=&quot;10&quot; /&gt;      &lt;/section&gt;      &lt;section name=&quot;recommended&quot; weight=&quot;2&quot;&gt;        &lt;score label=&quot;Ethnicity&quot; hl7Reference=&quot;PID-22&quot; denominator=&quot;patient count&quot; numerator=&quot;Patient ethnicity&quot; weight=&quot;10&quot; /&gt;        &lt;score label=&quot;Race&quot; hl7Reference=&quot;PID-10&quot; denominator=&quot;patient count&quot; numerator=&quot;Patient race&quot; weight=&quot;10&quot; /&gt;        &lt;score label=&quot;Responsible Party&quot; hl7Reference=&quot;NK1&quot; denominator=&quot;patient count&quot; numerator=&quot;Patient guardian responsible party&quot; weight=&quot;1&quot;&gt;          &lt;score label=&quot;First Name&quot; hl7Reference=&quot;NK1-2.2&quot; denominator=&quot;patient count&quot; numerator=&quot;Patient guardian name first&quot; weight=&quot;4&quot; /&gt;          &lt;score label=&quot;Last Name&quot; hl7Reference=&quot;NK1-2.1&quot; denominator=&quot;patient count&quot; numerator=&quot;Patient guardian name last&quot; weight=&quot;4&quot; /&gt;          &lt;score label=&quot;Same as Patient&quot; hl7Reference=&quot;NK1-3&quot; denominator=&quot;patient count&quot; numerator=&quot;Patient guardian name is same as underage patient&quot; weight=&quot;-8&quot; /&gt;          &lt;score label=&quot;Relationship&quot; hl7Reference=&quot;NK1-3&quot; denominator=&quot;patient count&quot; numerator=&quot;Patient guardian relationship&quot; weight=&quot;1&quot; /&gt;        &lt;/score&gt;      &lt;/section&gt;      &lt;section name=&quot;optional&quot; weight=&quot;0&quot;&gt;        &lt;score label=&quot;Birth Indicator&quot; hl7Reference=&quot;PID-24&quot; denominator=&quot;patient count&quot; numerator=&quot;Patient birth indicator&quot; weight=&quot;0&quot; /&gt;        &lt;score label=&quot;Medicaid Id&quot; hl7Reference=&quot;PID-3&quot; denominator=&quot;patient count&quot; numerator=&quot;Patient Medicaid number&quot; weight=&quot;0&quot; /&gt;        &lt;score label=&quot;SSN&quot; hl7Reference=&quot;PID-3&quot; denominator=&quot;patient count&quot; numerator=&quot;Patient SSN&quot; weight=&quot;0&quot; /&gt;        &lt;score label=&quot;Alias&quot; hl7Reference=&quot;PID-5&quot; denominator=&quot;patient count&quot; numerator=&quot;Patient alias&quot; weight=&quot;0&quot; /&gt;        &lt;score label=&quot;Primary Language&quot; hl7Reference=&quot;PID-15&quot; denominator=&quot;patient count&quot; numerator=&quot;Patient primary language&quot; weight=&quot;0&quot; /&gt;        &lt;score label=&quot;Resp Party Address&quot; hl7Reference=&quot;NK1-4&quot; denominator=&quot;patient count&quot; numerator=&quot;Patient guardian address&quot; weight=&quot;0&quot;&gt;          &lt;score label=&quot;Street&quot; hl7Reference=&quot;NK1-4.1&quot; denominator=&quot;patient count&quot; numerator=&quot;Patient guardian address street&quot; weight=&quot;0&quot; /&gt;          &lt;score label=&quot;City&quot; hl7Reference=&quot;NK1-4.2&quot; denominator=&quot;patient count&quot; numerator=&quot;Patient guardian address city&quot; weight=&quot;0&quot; /&gt;          &lt;score label=&quot;State&quot; hl7Reference=&quot;NK1-4.3&quot; denominator=&quot;patient count&quot; numerator=&quot;Patient guardian address state&quot; weight=&quot;0&quot; /&gt;          &lt;score label=&quot;Zip&quot; hl7Reference=&quot;NK1-4.4&quot; denominator=&quot;patient count&quot; numerator=&quot;Patient guardian address zip&quot; weight=&quot;0&quot; /&gt;        &lt;/score&gt;        &lt;score label=&quot;Resp Party Phone&quot; hl7Reference=&quot;NK1-5&quot; denominator=&quot;patient count&quot; numerator=&quot;Patient guardian phone&quot; weight=&quot;0&quot; /&gt;        &lt;score label=&quot;Address County&quot; hl7Reference=&quot;PID-11.6&quot; denominator=&quot;patient count&quot; numerator=&quot;Patient address county&quot; weight=&quot;0&quot; /&gt;        &lt;score label=&quot;Financial Class&quot; hl7Reference=&quot;PV1-20&quot; denominator=&quot;patient count&quot; numerator=&quot;Patient VFC status&quot; weight=&quot;0&quot; /&gt;        &lt;score label=&quot;Registry Status&quot; hl7Reference=&quot;PD1-16&quot; denominator=&quot;patient count&quot; numerator=&quot;Patient registry status&quot; weight=&quot;0&quot; /&gt;        &lt;score label=&quot;Primary Physician&quot; hl7Reference=&quot;PD1-4&quot; denominator=&quot;patient count&quot; numerator=&quot;Patient primary physician id&quot; weight=&quot;0&quot;&gt;          &lt;score label=&quot;Name&quot; hl7Reference=&quot;&quot; denominator=&quot;patient count&quot; numerator=&quot;Patient primary physician name&quot; weight=&quot;0&quot; /&gt;        &lt;/score&gt;        &lt;score label=&quot;Primary Facility&quot; hl7Reference=&quot;PD1-3&quot; denominator=&quot;patient count&quot; numerator=&quot;Patient primary facility id&quot; weight=&quot;0&quot;&gt;          &lt;score label=&quot;Name&quot; hl7Reference=&quot;&quot; denominator=&quot;patient count&quot; numerator=&quot;Patient primary facility name&quot; weight=&quot;0&quot; /&gt;        &lt;/score&gt;        &lt;score label=&quot;Patient Registry Id&quot; hl7Reference=&quot;PID-3&quot; denominator=&quot;patient count&quot; numerator=&quot;Patient registry id&quot; weight=&quot;0&quot; /&gt;        &lt;score label=&quot;Protection Indicator&quot; hl7Reference=&quot;PD1-12&quot; denominator=&quot;patient count&quot; numerator=&quot;Patient protection indicator&quot; weight=&quot;0&quot; /&gt;        &lt;score label=&quot;Publicity Indicator&quot; hl7Reference=&quot;PD1-11&quot; denominator=&quot;patient count&quot; numerator=&quot;Patient publicity code&quot; weight=&quot;0&quot; /&gt;      &lt;/section&gt;    &lt;/section&gt;    &lt;section name=&quot;vaccination&quot; weight=&quot;45&quot;&gt;      &lt;section name=&quot;required&quot; weight=&quot;14&quot;&gt;        &lt;score label=&quot;Vaccination Date&quot; hl7Reference=&quot;RXA-3&quot; denominator=&quot;vaccination count&quot; numerator=&quot;Vaccination admin date&quot; weight=&quot;40&quot; /&gt;        &lt;score label=&quot;Vaccination Code&quot; hl7Reference=&quot;RXA-5&quot; denominator=&quot;vaccination count&quot; numerator=&quot;Vaccination admin code&quot; weight=&quot;40&quot;&gt;          &lt;score label=&quot;Not Specific&quot; hl7Reference=&quot;&quot; denominator=&quot;vaccination admin count&quot; numerator=&quot;Vaccination admin code is not specific&quot; weight=&quot;-10&quot; /&gt;          &lt;score label=&quot;Not Vaccine&quot; hl7Reference=&quot;&quot; denominator=&quot;vaccination count&quot; numerator=&quot;Vaccination admin code is not vaccine&quot; weight=&quot;-40&quot; /&gt;          &lt;score label=&quot;Valued as Unknown&quot; hl7Reference=&quot;&quot; denominator=&quot;vaccination count&quot; numerator=&quot;Vaccination admin code is valued as unknown&quot; weight=&quot;-40&quot; /&gt;        &lt;/score&gt;        &lt;score label=&quot;Information Source&quot; hl7Reference=&quot;RXA-9&quot; denominator=&quot;vaccination count&quot; numerator=&quot;Vaccination information source&quot; weight=&quot;40&quot;&gt;          &lt;score label=&quot;May be Historical&quot; hl7Reference=&quot;&quot; denominator=&quot;vaccination count&quot; numerator=&quot;Vaccination information source is administered but appears to historical&quot;            weight=&quot;-10&quot; /&gt;          &lt;score label=&quot;May be Administered&quot; hl7Reference=&quot;&quot; denominator=&quot;vaccination count&quot; numerator=&quot;Vaccination information source is historical but appears to be administered&quot;            weight=&quot;-10&quot; /&gt;        &lt;/score&gt;        &lt;score label=&quot;VFC Status&quot; hl7Reference=&quot;OBX-5&quot; denominator=&quot;vaccination admin count&quot; numerator=&quot;Vaccination financial eligibility code&quot; weight=&quot;20&quot; /&gt;      &lt;/section&gt;      &lt;section name=&quot;expected&quot; weight=&quot;4&quot;&gt;        &lt;score label=&quot;CVX Code&quot; hl7Reference=&quot;RXA-5&quot; denominator=&quot;vaccination count&quot; numerator=&quot;Vaccination CVX code&quot; weight=&quot;20&quot; /&gt;        &lt;score label=&quot;Lot Number&quot; hl7Reference=&quot;RXA-15&quot; denominator=&quot;vaccination admin count&quot; numerator=&quot;Vaccination lot number&quot; weight=&quot;20&quot; /&gt;        &lt;score label=&quot;Manufacturer&quot; hl7Reference=&quot;RXA-17&quot; denominator=&quot;vaccination admin count&quot; numerator=&quot;Vaccination manufacturer code&quot; weight=&quot;20&quot; /&gt;      &lt;/section&gt;      &lt;section name=&quot;recommended&quot; weight=&quot;2&quot;&gt;        &lt;score label=&quot;Admin Amount&quot; hl7Reference=&quot;RXA-6&quot; denominator=&quot;vaccination admin count&quot; numerator=&quot;Vaccination administered amount&quot; weight=&quot;14&quot;&gt;          &lt;score label=&quot;Missing Units&quot; hl7Reference=&quot;RXA-7&quot; denominator=&quot;vaccination admin count&quot; numerator=&quot;Vaccination administered unit is missing&quot; weight=&quot;-3&quot; /&gt;        &lt;/score&gt;        &lt;score label=&quot;Completion Status&quot; hl7Reference=&quot;RXA-20&quot; denominator=&quot;vaccination admin count&quot; numerator=&quot;Vaccination completion status&quot; weight=&quot;6&quot; /&gt;      &lt;/section&gt;      &lt;section name=&quot;optional&quot; weight=&quot;0&quot;&gt;        &lt;score label=&quot;Facility Id&quot; hl7Reference=&quot;RXA-11&quot; denominator=&quot;vaccination admin count&quot; numerator=&quot;Vaccination facility id&quot; weight=&quot;0&quot; /&gt;        &lt;score label=&quot;Given By Id&quot; hl7Reference=&quot;RXA-10&quot; denominator=&quot;vaccination admin count&quot; numerator=&quot;Vaccination given by&quot; weight=&quot;0&quot; /&gt;        &lt;score label=&quot;Action Code&quot; hl7Reference=&quot;RXA-21&quot; denominator=&quot;vaccination count&quot; numerator=&quot;Vaccination action code&quot; weight=&quot;0&quot; /&gt;        &lt;score label=&quot;Ordered By&quot; hl7Reference=&quot;ORC-12&quot; denominator=&quot;vaccination admin count&quot; numerator=&quot;Vaccination ordered by&quot; weight=&quot;0&quot; /&gt;        &lt;score label=&quot;Entered By&quot; hl7Reference=&quot;ORC-10&quot; denominator=&quot;vaccination count&quot; numerator=&quot;Vaccination recorded by&quot; weight=&quot;0&quot; /&gt;        &lt;score label=&quot;Refusal Reason&quot; hl7Reference=&quot;RXA-18&quot; denominator=&quot;vaccination count&quot; numerator=&quot;Vaccination refusal reason&quot; weight=&quot;0&quot; /&gt;        &lt;score label=&quot;Lot Expiration Date&quot; hl7Reference=&quot;RXA-16&quot; denominator=&quot;vaccination admin count&quot; numerator=&quot;Vaccination lot expiration date&quot; weight=&quot;0&quot; /&gt;        &lt;score label=&quot;CPT Code&quot; hl7Reference=&quot;RXA-5&quot; denominator=&quot;vaccination count&quot; numerator=&quot;Vaccination CPT code&quot; weight=&quot;0&quot; /&gt;        &lt;score label=&quot;System Entry Date&quot; hl7Reference=&quot;RXA-22&quot; denominator=&quot;vaccination count&quot; numerator=&quot;Vaccination system entry time&quot; weight=&quot;0&quot;&gt;          &lt;score label=&quot;In Future&quot; hl7Reference=&quot;&quot; denominator=&quot;vaccination count&quot; numerator=&quot;Vaccination system entry time is in future&quot; weight=&quot;-5&quot; /&gt;        &lt;/score&gt;        &lt;score label=&quot;Vaccination Id&quot; hl7Reference=&quot;ORC-3&quot; denominator=&quot;vaccination count&quot; numerator=&quot;Vaccination id&quot; weight=&quot;0&quot; /&gt;      &lt;/section&gt;    &lt;/section&gt;    &lt;section name=&quot;vaccineGroup&quot; weight=&quot;10&quot;&gt;      &lt;section name=&quot;expected&quot; weight=&quot;2&quot;&gt;        &lt;section name=&quot;DTAP&quot; weight=&quot;1&quot; /&gt;        &lt;section name=&quot;HepB&quot; weight=&quot;1&quot; /&gt;        &lt;section name=&quot;POLIO&quot; weight=&quot;1&quot; /&gt;        &lt;section name=&quot;HIB&quot; weight=&quot;1&quot; /&gt;        &lt;section name=&quot;FLU&quot; weight=&quot;1&quot; /&gt;        &lt;section name=&quot;MMR&quot; weight=&quot;1&quot; /&gt;        &lt;section name=&quot;VARICELLA&quot; weight=&quot;1&quot; /&gt;        &lt;section name=&quot;PneumoPCV&quot; weight=&quot;1&quot; /&gt;      &lt;/section&gt;      &lt;section name=&quot;recommended&quot; weight=&quot;1&quot;&gt;        &lt;section name=&quot;HPV&quot; weight=&quot;1&quot; /&gt;        &lt;section name=&quot;ROTAVIRUS&quot; weight=&quot;1&quot; /&gt;        &lt;section name=&quot;Td&quot; weight=&quot;1&quot; /&gt;        &lt;section name=&quot;HepA&quot; weight=&quot;1&quot; /&gt;      &lt;/section&gt;      &lt;section name=&quot;optional&quot; weight=&quot;0&quot;&gt;        &lt;section name=&quot;RABIES&quot; weight=&quot;0&quot; /&gt;      &lt;/section&gt;      &lt;section name=&quot;unexpected&quot; weight=&quot;-2&quot;&gt;        &lt;section name=&quot;ANTHRAX&quot; weight=&quot;1&quot; /&gt;      &lt;/section&gt;    &lt;/section&gt;  &lt;/section&gt;  &lt;section name=&quot;quality&quot; weight=&quot;40&quot;&gt;    &lt;section name=&quot;errors&quot; weight=&quot;28&quot;&gt;    &lt;/section&gt;    &lt;section name=&quot;warnings&quot; weight=&quot;12&quot;&gt;    &lt;/section&gt;  &lt;/section&gt;  &lt;section name=&quot;timeliness&quot; weight=&quot;10&quot;&gt;    &lt;section name=&quot;early&quot; weight=&quot;10&quot; days=&quot;1&quot;&gt;    &lt;/section&gt;    &lt;section name=&quot;onTime&quot; weight=&quot;7&quot; days=&quot;3&quot;&gt;    &lt;/section&gt;    &lt;section name=&quot;late&quot; weight=&quot;4&quot; days=&quot;7&quot;&gt;    &lt;/section&gt;    &lt;section name=&quot;veryLate&quot; weight=&quot;1&quot; days=&quot;30&quot;&gt;    &lt;/section&gt;    &lt;section name=&quot;oldData&quot; weight=&quot;0&quot;&gt;    &lt;/section&gt;  &lt;/section&gt;&lt;/dqa-scoring&gt;">
            <text:p>&lt;dqa-scoring&gt; <text:s/>&lt;section name="completeness" weight="50"&gt; <text:s text:c="3"/>&lt;section name="patient" weight="45"&gt; <text:s text:c="5"/>&lt;section name="required" weight="14"&gt; <text:s text:c="7"/>&lt;score label="Patient Id" hl7Reference="PID-3" denominator="patient count" numerator="Patient submitter id" weight="10" /&gt; <text:s text:c="7"/>&lt;score label="First Name" hl7Reference="PID-5.2" denominator="patient count" numerator="Patient name first" weight="5" /&gt; <text:s text:c="7"/>&lt;score label="Last Name" hl7Reference="PID-5.1" denominator="patient count" numerator="Patient name last" weight="5" /&gt; <text:s text:c="7"/>&lt;score label="Possible Test Name" hl7Reference="" denominator="patient count" numerator="Patient name may be test name" weight="-5" /&gt; <text:s text:c="7"/>&lt;score label="Possible Baby Name" hl7Reference="" denominator="patient count" numerator="Patient name may be temporary newborn name" weight="-10" /&gt; <text:s text:c="7"/>&lt;score label="Birth Date" hl7Reference="PID-7" denominator="patient count" numerator="Patient birth date" weight="10" /&gt; <text:s text:c="7"/>&lt;score label="Sex" hl7Reference="PID-8" denominator="patient count" numerator="Patient gender" weight="5" /&gt; <text:s text:c="7"/>&lt;score label="Address" hl7Reference="PID-11" denominator="patient count" numerator="Patient address" weight="2"&gt; <text:s text:c="9"/>&lt;score label="Street" hl7Reference="PID-1" denominator="patient count" numerator="Patient address street" weight="5" /&gt; <text:s text:c="9"/>&lt;score label="City" hl7Reference="PID-3" denominator="patient count" numerator="Patient address city" weight="1" /&gt; <text:s text:c="9"/>&lt;score label="State" hl7Reference="PID-4" denominator="patient count" numerator="Patient address state" weight="1" /&gt; <text:s text:c="9"/>&lt;score label="Zip" hl7Reference="PID-5" denominator="patient count" numerator="Patient address zip" weight="1" /&gt; <text:s text:c="7"/>&lt;/score&gt; <text:s text:c="5"/>&lt;/section&gt; <text:s text:c="5"/>&lt;section name="expected" weight="4"&gt; <text:s text:c="7"/>&lt;score label="Middle Name" hl7Reference="PID-5.3" denominator="patient count" numerator="Patient middle name" weight="10" /&gt; <text:s text:c="7"/>&lt;score label="Phone" hl7Reference="PID-13" denominator="patient count" numerator="Patient phone" weight="10" /&gt; <text:s text:c="7"/>&lt;score label="Mother's Maiden" hl7Reference="PID-6" denominator="patient count" numerator="Patient mother's maiden name" weight="10" /&gt; <text:s text:c="5"/>&lt;/section&gt; <text:s text:c="5"/>&lt;section name="recommended" weight="2"&gt; <text:s text:c="7"/>&lt;score label="Ethnicity" hl7Reference="PID-22" denominator="patient count" numerator="Patient ethnicity" weight="10" /&gt; <text:s text:c="7"/>&lt;score label="Race" hl7Reference="PID-10" denominator="patient count" numerator="Patient race" weight="10" /&gt; <text:s text:c="7"/>&lt;score label="Responsible Party" hl7Reference="NK1" denominator="patient count" numerator="Patient guardian responsible party" weight="1"&gt; <text:s text:c="9"/>&lt;score label="First Name" hl7Reference="NK1-2.2" denominator="patient count" numerator="Patient guardian name first" weight="4" /&gt; <text:s text:c="9"/>&lt;score label="Last Name" hl7Reference="NK1-2.1" denominator="patient count" numerator="Patient guardian name last" weight="4" /&gt; <text:s text:c="9"/>&lt;score label="Same as Patient" hl7Reference="NK1-3" denominator="patient count" numerator="Patient guardian name is same as underage patient" weight="-8" /&gt; <text:s text:c="9"/>&lt;score label="Relationship" hl7Reference="NK1-3" denominator="patient count" numerator="Patient guardian relationship" weight="1" /&gt; <text:s text:c="7"/>&lt;/score&gt; <text:s text:c="5"/>&lt;/section&gt; <text:s text:c="5"/>&lt;section name="optional" weight="0"&gt; <text:s text:c="7"/>&lt;score label="Birth Indicator" hl7Reference="PID-24" denominator="patient count" numerator="Patient birth indicator" weight="0" /&gt; <text:s text:c="7"/>&lt;score label="Medicaid Id" hl7Reference="PID-3" denominator="patient count" numerator="Patient Medicaid number" weight="0" /&gt; <text:s text:c="7"/>&lt;score label="SSN" hl7Reference="PID-3" denominator="patient count" numerator="Patient SSN" weight="0" /&gt; <text:s text:c="7"/>&lt;score label="Alias" hl7Reference="PID-5" denominator="patient count" numerator="Patient alias" weight="0" /&gt; <text:s text:c="7"/>&lt;score label="Primary Language" hl7Reference="PID-15" denominator="patient count" numerator="Patient primary language" weight="0" /&gt; <text:s text:c="7"/>&lt;score label="Resp Party Address" hl7Reference="NK1-4" denominator="patient count" numerator="Patient guardian address" weight="0"&gt; <text:s text:c="9"/>&lt;score label="Street" hl7Reference="NK1-4.1" denominator="patient count" numerator="Patient guardian address street" weight="0" /&gt; <text:s text:c="9"/>&lt;score label="City" hl7Reference="NK1-4.2" denominator="patient count" numerator="Patient guardian address city" weight="0" /&gt; <text:s text:c="9"/>&lt;score label="State" hl7Reference="NK1-4.3" denominator="patient count" numerator="Patient guardian address state" weight="0" /&gt; <text:s text:c="9"/>&lt;score label="Zip" hl7Reference="NK1-4.4" denominator="patient count" numerator="Patient guardian address zip" weight="0" /&gt; <text:s text:c="7"/>&lt;/score&gt; <text:s text:c="7"/>&lt;score label="Resp Party Phone" hl7Reference="NK1-5" denominator="patient count" numerator="Patient guardian phone" weight="0" /&gt; <text:s text:c="7"/>&lt;score label="Address County" hl7Reference="PID-11.6" denominator="patient count" numerator="Patient address county" weight="0" /&gt; <text:s text:c="7"/>&lt;score label="Financial Class" hl7Reference="PV1-20" denominator="patient count" numerator="Patient VFC status" weight="0" /&gt; <text:s text:c="7"/>&lt;score label="Registry Status" hl7Reference="PD1-16" denominator="patient count" numerator="Patient registry status" weight="0" /&gt; <text:s text:c="7"/>&lt;score label="Primary Physician" hl7Reference="PD1-4" denominator="patient count" numerator="Patient primary physician id" weight="0"&gt; <text:s text:c="9"/>&lt;score label="Name" hl7Reference="" denominator="patient count" numerator="Patient primary physician name" weight="0" /&gt; <text:s text:c="7"/>&lt;/score&gt; <text:s text:c="7"/>&lt;score label="Primary Facility" hl7Reference="PD1-3" denominator="patient count" numerator="Patient primary facility id" weight="0"&gt; <text:s text:c="9"/>&lt;score label="Name" hl7Reference="" denominator="patient count" numerator="Patient primary facility name" weight="0" /&gt; <text:s text:c="7"/>&lt;/score&gt; <text:s text:c="7"/>&lt;score label="Patient Registry Id" hl7Reference="PID-3" denominator="patient count" numerator="Patient registry id" weight="0" /&gt; <text:s text:c="7"/>&lt;score label="Protection Indicator" hl7Reference="PD1-12" denominator="patient count" numerator="Patient protection indicator" weight="0" /&gt; <text:s text:c="7"/>&lt;score label="Publicity Indicator" hl7Reference="PD1-11" denominator="patient count" numerator="Patient publicity code" weight="0" /&gt; <text:s text:c="5"/>&lt;/section&gt; <text:s text:c="3"/>&lt;/section&gt; <text:s text:c="3"/>&lt;section name="vaccination" weight="45"&gt; <text:s text:c="5"/>&lt;section name="required" weight="14"&gt; <text:s text:c="7"/>&lt;score label="Vaccination Date" hl7Reference="RXA-3" denominator="vaccination count" numerator="Vaccination admin date" weight="40" /&gt; <text:s text:c="7"/>&lt;score label="Vaccination Code" hl7Reference="RXA-5" denominator="vaccination count" numerator="Vaccination admin code" weight="40"&gt; <text:s text:c="9"/>&lt;score label="Not Specific" hl7Reference="" denominator="vaccination admin count" numerator="Vaccination admin code is not specific" weight="-10" /&gt; <text:s text:c="9"/>&lt;score label="Not Vaccine" hl7Reference="" denominator="vaccination count" numerator="Vaccination admin code is not vaccine" weight="-40" /&gt; <text:s text:c="9"/>&lt;score label="Valued as Unknown" hl7Reference="" denominator="vaccination count" numerator="Vaccination admin code is valued as unknown" weight="-40" /&gt; <text:s text:c="7"/>&lt;/score&gt; <text:s text:c="7"/>&lt;score label="Information Source" hl7Reference="RXA-9" denominator="vaccination count" numerator="Vaccination information source" weight="40"&gt; <text:s text:c="9"/>&lt;score label="May be Historical" hl7Reference="" denominator="vaccination count" numerator="Vaccination information source is administered but appears to historical" <text:s text:c="11"/>weight="-10" /&gt; <text:s text:c="9"/>&lt;score label="May be Administered" hl7Reference="" denominator="vaccination count" numerator="Vaccination information source is historical but appears to be administered" <text:s text:c="11"/>weight="-10" /&gt; <text:s text:c="7"/>&lt;/score&gt; <text:s text:c="7"/>&lt;score label="VFC Status" hl7Reference="OBX-5" denominator="vaccination admin count" numerator="Vaccination financial eligibility code" weight="20" /&gt; <text:s text:c="5"/>&lt;/section&gt; <text:s text:c="5"/>&lt;section name="expected" weight="4"&gt; <text:s text:c="7"/>&lt;score label="CVX Code" hl7Reference="RXA-5" denominator="vaccination count" numerator="Vaccination CVX code" weight="20" /&gt; <text:s text:c="7"/>&lt;score label="Lot Number" hl7Reference="RXA-15" denominator="vaccination admin count" numerator="Vaccination lot number" weight="20" /&gt; <text:s text:c="7"/>&lt;score label="Manufacturer" hl7Reference="RXA-17" denominator="vaccination admin count" numerator="Vaccination manufacturer code" weight="20" /&gt; <text:s text:c="5"/>&lt;/section&gt; <text:s text:c="5"/>&lt;section name="recommended" weight="2"&gt; <text:s text:c="7"/>&lt;score label="Admin Amount" hl7Reference="RXA-6" denominator="vaccination admin count" numerator="Vaccination administered amount" weight="14"&gt; <text:s text:c="9"/>&lt;score label="Missing Units" hl7Reference="RXA-7" denominator="vaccination admin count" numerator="Vaccination administered unit is missing" weight="-3" /&gt; <text:s text:c="7"/>&lt;/score&gt; <text:s text:c="7"/>&lt;score label="Completion Status" hl7Reference="RXA-20" denominator="vaccination admin count" numerator="Vaccination completion status" weight="6" /&gt; <text:s text:c="5"/>&lt;/section&gt; <text:s text:c="5"/>&lt;section name="optional" weight="0"&gt; <text:s text:c="7"/>&lt;score label="Facility Id" hl7Reference="RXA-11" denominator="vaccination admin count" numerator="Vaccination facility id" weight="0" /&gt; <text:s text:c="7"/>&lt;score label="Given By Id" hl7Reference="RXA-10" denominator="vaccination admin count" numerator="Vaccination given by" weight="0" /&gt; <text:s text:c="7"/>&lt;score label="Action Code" hl7Reference="RXA-21" denominator="vaccination count" numerator="Vaccination action code" weight="0" /&gt; <text:s text:c="7"/>&lt;score label="Ordered By" hl7Reference="ORC-12" denominator="vaccination admin count" numerator="Vaccination ordered by" weight="0" /&gt; <text:s text:c="7"/>&lt;score label="Entered By" hl7Reference="ORC-10" denominator="vaccination count" numerator="Vaccination recorded by" weight="0" /&gt; <text:s text:c="7"/>&lt;score label="Refusal Reason" hl7Reference="RXA-18" denominator="vaccination count" numerator="Vaccination refusal reason" weight="0" /&gt; <text:s text:c="7"/>&lt;score label="Lot Expiration Date" hl7Reference="RXA-16" denominator="vaccination admin count" numerator="Vaccination lot expiration date" weight="0" /&gt; <text:s text:c="7"/>&lt;score label="CPT Code" hl7Reference="RXA-5" denominator="vaccination count" numerator="Vaccination CPT code" weight="0" /&gt; <text:s text:c="7"/>&lt;score label="System Entry Date" hl7Reference="RXA-22" denominator="vaccination count" numerator="Vaccination system entry time" weight="0"&gt; <text:s text:c="9"/>&lt;score label="In Future" hl7Reference="" denominator="vaccination count" numerator="Vaccination system entry time is in future" weight="-5" /&gt; <text:s text:c="7"/>&lt;/score&gt; <text:s text:c="7"/>&lt;score label="Vaccination Id" hl7Reference="ORC-3" denominator="vaccination count" numerator="Vaccination id" weight="0" /&gt; <text:s text:c="5"/>&lt;/section&gt; <text:s text:c="3"/>&lt;/section&gt; <text:s text:c="3"/>&lt;section name="vaccineGroup" weight="10"&gt; <text:s text:c="5"/>&lt;section name="expected" weight="2"&gt; <text:s text:c="7"/>&lt;section name="DTAP" weight="1" /&gt; <text:s text:c="7"/>&lt;section name="HepB" weight="1" /&gt; <text:s text:c="7"/>&lt;section name="POLIO" weight="1" /&gt; <text:s text:c="7"/>&lt;section name="HIB" weight="1" /&gt; <text:s text:c="7"/>&lt;section name="FLU" weight="1" /&gt; <text:s text:c="7"/>&lt;section name="MMR" weight="1" /&gt; <text:s text:c="7"/>&lt;section name="VARICELLA" weight="1" /&gt; <text:s text:c="7"/>&lt;section name="PneumoPCV" weight="1" /&gt; <text:s text:c="5"/>&lt;/section&gt; <text:s text:c="5"/>&lt;section name="recommended" weight="1"&gt; <text:s text:c="7"/>&lt;section name="HPV" weight="1" /&gt; <text:s text:c="7"/>&lt;section name="ROTAVIRUS" weight="1" /&gt; <text:s text:c="7"/>&lt;section name="Td" weight="1" /&gt; <text:s text:c="7"/>&lt;section name="HepA" weight="1" /&gt; <text:s text:c="5"/>&lt;/section&gt; <text:s text:c="5"/>&lt;section name="optional" weight="0"&gt; <text:s text:c="7"/>&lt;section name="RABIES" weight="0" /&gt; <text:s text:c="5"/>&lt;/section&gt; <text:s text:c="5"/>&lt;section name="unexpected" weight="-2"&gt; <text:s text:c="7"/>&lt;section name="ANTHRAX" weight="1" /&gt; <text:s text:c="5"/>&lt;/section&gt; <text:s text:c="3"/>&lt;/section&gt; <text:s/>&lt;/section&gt; <text:s/>&lt;section name="quality" weight="40"&gt; <text:s text:c="3"/>&lt;section name="errors" weight="28"&gt; <text:s text:c="3"/>&lt;/section&gt; <text:s text:c="3"/>&lt;section name="warnings" weight="12"&gt; <text:s text:c="3"/>&lt;/section&gt; <text:s/>&lt;/section&gt; <text:s/>&lt;section name="timeliness" weight="10"&gt; <text:s text:c="3"/>&lt;section name="early" weight="10" days="1"&gt; <text:s text:c="3"/>&lt;/section&gt; <text:s text:c="3"/>&lt;section name="onTime" weight="7" days="3"&gt; <text:s text:c="3"/>&lt;/section&gt; <text:s text:c="3"/>&lt;section name="late" weight="4" days="7"&gt; <text:s text:c="3"/>&lt;/section&gt; <text:s text:c="3"/>&lt;section name="veryLate" weight="1" days="30"&gt; <text:s text:c="3"/>&lt;/section&gt; <text:s text:c="3"/>&lt;section name="oldData" weight="0"&gt; <text:s text:c="3"/>&lt;/section&gt; <text:s/>&lt;/section&gt;&lt;/dqa-scoring&gt;</text:p>
          </table:table-cell>
          <table:table-cell office:value-type="float" office:value="256">
            <text:p>256</text:p>
          </table:table-cell>
          <table:table-cell table:formula="of:=&quot;INSERT INTO dqa_report_template(template_id, template_label, report_type_id, base_profile_id) VALUES(&quot;&amp;[.A7]&amp;&quot;, '&quot;&amp;[.B7]&amp;&quot;', &quot;&amp;[.C7]&amp;&quot;, &quot;&amp;[.E7]&amp;&quot;);&quot;" office:value-type="string" office:string-value="INSERT INTO dqa_report_template(template_id, template_label, report_type_id, base_profile_id) VALUES(6, 'MCIR Vacc Inventory', 2, 256);">
            <text:p>INSERT INTO dqa_report_template(template_id, template_label, report_type_id, base_profile_id) VALUES(6, 'MCIR Vacc Inventory', 2, 256);</text:p>
          </table:table-cell>
          <table:table-cell table:formula="of:=&quot;INSERT INTO dqa_report_template(template_id, template_label, report_type_id, report_definition, base_profile_id) VALUES(&quot;&amp;[.A7]&amp;&quot;, '&quot;&amp;[.B7]&amp;&quot;', &quot;&amp;[.C7]&amp;&quot;, '&quot;&amp;SUBSTITUTE([.K7]; &quot;'&quot;; &quot;''&quot;)&amp;&quot;', &quot;&amp;[.E7]&amp;&quot;);&quot;" office:value-type="string" office:string-value="INSERT INTO dqa_report_template(template_id, template_label, report_type_id, report_definition, base_profile_id) VALUES(6, 'MCIR Vacc Inventory', 2, '&lt;dqa-scoring&gt;&#10;  &lt;section name=&quot;completeness&quot; weight=&quot;50&quot;&gt;&#10;    &lt;section name=&quot;patient&quot; weight=&quot;45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5&quot; /&gt;&#10;        &lt;score label=&quot;Last Name&quot; hl7Reference=&quot;PID-5.1&quot; denominator=&quot;patient count&quot; numerator=&quot;Patient name last&quot; weight=&quot;5&quot; /&gt;&#10;        &lt;score label=&quot;Possible Test Name&quot; hl7Reference=&quot;&quot; denominator=&quot;patient count&quot; numerator=&quot;Patient name may be test name&quot; weight=&quot;-5&quot; /&gt;&#10;        &lt;score label=&quot;Possible Baby Name&quot; hl7Reference=&quot;&quot; denominator=&quot;patient count&quot; numerator=&quot;Patient name may be temporary newborn name&quot; weight=&quot;-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Phone&quot; hl7Reference=&quot;PID-13&quot; denominator=&quot;patient count&quot; numerator=&quot;Patient phone&quot; weight=&quot;10&quot; /&gt;&#10;        &lt;score label=&quot;Mother''s Maiden&quot; hl7Reference=&quot;PID-6&quot; denominator=&quot;patient count&quot; numerator=&quot;Patient mother''s maiden name&quot; weight=&quot;10&quot; /&gt;&#10;      &lt;/section&gt;&#10;      &lt;section name=&quot;recommended&quot; weight=&quot;2&quot;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optional&quot; weight=&quot;0&quot;&gt;&#10;        &lt;score label=&quot;Birth Indicator&quot; hl7Reference=&quot;PID-24&quot; denominator=&quot;patient count&quot; numerator=&quot;Patient birth indicator&quot; weight=&quot;0&quot; /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45&quot;&gt;&#10;      &lt;section name=&quot;required&quot; weight=&quot;14&quot;&gt;&#10;        &lt;score label=&quot;Vaccination Date&quot; hl7Reference=&quot;RXA-3&quot; denominator=&quot;vaccination count&quot; numerator=&quot;Vaccination admin date&quot; weight=&quot;40&quot; /&gt;&#10;        &lt;score label=&quot;Vaccination Code&quot; hl7Reference=&quot;RXA-5&quot; denominator=&quot;vaccination count&quot; numerator=&quot;Vaccination admin code&quot; weight=&quot;40&quot;&gt;&#10;          &lt;score label=&quot;Not Specific&quot; hl7Reference=&quot;&quot; denominator=&quot;vaccination admin count&quot; numerator=&quot;Vaccination admin code is not specific&quot; weight=&quot;-10&quot; /&gt;&#10;          &lt;score label=&quot;Not Vaccine&quot; hl7Reference=&quot;&quot; denominator=&quot;vaccination count&quot; numerator=&quot;Vaccination admin code is not vaccine&quot; weight=&quot;-40&quot; /&gt;&#10;          &lt;score label=&quot;Valued as Unknown&quot; hl7Reference=&quot;&quot; denominator=&quot;vaccination count&quot; numerator=&quot;Vaccination admin code is valued as unknown&quot; weight=&quot;-40&quot; /&gt;&#10;        &lt;/score&gt;&#10;        &lt;score label=&quot;Information Source&quot; hl7Reference=&quot;RXA-9&quot; denominator=&quot;vaccination count&quot; numerator=&quot;Vaccination information source&quot; weight=&quot;40&quot;&gt;&#10;          &lt;score label=&quot;May be Historical&quot; hl7Reference=&quot;&quot; denominator=&quot;vaccination count&quot; numerator=&quot;Vaccination information source is administered but appears to historical&quot;&#10;            weight=&quot;-10&quot; /&gt;&#10;          &lt;score label=&quot;May be Administered&quot; hl7Reference=&quot;&quot; denominator=&quot;vaccination count&quot; numerator=&quot;Vaccination information source is historical but appears to be administered&quot;&#10;            weight=&quot;-10&quot; /&gt;&#10;        &lt;/score&gt;&#10;        &lt;score label=&quot;VFC Status&quot; hl7Reference=&quot;OBX-5&quot; denominator=&quot;vaccination admin count&quot; numerator=&quot;Vaccination financial eligibility code&quot; weight=&quot;20&quot; /&gt;&#10;      &lt;/section&gt;&#10;      &lt;section name=&quot;expected&quot; weight=&quot;4&quot;&gt;&#10;        &lt;score label=&quot;CVX Code&quot; hl7Reference=&quot;RXA-5&quot; denominator=&quot;vaccination count&quot; numerator=&quot;Vaccination CVX code&quot; weight=&quot;20&quot; /&gt;&#10;        &lt;score label=&quot;Lot Number&quot; hl7Reference=&quot;RXA-15&quot; denominator=&quot;vaccination admin count&quot; numerator=&quot;Vaccination lot number&quot; weight=&quot;20&quot; /&gt;&#10;        &lt;score label=&quot;Manufacturer&quot; hl7Reference=&quot;RXA-17&quot; denominator=&quot;vaccination admin count&quot; numerator=&quot;Vaccination manufacturer code&quot; weight=&quot;20&quot; /&gt;&#10;      &lt;/section&gt;&#10;      &lt;section name=&quot;recommended&quot; weight=&quot;2&quot;&gt;&#10;        &lt;score label=&quot;Admin Amount&quot; hl7Reference=&quot;RXA-6&quot; denominator=&quot;vaccination admin count&quot; numerator=&quot;Vaccination administered amount&quot; weight=&quot;14&quot;&gt;&#10;          &lt;score label=&quot;Missing Units&quot; hl7Reference=&quot;RXA-7&quot; denominator=&quot;vaccination admin count&quot; numerator=&quot;Vaccination administered unit is missing&quot; weight=&quot;-3&quot; /&gt;&#10;        &lt;/score&gt;&#10;        &lt;score label=&quot;Completion Status&quot; hl7Reference=&quot;RXA-20&quot; denominator=&quot;vaccination admin count&quot; numerator=&quot;Vaccination completion status&quot; weight=&quot;6&quot; /&gt;&#10;      &lt;/section&gt;&#10;      &lt;section name=&quot;optional&quot; weight=&quot;0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Action Code&quot; hl7Reference=&quot;RXA-21&quot; denominator=&quot;vaccination count&quot; numerator=&quot;Vaccination action code&quot; weight=&quot;0&quot; /&gt;&#10;        &lt;score label=&quot;Ordered By&quot; hl7Reference=&quot;ORC-12&quot; denominator=&quot;vaccination admin count&quot; numerator=&quot;Vaccination ordered by&quot; weight=&quot;0&quot; /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 weight=&quot;0&quot; /&gt;&#10;        &lt;score label=&quot;CPT Code&quot; hl7Reference=&quot;RXA-5&quot; denominator=&quot;vaccination count&quot; numerator=&quot;Vaccination CPT code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 weight=&quot;-5&quot; /&gt;&#10;        &lt;/score&gt;&#10;        &lt;score label=&quot;Vaccination Id&quot; hl7Reference=&quot;ORC-3&quot; denominator=&quot;vaccination count&quot; numerator=&quot;Vaccination id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', 256);">
            <text:p>INSERT INTO dqa_report_template(template_id, template_label, report_type_id, report_definition, base_profile_id) VALUES(6, 'MCIR Vacc Inventory', 2, '&lt;dqa-scoring&gt;<text:line-break/> <text:s/>&lt;section name="completeness" weight="50"&gt;<text:line-break/> <text:s text:c="3"/>&lt;section name="patient" weight="45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5" /&gt;<text:line-break/> <text:s text:c="7"/>&lt;score label="Last Name" hl7Reference="PID-5.1" denominator="patient count" numerator="Patient name last" weight="5" /&gt;<text:line-break/> <text:s text:c="7"/>&lt;score label="Possible Test Name" hl7Reference="" denominator="patient count" numerator="Patient name may be test name" weight="-5" /&gt;<text:line-break/> <text:s text:c="7"/>&lt;score label="Possible Baby Name" hl7Reference="" denominator="patient count" numerator="Patient name may be temporary newborn name" weight="-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Phone" hl7Reference="PID-13" denominator="patient count" numerator="Patient phone" weight="10" /&gt;<text:line-break/> <text:s text:c="7"/>&lt;score label="Mother''s Maiden" hl7Reference="PID-6" denominator="patient count" numerator="Patient mother''s maiden name" weight="10" /&gt;<text:line-break/> <text:s text:c="5"/>&lt;/section&gt;<text:line-break/> <text:s text:c="5"/>&lt;section name="recommended" weight="2"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 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optional" weight="0"&gt;<text:line-break/> <text:s text:c="7"/>&lt;score label="Birth Indicator" hl7Reference="PID-24" denominator="patient count" numerator="Patient birth indicator" weight="0" /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45"&gt;<text:line-break/> <text:s text:c="5"/>&lt;section name="required" weight="14"&gt;<text:line-break/> <text:s text:c="7"/>&lt;score label="Vaccination Date" hl7Reference="RXA-3" denominator="vaccination count" numerator="Vaccination admin date" weight="40" /&gt;<text:line-break/> <text:s text:c="7"/>&lt;score label="Vaccination Code" hl7Reference="RXA-5" denominator="vaccination count" numerator="Vaccination admin code" weight="40"&gt;<text:line-break/> <text:s text:c="9"/>&lt;score label="Not Specific" hl7Reference="" denominator="vaccination admin count" numerator="Vaccination admin code is not specific" weight="-10" /&gt;<text:line-break/> <text:s text:c="9"/>&lt;score label="Not Vaccine" hl7Reference="" denominator="vaccination count" numerator="Vaccination admin code is not vaccine" weight="-40" /&gt;<text:line-break/> <text:s text:c="9"/>&lt;score label="Valued as Unknown" hl7Reference="" denominator="vaccination count" numerator="Vaccination admin code is valued as unknown" weight="-40" /&gt;<text:line-break/> <text:s text:c="7"/>&lt;/score&gt;<text:line-break/> <text:s text:c="7"/>&lt;score label="Information Source" hl7Reference="RXA-9" denominator="vaccination count" numerator="Vaccination information source" weight="40"&gt;<text:line-break/> <text:s text:c="9"/>&lt;score label="May be Historical" hl7Reference="" denominator="vaccination count" numerator="Vaccination information source is administered but appears to historical"<text:line-break/> <text:s text:c="11"/>weight="-10" /&gt;<text:line-break/> <text:s text:c="9"/>&lt;score label="May be Administered" hl7Reference="" denominator="vaccination count" numerator="Vaccination information source is historical but appears to be administered"<text:line-break/> <text:s text:c="11"/>weight="-10" /&gt;<text:line-break/> <text:s text:c="7"/>&lt;/score&gt;<text:line-break/> <text:s text:c="7"/>&lt;score label="VFC Status" hl7Reference="OBX-5" denominator="vaccination admin count" numerator="Vaccination financial eligibility code" weight="20" /&gt;<text:line-break/> <text:s text:c="5"/>&lt;/section&gt;<text:line-break/> <text:s text:c="5"/>&lt;section name="expected" weight="4"&gt;<text:line-break/> <text:s text:c="7"/>&lt;score label="CVX Code" hl7Reference="RXA-5" denominator="vaccination count" numerator="Vaccination CVX code" weight="20" /&gt;<text:line-break/> <text:s text:c="7"/>&lt;score label="Lot Number" hl7Reference="RXA-15" denominator="vaccination admin count" numerator="Vaccination lot number" weight="20" /&gt;<text:line-break/> <text:s text:c="7"/>&lt;score label="Manufacturer" hl7Reference="RXA-17" denominator="vaccination admin count" numerator="Vaccination manufacturer code" weight="20" /&gt;<text:line-break/> <text:s text:c="5"/>&lt;/section&gt;<text:line-break/> <text:s text:c="5"/>&lt;section name="recommended" weight="2"&gt;<text:line-break/> <text:s text:c="7"/>&lt;score label="Admin Amount" hl7Reference="RXA-6" denominator="vaccination admin count" numerator="Vaccination administered amount" weight="14"&gt;<text:line-break/> <text:s text:c="9"/>&lt;score label="Missing Units" hl7Reference="RXA-7" denominator="vaccination admin count" numerator="Vaccination administered unit is missing" weight="-3" /&gt;<text:line-break/> <text:s text:c="7"/>&lt;/score&gt;<text:line-break/> <text:s text:c="7"/>&lt;score label="Completion Status" hl7Reference="RXA-20" denominator="vaccination admin count" numerator="Vaccination completion status" weight="6" /&gt;<text:line-break/> <text:s text:c="5"/>&lt;/section&gt;<text:line-break/> <text:s text:c="5"/>&lt;section name="optional" weight="0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Action Code" hl7Reference="RXA-21" denominator="vaccination count" numerator="Vaccination action code" weight="0" /&gt;<text:line-break/> <text:s text:c="7"/>&lt;score label="Ordered By" hl7Reference="ORC-12" denominator="vaccination admin count" numerator="Vaccination ordered by" weight="0" /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 weight="0" /&gt;<text:line-break/> <text:s text:c="7"/>&lt;score label="CPT Code" hl7Reference="RXA-5" denominator="vaccination count" numerator="Vaccination CPT code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 weight="-5" /&gt;<text:line-break/> <text:s text:c="7"/>&lt;/score&gt;<text:line-break/> <text:s text:c="7"/>&lt;score label="Vaccination Id" hl7Reference="ORC-3" denominator="vaccination count" numerator="Vaccination id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6);</text:p>
          </table:table-cell>
          <table:table-cell table:number-columns-repeated="3"/>
          <table:table-cell table:style-name="ce3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PID-5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PID-5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hl7Reference</text:span><text:span text:style-name="T3">=</text:span><text:span text:style-name="T6">"PID-7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hl7Reference</text:span><text:span text:style-name="T3">=</text:span><text:span text:style-name="T6">"PID-8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hl7Reference</text:span><text:span text:style-name="T3">=</text:span><text:span text:style-name="T6">"PID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PID-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PID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hl7Reference</text:span><text:span text:style-name="T3">=</text:span><text:span text:style-name="T6">"PID-5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hl7Reference</text:span><text:span text:style-name="T3">=</text:span><text:span text:style-name="T6">"PID-1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hl7Reference</text:span><text:span text:style-name="T3">=</text:span><text:span text:style-name="T6">"PID-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hl7Reference</text:span><text:span text:style-name="T3">=</text:span><text:span text:style-name="T6">"PID-2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hl7Reference</text:span><text:span text:style-name="T3">=</text:span><text:span text:style-name="T6">"PID-1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hl7Reference</text:span><text:span text:style-name="T3">=</text:span><text:span text:style-name="T6">"NK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hl7Reference</text:span><text:span text:style-name="T3">=</text:span><text:span text:style-name="T6">"NK1-2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hl7Reference</text:span><text:span text:style-name="T3">=</text:span><text:span text:style-name="T6">"NK1-2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hl7Reference</text:span><text:span text:style-name="T3">=</text:span><text:span text:style-name="T6">"NK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hl7Reference</text:span><text:span text:style-name="T3">=</text:span><text:span text:style-name="T6">"PID-2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hl7Reference</text:span><text:span text:style-name="T3">=</text:span><text:span text:style-name="T6">"PID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hl7Reference</text:span><text:span text:style-name="T3">=</text:span><text:span text:style-name="T6">"PID-1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hl7Reference</text:span><text:span text:style-name="T3">=</text:span><text:span text:style-name="T6">"NK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hl7Reference</text:span><text:span text:style-name="T3">=</text:span><text:span text:style-name="T6">"NK1-4.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hl7Reference</text:span><text:span text:style-name="T3">=</text:span><text:span text:style-name="T6">"NK1-4.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hl7Reference</text:span><text:span text:style-name="T3">=</text:span><text:span text:style-name="T6">"NK1-4.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hl7Reference</text:span><text:span text:style-name="T3">=</text:span><text:span text:style-name="T6">"NK1-4.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hl7Reference</text:span><text:span text:style-name="T3">=</text:span><text:span text:style-name="T6">"NK1-5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hl7Reference</text:span><text:span text:style-name="T3">=</text:span><text:span text:style-name="T6">"PID-11.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hl7Reference</text:span><text:span text:style-name="T3">=</text:span><text:span text:style-name="T6">"PV1-20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hl7Reference</text:span><text:span text:style-name="T3">=</text:span><text:span text:style-name="T6">"PD1-16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hl7Reference</text:span><text:span text:style-name="T3">=</text:span><text:span text:style-name="T6">"PD1-4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hl7Reference</text:span><text:span text:style-name="T3">=</text:span><text:span text:style-name="T6">"PD1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hl7Reference</text:span><text:span text:style-name="T3">=</text:span><text:span text:style-name="T6">"PID-3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hl7Reference</text:span><text:span text:style-name="T3">=</text:span><text:span text:style-name="T6">"PD1-12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hl7Reference</text:span><text:span text:style-name="T3">=</text:span><text:span text:style-name="T6">"PD1-11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45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hl7Reference</text:span><text:span text:style-name="T3">=</text:span><text:span text:style-name="T6">"RXA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hl7Reference</text:span><text:span text:style-name="T3">=</text:span><text:span text:style-name="T6">"RXA-9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FC Status"</text:span><text:span text:style-name="T4"> </text:span><text:span text:style-name="T5">hl7Reference</text:span><text:span text:style-name="T3">=</text:span><text:span text:style-name="T6">"OBX-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inancial eligibility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hl7Reference</text:span><text:span text:style-name="T3">=</text:span><text:span text:style-name="T6">"RXA-15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hl7Reference</text:span><text:span text:style-name="T3">=</text:span><text:span text:style-name="T6">"RXA-1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hl7Reference</text:span><text:span text:style-name="T3">=</text:span><text:span text:style-name="T6">"RXA-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hl7Reference</text:span><text:span text:style-name="T3">=</text:span><text:span text:style-name="T6">"RXA-7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3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hl7Reference</text:span><text:span text:style-name="T3">=</text:span><text:span text:style-name="T6">"RXA-2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6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hl7Reference</text:span><text:span text:style-name="T3">=</text:span><text:span text:style-name="T6">"RXA-11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hl7Reference</text:span><text:span text:style-name="T3">=</text:span><text:span text:style-name="T6">"RXA-10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hl7Reference</text:span><text:span text:style-name="T3">=</text:span><text:span text:style-name="T6">"RXA-21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hl7Reference</text:span><text:span text:style-name="T3">=</text:span><text:span text:style-name="T6">"ORC-12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hl7Reference</text:span><text:span text:style-name="T3">=</text:span><text:span text:style-name="T6">"ORC-10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hl7Reference</text:span><text:span text:style-name="T3">=</text:span><text:span text:style-name="T6">"RXA-18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hl7Reference</text:span><text:span text:style-name="T3">=</text:span><text:span text:style-name="T6">"RXA-16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hl7Reference</text:span><text:span text:style-name="T3">=</text:span><text:span text:style-name="T6">"RXA-5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hl7Reference</text:span><text:span text:style-name="T3">=</text:span><text:span text:style-name="T6">"RXA-22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hl7Reference</text:span><text:span text:style-name="T3">=</text:span><text:span text:style-name="T6">"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hl7Reference</text:span><text:span text:style-name="T3">=</text:span><text:span text:style-name="T6">"ORC-3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P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OTAVIRUS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ABIE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ANTHRAX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1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4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1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HS Certification</text:p>
          </table:table-cell>
          <table:table-cell office:value-type="float" office:value="3">
            <text:p>3</text:p>
          </table:table-cell>
          <table:table-cell table:formula="of:=[.K8]" office:value-type="string" office:string-value="&lt;dqa-scoring&gt;&#10;  &lt;section name=&quot;completeness&quot; weight=&quot;50&quot;&gt;&#10;    &lt;section name=&quot;patient&quot; weight=&quot;50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10&quot; /&gt;&#10;        &lt;score label=&quot;Last Name&quot; hl7Reference=&quot;PID-5.1&quot; denominator=&quot;patient count&quot; numerator=&quot;Patient name last&quot; weight=&quot;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  &lt;score label=&quot;Phone&quot; hl7Reference=&quot;PID-13&quot; denominator=&quot;patient count&quot; numerator=&quot;Patient phon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&#10;           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Mother's Maiden&quot; hl7Reference=&quot;PID-6&quot; denominator=&quot;patient count&quot; numerator=&quot;Patient mother's maiden name&quot; weight=&quot;10&quot; /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&lt;/section&gt;&#10;      &lt;section name=&quot;recommended&quot; weight=&quot;2&quot;&gt;&#10;        &lt;score label=&quot;Birth Indicator&quot; hl7Reference=&quot;PID-24&quot; denominator=&quot;patient count&quot; numerator=&quot;Patient birth indicator&quot; weight=&quot;10&quot; /&gt;&#10;      &lt;/section&gt;&#10;      &lt;section name=&quot;optional&quot; weight=&quot;0&quot;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50&quot;&gt;&#10;      &lt;section name=&quot;required&quot; weight=&quot;14&quot;&gt;&#10;        &lt;score label=&quot;Vaccination Date&quot; hl7Reference=&quot;RXA-3&quot; denominator=&quot;vaccination count&quot; numerator=&quot;Vaccination admin date&quot; weight=&quot;10&quot; /&gt;&#10;        &lt;score label=&quot;Vaccination Code&quot; hl7Reference=&quot;RXA-5&quot; denominator=&quot;vaccination count&quot; numerator=&quot;Vaccination admin code&quot; weight=&quot;10&quot; /&gt;&#10;        &lt;score label=&quot;CVX Code&quot; hl7Reference=&quot;RXA-5&quot; denominator=&quot;vaccination count&quot; numerator=&quot;Vaccination CVX code&quot; weight=&quot;5&quot; /&gt;&#10;        &lt;score label=&quot;Information Source&quot; hl7Reference=&quot;RXA-9&quot; denominator=&quot;vaccination count&quot; numerator=&quot;Vaccination information source&quot;&#10;          weight=&quot;10&quot; /&gt;&#10;        &lt;score label=&quot;VFC Status&quot; hl7Reference=&quot;OBX-5&quot; denominator=&quot;vaccination admin count&quot; numerator=&quot;Vaccination financial eligibility code&quot;&#10;          weight=&quot;10&quot; /&gt;&#10;        &lt;score label=&quot;Lot Number&quot; hl7Reference=&quot;RXA-15&quot; denominator=&quot;vaccination admin count&quot; numerator=&quot;Vaccination lot number&quot; weight=&quot;10&quot; /&gt;&#10;        &lt;score label=&quot;Manufacturer&quot; hl7Reference=&quot;RXA-17&quot; denominator=&quot;vaccination admin count&quot; numerator=&quot;Vaccination manufacturer code&quot;&#10;          weight=&quot;10&quot; /&gt;&#10;        &lt;score label=&quot;Vaccination Id&quot; hl7Reference=&quot;ORC-3&quot; denominator=&quot;vaccination count&quot; numerator=&quot;Vaccination id&quot; weight=&quot;10&quot; /&gt;&#10;      &lt;/section&gt;&#10;      &lt;section name=&quot;expected&quot; weight=&quot;4&quot;&gt;&#10;        &lt;score label=&quot;Admin Amount&quot; hl7Reference=&quot;RXA-6&quot; denominator=&quot;vaccination admin count&quot; numerator=&quot;Vaccination administered amount&quot;&#10;          weight=&quot;10&quot;&gt;&#10;          &lt;score label=&quot;Missing Units&quot; hl7Reference=&quot;RXA-7&quot; denominator=&quot;vaccination admin count&quot; numerator=&quot;Vaccination administered unit is missing&quot;&#10;            weight=&quot;-10&quot; /&gt;&#10;        &lt;/score&gt;&#10;        &lt;score label=&quot;Completion Status&quot; hl7Reference=&quot;RXA-20&quot; denominator=&quot;vaccination admin count&quot; numerator=&quot;Vaccination completion status&quot;&#10;          weight=&quot;10&quot; /&gt;&#10;        &lt;score label=&quot;Action Code&quot; hl7Reference=&quot;RXA-21&quot; denominator=&quot;vaccination count&quot; numerator=&quot;Vaccination action code&quot; weight=&quot;0&quot; /&gt;&#10;      &lt;/section&gt;&#10;      &lt;section name=&quot;recommended&quot; weight=&quot;2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Ordered By&quot; hl7Reference=&quot;ORC-12&quot; denominator=&quot;vaccination admin count&quot; numerator=&quot;Vaccination ordered by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&#10;            weight=&quot;-5&quot; /&gt;&#10;        &lt;/score&gt;&#10;      &lt;/section&gt;&#10;      &lt;section name=&quot;optional&quot; weight=&quot;0&quot;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&#10;          weight=&quot;0&quot; /&gt;&#10;        &lt;score label=&quot;CPT Code&quot; hl7Reference=&quot;RXA-5&quot; denominator=&quot;vaccination count&quot; numerator=&quot;Vaccination CPT code&quot; weight=&quot;0&quot; /&gt;&#10;      &lt;/section&gt;&#10;    &lt;/section&gt;&#10;    &lt;section name=&quot;vaccineGroup&quot; weight=&quot;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">
            <text:p>&lt;dqa-scoring&gt;<text:line-break/> <text:s/>&lt;section name="completeness" weight="50"&gt;<text:line-break/> <text:s text:c="3"/>&lt;section name="patient" weight="50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10" /&gt;<text:line-break/> <text:s text:c="7"/>&lt;score label="Last Name" hl7Reference="PID-5.1" denominator="patient count" numerator="Patient name last" weight="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7"/>&lt;score label="Phone" hl7Reference="PID-13" denominator="patient count" numerator="Patient phon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<text:line-break/> <text:s text:c="11"/>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Mother's Maiden" hl7Reference="PID-6" denominator="patient count" numerator="Patient mother's maiden name" weight="10" /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5"/>&lt;/section&gt;<text:line-break/> <text:s text:c="5"/>&lt;section name="recommended" weight="2"&gt;<text:line-break/> <text:s text:c="7"/>&lt;score label="Birth Indicator" hl7Reference="PID-24" denominator="patient count" numerator="Patient birth indicator" weight="10" /&gt;<text:line-break/> <text:s text:c="5"/>&lt;/section&gt;<text:line-break/> <text:s text:c="5"/>&lt;section name="optional" weight="0"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50"&gt;<text:line-break/> <text:s text:c="5"/>&lt;section name="required" weight="14"&gt;<text:line-break/> <text:s text:c="7"/>&lt;score label="Vaccination Date" hl7Reference="RXA-3" denominator="vaccination count" numerator="Vaccination admin date" weight="10" /&gt;<text:line-break/> <text:s text:c="7"/>&lt;score label="Vaccination Code" hl7Reference="RXA-5" denominator="vaccination count" numerator="Vaccination admin code" weight="10" /&gt;<text:line-break/> <text:s text:c="7"/>&lt;score label="CVX Code" hl7Reference="RXA-5" denominator="vaccination count" numerator="Vaccination CVX code" weight="5" /&gt;<text:line-break/> <text:s text:c="7"/>&lt;score label="Information Source" hl7Reference="RXA-9" denominator="vaccination count" numerator="Vaccination information source"<text:line-break/> <text:s text:c="9"/>weight="10" /&gt;<text:line-break/> <text:s text:c="7"/>&lt;score label="VFC Status" hl7Reference="OBX-5" denominator="vaccination admin count" numerator="Vaccination financial eligibility code"<text:line-break/> <text:s text:c="9"/>weight="10" /&gt;<text:line-break/> <text:s text:c="7"/>&lt;score label="Lot Number" hl7Reference="RXA-15" denominator="vaccination admin count" numerator="Vaccination lot number" weight="10" /&gt;<text:line-break/> <text:s text:c="7"/>&lt;score label="Manufacturer" hl7Reference="RXA-17" denominator="vaccination admin count" numerator="Vaccination manufacturer code"<text:line-break/> <text:s text:c="9"/>weight="10" /&gt;<text:line-break/> <text:s text:c="7"/>&lt;score label="Vaccination Id" hl7Reference="ORC-3" denominator="vaccination count" numerator="Vaccination id" weight="10" /&gt;<text:line-break/> <text:s text:c="5"/>&lt;/section&gt;<text:line-break/> <text:s text:c="5"/>&lt;section name="expected" weight="4"&gt;<text:line-break/> <text:s text:c="7"/>&lt;score label="Admin Amount" hl7Reference="RXA-6" denominator="vaccination admin count" numerator="Vaccination administered amount"<text:line-break/> <text:s text:c="9"/>weight="10"&gt;<text:line-break/> <text:s text:c="9"/>&lt;score label="Missing Units" hl7Reference="RXA-7" denominator="vaccination admin count" numerator="Vaccination administered unit is missing"<text:line-break/> <text:s text:c="11"/>weight="-10" /&gt;<text:line-break/> <text:s text:c="7"/>&lt;/score&gt;<text:line-break/> <text:s text:c="7"/>&lt;score label="Completion Status" hl7Reference="RXA-20" denominator="vaccination admin count" numerator="Vaccination completion status"<text:line-break/> <text:s text:c="9"/>weight="10" /&gt;<text:line-break/> <text:s text:c="7"/>&lt;score label="Action Code" hl7Reference="RXA-21" denominator="vaccination count" numerator="Vaccination action code" weight="0" /&gt;<text:line-break/> <text:s text:c="5"/>&lt;/section&gt;<text:line-break/> <text:s text:c="5"/>&lt;section name="recommended" weight="2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Ordered By" hl7Reference="ORC-12" denominator="vaccination admin count" numerator="Vaccination ordered by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<text:line-break/> <text:s text:c="11"/>weight="-5" /&gt;<text:line-break/> <text:s text:c="7"/>&lt;/score&gt;<text:line-break/> <text:s text:c="5"/>&lt;/section&gt;<text:line-break/> <text:s text:c="5"/>&lt;section name="optional" weight="0"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<text:line-break/> <text:s text:c="9"/>weight="0" /&gt;<text:line-break/> <text:s text:c="7"/>&lt;score label="CPT Code" hl7Reference="RXA-5" denominator="vaccination count" numerator="Vaccination CPT code" weight="0" /&gt;<text:line-break/> <text:s text:c="5"/>&lt;/section&gt;<text:line-break/> <text:s text:c="3"/>&lt;/section&gt;<text:line-break/> <text:s text:c="3"/>&lt;section name="vaccineGroup" weight="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</text:p>
          </table:table-cell>
          <table:table-cell office:value-type="float" office:value="257">
            <text:p>257</text:p>
          </table:table-cell>
          <table:table-cell table:formula="of:=&quot;INSERT INTO dqa_report_template(template_id, template_label, report_type_id, base_profile_id) VALUES(&quot;&amp;[.A8]&amp;&quot;, '&quot;&amp;[.B8]&amp;&quot;', &quot;&amp;[.C8]&amp;&quot;, &quot;&amp;[.E8]&amp;&quot;);&quot;" office:value-type="string" office:string-value="INSERT INTO dqa_report_template(template_id, template_label, report_type_id, base_profile_id) VALUES(7, 'IHS Certification', 3, 257);">
            <text:p>INSERT INTO dqa_report_template(template_id, template_label, report_type_id, base_profile_id) VALUES(7, 'IHS Certification', 3, 257);</text:p>
          </table:table-cell>
          <table:table-cell table:formula="of:=&quot;INSERT INTO dqa_report_template(template_id, template_label, report_type_id, report_definition, base_profile_id) VALUES(&quot;&amp;[.A8]&amp;&quot;, '&quot;&amp;[.B8]&amp;&quot;', &quot;&amp;[.C8]&amp;&quot;, '&quot;&amp;SUBSTITUTE([.K8]; &quot;'&quot;; &quot;''&quot;)&amp;&quot;', &quot;&amp;[.E8]&amp;&quot;);&quot;" office:value-type="string" office:string-value="INSERT INTO dqa_report_template(template_id, template_label, report_type_id, report_definition, base_profile_id) VALUES(7, 'IHS Certification', 3, '&lt;dqa-scoring&gt;&#10;  &lt;section name=&quot;completeness&quot; weight=&quot;50&quot;&gt;&#10;    &lt;section name=&quot;patient&quot; weight=&quot;50&quot;&gt;&#10;      &lt;section name=&quot;required&quot; weight=&quot;14&quot;&gt;&#10;        &lt;score label=&quot;Patient Id&quot; hl7Reference=&quot;PID-3&quot; denominator=&quot;patient count&quot; numerator=&quot;Patient submitter id&quot; weight=&quot;10&quot; /&gt;&#10;        &lt;score label=&quot;First Name&quot; hl7Reference=&quot;PID-5.2&quot; denominator=&quot;patient count&quot; numerator=&quot;Patient name first&quot; weight=&quot;10&quot; /&gt;&#10;        &lt;score label=&quot;Last Name&quot; hl7Reference=&quot;PID-5.1&quot; denominator=&quot;patient count&quot; numerator=&quot;Patient name last&quot; weight=&quot;10&quot; /&gt;&#10;        &lt;score label=&quot;Birth Date&quot; hl7Reference=&quot;PID-7&quot; denominator=&quot;patient count&quot; numerator=&quot;Patient birth date&quot; weight=&quot;10&quot; /&gt;&#10;        &lt;score label=&quot;Sex&quot; hl7Reference=&quot;PID-8&quot; denominator=&quot;patient count&quot; numerator=&quot;Patient gender&quot; weight=&quot;5&quot; /&gt;&#10;        &lt;score label=&quot;Address&quot; hl7Reference=&quot;PID-11&quot; denominator=&quot;patient count&quot; numerator=&quot;Patient address&quot; weight=&quot;2&quot;&gt;&#10;          &lt;score label=&quot;Street&quot; hl7Reference=&quot;PID-1&quot; denominator=&quot;patient count&quot; numerator=&quot;Patient address street&quot; weight=&quot;5&quot; /&gt;&#10;          &lt;score label=&quot;City&quot; hl7Reference=&quot;PID-3&quot; denominator=&quot;patient count&quot; numerator=&quot;Patient address city&quot; weight=&quot;1&quot; /&gt;&#10;          &lt;score label=&quot;State&quot; hl7Reference=&quot;PID-4&quot; denominator=&quot;patient count&quot; numerator=&quot;Patient address state&quot; weight=&quot;1&quot; /&gt;&#10;          &lt;score label=&quot;Zip&quot; hl7Reference=&quot;PID-5&quot; denominator=&quot;patient count&quot; numerator=&quot;Patient address zip&quot; weight=&quot;1&quot; /&gt;&#10;        &lt;/score&gt;&#10;        &lt;score label=&quot;Phone&quot; hl7Reference=&quot;PID-13&quot; denominator=&quot;patient count&quot; numerator=&quot;Patient phone&quot; weight=&quot;10&quot; /&gt;&#10;        &lt;score label=&quot;Responsible Party&quot; hl7Reference=&quot;NK1&quot; denominator=&quot;patient count&quot; numerator=&quot;Patient guardian responsible party&quot; weight=&quot;1&quot;&gt;&#10;          &lt;score label=&quot;First Name&quot; hl7Reference=&quot;NK1-2.2&quot; denominator=&quot;patient count&quot; numerator=&quot;Patient guardian name first&quot; weight=&quot;4&quot; /&gt;&#10;          &lt;score label=&quot;Last Name&quot; hl7Reference=&quot;NK1-2.1&quot; denominator=&quot;patient count&quot; numerator=&quot;Patient guardian name last&quot; weight=&quot;4&quot; /&gt;&#10;          &lt;score label=&quot;Same as Patient&quot; hl7Reference=&quot;NK1-3&quot; denominator=&quot;patient count&quot; numerator=&quot;Patient guardian name is same as underage patient&quot;&#10;            weight=&quot;-8&quot; /&gt;&#10;          &lt;score label=&quot;Relationship&quot; hl7Reference=&quot;NK1-3&quot; denominator=&quot;patient count&quot; numerator=&quot;Patient guardian relationship&quot; weight=&quot;1&quot; /&gt;&#10;        &lt;/score&gt;&#10;      &lt;/section&gt;&#10;      &lt;section name=&quot;expected&quot; weight=&quot;4&quot;&gt;&#10;        &lt;score label=&quot;Middle Name&quot; hl7Reference=&quot;PID-5.3&quot; denominator=&quot;patient count&quot; numerator=&quot;Patient middle name&quot; weight=&quot;10&quot; /&gt;&#10;        &lt;score label=&quot;Mother''s Maiden&quot; hl7Reference=&quot;PID-6&quot; denominator=&quot;patient count&quot; numerator=&quot;Patient mother''s maiden name&quot; weight=&quot;10&quot; /&gt;&#10;        &lt;score label=&quot;Ethnicity&quot; hl7Reference=&quot;PID-22&quot; denominator=&quot;patient count&quot; numerator=&quot;Patient ethnicity&quot; weight=&quot;10&quot; /&gt;&#10;        &lt;score label=&quot;Race&quot; hl7Reference=&quot;PID-10&quot; denominator=&quot;patient count&quot; numerator=&quot;Patient race&quot; weight=&quot;10&quot; /&gt;&#10;      &lt;/section&gt;&#10;      &lt;section name=&quot;recommended&quot; weight=&quot;2&quot;&gt;&#10;        &lt;score label=&quot;Birth Indicator&quot; hl7Reference=&quot;PID-24&quot; denominator=&quot;patient count&quot; numerator=&quot;Patient birth indicator&quot; weight=&quot;10&quot; /&gt;&#10;      &lt;/section&gt;&#10;      &lt;section name=&quot;optional&quot; weight=&quot;0&quot;&gt;&#10;        &lt;score label=&quot;Medicaid Id&quot; hl7Reference=&quot;PID-3&quot; denominator=&quot;patient count&quot; numerator=&quot;Patient Medicaid number&quot; weight=&quot;0&quot; /&gt;&#10;        &lt;score label=&quot;SSN&quot; hl7Reference=&quot;PID-3&quot; denominator=&quot;patient count&quot; numerator=&quot;Patient SSN&quot; weight=&quot;0&quot; /&gt;&#10;        &lt;score label=&quot;Alias&quot; hl7Reference=&quot;PID-5&quot; denominator=&quot;patient count&quot; numerator=&quot;Patient alias&quot; weight=&quot;0&quot; /&gt;&#10;        &lt;score label=&quot;Primary Language&quot; hl7Reference=&quot;PID-15&quot; denominator=&quot;patient count&quot; numerator=&quot;Patient primary language&quot; weight=&quot;0&quot; /&gt;&#10;        &lt;score label=&quot;Resp Party Address&quot; hl7Reference=&quot;NK1-4&quot; denominator=&quot;patient count&quot; numerator=&quot;Patient guardian address&quot; weight=&quot;0&quot;&gt;&#10;          &lt;score label=&quot;Street&quot; hl7Reference=&quot;NK1-4.1&quot; denominator=&quot;patient count&quot; numerator=&quot;Patient guardian address street&quot; weight=&quot;0&quot; /&gt;&#10;          &lt;score label=&quot;City&quot; hl7Reference=&quot;NK1-4.2&quot; denominator=&quot;patient count&quot; numerator=&quot;Patient guardian address city&quot; weight=&quot;0&quot; /&gt;&#10;          &lt;score label=&quot;State&quot; hl7Reference=&quot;NK1-4.3&quot; denominator=&quot;patient count&quot; numerator=&quot;Patient guardian address state&quot; weight=&quot;0&quot; /&gt;&#10;          &lt;score label=&quot;Zip&quot; hl7Reference=&quot;NK1-4.4&quot; denominator=&quot;patient count&quot; numerator=&quot;Patient guardian address zip&quot; weight=&quot;0&quot; /&gt;&#10;        &lt;/score&gt;&#10;        &lt;score label=&quot;Resp Party Phone&quot; hl7Reference=&quot;NK1-5&quot; denominator=&quot;patient count&quot; numerator=&quot;Patient guardian phone&quot; weight=&quot;0&quot; /&gt;&#10;        &lt;score label=&quot;Address County&quot; hl7Reference=&quot;PID-11.6&quot; denominator=&quot;patient count&quot; numerator=&quot;Patient address county&quot; weight=&quot;0&quot; /&gt;&#10;        &lt;score label=&quot;Financial Class&quot; hl7Reference=&quot;PV1-20&quot; denominator=&quot;patient count&quot; numerator=&quot;Patient VFC status&quot; weight=&quot;0&quot; /&gt;&#10;        &lt;score label=&quot;Registry Status&quot; hl7Reference=&quot;PD1-16&quot; denominator=&quot;patient count&quot; numerator=&quot;Patient registry status&quot; weight=&quot;0&quot; /&gt;&#10;        &lt;score label=&quot;Primary Physician&quot; hl7Reference=&quot;PD1-4&quot; denominator=&quot;patient count&quot; numerator=&quot;Patient primary physician id&quot; weight=&quot;0&quot;&gt;&#10;          &lt;score label=&quot;Name&quot; hl7Reference=&quot;&quot; denominator=&quot;patient count&quot; numerator=&quot;Patient primary physician name&quot; weight=&quot;0&quot; /&gt;&#10;        &lt;/score&gt;&#10;        &lt;score label=&quot;Primary Facility&quot; hl7Reference=&quot;PD1-3&quot; denominator=&quot;patient count&quot; numerator=&quot;Patient primary facility id&quot; weight=&quot;0&quot;&gt;&#10;          &lt;score label=&quot;Name&quot; hl7Reference=&quot;&quot; denominator=&quot;patient count&quot; numerator=&quot;Patient primary facility name&quot; weight=&quot;0&quot; /&gt;&#10;        &lt;/score&gt;&#10;        &lt;score label=&quot;Patient Registry Id&quot; hl7Reference=&quot;PID-3&quot; denominator=&quot;patient count&quot; numerator=&quot;Patient registry id&quot; weight=&quot;0&quot; /&gt;&#10;        &lt;score label=&quot;Protection Indicator&quot; hl7Reference=&quot;PD1-12&quot; denominator=&quot;patient count&quot; numerator=&quot;Patient protection indicator&quot; weight=&quot;0&quot; /&gt;&#10;        &lt;score label=&quot;Publicity Indicator&quot; hl7Reference=&quot;PD1-11&quot; denominator=&quot;patient count&quot; numerator=&quot;Patient publicity code&quot; weight=&quot;0&quot; /&gt;&#10;      &lt;/section&gt;&#10;    &lt;/section&gt;&#10;    &lt;section name=&quot;vaccination&quot; weight=&quot;50&quot;&gt;&#10;      &lt;section name=&quot;required&quot; weight=&quot;14&quot;&gt;&#10;        &lt;score label=&quot;Vaccination Date&quot; hl7Reference=&quot;RXA-3&quot; denominator=&quot;vaccination count&quot; numerator=&quot;Vaccination admin date&quot; weight=&quot;10&quot; /&gt;&#10;        &lt;score label=&quot;Vaccination Code&quot; hl7Reference=&quot;RXA-5&quot; denominator=&quot;vaccination count&quot; numerator=&quot;Vaccination admin code&quot; weight=&quot;10&quot; /&gt;&#10;        &lt;score label=&quot;CVX Code&quot; hl7Reference=&quot;RXA-5&quot; denominator=&quot;vaccination count&quot; numerator=&quot;Vaccination CVX code&quot; weight=&quot;5&quot; /&gt;&#10;        &lt;score label=&quot;Information Source&quot; hl7Reference=&quot;RXA-9&quot; denominator=&quot;vaccination count&quot; numerator=&quot;Vaccination information source&quot;&#10;          weight=&quot;10&quot; /&gt;&#10;        &lt;score label=&quot;VFC Status&quot; hl7Reference=&quot;OBX-5&quot; denominator=&quot;vaccination admin count&quot; numerator=&quot;Vaccination financial eligibility code&quot;&#10;          weight=&quot;10&quot; /&gt;&#10;        &lt;score label=&quot;Lot Number&quot; hl7Reference=&quot;RXA-15&quot; denominator=&quot;vaccination admin count&quot; numerator=&quot;Vaccination lot number&quot; weight=&quot;10&quot; /&gt;&#10;        &lt;score label=&quot;Manufacturer&quot; hl7Reference=&quot;RXA-17&quot; denominator=&quot;vaccination admin count&quot; numerator=&quot;Vaccination manufacturer code&quot;&#10;          weight=&quot;10&quot; /&gt;&#10;        &lt;score label=&quot;Vaccination Id&quot; hl7Reference=&quot;ORC-3&quot; denominator=&quot;vaccination count&quot; numerator=&quot;Vaccination id&quot; weight=&quot;10&quot; /&gt;&#10;      &lt;/section&gt;&#10;      &lt;section name=&quot;expected&quot; weight=&quot;4&quot;&gt;&#10;        &lt;score label=&quot;Admin Amount&quot; hl7Reference=&quot;RXA-6&quot; denominator=&quot;vaccination admin count&quot; numerator=&quot;Vaccination administered amount&quot;&#10;          weight=&quot;10&quot;&gt;&#10;          &lt;score label=&quot;Missing Units&quot; hl7Reference=&quot;RXA-7&quot; denominator=&quot;vaccination admin count&quot; numerator=&quot;Vaccination administered unit is missing&quot;&#10;            weight=&quot;-10&quot; /&gt;&#10;        &lt;/score&gt;&#10;        &lt;score label=&quot;Completion Status&quot; hl7Reference=&quot;RXA-20&quot; denominator=&quot;vaccination admin count&quot; numerator=&quot;Vaccination completion status&quot;&#10;          weight=&quot;10&quot; /&gt;&#10;        &lt;score label=&quot;Action Code&quot; hl7Reference=&quot;RXA-21&quot; denominator=&quot;vaccination count&quot; numerator=&quot;Vaccination action code&quot; weight=&quot;0&quot; /&gt;&#10;      &lt;/section&gt;&#10;      &lt;section name=&quot;recommended&quot; weight=&quot;2&quot;&gt;&#10;        &lt;score label=&quot;Facility Id&quot; hl7Reference=&quot;RXA-11&quot; denominator=&quot;vaccination admin count&quot; numerator=&quot;Vaccination facility id&quot; weight=&quot;0&quot; /&gt;&#10;        &lt;score label=&quot;Given By Id&quot; hl7Reference=&quot;RXA-10&quot; denominator=&quot;vaccination admin count&quot; numerator=&quot;Vaccination given by&quot; weight=&quot;0&quot; /&gt;&#10;        &lt;score label=&quot;Ordered By&quot; hl7Reference=&quot;ORC-12&quot; denominator=&quot;vaccination admin count&quot; numerator=&quot;Vaccination ordered by&quot; weight=&quot;0&quot; /&gt;&#10;        &lt;score label=&quot;System Entry Date&quot; hl7Reference=&quot;RXA-22&quot; denominator=&quot;vaccination count&quot; numerator=&quot;Vaccination system entry time&quot; weight=&quot;0&quot;&gt;&#10;          &lt;score label=&quot;In Future&quot; hl7Reference=&quot;&quot; denominator=&quot;vaccination count&quot; numerator=&quot;Vaccination system entry time is in future&quot;&#10;            weight=&quot;-5&quot; /&gt;&#10;        &lt;/score&gt;&#10;      &lt;/section&gt;&#10;      &lt;section name=&quot;optional&quot; weight=&quot;0&quot;&gt;&#10;        &lt;score label=&quot;Entered By&quot; hl7Reference=&quot;ORC-10&quot; denominator=&quot;vaccination count&quot; numerator=&quot;Vaccination recorded by&quot; weight=&quot;0&quot; /&gt;&#10;        &lt;score label=&quot;Refusal Reason&quot; hl7Reference=&quot;RXA-18&quot; denominator=&quot;vaccination count&quot; numerator=&quot;Vaccination refusal reason&quot; weight=&quot;0&quot; /&gt;&#10;        &lt;score label=&quot;Lot Expiration Date&quot; hl7Reference=&quot;RXA-16&quot; denominator=&quot;vaccination admin count&quot; numerator=&quot;Vaccination lot expiration date&quot;&#10;          weight=&quot;0&quot; /&gt;&#10;        &lt;score label=&quot;CPT Code&quot; hl7Reference=&quot;RXA-5&quot; denominator=&quot;vaccination count&quot; numerator=&quot;Vaccination CPT code&quot; weight=&quot;0&quot; /&gt;&#10;      &lt;/section&gt;&#10;    &lt;/section&gt;&#10;    &lt;section name=&quot;vaccineGroup&quot; weight=&quot;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&lt;/section&gt;&#10;      &lt;section name=&quot;recommended&quot; weight=&quot;1&quot;&gt;&#10;        &lt;section name=&quot;HPV&quot; weight=&quot;1&quot; /&gt;&#10;        &lt;section name=&quot;ROTAVIRUS&quot; weight=&quot;1&quot; /&gt;&#10;        &lt;section name=&quot;Td&quot; weight=&quot;1&quot; /&gt;&#10;        &lt;section name=&quot;HepA&quot; weight=&quot;1&quot; /&gt;&#10;      &lt;/section&gt;&#10;      &lt;section name=&quot;optional&quot; weight=&quot;0&quot;&gt;&#10;        &lt;section name=&quot;RABIES&quot; weight=&quot;0&quot; /&gt;&#10;      &lt;/section&gt;&#10;      &lt;section name=&quot;unexpected&quot; weight=&quot;-2&quot;&gt;&#10;        &lt;section name=&quot;ANTHRAX&quot; weight=&quot;1&quot; /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0&quot;&gt;&#10;    &lt;section name=&quot;early&quot; weight=&quot;10&quot; days=&quot;1&quot;&gt;&#10;    &lt;/section&gt;&#10;    &lt;section name=&quot;onTime&quot; weight=&quot;7&quot; days=&quot;3&quot;&gt;&#10;    &lt;/section&gt;&#10;    &lt;section name=&quot;late&quot; weight=&quot;4&quot; days=&quot;7&quot;&gt;&#10;    &lt;/section&gt;&#10;    &lt;section name=&quot;veryLate&quot; weight=&quot;1&quot; days=&quot;30&quot;&gt;&#10;    &lt;/section&gt;&#10;    &lt;section name=&quot;oldData&quot; weight=&quot;0&quot;&gt;&#10;    &lt;/section&gt;&#10;  &lt;/section&gt;&#10;&lt;/dqa-scoring&gt;', 257);">
            <text:p>INSERT INTO dqa_report_template(template_id, template_label, report_type_id, report_definition, base_profile_id) VALUES(7, 'IHS Certification', 3, '&lt;dqa-scoring&gt;<text:line-break/> <text:s/>&lt;section name="completeness" weight="50"&gt;<text:line-break/> <text:s text:c="3"/>&lt;section name="patient" weight="50"&gt;<text:line-break/> <text:s text:c="5"/>&lt;section name="required" weight="14"&gt;<text:line-break/> <text:s text:c="7"/>&lt;score label="Patient Id" hl7Reference="PID-3" denominator="patient count" numerator="Patient submitter id" weight="10" /&gt;<text:line-break/> <text:s text:c="7"/>&lt;score label="First Name" hl7Reference="PID-5.2" denominator="patient count" numerator="Patient name first" weight="10" /&gt;<text:line-break/> <text:s text:c="7"/>&lt;score label="Last Name" hl7Reference="PID-5.1" denominator="patient count" numerator="Patient name last" weight="10" /&gt;<text:line-break/> <text:s text:c="7"/>&lt;score label="Birth Date" hl7Reference="PID-7" denominator="patient count" numerator="Patient birth date" weight="10" /&gt;<text:line-break/> <text:s text:c="7"/>&lt;score label="Sex" hl7Reference="PID-8" denominator="patient count" numerator="Patient gender" weight="5" /&gt;<text:line-break/> <text:s text:c="7"/>&lt;score label="Address" hl7Reference="PID-11" denominator="patient count" numerator="Patient address" weight="2"&gt;<text:line-break/> <text:s text:c="9"/>&lt;score label="Street" hl7Reference="PID-1" denominator="patient count" numerator="Patient address street" weight="5" /&gt;<text:line-break/> <text:s text:c="9"/>&lt;score label="City" hl7Reference="PID-3" denominator="patient count" numerator="Patient address city" weight="1" /&gt;<text:line-break/> <text:s text:c="9"/>&lt;score label="State" hl7Reference="PID-4" denominator="patient count" numerator="Patient address state" weight="1" /&gt;<text:line-break/> <text:s text:c="9"/>&lt;score label="Zip" hl7Reference="PID-5" denominator="patient count" numerator="Patient address zip" weight="1" /&gt;<text:line-break/> <text:s text:c="7"/>&lt;/score&gt;<text:line-break/> <text:s text:c="7"/>&lt;score label="Phone" hl7Reference="PID-13" denominator="patient count" numerator="Patient phone" weight="10" /&gt;<text:line-break/> <text:s text:c="7"/>&lt;score label="Responsible Party" hl7Reference="NK1" denominator="patient count" numerator="Patient guardian responsible party" weight="1"&gt;<text:line-break/> <text:s text:c="9"/>&lt;score label="First Name" hl7Reference="NK1-2.2" denominator="patient count" numerator="Patient guardian name first" weight="4" /&gt;<text:line-break/> <text:s text:c="9"/>&lt;score label="Last Name" hl7Reference="NK1-2.1" denominator="patient count" numerator="Patient guardian name last" weight="4" /&gt;<text:line-break/> <text:s text:c="9"/>&lt;score label="Same as Patient" hl7Reference="NK1-3" denominator="patient count" numerator="Patient guardian name is same as underage patient"<text:line-break/> <text:s text:c="11"/>weight="-8" /&gt;<text:line-break/> <text:s text:c="9"/>&lt;score label="Relationship" hl7Reference="NK1-3" denominator="patient count" numerator="Patient guardian relationship" weight="1" /&gt;<text:line-break/> <text:s text:c="7"/>&lt;/score&gt;<text:line-break/> <text:s text:c="5"/>&lt;/section&gt;<text:line-break/> <text:s text:c="5"/>&lt;section name="expected" weight="4"&gt;<text:line-break/> <text:s text:c="7"/>&lt;score label="Middle Name" hl7Reference="PID-5.3" denominator="patient count" numerator="Patient middle name" weight="10" /&gt;<text:line-break/> <text:s text:c="7"/>&lt;score label="Mother''s Maiden" hl7Reference="PID-6" denominator="patient count" numerator="Patient mother''s maiden name" weight="10" /&gt;<text:line-break/> <text:s text:c="7"/>&lt;score label="Ethnicity" hl7Reference="PID-22" denominator="patient count" numerator="Patient ethnicity" weight="10" /&gt;<text:line-break/> <text:s text:c="7"/>&lt;score label="Race" hl7Reference="PID-10" denominator="patient count" numerator="Patient race" weight="10" /&gt;<text:line-break/> <text:s text:c="5"/>&lt;/section&gt;<text:line-break/> <text:s text:c="5"/>&lt;section name="recommended" weight="2"&gt;<text:line-break/> <text:s text:c="7"/>&lt;score label="Birth Indicator" hl7Reference="PID-24" denominator="patient count" numerator="Patient birth indicator" weight="10" /&gt;<text:line-break/> <text:s text:c="5"/>&lt;/section&gt;<text:line-break/> <text:s text:c="5"/>&lt;section name="optional" weight="0"&gt;<text:line-break/> <text:s text:c="7"/>&lt;score label="Medicaid Id" hl7Reference="PID-3" denominator="patient count" numerator="Patient Medicaid number" weight="0" /&gt;<text:line-break/> <text:s text:c="7"/>&lt;score label="SSN" hl7Reference="PID-3" denominator="patient count" numerator="Patient SSN" weight="0" /&gt;<text:line-break/> <text:s text:c="7"/>&lt;score label="Alias" hl7Reference="PID-5" denominator="patient count" numerator="Patient alias" weight="0" /&gt;<text:line-break/> <text:s text:c="7"/>&lt;score label="Primary Language" hl7Reference="PID-15" denominator="patient count" numerator="Patient primary language" weight="0" /&gt;<text:line-break/> <text:s text:c="7"/>&lt;score label="Resp Party Address" hl7Reference="NK1-4" denominator="patient count" numerator="Patient guardian address" weight="0"&gt;<text:line-break/> <text:s text:c="9"/>&lt;score label="Street" hl7Reference="NK1-4.1" denominator="patient count" numerator="Patient guardian address street" weight="0" /&gt;<text:line-break/> <text:s text:c="9"/>&lt;score label="City" hl7Reference="NK1-4.2" denominator="patient count" numerator="Patient guardian address city" weight="0" /&gt;<text:line-break/> <text:s text:c="9"/>&lt;score label="State" hl7Reference="NK1-4.3" denominator="patient count" numerator="Patient guardian address state" weight="0" /&gt;<text:line-break/> <text:s text:c="9"/>&lt;score label="Zip" hl7Reference="NK1-4.4" denominator="patient count" numerator="Patient guardian address zip" weight="0" /&gt;<text:line-break/> <text:s text:c="7"/>&lt;/score&gt;<text:line-break/> <text:s text:c="7"/>&lt;score label="Resp Party Phone" hl7Reference="NK1-5" denominator="patient count" numerator="Patient guardian phone" weight="0" /&gt;<text:line-break/> <text:s text:c="7"/>&lt;score label="Address County" hl7Reference="PID-11.6" denominator="patient count" numerator="Patient address county" weight="0" /&gt;<text:line-break/> <text:s text:c="7"/>&lt;score label="Financial Class" hl7Reference="PV1-20" denominator="patient count" numerator="Patient VFC status" weight="0" /&gt;<text:line-break/> <text:s text:c="7"/>&lt;score label="Registry Status" hl7Reference="PD1-16" denominator="patient count" numerator="Patient registry status" weight="0" /&gt;<text:line-break/> <text:s text:c="7"/>&lt;score label="Primary Physician" hl7Reference="PD1-4" denominator="patient count" numerator="Patient primary physician id" weight="0"&gt;<text:line-break/> <text:s text:c="9"/>&lt;score label="Name" hl7Reference="" denominator="patient count" numerator="Patient primary physician name" weight="0" /&gt;<text:line-break/> <text:s text:c="7"/>&lt;/score&gt;<text:line-break/> <text:s text:c="7"/>&lt;score label="Primary Facility" hl7Reference="PD1-3" denominator="patient count" numerator="Patient primary facility id" weight="0"&gt;<text:line-break/> <text:s text:c="9"/>&lt;score label="Name" hl7Reference="" denominator="patient count" numerator="Patient primary facility name" weight="0" /&gt;<text:line-break/> <text:s text:c="7"/>&lt;/score&gt;<text:line-break/> <text:s text:c="7"/>&lt;score label="Patient Registry Id" hl7Reference="PID-3" denominator="patient count" numerator="Patient registry id" weight="0" /&gt;<text:line-break/> <text:s text:c="7"/>&lt;score label="Protection Indicator" hl7Reference="PD1-12" denominator="patient count" numerator="Patient protection indicator" weight="0" /&gt;<text:line-break/> <text:s text:c="7"/>&lt;score label="Publicity Indicator" hl7Reference="PD1-11" denominator="patient count" numerator="Patient publicity code" weight="0" /&gt;<text:line-break/> <text:s text:c="5"/>&lt;/section&gt;<text:line-break/> <text:s text:c="3"/>&lt;/section&gt;<text:line-break/> <text:s text:c="3"/>&lt;section name="vaccination" weight="50"&gt;<text:line-break/> <text:s text:c="5"/>&lt;section name="required" weight="14"&gt;<text:line-break/> <text:s text:c="7"/>&lt;score label="Vaccination Date" hl7Reference="RXA-3" denominator="vaccination count" numerator="Vaccination admin date" weight="10" /&gt;<text:line-break/> <text:s text:c="7"/>&lt;score label="Vaccination Code" hl7Reference="RXA-5" denominator="vaccination count" numerator="Vaccination admin code" weight="10" /&gt;<text:line-break/> <text:s text:c="7"/>&lt;score label="CVX Code" hl7Reference="RXA-5" denominator="vaccination count" numerator="Vaccination CVX code" weight="5" /&gt;<text:line-break/> <text:s text:c="7"/>&lt;score label="Information Source" hl7Reference="RXA-9" denominator="vaccination count" numerator="Vaccination information source"<text:line-break/> <text:s text:c="9"/>weight="10" /&gt;<text:line-break/> <text:s text:c="7"/>&lt;score label="VFC Status" hl7Reference="OBX-5" denominator="vaccination admin count" numerator="Vaccination financial eligibility code"<text:line-break/> <text:s text:c="9"/>weight="10" /&gt;<text:line-break/> <text:s text:c="7"/>&lt;score label="Lot Number" hl7Reference="RXA-15" denominator="vaccination admin count" numerator="Vaccination lot number" weight="10" /&gt;<text:line-break/> <text:s text:c="7"/>&lt;score label="Manufacturer" hl7Reference="RXA-17" denominator="vaccination admin count" numerator="Vaccination manufacturer code"<text:line-break/> <text:s text:c="9"/>weight="10" /&gt;<text:line-break/> <text:s text:c="7"/>&lt;score label="Vaccination Id" hl7Reference="ORC-3" denominator="vaccination count" numerator="Vaccination id" weight="10" /&gt;<text:line-break/> <text:s text:c="5"/>&lt;/section&gt;<text:line-break/> <text:s text:c="5"/>&lt;section name="expected" weight="4"&gt;<text:line-break/> <text:s text:c="7"/>&lt;score label="Admin Amount" hl7Reference="RXA-6" denominator="vaccination admin count" numerator="Vaccination administered amount"<text:line-break/> <text:s text:c="9"/>weight="10"&gt;<text:line-break/> <text:s text:c="9"/>&lt;score label="Missing Units" hl7Reference="RXA-7" denominator="vaccination admin count" numerator="Vaccination administered unit is missing"<text:line-break/> <text:s text:c="11"/>weight="-10" /&gt;<text:line-break/> <text:s text:c="7"/>&lt;/score&gt;<text:line-break/> <text:s text:c="7"/>&lt;score label="Completion Status" hl7Reference="RXA-20" denominator="vaccination admin count" numerator="Vaccination completion status"<text:line-break/> <text:s text:c="9"/>weight="10" /&gt;<text:line-break/> <text:s text:c="7"/>&lt;score label="Action Code" hl7Reference="RXA-21" denominator="vaccination count" numerator="Vaccination action code" weight="0" /&gt;<text:line-break/> <text:s text:c="5"/>&lt;/section&gt;<text:line-break/> <text:s text:c="5"/>&lt;section name="recommended" weight="2"&gt;<text:line-break/> <text:s text:c="7"/>&lt;score label="Facility Id" hl7Reference="RXA-11" denominator="vaccination admin count" numerator="Vaccination facility id" weight="0" /&gt;<text:line-break/> <text:s text:c="7"/>&lt;score label="Given By Id" hl7Reference="RXA-10" denominator="vaccination admin count" numerator="Vaccination given by" weight="0" /&gt;<text:line-break/> <text:s text:c="7"/>&lt;score label="Ordered By" hl7Reference="ORC-12" denominator="vaccination admin count" numerator="Vaccination ordered by" weight="0" /&gt;<text:line-break/> <text:s text:c="7"/>&lt;score label="System Entry Date" hl7Reference="RXA-22" denominator="vaccination count" numerator="Vaccination system entry time" weight="0"&gt;<text:line-break/> <text:s text:c="9"/>&lt;score label="In Future" hl7Reference="" denominator="vaccination count" numerator="Vaccination system entry time is in future"<text:line-break/> <text:s text:c="11"/>weight="-5" /&gt;<text:line-break/> <text:s text:c="7"/>&lt;/score&gt;<text:line-break/> <text:s text:c="5"/>&lt;/section&gt;<text:line-break/> <text:s text:c="5"/>&lt;section name="optional" weight="0"&gt;<text:line-break/> <text:s text:c="7"/>&lt;score label="Entered By" hl7Reference="ORC-10" denominator="vaccination count" numerator="Vaccination recorded by" weight="0" /&gt;<text:line-break/> <text:s text:c="7"/>&lt;score label="Refusal Reason" hl7Reference="RXA-18" denominator="vaccination count" numerator="Vaccination refusal reason" weight="0" /&gt;<text:line-break/> <text:s text:c="7"/>&lt;score label="Lot Expiration Date" hl7Reference="RXA-16" denominator="vaccination admin count" numerator="Vaccination lot expiration date"<text:line-break/> <text:s text:c="9"/>weight="0" /&gt;<text:line-break/> <text:s text:c="7"/>&lt;score label="CPT Code" hl7Reference="RXA-5" denominator="vaccination count" numerator="Vaccination CPT code" weight="0" /&gt;<text:line-break/> <text:s text:c="5"/>&lt;/section&gt;<text:line-break/> <text:s text:c="3"/>&lt;/section&gt;<text:line-break/> <text:s text:c="3"/>&lt;section name="vaccineGroup" weight="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5"/>&lt;/section&gt;<text:line-break/> <text:s text:c="5"/>&lt;section name="recommended" weight="1"&gt;<text:line-break/> <text:s text:c="7"/>&lt;section name="HPV" weight="1" /&gt;<text:line-break/> <text:s text:c="7"/>&lt;section name="ROTAVIRUS" weight="1" /&gt;<text:line-break/> <text:s text:c="7"/>&lt;section name="Td" weight="1" /&gt;<text:line-break/> <text:s text:c="7"/>&lt;section name="HepA" weight="1" /&gt;<text:line-break/> <text:s text:c="5"/>&lt;/section&gt;<text:line-break/> <text:s text:c="5"/>&lt;section name="optional" weight="0"&gt;<text:line-break/> <text:s text:c="7"/>&lt;section name="RABIES" weight="0" /&gt;<text:line-break/> <text:s text:c="5"/>&lt;/section&gt;<text:line-break/> <text:s text:c="5"/>&lt;section name="unexpected" weight="-2"&gt;<text:line-break/> <text:s text:c="7"/>&lt;section name="ANTHRAX" weight="1" /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0"&gt;<text:line-break/> <text:s text:c="3"/>&lt;section name="early" weight="10" days="1"&gt;<text:line-break/> <text:s text:c="3"/>&lt;/section&gt;<text:line-break/> <text:s text:c="3"/>&lt;section name="onTime" weight="7" days="3"&gt;<text:line-break/> <text:s text:c="3"/>&lt;/section&gt;<text:line-break/> <text:s text:c="3"/>&lt;section name="late" weight="4" days="7"&gt;<text:line-break/> <text:s text:c="3"/>&lt;/section&gt;<text:line-break/> <text:s text:c="3"/>&lt;section name="veryLate" weight="1" days="3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7);</text:p>
          </table:table-cell>
          <table:table-cell table:number-columns-repeated="3"/>
          <table:table-cell table:style-name="ce5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completeness"</text:span><text:span text:style-name="T7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patient"</text:span><text:span text:style-name="T7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equired"</text:span><text:span text:style-name="T7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atient Id"</text:span><text:span text:style-name="T7"> </text:span><text:span text:style-name="T5">hl7Reference</text:span><text:span text:style-name="T3">=</text:span><text:span text:style-name="T6">"PID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submitter id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First Name"</text:span><text:span text:style-name="T7"> </text:span><text:span text:style-name="T5">hl7Reference</text:span><text:span text:style-name="T3">=</text:span><text:span text:style-name="T6">"PID-5.2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name first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Last Name"</text:span><text:span text:style-name="T7"> </text:span><text:span text:style-name="T5">hl7Reference</text:span><text:span text:style-name="T3">=</text:span><text:span text:style-name="T6">"PID-5.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name last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Birth Date"</text:span><text:span text:style-name="T7"> </text:span><text:span text:style-name="T5">hl7Reference</text:span><text:span text:style-name="T3">=</text:span><text:span text:style-name="T6">"PID-7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birth dat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ex"</text:span><text:span text:style-name="T7"> </text:span><text:span text:style-name="T5">hl7Reference</text:span><text:span text:style-name="T3">=</text:span><text:span text:style-name="T6">"PID-8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ender"</text:span><text:span text:style-name="T7"> </text:span><text:span text:style-name="T5">weight</text:span><text:span text:style-name="T3">=</text:span><text:span text:style-name="T6">"5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Address"</text:span><text:span text:style-name="T7"> </text:span><text:span text:style-name="T5">hl7Reference</text:span><text:span text:style-name="T3">=</text:span><text:span text:style-name="T6">"PID-1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"</text:span><text:span text:style-name="T7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treet"</text:span><text:span text:style-name="T7"> </text:span><text:span text:style-name="T5">hl7Reference</text:span><text:span text:style-name="T3">=</text:span><text:span text:style-name="T6">"PID-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 street"</text:span><text:span text:style-name="T7"> </text:span><text:span text:style-name="T5">weight</text:span><text:span text:style-name="T3">=</text:span><text:span text:style-name="T6">"5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City"</text:span><text:span text:style-name="T7"> </text:span><text:span text:style-name="T5">hl7Reference</text:span><text:span text:style-name="T3">=</text:span><text:span text:style-name="T6">"PID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 city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tate"</text:span><text:span text:style-name="T7"> </text:span><text:span text:style-name="T5">hl7Reference</text:span><text:span text:style-name="T3">=</text:span><text:span text:style-name="T6">"PID-4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 state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Zip"</text:span><text:span text:style-name="T7"> </text:span><text:span text:style-name="T5">hl7Reference</text:span><text:span text:style-name="T3">=</text:span><text:span text:style-name="T6">"PID-5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 zip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hone"</text:span><text:span text:style-name="T7"> </text:span><text:span text:style-name="T5">hl7Reference</text:span><text:span text:style-name="T3">=</text:span><text:span text:style-name="T6">"PID-1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hon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sponsible Party"</text:span><text:span text:style-name="T7"> </text:span><text:span text:style-name="T5">hl7Reference</text:span><text:span text:style-name="T3">=</text:span><text:span text:style-name="T6">"NK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responsible party"</text:span><text:span text:style-name="T7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First Name"</text:span><text:span text:style-name="T7"> </text:span><text:span text:style-name="T5">hl7Reference</text:span><text:span text:style-name="T3">=</text:span><text:span text:style-name="T6">"NK1-2.2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name first"</text:span><text:span text:style-name="T7"> </text:span><text:span text:style-name="T5">weight</text:span><text:span text:style-name="T3">=</text:span><text:span text:style-name="T6">"4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Last Name"</text:span><text:span text:style-name="T7"> </text:span><text:span text:style-name="T5">hl7Reference</text:span><text:span text:style-name="T3">=</text:span><text:span text:style-name="T6">"NK1-2.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name last"</text:span><text:span text:style-name="T7"> </text:span><text:span text:style-name="T5">weight</text:span><text:span text:style-name="T3">=</text:span><text:span text:style-name="T6">"4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ame as Patient"</text:span><text:span text:style-name="T7"> </text:span><text:span text:style-name="T5">hl7Reference</text:span><text:span text:style-name="T3">=</text:span><text:span text:style-name="T6">"NK1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name is same as underage patient"</text:span></text:p>
            <text:p><text:span text:style-name="T7"><text:s text:c="12"/></text:span><text:span text:style-name="T5">weight</text:span><text:span text:style-name="T3">=</text:span><text:span text:style-name="T6">"-8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lationship"</text:span><text:span text:style-name="T7"> </text:span><text:span text:style-name="T5">hl7Reference</text:span><text:span text:style-name="T3">=</text:span><text:span text:style-name="T6">"NK1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relationship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expected"</text:span><text:span text:style-name="T7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Middle Name"</text:span><text:span text:style-name="T7"> </text:span><text:span text:style-name="T5">hl7Reference</text:span><text:span text:style-name="T3">=</text:span><text:span text:style-name="T6">"PID-5.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middle nam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Mother's Maiden"</text:span><text:span text:style-name="T7"> </text:span><text:span text:style-name="T5">hl7Reference</text:span><text:span text:style-name="T3">=</text:span><text:span text:style-name="T6">"PID-6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mother's maiden nam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Ethnicity"</text:span><text:span text:style-name="T7"> </text:span><text:span text:style-name="T5">hl7Reference</text:span><text:span text:style-name="T3">=</text:span><text:span text:style-name="T6">"PID-22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ethnicity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ace"</text:span><text:span text:style-name="T7"> </text:span><text:span text:style-name="T5">hl7Reference</text:span><text:span text:style-name="T3">=</text:span><text:span text:style-name="T6">"PID-10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rac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ecommended"</text:span><text:span text:style-name="T7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Birth Indicator"</text:span><text:span text:style-name="T7"> </text:span><text:span text:style-name="T5">hl7Reference</text:span><text:span text:style-name="T3">=</text:span><text:span text:style-name="T6">"PID-24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birth indicator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optional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Medicaid Id"</text:span><text:span text:style-name="T7"> </text:span><text:span text:style-name="T5">hl7Reference</text:span><text:span text:style-name="T3">=</text:span><text:span text:style-name="T6">"PID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Medicaid number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SN"</text:span><text:span text:style-name="T7"> </text:span><text:span text:style-name="T5">hl7Reference</text:span><text:span text:style-name="T3">=</text:span><text:span text:style-name="T6">"PID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SSN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Alias"</text:span><text:span text:style-name="T7"> </text:span><text:span text:style-name="T5">hl7Reference</text:span><text:span text:style-name="T3">=</text:span><text:span text:style-name="T6">"PID-5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lias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rimary Language"</text:span><text:span text:style-name="T7"> </text:span><text:span text:style-name="T5">hl7Reference</text:span><text:span text:style-name="T3">=</text:span><text:span text:style-name="T6">"PID-15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imary languag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sp Party Address"</text:span><text:span text:style-name="T7"> </text:span><text:span text:style-name="T5">hl7Reference</text:span><text:span text:style-name="T3">=</text:span><text:span text:style-name="T6">"NK1-4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address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treet"</text:span><text:span text:style-name="T7"> </text:span><text:span text:style-name="T5">hl7Reference</text:span><text:span text:style-name="T3">=</text:span><text:span text:style-name="T6">"NK1-4.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address street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City"</text:span><text:span text:style-name="T7"> </text:span><text:span text:style-name="T5">hl7Reference</text:span><text:span text:style-name="T3">=</text:span><text:span text:style-name="T6">"NK1-4.2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address city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tate"</text:span><text:span text:style-name="T7"> </text:span><text:span text:style-name="T5">hl7Reference</text:span><text:span text:style-name="T3">=</text:span><text:span text:style-name="T6">"NK1-4.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address stat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Zip"</text:span><text:span text:style-name="T7"> </text:span><text:span text:style-name="T5">hl7Reference</text:span><text:span text:style-name="T3">=</text:span><text:span text:style-name="T6">"NK1-4.4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address zip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sp Party Phone"</text:span><text:span text:style-name="T7"> </text:span><text:span text:style-name="T5">hl7Reference</text:span><text:span text:style-name="T3">=</text:span><text:span text:style-name="T6">"NK1-5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guardian phon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Address County"</text:span><text:span text:style-name="T7"> </text:span><text:span text:style-name="T5">hl7Reference</text:span><text:span text:style-name="T3">=</text:span><text:span text:style-name="T6">"PID-11.6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address county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Financial Class"</text:span><text:span text:style-name="T7"> </text:span><text:span text:style-name="T5">hl7Reference</text:span><text:span text:style-name="T3">=</text:span><text:span text:style-name="T6">"PV1-20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VFC status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gistry Status"</text:span><text:span text:style-name="T7"> </text:span><text:span text:style-name="T5">hl7Reference</text:span><text:span text:style-name="T3">=</text:span><text:span text:style-name="T6">"PD1-16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registry status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rimary Physician"</text:span><text:span text:style-name="T7"> </text:span><text:span text:style-name="T5">hl7Reference</text:span><text:span text:style-name="T3">=</text:span><text:span text:style-name="T6">"PD1-4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imary physician id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Name"</text:span><text:span text:style-name="T7"> </text:span><text:span text:style-name="T5">hl7Reference</text:span><text:span text:style-name="T3">=</text:span><text:span text:style-name="T6">"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imary physician nam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rimary Facility"</text:span><text:span text:style-name="T7"> </text:span><text:span text:style-name="T5">hl7Reference</text:span><text:span text:style-name="T3">=</text:span><text:span text:style-name="T6">"PD1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imary facility id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Name"</text:span><text:span text:style-name="T7"> </text:span><text:span text:style-name="T5">hl7Reference</text:span><text:span text:style-name="T3">=</text:span><text:span text:style-name="T6">"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imary facility nam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atient Registry Id"</text:span><text:span text:style-name="T7"> </text:span><text:span text:style-name="T5">hl7Reference</text:span><text:span text:style-name="T3">=</text:span><text:span text:style-name="T6">"PID-3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registry id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rotection Indicator"</text:span><text:span text:style-name="T7"> </text:span><text:span text:style-name="T5">hl7Reference</text:span><text:span text:style-name="T3">=</text:span><text:span text:style-name="T6">"PD1-12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rotection indicator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Publicity Indicator"</text:span><text:span text:style-name="T7"> </text:span><text:span text:style-name="T5">hl7Reference</text:span><text:span text:style-name="T3">=</text:span><text:span text:style-name="T6">"PD1-11"</text:span><text:span text:style-name="T7"> </text:span><text:span text:style-name="T5">denominator</text:span><text:span text:style-name="T3">=</text:span><text:span text:style-name="T6">"patient count"</text:span><text:span text:style-name="T7"> </text:span><text:span text:style-name="T5">numerator</text:span><text:span text:style-name="T3">=</text:span><text:span text:style-name="T6">"Patient publicity cod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vaccination"</text:span><text:span text:style-name="T7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equired"</text:span><text:span text:style-name="T7"> </text:span><text:span text:style-name="T5">weight</text:span><text:span text:style-name="T3">=</text:span><text:span text:style-name="T6">"1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Vaccination Date"</text:span><text:span text:style-name="T7"> </text:span><text:span text:style-name="T5">hl7Reference</text:span><text:span text:style-name="T3">=</text:span><text:span text:style-name="T6">"RXA-3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admin dat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Vaccination Code"</text:span><text:span text:style-name="T7"> </text:span><text:span text:style-name="T5">hl7Reference</text:span><text:span text:style-name="T3">=</text:span><text:span text:style-name="T6">"RXA-5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admin code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CVX Code"</text:span><text:span text:style-name="T7"> </text:span><text:span text:style-name="T5">hl7Reference</text:span><text:span text:style-name="T3">=</text:span><text:span text:style-name="T6">"RXA-5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CVX code"</text:span><text:span text:style-name="T7"> </text:span><text:span text:style-name="T5">weight</text:span><text:span text:style-name="T3">=</text:span><text:span text:style-name="T6">"5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Information Source"</text:span><text:span text:style-name="T7"> </text:span><text:span text:style-name="T5">hl7Reference</text:span><text:span text:style-name="T3">=</text:span><text:span text:style-name="T6">"RXA-9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information source"</text:span></text:p>
            <text:p><text:span text:style-name="T7"><text:s text:c="10"/>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VFC Status"</text:span><text:span text:style-name="T7"> </text:span><text:span text:style-name="T5">hl7Reference</text:span><text:span text:style-name="T3">=</text:span><text:span text:style-name="T6">"OBX-5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financial eligibility code"</text:span></text:p>
            <text:p><text:span text:style-name="T7"><text:s text:c="10"/>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Lot Number"</text:span><text:span text:style-name="T7"> </text:span><text:span text:style-name="T5">hl7Reference</text:span><text:span text:style-name="T3">=</text:span><text:span text:style-name="T6">"RXA-15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lot number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Manufacturer"</text:span><text:span text:style-name="T7"> </text:span><text:span text:style-name="T5">hl7Reference</text:span><text:span text:style-name="T3">=</text:span><text:span text:style-name="T6">"RXA-17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manufacturer code"</text:span></text:p>
            <text:p><text:span text:style-name="T7"><text:s text:c="10"/>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Vaccination Id"</text:span><text:span text:style-name="T7"> </text:span><text:span text:style-name="T5">hl7Reference</text:span><text:span text:style-name="T3">=</text:span><text:span text:style-name="T6">"ORC-3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id"</text:span><text:span text:style-name="T7"> 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expected"</text:span><text:span text:style-name="T7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Admin Amount"</text:span><text:span text:style-name="T7"> </text:span><text:span text:style-name="T5">hl7Reference</text:span><text:span text:style-name="T3">=</text:span><text:span text:style-name="T6">"RXA-6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administered amount"</text:span></text:p>
            <text:p><text:span text:style-name="T7"><text:s text:c="10"/>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Missing Units"</text:span><text:span text:style-name="T7"> </text:span><text:span text:style-name="T5">hl7Reference</text:span><text:span text:style-name="T3">=</text:span><text:span text:style-name="T6">"RXA-7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administered unit is missing"</text:span></text:p>
            <text:p><text:span text:style-name="T7"><text:s text:c="12"/></text:span><text:span text:style-name="T5">weight</text:span><text:span text:style-name="T3">=</text:span><text:span text:style-name="T6">"-10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Completion Status"</text:span><text:span text:style-name="T7"> </text:span><text:span text:style-name="T5">hl7Reference</text:span><text:span text:style-name="T3">=</text:span><text:span text:style-name="T6">"RXA-20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completion status"</text:span></text:p>
            <text:p><text:span text:style-name="T7"><text:s text:c="10"/></text:span><text:span text:style-name="T5">weight</text:span><text:span text:style-name="T3">=</text:span><text:span text:style-name="T6">"1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Action Code"</text:span><text:span text:style-name="T7"> </text:span><text:span text:style-name="T5">hl7Reference</text:span><text:span text:style-name="T3">=</text:span><text:span text:style-name="T6">"RXA-21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action cod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ecommended"</text:span><text:span text:style-name="T7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Facility Id"</text:span><text:span text:style-name="T7"> </text:span><text:span text:style-name="T5">hl7Reference</text:span><text:span text:style-name="T3">=</text:span><text:span text:style-name="T6">"RXA-11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facility id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Given By Id"</text:span><text:span text:style-name="T7"> </text:span><text:span text:style-name="T5">hl7Reference</text:span><text:span text:style-name="T3">=</text:span><text:span text:style-name="T6">"RXA-10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given by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Ordered By"</text:span><text:span text:style-name="T7"> </text:span><text:span text:style-name="T5">hl7Reference</text:span><text:span text:style-name="T3">=</text:span><text:span text:style-name="T6">"ORC-12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ordered by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System Entry Date"</text:span><text:span text:style-name="T7"> </text:span><text:span text:style-name="T5">hl7Reference</text:span><text:span text:style-name="T3">=</text:span><text:span text:style-name="T6">"RXA-22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system entry time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In Future"</text:span><text:span text:style-name="T7"> </text:span><text:span text:style-name="T5">hl7Reference</text:span><text:span text:style-name="T3">=</text:span><text:span text:style-name="T6">"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system entry time is in future"</text:span></text:p>
            <text:p><text:span text:style-name="T7"><text:s text:c="12"/></text:span><text:span text:style-name="T5">weight</text:span><text:span text:style-name="T3">=</text:span><text:span text:style-name="T6">"-5"</text:span><text:span text:style-name="T7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optional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Entered By"</text:span><text:span text:style-name="T7"> </text:span><text:span text:style-name="T5">hl7Reference</text:span><text:span text:style-name="T3">=</text:span><text:span text:style-name="T6">"ORC-10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recorded by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Refusal Reason"</text:span><text:span text:style-name="T7"> </text:span><text:span text:style-name="T5">hl7Reference</text:span><text:span text:style-name="T3">=</text:span><text:span text:style-name="T6">"RXA-18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refusal reason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Lot Expiration Date"</text:span><text:span text:style-name="T7"> </text:span><text:span text:style-name="T5">hl7Reference</text:span><text:span text:style-name="T3">=</text:span><text:span text:style-name="T6">"RXA-16"</text:span><text:span text:style-name="T7"> </text:span><text:span text:style-name="T5">denominator</text:span><text:span text:style-name="T3">=</text:span><text:span text:style-name="T6">"vaccination admin count"</text:span><text:span text:style-name="T7"> </text:span><text:span text:style-name="T5">numerator</text:span><text:span text:style-name="T3">=</text:span><text:span text:style-name="T6">"Vaccination lot expiration date"</text:span></text:p>
            <text:p><text:span text:style-name="T7"><text:s text:c="10"/>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7"> </text:span><text:span text:style-name="T5">label</text:span><text:span text:style-name="T3">=</text:span><text:span text:style-name="T6">"CPT Code"</text:span><text:span text:style-name="T7"> </text:span><text:span text:style-name="T5">hl7Reference</text:span><text:span text:style-name="T3">=</text:span><text:span text:style-name="T6">"RXA-5"</text:span><text:span text:style-name="T7"> </text:span><text:span text:style-name="T5">denominator</text:span><text:span text:style-name="T3">=</text:span><text:span text:style-name="T6">"vaccination count"</text:span><text:span text:style-name="T7"> </text:span><text:span text:style-name="T5">numerator</text:span><text:span text:style-name="T3">=</text:span><text:span text:style-name="T6">"Vaccination CPT code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vaccineGroup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expected"</text:span><text:span text:style-name="T7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DTAP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HepB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POLIO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HIB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FLU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MMR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VARICELLA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PneumoPCV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ecommended"</text:span><text:span text:style-name="T7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HPV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OTAVIRUS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Td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HepA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optional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RABIES"</text:span><text:span text:style-name="T7"> </text:span><text:span text:style-name="T5">weight</text:span><text:span text:style-name="T3">=</text:span><text:span text:style-name="T6">"0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unexpected"</text:span><text:span text:style-name="T7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ANTHRAX"</text:span><text:span text:style-name="T7"> </text:span><text:span text:style-name="T5">weight</text:span><text:span text:style-name="T3">=</text:span><text:span text:style-name="T6">"1"</text:span><text:span text:style-name="T7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quality"</text:span><text:span text:style-name="T7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errors"</text:span><text:span text:style-name="T7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warnings"</text:span><text:span text:style-name="T7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timeliness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early"</text:span><text:span text:style-name="T7"> </text:span><text:span text:style-name="T5">weight</text:span><text:span text:style-name="T3">=</text:span><text:span text:style-name="T6">"10"</text:span><text:span text:style-name="T7"> </text:span><text:span text:style-name="T5">days</text:span><text:span text:style-name="T3">=</text:span><text:span text:style-name="T6">"1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onTime"</text:span><text:span text:style-name="T7"> </text:span><text:span text:style-name="T5">weight</text:span><text:span text:style-name="T3">=</text:span><text:span text:style-name="T6">"7"</text:span><text:span text:style-name="T7"> </text:span><text:span text:style-name="T5">days</text:span><text:span text:style-name="T3">=</text:span><text:span text:style-name="T6">"3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late"</text:span><text:span text:style-name="T7"> </text:span><text:span text:style-name="T5">weight</text:span><text:span text:style-name="T3">=</text:span><text:span text:style-name="T6">"4"</text:span><text:span text:style-name="T7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veryLate"</text:span><text:span text:style-name="T7"> </text:span><text:span text:style-name="T5">weight</text:span><text:span text:style-name="T3">=</text:span><text:span text:style-name="T6">"1"</text:span><text:span text:style-name="T7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7"> </text:span><text:span text:style-name="T5">name</text:span><text:span text:style-name="T3">=</text:span><text:span text:style-name="T6">"oldData"</text:span><text:span text:style-name="T7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SIIS Profile</text:p>
          </table:table-cell>
          <table:table-cell office:value-type="float" office:value="4">
            <text:p>4</text:p>
          </table:table-cell>
          <table:table-cell table:formula="of:=[.K9]" office:value-type="string" office:string-value="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5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&lt;/section&gt;&#10;      &lt;section name=&quot;expected&quot; weight=&quot;6&quot;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s Maiden&quot; denominator=&quot;patient count&quot; numerator=&quot;Patient mother's maiden name&quot; weight=&quot;10&quot; /&gt;&#10;        &lt;score label=&quot;SSN&quot; denominator=&quot;patient count&quot; numerator=&quot;Patient SSN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&lt;/section&gt;&#10;      &lt;section name=&quot;recommended&quot; weight=&quot;4&quot;&gt;&#10;        &lt;score label=&quot;Birth Indicator&quot; denominator=&quot;patient count&quot; numerator=&quot;Patient birth indicator&quot; weight=&quot;10&quot; /&gt;&#10;        &lt;score label=&quot;Ethnicity&quot; denominator=&quot;patient count&quot; numerator=&quot;Patient ethnicity&quot; weight=&quot;10&quot; /&gt;&#10;        &lt;score label=&quot;Race&quot; denominator=&quot;patient count&quot; numerator=&quot;Patient race&quot; weight=&quot;10&quot; /&gt;&#10;        &lt;score label=&quot;Medicaid Id&quot; denominator=&quot;patient count&quot; numerator=&quot;Patient Medicaid number&quot; weight=&quot;5&quot; /&gt;&#10;      &lt;/section&gt;&#10;      &lt;section name=&quot;optional&quot; weight=&quot;0&quot;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CVX Code&quot; denominator=&quot;vaccination count&quot; numerator=&quot;Vaccination CVX code&quot; weight=&quot;20&quot; /&gt;&#10;        &lt;score label=&quot;Lot Number&quot; denominator=&quot;vaccination admin count&quot; numerator=&quot;Vaccination lot number&quot; weight=&quot;20&quot; /&gt;&#10;        &lt;score label=&quot;Manufacturer&quot; denominator=&quot;vaccination admin count&quot; numerator=&quot;Vaccination manufacturer code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Facility Id&quot; denominator=&quot;vaccination admin count&quot; numerator=&quot;Vaccination facility id&quot; weight=&quot;20&quot; /&gt;&#10;      &lt;/section&gt;&#10;      &lt;section name=&quot;recommended&quot; weight=&quot;4&quot;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optional&quot; weight=&quot;0&quot;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PT Code&quot; denominator=&quot;vaccination count&quot; numerator=&quot;Vaccination CPT code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">
            <text:p>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Birth Date" denominator="patient count" numerator="Patient birth date" weight="10" /&gt;<text:line-break/> <text:s text:c="7"/>&lt;score label="Sex" denominator="patient count" numerator="Patient gender" weight="5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5"/>&lt;/section&gt;<text:line-break/> <text:s text:c="5"/>&lt;section name="expected" weight="6"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s Maiden" denominator="patient count" numerator="Patient mother's maiden name" weight="10" /&gt;<text:line-break/> <text:s text:c="7"/>&lt;score label="SSN" denominator="patient count" numerator="Patient SSN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5"/>&lt;/section&gt;<text:line-break/> <text:s text:c="5"/>&lt;section name="recommended" weight="4"&gt;<text:line-break/> <text:s text:c="7"/>&lt;score label="Birth Indicator" denominator="patient count" numerator="Patient birth indicator" weight="10" /&gt;<text:line-break/> <text:s text:c="7"/>&lt;score label="Ethnicity" denominator="patient count" numerator="Patient ethnicity" weight="10" /&gt;<text:line-break/> <text:s text:c="7"/>&lt;score label="Race" denominator="patient count" numerator="Patient race" weight="10" /&gt;<text:line-break/> <text:s text:c="7"/>&lt;score label="Medicaid Id" denominator="patient count" numerator="Patient Medicaid number" weight="5" /&gt;<text:line-break/> <text:s text:c="5"/>&lt;/section&gt;<text:line-break/> <text:s text:c="5"/>&lt;section name="optional" weight="0"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CVX Code" denominator="vaccination count" numerator="Vaccination CVX code" weight="20" /&gt;<text:line-break/> <text:s text:c="7"/>&lt;score label="Lot Number" denominator="vaccination admin count" numerator="Vaccination lot number" weight="20" /&gt;<text:line-break/> <text:s text:c="7"/>&lt;score label="Manufacturer" denominator="vaccination admin count" numerator="Vaccination manufacturer code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Facility Id" denominator="vaccination admin count" numerator="Vaccination facility id" weight="20" /&gt;<text:line-break/> <text:s text:c="5"/>&lt;/section&gt;<text:line-break/> <text:s text:c="5"/>&lt;section name="recommended" weight="4"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optional" weight="0"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PT Code" denominator="vaccination count" numerator="Vaccination CPT code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</text:p>
          </table:table-cell>
          <table:table-cell office:value-type="float" office:value="258">
            <text:p>258</text:p>
          </table:table-cell>
          <table:table-cell table:formula="of:=&quot;INSERT INTO dqa_report_template(template_id, template_label, report_type_id, base_profile_id) VALUES(&quot;&amp;[.A9]&amp;&quot;, '&quot;&amp;[.B9]&amp;&quot;', &quot;&amp;[.C9]&amp;&quot;, &quot;&amp;[.E9]&amp;&quot;);&quot;" office:value-type="string" office:string-value="INSERT INTO dqa_report_template(template_id, template_label, report_type_id, base_profile_id) VALUES(8, 'ASIIS Profile', 4, 258);">
            <text:p>INSERT INTO dqa_report_template(template_id, template_label, report_type_id, base_profile_id) VALUES(8, 'ASIIS Profile', 4, 258);</text:p>
          </table:table-cell>
          <table:table-cell table:formula="of:=&quot;INSERT INTO dqa_report_template(template_id, template_label, report_type_id, report_definition, base_profile_id) VALUES(&quot;&amp;[.A9]&amp;&quot;, '&quot;&amp;[.B9]&amp;&quot;', &quot;&amp;[.C9]&amp;&quot;, '&quot;&amp;SUBSTITUTE([.K9]; &quot;'&quot;; &quot;''&quot;)&amp;&quot;', &quot;&amp;[.E9]&amp;&quot;);&quot;" office:value-type="string" office:string-value="INSERT INTO dqa_report_template(template_id, template_label, report_type_id, report_definition, base_profile_id) VALUES(8, 'ASIIS Profile', 4, '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5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&lt;/section&gt;&#10;      &lt;section name=&quot;expected&quot; weight=&quot;6&quot;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's Maiden&quot; denominator=&quot;patient count&quot; numerator=&quot;Patient mother''s maiden name&quot; weight=&quot;10&quot; /&gt;&#10;        &lt;score label=&quot;SSN&quot; denominator=&quot;patient count&quot; numerator=&quot;Patient SSN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&lt;/section&gt;&#10;      &lt;section name=&quot;recommended&quot; weight=&quot;4&quot;&gt;&#10;        &lt;score label=&quot;Birth Indicator&quot; denominator=&quot;patient count&quot; numerator=&quot;Patient birth indicator&quot; weight=&quot;10&quot; /&gt;&#10;        &lt;score label=&quot;Ethnicity&quot; denominator=&quot;patient count&quot; numerator=&quot;Patient ethnicity&quot; weight=&quot;10&quot; /&gt;&#10;        &lt;score label=&quot;Race&quot; denominator=&quot;patient count&quot; numerator=&quot;Patient race&quot; weight=&quot;10&quot; /&gt;&#10;        &lt;score label=&quot;Medicaid Id&quot; denominator=&quot;patient count&quot; numerator=&quot;Patient Medicaid number&quot; weight=&quot;5&quot; /&gt;&#10;      &lt;/section&gt;&#10;      &lt;section name=&quot;optional&quot; weight=&quot;0&quot;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CVX Code&quot; denominator=&quot;vaccination count&quot; numerator=&quot;Vaccination CVX code&quot; weight=&quot;20&quot; /&gt;&#10;        &lt;score label=&quot;Lot Number&quot; denominator=&quot;vaccination admin count&quot; numerator=&quot;Vaccination lot number&quot; weight=&quot;20&quot; /&gt;&#10;        &lt;score label=&quot;Manufacturer&quot; denominator=&quot;vaccination admin count&quot; numerator=&quot;Vaccination manufacturer code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Facility Id&quot; denominator=&quot;vaccination admin count&quot; numerator=&quot;Vaccination facility id&quot; weight=&quot;20&quot; /&gt;&#10;      &lt;/section&gt;&#10;      &lt;section name=&quot;recommended&quot; weight=&quot;4&quot;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optional&quot; weight=&quot;0&quot;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PT Code&quot; denominator=&quot;vaccination count&quot; numerator=&quot;Vaccination CPT code&quot; weight=&quot;0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', 258);">
            <text:p>INSERT INTO dqa_report_template(template_id, template_label, report_type_id, report_definition, base_profile_id) VALUES(8, 'ASIIS Profile', 4, '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Birth Date" denominator="patient count" numerator="Patient birth date" weight="10" /&gt;<text:line-break/> <text:s text:c="7"/>&lt;score label="Sex" denominator="patient count" numerator="Patient gender" weight="5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5"/>&lt;/section&gt;<text:line-break/> <text:s text:c="5"/>&lt;section name="expected" weight="6"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's Maiden" denominator="patient count" numerator="Patient mother''s maiden name" weight="10" /&gt;<text:line-break/> <text:s text:c="7"/>&lt;score label="SSN" denominator="patient count" numerator="Patient SSN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5"/>&lt;/section&gt;<text:line-break/> <text:s text:c="5"/>&lt;section name="recommended" weight="4"&gt;<text:line-break/> <text:s text:c="7"/>&lt;score label="Birth Indicator" denominator="patient count" numerator="Patient birth indicator" weight="10" /&gt;<text:line-break/> <text:s text:c="7"/>&lt;score label="Ethnicity" denominator="patient count" numerator="Patient ethnicity" weight="10" /&gt;<text:line-break/> <text:s text:c="7"/>&lt;score label="Race" denominator="patient count" numerator="Patient race" weight="10" /&gt;<text:line-break/> <text:s text:c="7"/>&lt;score label="Medicaid Id" denominator="patient count" numerator="Patient Medicaid number" weight="5" /&gt;<text:line-break/> <text:s text:c="5"/>&lt;/section&gt;<text:line-break/> <text:s text:c="5"/>&lt;section name="optional" weight="0"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CVX Code" denominator="vaccination count" numerator="Vaccination CVX code" weight="20" /&gt;<text:line-break/> <text:s text:c="7"/>&lt;score label="Lot Number" denominator="vaccination admin count" numerator="Vaccination lot number" weight="20" /&gt;<text:line-break/> <text:s text:c="7"/>&lt;score label="Manufacturer" denominator="vaccination admin count" numerator="Vaccination manufacturer code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Facility Id" denominator="vaccination admin count" numerator="Vaccination facility id" weight="20" /&gt;<text:line-break/> <text:s text:c="5"/>&lt;/section&gt;<text:line-break/> <text:s text:c="5"/>&lt;section name="recommended" weight="4"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optional" weight="0"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PT Code" denominator="vaccination count" numerator="Vaccination CPT code" weight="0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', 258);</text:p>
          </table:table-cell>
          <table:table-cell table:number-columns-repeated="3"/>
          <table:table-cell table:style-name="ce4" office:value-type="string">
            <text:p><text:span text:style-name="T1">&lt;</text:span><text:span text:style-name="T2">dqa-scoring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completeness"</text:span><text:span text:style-name="T4"> </text:span><text:span text:style-name="T5">weight</text:span><text:span text:style-name="T3">=</text:span><text:span text:style-name="T6">"5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atient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ubmitter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fir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las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Te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st nam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ossible Baby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name may be temporary newborn name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D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dat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ex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end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reet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ity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state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z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ddle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iddle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hon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other's Maide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other's maiden nam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S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SSN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onsible Par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sponsible party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r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fir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ast 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last"</text:span><text:span text:style-name="T4"> </text:span><text:span text:style-name="T5">weight</text:span><text:span text:style-name="T3">=</text:span><text:span text:style-name="T6">"4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ame as Patien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name is same as underage patient"</text:span><text:span text:style-name="T4"> </text:span><text:span text:style-name="T5">weight</text:span><text:span text:style-name="T3">=</text:span><text:span text:style-name="T6">"-8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lationsh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relationshi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Birth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birth indicator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thni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ethnicit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ac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ac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edicaid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Medicaid number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lia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lia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Languag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languag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Addre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is missing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reet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reet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ci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tat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st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Zip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address zip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sp Party Phon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guardian phon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dress Coun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address count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inancial Clas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VFC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gistry Status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status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Physician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physician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imary Facility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id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ame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imary facility nam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atient Registry Id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registry id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rotection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rotection indicator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Publicity Indicator"</text:span><text:span text:style-name="T4"> </text:span><text:span text:style-name="T5">denominator</text:span><text:span text:style-name="T3">=</text:span><text:span text:style-name="T6">"patient count"</text:span><text:span text:style-name="T4"> </text:span><text:span text:style-name="T5">numerator</text:span><text:span text:style-name="T3">=</text:span><text:span text:style-name="T6">"Patient publicity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ation"</text:span><text:span text:style-name="T4"> </text:span><text:span text:style-name="T5">weight</text:span><text:span text:style-name="T3">=</text:span><text:span text:style-name="T6">"2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quired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date"</text:span><text:span text:style-name="T4"> </text:span><text:span text:style-name="T5">weight</text:span><text:span text:style-name="T3">=</text:span><text:span text:style-name="T6">"4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Specific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 code is not specific"</text:span><text:span text:style-name="T4"> 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Not Vaccin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not vaccine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lued as Unknow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dmin code is valued as unknown"</text:span><text:span text:style-name="T4"> </text:span><text:span text:style-name="T5">weight</text:span><text:span text:style-name="T3">=</text:span><text:span text:style-name="T6">"-4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formation Sourc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Historical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administered but appears to historical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y be Administere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nformation source is historical but appears to be administered"</text:span></text:p>
            <text:p><text:span text:style-name="T4"><text:s text:c="12"/></text:span><text:span text:style-name="T5">weight</text:span><text:span text:style-name="T3">=</text:span><text:span text:style-name="T6">"-10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6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VX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VX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Numb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number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anufacturer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manufacturer code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dmin Amount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amount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Missing Unit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administered unit is missing"</text:span><text:span text:style-name="T4"> </text:span><text:span text:style-name="T5">weight</text:span><text:span text:style-name="T3">=</text:span><text:span text:style-name="T6">"-2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Facilit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facility id"</text:span><text:span text:style-name="T4"> </text:span><text:span text:style-name="T5">weight</text:span><text:span text:style-name="T3">=</text:span><text:span text:style-name="T6">"2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4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Action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action code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Given By Id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given by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Vaccination Id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id"</text:span><text:span text:style-name="T4"> </text:span><text:span text:style-name="T5">weight</text:span><text:span text:style-name="T3">=</text:span><text:span text:style-name="T6">"1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ompletion Status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completion status"</text:span><text:span text:style-name="T4"> </text:span><text:span text:style-name="T5">weight</text:span><text:span text:style-name="T3">=</text:span><text:span text:style-name="T6">"5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System Entry Dat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"</text:span><text:span text:style-name="T4"> </text:span><text:span text:style-name="T5">weight</text:span><text:span text:style-name="T3">=</text:span><text:span text:style-name="T6">"5"</text:span><text:span text:style-name="T1">&gt;</text:span></text:p>
            <text:p><text:span text:style-name="T3"><text:s text:c="10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In Futur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system entry time is in future"</text:span><text:span text:style-name="T4"> </text:span><text:span text:style-name="T5">weight</text:span><text:span text:style-name="T3">=</text:span><text:span text:style-name="T6">"-5"</text:span><text:span text:style-name="T4"> </text:span><text:span text:style-name="T1">/&gt;</text:span></text:p>
            <text:p><text:span text:style-name="T3"><text:s text:c="8"/></text:span><text:span text:style-name="T1">&lt;/</text:span><text:span text:style-name="T2">score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Ordered By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order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Entered By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corded by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Refusal Reason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refusal reason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Lot Expiration Date"</text:span><text:span text:style-name="T4"> </text:span><text:span text:style-name="T5">denominator</text:span><text:span text:style-name="T3">=</text:span><text:span text:style-name="T6">"vaccination admin count"</text:span><text:span text:style-name="T4"> </text:span><text:span text:style-name="T5">numerator</text:span><text:span text:style-name="T3">=</text:span><text:span text:style-name="T6">"Vaccination lot expiration dat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core</text:span><text:span text:style-name="T4"> </text:span><text:span text:style-name="T5">label</text:span><text:span text:style-name="T3">=</text:span><text:span text:style-name="T6">"CPT Code"</text:span><text:span text:style-name="T4"> </text:span><text:span text:style-name="T5">denominator</text:span><text:span text:style-name="T3">=</text:span><text:span text:style-name="T6">"vaccination count"</text:span><text:span text:style-name="T4"> </text:span><text:span text:style-name="T5">numerator</text:span><text:span text:style-name="T3">=</text:span><text:span text:style-name="T6">"Vaccination CPT code"</text:span><text:span text:style-name="T4"> </text:span><text:span text:style-name="T5">weight</text:span><text:span text:style-name="T3">=</text:span><text:span text:style-name="T6">"0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ccineGroup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xpected"</text:span><text:span text:style-name="T4"> </text:span><text:span text:style-name="T5">weight</text:span><text:span text:style-name="T3">=</text:span><text:span text:style-name="T6">"2"</text:span><text:span text:style-name="T1">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DTAP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OLIO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IB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Hep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FLU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MMR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ARICELLA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PneumoPCV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8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d"</text:span><text:span text:style-name="T4"> </text:span><text:span text:style-name="T5">weight</text:span><text:span text:style-name="T3">=</text:span><text:span text:style-name="T6">"1"</text:span><text:span text:style-name="T4"> </text:span><text:span text:style-name="T1">/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recommended"</text:span><text:span text:style-name="T4"> </text:span><text:span text:style-name="T5">weight</text:span><text:span text:style-name="T3">=</text:span><text:span text:style-name="T6">"1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ptional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6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unexpected"</text:span><text:span text:style-name="T4"> </text:span><text:span text:style-name="T5">weight</text:span><text:span text:style-name="T3">=</text:span><text:span text:style-name="T6">"-2"</text:span><text:span text:style-name="T1">&gt;</text:span></text:p>
            <text:p><text:span text:style-name="T3"><text:s text:c="6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quality"</text:span><text:span text:style-name="T4"> </text:span><text:span text:style-name="T5">weight</text:span><text:span text:style-name="T3">=</text:span><text:span text:style-name="T6">"4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rrors"</text:span><text:span text:style-name="T4"> </text:span><text:span text:style-name="T5">weight</text:span><text:span text:style-name="T3">=</text:span><text:span text:style-name="T6">"28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warnings"</text:span><text:span text:style-name="T4"> </text:span><text:span text:style-name="T5">weight</text:span><text:span text:style-name="T3">=</text:span><text:span text:style-name="T6">"1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timeliness"</text:span><text:span text:style-name="T4"> </text:span><text:span text:style-name="T5">weight</text:span><text:span text:style-name="T3">=</text:span><text:span text:style-name="T6">"10"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early"</text:span><text:span text:style-name="T4"> </text:span><text:span text:style-name="T5">weight</text:span><text:span text:style-name="T3">=</text:span><text:span text:style-name="T6">"10"</text:span><text:span text:style-name="T4"> </text:span><text:span text:style-name="T5">days</text:span><text:span text:style-name="T3">=</text:span><text:span text:style-name="T6">"2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nTime"</text:span><text:span text:style-name="T4"> </text:span><text:span text:style-name="T5">weight</text:span><text:span text:style-name="T3">=</text:span><text:span text:style-name="T6">"9"</text:span><text:span text:style-name="T4"> </text:span><text:span text:style-name="T5">days</text:span><text:span text:style-name="T3">=</text:span><text:span text:style-name="T6">"7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late"</text:span><text:span text:style-name="T4"> </text:span><text:span text:style-name="T5">weight</text:span><text:span text:style-name="T3">=</text:span><text:span text:style-name="T6">"7"</text:span><text:span text:style-name="T4"> </text:span><text:span text:style-name="T5">days</text:span><text:span text:style-name="T3">=</text:span><text:span text:style-name="T6">"3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veryLate"</text:span><text:span text:style-name="T4"> </text:span><text:span text:style-name="T5">weight</text:span><text:span text:style-name="T3">=</text:span><text:span text:style-name="T6">"5"</text:span><text:span text:style-name="T4"> </text:span><text:span text:style-name="T5">days</text:span><text:span text:style-name="T3">=</text:span><text:span text:style-name="T6">"6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4"/></text:span><text:span text:style-name="T1">&lt;</text:span><text:span text:style-name="T2">section</text:span><text:span text:style-name="T4"> </text:span><text:span text:style-name="T5">name</text:span><text:span text:style-name="T3">=</text:span><text:span text:style-name="T6">"oldData"</text:span><text:span text:style-name="T4"> </text:span><text:span text:style-name="T5">weight</text:span><text:span text:style-name="T3">=</text:span><text:span text:style-name="T6">"0"</text:span><text:span text:style-name="T1">&gt;</text:span></text:p>
            <text:p><text:span text:style-name="T3"><text:s text:c="4"/></text:span><text:span text:style-name="T1">&lt;/</text:span><text:span text:style-name="T2">section</text:span><text:span text:style-name="T1">&gt;</text:span></text:p>
            <text:p><text:span text:style-name="T3"><text:s text:c="2"/></text:span><text:span text:style-name="T1">&lt;/</text:span><text:span text:style-name="T2">section</text:span><text:span text:style-name="T1">&gt;</text:span></text:p>
            <text:p><text:span text:style-name="T1">&lt;/</text:span><text:span text:style-name="T2">dqa-scoring</text:span><text:span text:style-name="T1">&gt;</text:span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SC IIS DQA</text:p>
          </table:table-cell>
          <table:table-cell office:value-type="float" office:value="5">
            <text:p>5</text:p>
          </table:table-cell>
          <table:table-cell table:formula="of:=[.K10]" office:value-type="string" office:string-value="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10&quot; /&gt;&#10;      &lt;/section&gt;&#10;      &lt;section name=&quot;expected&quot; weight=&quot;6&quot;&gt;&#10;        &lt;score label=&quot;Ethnicity&quot; denominator=&quot;patient count&quot; numerator=&quot;Patient ethnicity&quot; weight=&quot;10&quot; /&gt;&#10;        &lt;score label=&quot;System Creation Date&quot; denominator=&quot;patient count&quot; numerator=&quot;Patient system creation date&quot; weight=&quot;10&quot; /&gt;&#10;      &lt;/section&gt;&#10;      &lt;section name=&quot;recommended&quot; weight=&quot;1&quot;&gt;&#10;        &lt;score label=&quot;Death Date&quot; denominator=&quot;patient count&quot; numerator=&quot;Patient death date&quot; weight=&quot;10&quot; /&gt;&#10;      &lt;/section&gt;&#10;      &lt;section name=&quot;optional&quot; weight=&quot;0&quot;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s Maiden&quot; denominator=&quot;patient count&quot; numerator=&quot;Patient mother's maiden name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  &lt;score label=&quot;Race&quot; denominator=&quot;patient count&quot; numerator=&quot;Patient race&quot; weight=&quot;10&quot; /&gt;&#10;        &lt;score label=&quot;Birth Indicator&quot; denominator=&quot;patient count&quot; numerator=&quot;Patient birth indicator&quot; weight=&quot;10&quot; /&gt;&#10;        &lt;score label=&quot;Medicaid Id&quot; denominator=&quot;patient count&quot; numerator=&quot;Patient Medicaid number&quot; weight=&quot;5&quot; /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Manufacturer&quot; denominator=&quot;vaccination admin count&quot; numerator=&quot;Vaccination manufacturer code&quot; weight=&quot;20&quot; /&gt;&#10;        &lt;score label=&quot;Vaccine Validity&quot; denominator=&quot;vaccination count&quot; numerator=&quot;Vaccination validity&quot; weight=&quot;20&quot; /&gt;&#10;        &lt;score label=&quot;Facility Id&quot; denominator=&quot;vaccination admin count&quot; numerator=&quot;Vaccination facility id&quot; weight=&quot;20&quot; /&gt;&#10;        &lt;score label=&quot;Body Route&quot; denominator=&quot;vaccination admin count&quot; numerator=&quot;Vaccination body route&quot; weight=&quot;20&quot; /&gt;&#10;        &lt;score label=&quot;Body Site&quot; denominator=&quot;vaccination admin count&quot; numerator=&quot;Vaccination body site&quot; weight=&quot;20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recommended&quot; weight=&quot;4&quot;&gt;&#10;        &lt;score label=&quot;Trade Name&quot; denominator=&quot;vaccination admin count&quot; numerator=&quot;Vaccination trade name&quot; weight=&quot;20&quot; /&gt;&#10;        &lt;score label=&quot;Facility Type&quot; denominator=&quot;vaccination admin count&quot; numerator=&quot;Vaccination facility type&quot; weight=&quot;20&quot; /&gt;&#10;      &lt;/section&gt;&#10;      &lt;section name=&quot;optional&quot; weight=&quot;0&quot;&gt;&#10;        &lt;score label=&quot;Lot Number&quot; denominator=&quot;vaccination admin count&quot; numerator=&quot;Vaccination lot number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VX Code&quot; denominator=&quot;vaccination count&quot; numerator=&quot;Vaccination CVX code&quot; weight=&quot;20&quot; /&gt;&#10;        &lt;score label=&quot;CPT Code&quot; denominator=&quot;vaccination count&quot; numerator=&quot;Vaccination CPT code&quot; weight=&quot;0&quot; /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&#10;">
            <text:p>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Birth Date" denominator="patient count" numerator="Patient birth date" weight="10" /&gt;<text:line-break/> <text:s text:c="7"/>&lt;score label="Sex" denominator="patient count" numerator="Patient gender" weight="10" /&gt;<text:line-break/> <text:s text:c="5"/>&lt;/section&gt;<text:line-break/> <text:s text:c="5"/>&lt;section name="expected" weight="6"&gt;<text:line-break/> <text:s text:c="7"/>&lt;score label="Ethnicity" denominator="patient count" numerator="Patient ethnicity" weight="10" /&gt;<text:line-break/> <text:s text:c="7"/>&lt;score label="System Creation Date" denominator="patient count" numerator="Patient system creation date" weight="10" /&gt;<text:line-break/> <text:s text:c="5"/>&lt;/section&gt;<text:line-break/> <text:s text:c="5"/>&lt;section name="recommended" weight="1"&gt;<text:line-break/> <text:s text:c="7"/>&lt;score label="Death Date" denominator="patient count" numerator="Patient death date" weight="10" /&gt;<text:line-break/> <text:s text:c="5"/>&lt;/section&gt;<text:line-break/> <text:s text:c="5"/>&lt;section name="optional" weight="0"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s Maiden" denominator="patient count" numerator="Patient mother's maiden name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7"/>&lt;score label="Race" denominator="patient count" numerator="Patient race" weight="10" /&gt;<text:line-break/> <text:s text:c="7"/>&lt;score label="Birth Indicator" denominator="patient count" numerator="Patient birth indicator" weight="10" /&gt;<text:line-break/> <text:s text:c="7"/>&lt;score label="Medicaid Id" denominator="patient count" numerator="Patient Medicaid number" weight="5" /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Manufacturer" denominator="vaccination admin count" numerator="Vaccination manufacturer code" weight="20" /&gt;<text:line-break/> <text:s text:c="7"/>&lt;score label="Vaccine Validity" denominator="vaccination count" numerator="Vaccination validity" weight="20" /&gt;<text:line-break/> <text:s text:c="7"/>&lt;score label="Facility Id" denominator="vaccination admin count" numerator="Vaccination facility id" weight="20" /&gt;<text:line-break/> <text:s text:c="7"/>&lt;score label="Body Route" denominator="vaccination admin count" numerator="Vaccination body route" weight="20" /&gt;<text:line-break/> <text:s text:c="7"/>&lt;score label="Body Site" denominator="vaccination admin count" numerator="Vaccination body site" weight="20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recommended" weight="4"&gt;<text:line-break/> <text:s text:c="7"/>&lt;score label="Trade Name" denominator="vaccination admin count" numerator="Vaccination trade name" weight="20" /&gt;<text:line-break/> <text:s text:c="7"/>&lt;score label="Facility Type" denominator="vaccination admin count" numerator="Vaccination facility type" weight="20" /&gt;<text:line-break/> <text:s text:c="5"/>&lt;/section&gt;<text:line-break/> <text:s text:c="5"/>&lt;section name="optional" weight="0"&gt;<text:line-break/> <text:s text:c="7"/>&lt;score label="Lot Number" denominator="vaccination admin count" numerator="Vaccination lot number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VX Code" denominator="vaccination count" numerator="Vaccination CVX code" weight="20" /&gt;<text:line-break/> <text:s text:c="7"/>&lt;score label="CPT Code" denominator="vaccination count" numerator="Vaccination CPT code" weight="0" /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<text:line-break/></text:p>
          </table:table-cell>
          <table:table-cell office:value-type="float" office:value="259">
            <text:p>259</text:p>
          </table:table-cell>
          <table:table-cell table:formula="of:=&quot;INSERT INTO dqa_report_template(template_id, template_label, report_type_id, base_profile_id) VALUES(&quot;&amp;[.A10]&amp;&quot;, '&quot;&amp;[.B10]&amp;&quot;', &quot;&amp;[.C10]&amp;&quot;, &quot;&amp;[.E10]&amp;&quot;);&quot;" office:value-type="string" office:string-value="INSERT INTO dqa_report_template(template_id, template_label, report_type_id, base_profile_id) VALUES(9, 'ASC IIS DQA', 5, 259);">
            <text:p>INSERT INTO dqa_report_template(template_id, template_label, report_type_id, base_profile_id) VALUES(9, 'ASC IIS DQA', 5, 259);</text:p>
          </table:table-cell>
          <table:table-cell table:formula="of:=&quot;INSERT INTO dqa_report_template(template_id, template_label, report_type_id, report_definition, base_profile_id) VALUES(&quot;&amp;[.A10]&amp;&quot;, '&quot;&amp;[.B10]&amp;&quot;', &quot;&amp;[.C10]&amp;&quot;, '&quot;&amp;SUBSTITUTE([.K10]; &quot;'&quot;; &quot;''&quot;)&amp;&quot;', &quot;&amp;[.E10]&amp;&quot;);&quot;" office:value-type="string" office:string-value="INSERT INTO dqa_report_template(template_id, template_label, report_type_id, report_definition, base_profile_id) VALUES(9, 'ASC IIS DQA', 5, '&lt;dqa-scoring&gt;&#10;  &lt;section name=&quot;completeness&quot; weight=&quot;50&quot;&gt;&#10;    &lt;section name=&quot;patient&quot; weight=&quot;20&quot;&gt;&#10;      &lt;section name=&quot;required&quot; weight=&quot;10&quot;&gt;&#10;        &lt;score label=&quot;Patient Id&quot; denominator=&quot;patient count&quot; numerator=&quot;Patient submitter id&quot; weight=&quot;10&quot; /&gt;&#10;        &lt;score label=&quot;Birth Date&quot; denominator=&quot;patient count&quot; numerator=&quot;Patient birth date&quot; weight=&quot;10&quot; /&gt;&#10;        &lt;score label=&quot;Sex&quot; denominator=&quot;patient count&quot; numerator=&quot;Patient gender&quot; weight=&quot;10&quot; /&gt;&#10;      &lt;/section&gt;&#10;      &lt;section name=&quot;expected&quot; weight=&quot;6&quot;&gt;&#10;        &lt;score label=&quot;Ethnicity&quot; denominator=&quot;patient count&quot; numerator=&quot;Patient ethnicity&quot; weight=&quot;10&quot; /&gt;&#10;        &lt;score label=&quot;System Creation Date&quot; denominator=&quot;patient count&quot; numerator=&quot;Patient system creation date&quot; weight=&quot;10&quot; /&gt;&#10;      &lt;/section&gt;&#10;      &lt;section name=&quot;recommended&quot; weight=&quot;1&quot;&gt;&#10;        &lt;score label=&quot;Death Date&quot; denominator=&quot;patient count&quot; numerator=&quot;Patient death date&quot; weight=&quot;10&quot; /&gt;&#10;      &lt;/section&gt;&#10;      &lt;section name=&quot;optional&quot; weight=&quot;0&quot;&gt;&#10;        &lt;score label=&quot;First Name&quot; denominator=&quot;patient count&quot; numerator=&quot;Patient name first&quot; weight=&quot;5&quot; /&gt;&#10;        &lt;score label=&quot;Last Name&quot; denominator=&quot;patient count&quot; numerator=&quot;Patient name last&quot; weight=&quot;5&quot; /&gt;&#10;        &lt;score label=&quot;Possible Test Name&quot; denominator=&quot;patient count&quot; numerator=&quot;Patient name may be test name&quot; weight=&quot;-5&quot; /&gt;&#10;        &lt;score label=&quot;Possible Baby Name&quot; denominator=&quot;patient count&quot; numerator=&quot;Patient name may be temporary newborn name&quot; weight=&quot;-10&quot; /&gt;&#10;        &lt;score label=&quot;Address&quot; denominator=&quot;patient count&quot; numerator=&quot;Patient address&quot; weight=&quot;2&quot;&gt;&#10;          &lt;score label=&quot;Street&quot; denominator=&quot;patient count&quot; numerator=&quot;Patient address street&quot; weight=&quot;5&quot; /&gt;&#10;          &lt;score label=&quot;City&quot; denominator=&quot;patient count&quot; numerator=&quot;Patient address city&quot; weight=&quot;1&quot; /&gt;&#10;          &lt;score label=&quot;State&quot; denominator=&quot;patient count&quot; numerator=&quot;Patient address state&quot; weight=&quot;1&quot; /&gt;&#10;          &lt;score label=&quot;Zip&quot; denominator=&quot;patient count&quot; numerator=&quot;Patient address zip&quot; weight=&quot;1&quot; /&gt;&#10;        &lt;/score&gt;&#10;        &lt;score label=&quot;Middle Name&quot; denominator=&quot;patient count&quot; numerator=&quot;Patient middle name&quot; weight=&quot;10&quot; /&gt;&#10;        &lt;score label=&quot;Phone&quot; denominator=&quot;patient count&quot; numerator=&quot;Patient phone&quot; weight=&quot;10&quot; /&gt;&#10;        &lt;score label=&quot;Mother''s Maiden&quot; denominator=&quot;patient count&quot; numerator=&quot;Patient mother''s maiden name&quot; weight=&quot;10&quot; /&gt;&#10;        &lt;score label=&quot;Responsible Party&quot; denominator=&quot;patient count&quot; numerator=&quot;Patient guardian responsible party&quot; weight=&quot;1&quot;&gt;&#10;          &lt;score label=&quot;First Name&quot; denominator=&quot;patient count&quot; numerator=&quot;Patient guardian name first&quot; weight=&quot;4&quot; /&gt;&#10;          &lt;score label=&quot;Last Name&quot; denominator=&quot;patient count&quot; numerator=&quot;Patient guardian name last&quot; weight=&quot;4&quot; /&gt;&#10;          &lt;score label=&quot;Same as Patient&quot; denominator=&quot;patient count&quot; numerator=&quot;Patient guardian name is same as underage patient&quot; weight=&quot;-8&quot; /&gt;&#10;          &lt;score label=&quot;Relationship&quot; denominator=&quot;patient count&quot; numerator=&quot;Patient guardian relationship&quot; weight=&quot;1&quot; /&gt;&#10;        &lt;/score&gt;&#10;        &lt;score label=&quot;Race&quot; denominator=&quot;patient count&quot; numerator=&quot;Patient race&quot; weight=&quot;10&quot; /&gt;&#10;        &lt;score label=&quot;Birth Indicator&quot; denominator=&quot;patient count&quot; numerator=&quot;Patient birth indicator&quot; weight=&quot;10&quot; /&gt;&#10;        &lt;score label=&quot;Medicaid Id&quot; denominator=&quot;patient count&quot; numerator=&quot;Patient Medicaid number&quot; weight=&quot;5&quot; /&gt;&#10;        &lt;score label=&quot;Alias&quot; denominator=&quot;patient count&quot; numerator=&quot;Patient alias&quot; weight=&quot;0&quot; /&gt;&#10;        &lt;score label=&quot;Primary Language&quot; denominator=&quot;patient count&quot; numerator=&quot;Patient primary language&quot; weight=&quot;0&quot; /&gt;&#10;        &lt;score label=&quot;Resp Party Address&quot; denominator=&quot;patient count&quot; numerator=&quot;Patient guardian address is missing&quot; weight=&quot;0&quot;&gt;&#10;          &lt;score label=&quot;Street&quot; denominator=&quot;patient count&quot; numerator=&quot;Patient guardian address street&quot; weight=&quot;0&quot; /&gt;&#10;          &lt;score label=&quot;City&quot; denominator=&quot;patient count&quot; numerator=&quot;Patient guardian address city&quot; weight=&quot;0&quot; /&gt;&#10;          &lt;score label=&quot;State&quot; denominator=&quot;patient count&quot; numerator=&quot;Patient guardian address state&quot; weight=&quot;0&quot; /&gt;&#10;          &lt;score label=&quot;Zip&quot; denominator=&quot;patient count&quot; numerator=&quot;Patient guardian address zip&quot; weight=&quot;0&quot; /&gt;&#10;        &lt;/score&gt;&#10;        &lt;score label=&quot;Resp Party Phone&quot; denominator=&quot;patient count&quot; numerator=&quot;Patient guardian phone&quot; weight=&quot;0&quot; /&gt;&#10;        &lt;score label=&quot;Address County&quot; denominator=&quot;patient count&quot; numerator=&quot;Patient address county&quot; weight=&quot;0&quot; /&gt;&#10;        &lt;score label=&quot;Financial Class&quot; denominator=&quot;patient count&quot; numerator=&quot;Patient VFC status&quot; weight=&quot;0&quot; /&gt;&#10;        &lt;score label=&quot;Registry Status&quot; denominator=&quot;patient count&quot; numerator=&quot;Patient registry status&quot; weight=&quot;0&quot; /&gt;&#10;        &lt;score label=&quot;Primary Physician&quot; denominator=&quot;patient count&quot; numerator=&quot;Patient primary physician id&quot; weight=&quot;0&quot;&gt;&#10;          &lt;score label=&quot;Name&quot; denominator=&quot;patient count&quot; numerator=&quot;Patient primary physician name&quot; weight=&quot;0&quot; /&gt;&#10;        &lt;/score&gt;&#10;        &lt;score label=&quot;Primary Facility&quot; denominator=&quot;patient count&quot; numerator=&quot;Patient primary facility id&quot; weight=&quot;0&quot;&gt;&#10;          &lt;score label=&quot;Name&quot; denominator=&quot;patient count&quot; numerator=&quot;Patient primary facility name&quot; weight=&quot;0&quot; /&gt;&#10;        &lt;/score&gt;&#10;        &lt;score label=&quot;Patient Registry Id&quot; denominator=&quot;patient count&quot; numerator=&quot;Patient registry id&quot; weight=&quot;0&quot; /&gt;&#10;        &lt;score label=&quot;Protection Indicator&quot; denominator=&quot;patient count&quot; numerator=&quot;Patient protection indicator&quot; weight=&quot;0&quot; /&gt;&#10;        &lt;score label=&quot;Publicity Indicator&quot; denominator=&quot;patient count&quot; numerator=&quot;Patient publicity code&quot; weight=&quot;0&quot; /&gt;&#10;      &lt;/section&gt;&#10;    &lt;/section&gt;&#10;    &lt;section name=&quot;vaccination&quot; weight=&quot;20&quot;&gt;&#10;      &lt;section name=&quot;required&quot; weight=&quot;10&quot;&gt;&#10;        &lt;score label=&quot;Vaccination Date&quot; denominator=&quot;vaccination count&quot; numerator=&quot;Vaccination admin date&quot; weight=&quot;40&quot; /&gt;&#10;        &lt;score label=&quot;Vaccination Code&quot; denominator=&quot;vaccination count&quot; numerator=&quot;Vaccination admin code&quot; weight=&quot;40&quot;&gt;&#10;          &lt;score label=&quot;Not Specific&quot; denominator=&quot;vaccination admin count&quot; numerator=&quot;Vaccination admin code is not specific&quot; weight=&quot;-10&quot; /&gt;&#10;          &lt;score label=&quot;Not Vaccine&quot; denominator=&quot;vaccination count&quot; numerator=&quot;Vaccination admin code is not vaccine&quot; weight=&quot;-40&quot; /&gt;&#10;          &lt;score label=&quot;Valued as Unknown&quot; denominator=&quot;vaccination count&quot; numerator=&quot;Vaccination admin code is valued as unknown&quot; weight=&quot;-40&quot; /&gt;&#10;        &lt;/score&gt;&#10;        &lt;score label=&quot;Information Source&quot; denominator=&quot;vaccination count&quot; numerator=&quot;Vaccination information source&quot; weight=&quot;40&quot;&gt;&#10;          &lt;score label=&quot;May be Historical&quot; denominator=&quot;vaccination count&quot; numerator=&quot;Vaccination information source is administered but appears to historical&quot;&#10;            weight=&quot;-10&quot; /&gt;&#10;          &lt;score label=&quot;May be Administered&quot; denominator=&quot;vaccination count&quot; numerator=&quot;Vaccination information source is historical but appears to be administered&quot;&#10;            weight=&quot;-10&quot; /&gt;&#10;        &lt;/score&gt;&#10;      &lt;/section&gt;&#10;      &lt;section name=&quot;expected&quot; weight=&quot;6&quot;&gt;&#10;        &lt;score label=&quot;Manufacturer&quot; denominator=&quot;vaccination admin count&quot; numerator=&quot;Vaccination manufacturer code&quot; weight=&quot;20&quot; /&gt;&#10;        &lt;score label=&quot;Vaccine Validity&quot; denominator=&quot;vaccination count&quot; numerator=&quot;Vaccination validity&quot; weight=&quot;20&quot; /&gt;&#10;        &lt;score label=&quot;Facility Id&quot; denominator=&quot;vaccination admin count&quot; numerator=&quot;Vaccination facility id&quot; weight=&quot;20&quot; /&gt;&#10;        &lt;score label=&quot;Body Route&quot; denominator=&quot;vaccination admin count&quot; numerator=&quot;Vaccination body route&quot; weight=&quot;20&quot; /&gt;&#10;        &lt;score label=&quot;Body Site&quot; denominator=&quot;vaccination admin count&quot; numerator=&quot;Vaccination body site&quot; weight=&quot;20&quot; /&gt;&#10;        &lt;score label=&quot;System Entry Date&quot; denominator=&quot;vaccination count&quot; numerator=&quot;Vaccination system entry time&quot; weight=&quot;5&quot;&gt;&#10;          &lt;score label=&quot;In Future&quot; denominator=&quot;vaccination count&quot; numerator=&quot;Vaccination system entry time is in future&quot; weight=&quot;-5&quot; /&gt;&#10;        &lt;/score&gt;&#10;      &lt;/section&gt;&#10;      &lt;section name=&quot;recommended&quot; weight=&quot;4&quot;&gt;&#10;        &lt;score label=&quot;Trade Name&quot; denominator=&quot;vaccination admin count&quot; numerator=&quot;Vaccination trade name&quot; weight=&quot;20&quot; /&gt;&#10;        &lt;score label=&quot;Facility Type&quot; denominator=&quot;vaccination admin count&quot; numerator=&quot;Vaccination facility type&quot; weight=&quot;20&quot; /&gt;&#10;      &lt;/section&gt;&#10;      &lt;section name=&quot;optional&quot; weight=&quot;0&quot;&gt;&#10;        &lt;score label=&quot;Lot Number&quot; denominator=&quot;vaccination admin count&quot; numerator=&quot;Vaccination lot number&quot; weight=&quot;20&quot; /&gt;&#10;        &lt;score label=&quot;Admin Amount&quot; denominator=&quot;vaccination admin count&quot; numerator=&quot;Vaccination administered amount&quot; weight=&quot;10&quot;&gt;&#10;          &lt;score label=&quot;Missing Units&quot; denominator=&quot;vaccination admin count&quot; numerator=&quot;Vaccination administered unit is missing&quot; weight=&quot;-2&quot; /&gt;&#10;        &lt;/score&gt;&#10;        &lt;score label=&quot;Ordered By&quot; denominator=&quot;vaccination admin count&quot; numerator=&quot;Vaccination ordered by&quot; weight=&quot;0&quot; /&gt;&#10;        &lt;score label=&quot;Entered By&quot; denominator=&quot;vaccination count&quot; numerator=&quot;Vaccination recorded by&quot; weight=&quot;0&quot; /&gt;&#10;        &lt;score label=&quot;Refusal Reason&quot; denominator=&quot;vaccination count&quot; numerator=&quot;Vaccination refusal reason&quot; weight=&quot;0&quot; /&gt;&#10;        &lt;score label=&quot;Lot Expiration Date&quot; denominator=&quot;vaccination admin count&quot; numerator=&quot;Vaccination lot expiration date&quot; weight=&quot;0&quot; /&gt;&#10;        &lt;score label=&quot;CVX Code&quot; denominator=&quot;vaccination count&quot; numerator=&quot;Vaccination CVX code&quot; weight=&quot;20&quot; /&gt;&#10;        &lt;score label=&quot;CPT Code&quot; denominator=&quot;vaccination count&quot; numerator=&quot;Vaccination CPT code&quot; weight=&quot;0&quot; /&gt;&#10;        &lt;score label=&quot;Action Code&quot; denominator=&quot;vaccination count&quot; numerator=&quot;Vaccination action code&quot; weight=&quot;10&quot; /&gt;&#10;        &lt;score label=&quot;Given By Id&quot; denominator=&quot;vaccination admin count&quot; numerator=&quot;Vaccination given by&quot; weight=&quot;10&quot; /&gt;&#10;        &lt;score label=&quot;Vaccination Id&quot; denominator=&quot;vaccination count&quot; numerator=&quot;Vaccination id&quot; weight=&quot;10&quot; /&gt;&#10;        &lt;score label=&quot;Completion Status&quot; denominator=&quot;vaccination admin count&quot; numerator=&quot;Vaccination completion status&quot; weight=&quot;5&quot; /&gt;&#10;      &lt;/section&gt;&#10;    &lt;/section&gt;&#10;    &lt;section name=&quot;vaccineGroup&quot; weight=&quot;10&quot;&gt;&#10;      &lt;section name=&quot;expected&quot; weight=&quot;2&quot;&gt;&#10;        &lt;section name=&quot;DTAP&quot; weight=&quot;1&quot; /&gt;&#10;        &lt;section name=&quot;HepB&quot; weight=&quot;1&quot; /&gt;&#10;        &lt;section name=&quot;POLIO&quot; weight=&quot;1&quot; /&gt;&#10;        &lt;section name=&quot;HIB&quot; weight=&quot;1&quot; /&gt;&#10;        &lt;section name=&quot;HepA&quot; weight=&quot;1&quot; /&gt;&#10;        &lt;section name=&quot;FLU&quot; weight=&quot;1&quot; /&gt;&#10;        &lt;section name=&quot;MMR&quot; weight=&quot;1&quot; /&gt;&#10;        &lt;section name=&quot;VARICELLA&quot; weight=&quot;1&quot; /&gt;&#10;        &lt;section name=&quot;PneumoPCV&quot; weight=&quot;1&quot; /&gt;&#10;        &lt;section name=&quot;Td&quot; weight=&quot;1&quot; /&gt;&#10;      &lt;/section&gt;&#10;      &lt;section name=&quot;recommended&quot; weight=&quot;1&quot;&gt;&#10;      &lt;/section&gt;&#10;      &lt;section name=&quot;optional&quot; weight=&quot;0&quot;&gt;&#10;      &lt;/section&gt;&#10;      &lt;section name=&quot;unexpected&quot; weight=&quot;-2&quot;&gt;&#10;      &lt;/section&gt;&#10;    &lt;/section&gt;&#10;  &lt;/section&gt;&#10;  &lt;section name=&quot;quality&quot; weight=&quot;40&quot;&gt;&#10;    &lt;section name=&quot;errors&quot; weight=&quot;28&quot;&gt;&#10;    &lt;/section&gt;&#10;    &lt;section name=&quot;warnings&quot; weight=&quot;12&quot;&gt;&#10;    &lt;/section&gt;&#10;  &lt;/section&gt;&#10;  &lt;section name=&quot;timeliness&quot; weight=&quot;10&quot;&gt;&#10;    &lt;section name=&quot;early&quot; weight=&quot;10&quot; days=&quot;2&quot;&gt;&#10;    &lt;/section&gt;&#10;    &lt;section name=&quot;onTime&quot; weight=&quot;9&quot; days=&quot;7&quot;&gt;&#10;    &lt;/section&gt;&#10;    &lt;section name=&quot;late&quot; weight=&quot;7&quot; days=&quot;30&quot;&gt;&#10;    &lt;/section&gt;&#10;    &lt;section name=&quot;veryLate&quot; weight=&quot;5&quot; days=&quot;60&quot;&gt;&#10;    &lt;/section&gt;&#10;    &lt;section name=&quot;oldData&quot; weight=&quot;0&quot;&gt;&#10;    &lt;/section&gt;&#10;  &lt;/section&gt;&#10;&lt;/dqa-scoring&gt;&#10;', 259);">
            <text:p>INSERT INTO dqa_report_template(template_id, template_label, report_type_id, report_definition, base_profile_id) VALUES(9, 'ASC IIS DQA', 5, '&lt;dqa-scoring&gt;<text:line-break/> <text:s/>&lt;section name="completeness" weight="50"&gt;<text:line-break/> <text:s text:c="3"/>&lt;section name="patient" weight="20"&gt;<text:line-break/> <text:s text:c="5"/>&lt;section name="required" weight="10"&gt;<text:line-break/> <text:s text:c="7"/>&lt;score label="Patient Id" denominator="patient count" numerator="Patient submitter id" weight="10" /&gt;<text:line-break/> <text:s text:c="7"/>&lt;score label="Birth Date" denominator="patient count" numerator="Patient birth date" weight="10" /&gt;<text:line-break/> <text:s text:c="7"/>&lt;score label="Sex" denominator="patient count" numerator="Patient gender" weight="10" /&gt;<text:line-break/> <text:s text:c="5"/>&lt;/section&gt;<text:line-break/> <text:s text:c="5"/>&lt;section name="expected" weight="6"&gt;<text:line-break/> <text:s text:c="7"/>&lt;score label="Ethnicity" denominator="patient count" numerator="Patient ethnicity" weight="10" /&gt;<text:line-break/> <text:s text:c="7"/>&lt;score label="System Creation Date" denominator="patient count" numerator="Patient system creation date" weight="10" /&gt;<text:line-break/> <text:s text:c="5"/>&lt;/section&gt;<text:line-break/> <text:s text:c="5"/>&lt;section name="recommended" weight="1"&gt;<text:line-break/> <text:s text:c="7"/>&lt;score label="Death Date" denominator="patient count" numerator="Patient death date" weight="10" /&gt;<text:line-break/> <text:s text:c="5"/>&lt;/section&gt;<text:line-break/> <text:s text:c="5"/>&lt;section name="optional" weight="0"&gt;<text:line-break/> <text:s text:c="7"/>&lt;score label="First Name" denominator="patient count" numerator="Patient name first" weight="5" /&gt;<text:line-break/> <text:s text:c="7"/>&lt;score label="Last Name" denominator="patient count" numerator="Patient name last" weight="5" /&gt;<text:line-break/> <text:s text:c="7"/>&lt;score label="Possible Test Name" denominator="patient count" numerator="Patient name may be test name" weight="-5" /&gt;<text:line-break/> <text:s text:c="7"/>&lt;score label="Possible Baby Name" denominator="patient count" numerator="Patient name may be temporary newborn name" weight="-10" /&gt;<text:line-break/> <text:s text:c="7"/>&lt;score label="Address" denominator="patient count" numerator="Patient address" weight="2"&gt;<text:line-break/> <text:s text:c="9"/>&lt;score label="Street" denominator="patient count" numerator="Patient address street" weight="5" /&gt;<text:line-break/> <text:s text:c="9"/>&lt;score label="City" denominator="patient count" numerator="Patient address city" weight="1" /&gt;<text:line-break/> <text:s text:c="9"/>&lt;score label="State" denominator="patient count" numerator="Patient address state" weight="1" /&gt;<text:line-break/> <text:s text:c="9"/>&lt;score label="Zip" denominator="patient count" numerator="Patient address zip" weight="1" /&gt;<text:line-break/> <text:s text:c="7"/>&lt;/score&gt;<text:line-break/> <text:s text:c="7"/>&lt;score label="Middle Name" denominator="patient count" numerator="Patient middle name" weight="10" /&gt;<text:line-break/> <text:s text:c="7"/>&lt;score label="Phone" denominator="patient count" numerator="Patient phone" weight="10" /&gt;<text:line-break/> <text:s text:c="7"/>&lt;score label="Mother''s Maiden" denominator="patient count" numerator="Patient mother''s maiden name" weight="10" /&gt;<text:line-break/> <text:s text:c="7"/>&lt;score label="Responsible Party" denominator="patient count" numerator="Patient guardian responsible party" weight="1"&gt;<text:line-break/> <text:s text:c="9"/>&lt;score label="First Name" denominator="patient count" numerator="Patient guardian name first" weight="4" /&gt;<text:line-break/> <text:s text:c="9"/>&lt;score label="Last Name" denominator="patient count" numerator="Patient guardian name last" weight="4" /&gt;<text:line-break/> <text:s text:c="9"/>&lt;score label="Same as Patient" denominator="patient count" numerator="Patient guardian name is same as underage patient" weight="-8" /&gt;<text:line-break/> <text:s text:c="9"/>&lt;score label="Relationship" denominator="patient count" numerator="Patient guardian relationship" weight="1" /&gt;<text:line-break/> <text:s text:c="7"/>&lt;/score&gt;<text:line-break/> <text:s text:c="7"/>&lt;score label="Race" denominator="patient count" numerator="Patient race" weight="10" /&gt;<text:line-break/> <text:s text:c="7"/>&lt;score label="Birth Indicator" denominator="patient count" numerator="Patient birth indicator" weight="10" /&gt;<text:line-break/> <text:s text:c="7"/>&lt;score label="Medicaid Id" denominator="patient count" numerator="Patient Medicaid number" weight="5" /&gt;<text:line-break/> <text:s text:c="7"/>&lt;score label="Alias" denominator="patient count" numerator="Patient alias" weight="0" /&gt;<text:line-break/> <text:s text:c="7"/>&lt;score label="Primary Language" denominator="patient count" numerator="Patient primary language" weight="0" /&gt;<text:line-break/> <text:s text:c="7"/>&lt;score label="Resp Party Address" denominator="patient count" numerator="Patient guardian address is missing" weight="0"&gt;<text:line-break/> <text:s text:c="9"/>&lt;score label="Street" denominator="patient count" numerator="Patient guardian address street" weight="0" /&gt;<text:line-break/> <text:s text:c="9"/>&lt;score label="City" denominator="patient count" numerator="Patient guardian address city" weight="0" /&gt;<text:line-break/> <text:s text:c="9"/>&lt;score label="State" denominator="patient count" numerator="Patient guardian address state" weight="0" /&gt;<text:line-break/> <text:s text:c="9"/>&lt;score label="Zip" denominator="patient count" numerator="Patient guardian address zip" weight="0" /&gt;<text:line-break/> <text:s text:c="7"/>&lt;/score&gt;<text:line-break/> <text:s text:c="7"/>&lt;score label="Resp Party Phone" denominator="patient count" numerator="Patient guardian phone" weight="0" /&gt;<text:line-break/> <text:s text:c="7"/>&lt;score label="Address County" denominator="patient count" numerator="Patient address county" weight="0" /&gt;<text:line-break/> <text:s text:c="7"/>&lt;score label="Financial Class" denominator="patient count" numerator="Patient VFC status" weight="0" /&gt;<text:line-break/> <text:s text:c="7"/>&lt;score label="Registry Status" denominator="patient count" numerator="Patient registry status" weight="0" /&gt;<text:line-break/> <text:s text:c="7"/>&lt;score label="Primary Physician" denominator="patient count" numerator="Patient primary physician id" weight="0"&gt;<text:line-break/> <text:s text:c="9"/>&lt;score label="Name" denominator="patient count" numerator="Patient primary physician name" weight="0" /&gt;<text:line-break/> <text:s text:c="7"/>&lt;/score&gt;<text:line-break/> <text:s text:c="7"/>&lt;score label="Primary Facility" denominator="patient count" numerator="Patient primary facility id" weight="0"&gt;<text:line-break/> <text:s text:c="9"/>&lt;score label="Name" denominator="patient count" numerator="Patient primary facility name" weight="0" /&gt;<text:line-break/> <text:s text:c="7"/>&lt;/score&gt;<text:line-break/> <text:s text:c="7"/>&lt;score label="Patient Registry Id" denominator="patient count" numerator="Patient registry id" weight="0" /&gt;<text:line-break/> <text:s text:c="7"/>&lt;score label="Protection Indicator" denominator="patient count" numerator="Patient protection indicator" weight="0" /&gt;<text:line-break/> <text:s text:c="7"/>&lt;score label="Publicity Indicator" denominator="patient count" numerator="Patient publicity code" weight="0" /&gt;<text:line-break/> <text:s text:c="5"/>&lt;/section&gt;<text:line-break/> <text:s text:c="3"/>&lt;/section&gt;<text:line-break/> <text:s text:c="3"/>&lt;section name="vaccination" weight="20"&gt;<text:line-break/> <text:s text:c="5"/>&lt;section name="required" weight="10"&gt;<text:line-break/> <text:s text:c="7"/>&lt;score label="Vaccination Date" denominator="vaccination count" numerator="Vaccination admin date" weight="40" /&gt;<text:line-break/> <text:s text:c="7"/>&lt;score label="Vaccination Code" denominator="vaccination count" numerator="Vaccination admin code" weight="40"&gt;<text:line-break/> <text:s text:c="9"/>&lt;score label="Not Specific" denominator="vaccination admin count" numerator="Vaccination admin code is not specific" weight="-10" /&gt;<text:line-break/> <text:s text:c="9"/>&lt;score label="Not Vaccine" denominator="vaccination count" numerator="Vaccination admin code is not vaccine" weight="-40" /&gt;<text:line-break/> <text:s text:c="9"/>&lt;score label="Valued as Unknown" denominator="vaccination count" numerator="Vaccination admin code is valued as unknown" weight="-40" /&gt;<text:line-break/> <text:s text:c="7"/>&lt;/score&gt;<text:line-break/> <text:s text:c="7"/>&lt;score label="Information Source" denominator="vaccination count" numerator="Vaccination information source" weight="40"&gt;<text:line-break/> <text:s text:c="9"/>&lt;score label="May be Historical" denominator="vaccination count" numerator="Vaccination information source is administered but appears to historical"<text:line-break/> <text:s text:c="11"/>weight="-10" /&gt;<text:line-break/> <text:s text:c="9"/>&lt;score label="May be Administered" denominator="vaccination count" numerator="Vaccination information source is historical but appears to be administered"<text:line-break/> <text:s text:c="11"/>weight="-10" /&gt;<text:line-break/> <text:s text:c="7"/>&lt;/score&gt;<text:line-break/> <text:s text:c="5"/>&lt;/section&gt;<text:line-break/> <text:s text:c="5"/>&lt;section name="expected" weight="6"&gt;<text:line-break/> <text:s text:c="7"/>&lt;score label="Manufacturer" denominator="vaccination admin count" numerator="Vaccination manufacturer code" weight="20" /&gt;<text:line-break/> <text:s text:c="7"/>&lt;score label="Vaccine Validity" denominator="vaccination count" numerator="Vaccination validity" weight="20" /&gt;<text:line-break/> <text:s text:c="7"/>&lt;score label="Facility Id" denominator="vaccination admin count" numerator="Vaccination facility id" weight="20" /&gt;<text:line-break/> <text:s text:c="7"/>&lt;score label="Body Route" denominator="vaccination admin count" numerator="Vaccination body route" weight="20" /&gt;<text:line-break/> <text:s text:c="7"/>&lt;score label="Body Site" denominator="vaccination admin count" numerator="Vaccination body site" weight="20" /&gt;<text:line-break/> <text:s text:c="7"/>&lt;score label="System Entry Date" denominator="vaccination count" numerator="Vaccination system entry time" weight="5"&gt;<text:line-break/> <text:s text:c="9"/>&lt;score label="In Future" denominator="vaccination count" numerator="Vaccination system entry time is in future" weight="-5" /&gt;<text:line-break/> <text:s text:c="7"/>&lt;/score&gt;<text:line-break/> <text:s text:c="5"/>&lt;/section&gt;<text:line-break/> <text:s text:c="5"/>&lt;section name="recommended" weight="4"&gt;<text:line-break/> <text:s text:c="7"/>&lt;score label="Trade Name" denominator="vaccination admin count" numerator="Vaccination trade name" weight="20" /&gt;<text:line-break/> <text:s text:c="7"/>&lt;score label="Facility Type" denominator="vaccination admin count" numerator="Vaccination facility type" weight="20" /&gt;<text:line-break/> <text:s text:c="5"/>&lt;/section&gt;<text:line-break/> <text:s text:c="5"/>&lt;section name="optional" weight="0"&gt;<text:line-break/> <text:s text:c="7"/>&lt;score label="Lot Number" denominator="vaccination admin count" numerator="Vaccination lot number" weight="20" /&gt;<text:line-break/> <text:s text:c="7"/>&lt;score label="Admin Amount" denominator="vaccination admin count" numerator="Vaccination administered amount" weight="10"&gt;<text:line-break/> <text:s text:c="9"/>&lt;score label="Missing Units" denominator="vaccination admin count" numerator="Vaccination administered unit is missing" weight="-2" /&gt;<text:line-break/> <text:s text:c="7"/>&lt;/score&gt;<text:line-break/> <text:s text:c="7"/>&lt;score label="Ordered By" denominator="vaccination admin count" numerator="Vaccination ordered by" weight="0" /&gt;<text:line-break/> <text:s text:c="7"/>&lt;score label="Entered By" denominator="vaccination count" numerator="Vaccination recorded by" weight="0" /&gt;<text:line-break/> <text:s text:c="7"/>&lt;score label="Refusal Reason" denominator="vaccination count" numerator="Vaccination refusal reason" weight="0" /&gt;<text:line-break/> <text:s text:c="7"/>&lt;score label="Lot Expiration Date" denominator="vaccination admin count" numerator="Vaccination lot expiration date" weight="0" /&gt;<text:line-break/> <text:s text:c="7"/>&lt;score label="CVX Code" denominator="vaccination count" numerator="Vaccination CVX code" weight="20" /&gt;<text:line-break/> <text:s text:c="7"/>&lt;score label="CPT Code" denominator="vaccination count" numerator="Vaccination CPT code" weight="0" /&gt;<text:line-break/> <text:s text:c="7"/>&lt;score label="Action Code" denominator="vaccination count" numerator="Vaccination action code" weight="10" /&gt;<text:line-break/> <text:s text:c="7"/>&lt;score label="Given By Id" denominator="vaccination admin count" numerator="Vaccination given by" weight="10" /&gt;<text:line-break/> <text:s text:c="7"/>&lt;score label="Vaccination Id" denominator="vaccination count" numerator="Vaccination id" weight="10" /&gt;<text:line-break/> <text:s text:c="7"/>&lt;score label="Completion Status" denominator="vaccination admin count" numerator="Vaccination completion status" weight="5" /&gt;<text:line-break/> <text:s text:c="5"/>&lt;/section&gt;<text:line-break/> <text:s text:c="3"/>&lt;/section&gt;<text:line-break/> <text:s text:c="3"/>&lt;section name="vaccineGroup" weight="10"&gt;<text:line-break/> <text:s text:c="5"/>&lt;section name="expected" weight="2"&gt;<text:line-break/> <text:s text:c="7"/>&lt;section name="DTAP" weight="1" /&gt;<text:line-break/> <text:s text:c="7"/>&lt;section name="HepB" weight="1" /&gt;<text:line-break/> <text:s text:c="7"/>&lt;section name="POLIO" weight="1" /&gt;<text:line-break/> <text:s text:c="7"/>&lt;section name="HIB" weight="1" /&gt;<text:line-break/> <text:s text:c="7"/>&lt;section name="HepA" weight="1" /&gt;<text:line-break/> <text:s text:c="7"/>&lt;section name="FLU" weight="1" /&gt;<text:line-break/> <text:s text:c="7"/>&lt;section name="MMR" weight="1" /&gt;<text:line-break/> <text:s text:c="7"/>&lt;section name="VARICELLA" weight="1" /&gt;<text:line-break/> <text:s text:c="7"/>&lt;section name="PneumoPCV" weight="1" /&gt;<text:line-break/> <text:s text:c="7"/>&lt;section name="Td" weight="1" /&gt;<text:line-break/> <text:s text:c="5"/>&lt;/section&gt;<text:line-break/> <text:s text:c="5"/>&lt;section name="recommended" weight="1"&gt;<text:line-break/> <text:s text:c="5"/>&lt;/section&gt;<text:line-break/> <text:s text:c="5"/>&lt;section name="optional" weight="0"&gt;<text:line-break/> <text:s text:c="5"/>&lt;/section&gt;<text:line-break/> <text:s text:c="5"/>&lt;section name="unexpected" weight="-2"&gt;<text:line-break/> <text:s text:c="5"/>&lt;/section&gt;<text:line-break/> <text:s text:c="3"/>&lt;/section&gt;<text:line-break/> <text:s/>&lt;/section&gt;<text:line-break/> <text:s/>&lt;section name="quality" weight="40"&gt;<text:line-break/> <text:s text:c="3"/>&lt;section name="errors" weight="28"&gt;<text:line-break/> <text:s text:c="3"/>&lt;/section&gt;<text:line-break/> <text:s text:c="3"/>&lt;section name="warnings" weight="12"&gt;<text:line-break/> <text:s text:c="3"/>&lt;/section&gt;<text:line-break/> <text:s/>&lt;/section&gt;<text:line-break/> <text:s/>&lt;section name="timeliness" weight="10"&gt;<text:line-break/> <text:s text:c="3"/>&lt;section name="early" weight="10" days="2"&gt;<text:line-break/> <text:s text:c="3"/>&lt;/section&gt;<text:line-break/> <text:s text:c="3"/>&lt;section name="onTime" weight="9" days="7"&gt;<text:line-break/> <text:s text:c="3"/>&lt;/section&gt;<text:line-break/> <text:s text:c="3"/>&lt;section name="late" weight="7" days="30"&gt;<text:line-break/> <text:s text:c="3"/>&lt;/section&gt;<text:line-break/> <text:s text:c="3"/>&lt;section name="veryLate" weight="5" days="60"&gt;<text:line-break/> <text:s text:c="3"/>&lt;/section&gt;<text:line-break/> <text:s text:c="3"/>&lt;section name="oldData" weight="0"&gt;<text:line-break/> <text:s text:c="3"/>&lt;/section&gt;<text:line-break/> <text:s/>&lt;/section&gt;<text:line-break/>&lt;/dqa-scoring&gt;<text:line-break/>', 259);</text:p>
          </table:table-cell>
          <table:table-cell table:number-columns-repeated="3"/>
          <table:table-cell office:value-type="string">
            <text:p>&lt;dqa-scoring&gt;</text:p>
            <text:p><text:s text:c="2"/>&lt;section name="completeness" weight="50"&gt;</text:p>
            <text:p><text:s text:c="4"/>&lt;section name="patient" weight="20"&gt;</text:p>
            <text:p><text:s text:c="6"/>&lt;section name="required" weight="10"&gt;</text:p>
            <text:p><text:s text:c="8"/>&lt;score label="Patient Id" denominator="patient count" numerator="Patient submitter id" weight="10" /&gt;</text:p>
            <text:p><text:s text:c="8"/>&lt;score label="Birth Date" denominator="patient count" numerator="Patient birth date" weight="10" /&gt;</text:p>
            <text:p><text:s text:c="8"/>&lt;score label="Sex" denominator="patient count" numerator="Patient gender" weight="10" /&gt;</text:p>
            <text:p><text:s text:c="6"/>&lt;/section&gt;</text:p>
            <text:p><text:s text:c="6"/>&lt;section name="expected" weight="6"&gt;</text:p>
            <text:p><text:s text:c="8"/>&lt;score label="Ethnicity" denominator="patient count" numerator="Patient ethnicity" weight="10" /&gt;</text:p>
            <text:p><text:s text:c="8"/>&lt;score label="System Creation Date" denominator="patient count" numerator="Patient system creation date" weight="10" /&gt;</text:p>
            <text:p><text:s text:c="6"/>&lt;/section&gt;</text:p>
            <text:p><text:s text:c="6"/>&lt;section name="recommended" weight="1"&gt;</text:p>
            <text:p><text:s text:c="8"/>&lt;score label="Death Date" denominator="patient count" numerator="Patient death date" weight="10" /&gt;</text:p>
            <text:p><text:s text:c="6"/>&lt;/section&gt;</text:p>
            <text:p><text:s text:c="6"/>&lt;section name="optional" weight="0"&gt;</text:p>
            <text:p><text:s text:c="8"/>&lt;score label="First Name" denominator="patient count" numerator="Patient name first" weight="5" /&gt;</text:p>
            <text:p><text:s text:c="8"/>&lt;score label="Last Name" denominator="patient count" numerator="Patient name last" weight="5" /&gt;</text:p>
            <text:p><text:s text:c="8"/>&lt;score label="Possible Test Name" denominator="patient count" numerator="Patient name may be test name" weight="-5" /&gt;</text:p>
            <text:p><text:s text:c="8"/>&lt;score label="Possible Baby Name" denominator="patient count" numerator="Patient name may be temporary newborn name" weight="-10" /&gt;</text:p>
            <text:p><text:s text:c="8"/>&lt;score label="Address" denominator="patient count" numerator="Patient address" weight="2"&gt;</text:p>
            <text:p><text:s text:c="10"/>&lt;score label="Street" denominator="patient count" numerator="Patient address street" weight="5" /&gt;</text:p>
            <text:p><text:s text:c="10"/>&lt;score label="City" denominator="patient count" numerator="Patient address city" weight="1" /&gt;</text:p>
            <text:p><text:s text:c="10"/>&lt;score label="State" denominator="patient count" numerator="Patient address state" weight="1" /&gt;</text:p>
            <text:p><text:s text:c="10"/>&lt;score label="Zip" denominator="patient count" numerator="Patient address zip" weight="1" /&gt;</text:p>
            <text:p><text:s text:c="8"/>&lt;/score&gt;</text:p>
            <text:p><text:s text:c="8"/>&lt;score label="Middle Name" denominator="patient count" numerator="Patient middle name" weight="10" /&gt;</text:p>
            <text:p><text:s text:c="8"/>&lt;score label="Phone" denominator="patient count" numerator="Patient phone" weight="10" /&gt;</text:p>
            <text:p><text:s text:c="8"/>&lt;score label="Mother's Maiden" denominator="patient count" numerator="Patient mother's maiden name" weight="10" /&gt;</text:p>
            <text:p><text:s text:c="8"/>&lt;score label="Responsible Party" denominator="patient count" numerator="Patient guardian responsible party" weight="1"&gt;</text:p>
            <text:p><text:s text:c="10"/>&lt;score label="First Name" denominator="patient count" numerator="Patient guardian name first" weight="4" /&gt;</text:p>
            <text:p><text:s text:c="10"/>&lt;score label="Last Name" denominator="patient count" numerator="Patient guardian name last" weight="4" /&gt;</text:p>
            <text:p><text:s text:c="10"/>&lt;score label="Same as Patient" denominator="patient count" numerator="Patient guardian name is same as underage patient" weight="-8" /&gt;</text:p>
            <text:p><text:s text:c="10"/>&lt;score label="Relationship" denominator="patient count" numerator="Patient guardian relationship" weight="1" /&gt;</text:p>
            <text:p><text:s text:c="8"/>&lt;/score&gt;</text:p>
            <text:p><text:s text:c="8"/>&lt;score label="Race" denominator="patient count" numerator="Patient race" weight="10" /&gt;</text:p>
            <text:p><text:s text:c="8"/>&lt;score label="Birth Indicator" denominator="patient count" numerator="Patient birth indicator" weight="10" /&gt;</text:p>
            <text:p><text:s text:c="8"/>&lt;score label="Medicaid Id" denominator="patient count" numerator="Patient Medicaid number" weight="5" /&gt;</text:p>
            <text:p><text:s text:c="8"/>&lt;score label="Alias" denominator="patient count" numerator="Patient alias" weight="0" /&gt;</text:p>
            <text:p><text:s text:c="8"/>&lt;score label="Primary Language" denominator="patient count" numerator="Patient primary language" weight="0" /&gt;</text:p>
            <text:p><text:s text:c="8"/>&lt;score label="Resp Party Address" denominator="patient count" numerator="Patient guardian address is missing" weight="0"&gt;</text:p>
            <text:p><text:s text:c="10"/>&lt;score label="Street" denominator="patient count" numerator="Patient guardian address street" weight="0" /&gt;</text:p>
            <text:p><text:s text:c="10"/>&lt;score label="City" denominator="patient count" numerator="Patient guardian address city" weight="0" /&gt;</text:p>
            <text:p><text:s text:c="10"/>&lt;score label="State" denominator="patient count" numerator="Patient guardian address state" weight="0" /&gt;</text:p>
            <text:p><text:s text:c="10"/>&lt;score label="Zip" denominator="patient count" numerator="Patient guardian address zip" weight="0" /&gt;</text:p>
            <text:p><text:s text:c="8"/>&lt;/score&gt;</text:p>
            <text:p><text:s text:c="8"/>&lt;score label="Resp Party Phone" denominator="patient count" numerator="Patient guardian phone" weight="0" /&gt;</text:p>
            <text:p><text:s text:c="8"/>&lt;score label="Address County" denominator="patient count" numerator="Patient address county" weight="0" /&gt;</text:p>
            <text:p><text:s text:c="8"/>&lt;score label="Financial Class" denominator="patient count" numerator="Patient VFC status" weight="0" /&gt;</text:p>
            <text:p><text:s text:c="8"/>&lt;score label="Registry Status" denominator="patient count" numerator="Patient registry status" weight="0" /&gt;</text:p>
            <text:p><text:s text:c="8"/>&lt;score label="Primary Physician" denominator="patient count" numerator="Patient primary physician id" weight="0"&gt;</text:p>
            <text:p><text:s text:c="10"/>&lt;score label="Name" denominator="patient count" numerator="Patient primary physician name" weight="0" /&gt;</text:p>
            <text:p><text:s text:c="8"/>&lt;/score&gt;</text:p>
            <text:p><text:s text:c="8"/>&lt;score label="Primary Facility" denominator="patient count" numerator="Patient primary facility id" weight="0"&gt;</text:p>
            <text:p><text:s text:c="10"/>&lt;score label="Name" denominator="patient count" numerator="Patient primary facility name" weight="0" /&gt;</text:p>
            <text:p><text:s text:c="8"/>&lt;/score&gt;</text:p>
            <text:p><text:s text:c="8"/>&lt;score label="Patient Registry Id" denominator="patient count" numerator="Patient registry id" weight="0" /&gt;</text:p>
            <text:p><text:s text:c="8"/>&lt;score label="Protection Indicator" denominator="patient count" numerator="Patient protection indicator" weight="0" /&gt;</text:p>
            <text:p><text:s text:c="8"/>&lt;score label="Publicity Indicator" denominator="patient count" numerator="Patient publicity code" weight="0" /&gt;</text:p>
            <text:p><text:s text:c="6"/>&lt;/section&gt;</text:p>
            <text:p><text:s text:c="4"/>&lt;/section&gt;</text:p>
            <text:p><text:s text:c="4"/>&lt;section name="vaccination" weight="20"&gt;</text:p>
            <text:p><text:s text:c="6"/>&lt;section name="required" weight="10"&gt;</text:p>
            <text:p><text:s text:c="8"/>&lt;score label="Vaccination Date" denominator="vaccination count" numerator="Vaccination admin date" weight="40" /&gt;</text:p>
            <text:p><text:s text:c="8"/>&lt;score label="Vaccination Code" denominator="vaccination count" numerator="Vaccination admin code" weight="40"&gt;</text:p>
            <text:p><text:s text:c="10"/>&lt;score label="Not Specific" denominator="vaccination admin count" numerator="Vaccination admin code is not specific" weight="-10" /&gt;</text:p>
            <text:p><text:s text:c="10"/>&lt;score label="Not Vaccine" denominator="vaccination count" numerator="Vaccination admin code is not vaccine" weight="-40" /&gt;</text:p>
            <text:p><text:s text:c="10"/>&lt;score label="Valued as Unknown" denominator="vaccination count" numerator="Vaccination admin code is valued as unknown" weight="-40" /&gt;</text:p>
            <text:p><text:s text:c="8"/>&lt;/score&gt;</text:p>
            <text:p><text:s text:c="8"/>&lt;score label="Information Source" denominator="vaccination count" numerator="Vaccination information source" weight="40"&gt;</text:p>
            <text:p><text:s text:c="10"/>&lt;score label="May be Historical" denominator="vaccination count" numerator="Vaccination information source is administered but appears to historical"</text:p>
            <text:p><text:s text:c="12"/>weight="-10" /&gt;</text:p>
            <text:p><text:s text:c="10"/>&lt;score label="May be Administered" denominator="vaccination count" numerator="Vaccination information source is historical but appears to be administered"</text:p>
            <text:p><text:s text:c="12"/>weight="-10" /&gt;</text:p>
            <text:p><text:s text:c="8"/>&lt;/score&gt;</text:p>
            <text:p><text:s text:c="6"/>&lt;/section&gt;</text:p>
            <text:p><text:s text:c="6"/>&lt;section name="expected" weight="6"&gt;</text:p>
            <text:p><text:s text:c="8"/>&lt;score label="Manufacturer" denominator="vaccination admin count" numerator="Vaccination manufacturer code" weight="20" /&gt;</text:p>
            <text:p><text:s text:c="8"/>&lt;score label="Vaccine Validity" denominator="vaccination count" numerator="Vaccination validity" weight="20" /&gt;</text:p>
            <text:p><text:s text:c="8"/>&lt;score label="Facility Id" denominator="vaccination admin count" numerator="Vaccination facility id" weight="20" /&gt;</text:p>
            <text:p><text:s text:c="8"/>&lt;score label="Body Route" denominator="vaccination admin count" numerator="Vaccination body route" weight="20" /&gt;</text:p>
            <text:p><text:s text:c="8"/>&lt;score label="Body Site" denominator="vaccination admin count" numerator="Vaccination body site" weight="20" /&gt;</text:p>
            <text:p><text:s text:c="8"/>&lt;score label="System Entry Date" denominator="vaccination count" numerator="Vaccination system entry time" weight="5"&gt;</text:p>
            <text:p><text:s text:c="10"/>&lt;score label="In Future" denominator="vaccination count" numerator="Vaccination system entry time is in future" weight="-5" /&gt;</text:p>
            <text:p><text:s text:c="8"/>&lt;/score&gt;</text:p>
            <text:p><text:s text:c="6"/>&lt;/section&gt;</text:p>
            <text:p><text:s text:c="6"/>&lt;section name="recommended" weight="4"&gt;</text:p>
            <text:p><text:s text:c="8"/>&lt;score label="Trade Name" denominator="vaccination admin count" numerator="Vaccination trade name" weight="20" /&gt;</text:p>
            <text:p><text:s text:c="8"/>&lt;score label="Facility Type" denominator="vaccination admin count" numerator="Vaccination facility type" weight="20" /&gt;</text:p>
            <text:p><text:s text:c="6"/>&lt;/section&gt;</text:p>
            <text:p><text:s text:c="6"/>&lt;section name="optional" weight="0"&gt;</text:p>
            <text:p><text:s text:c="8"/>&lt;score label="Lot Number" denominator="vaccination admin count" numerator="Vaccination lot number" weight="20" /&gt;</text:p>
            <text:p><text:s text:c="8"/>&lt;score label="Admin Amount" denominator="vaccination admin count" numerator="Vaccination administered amount" weight="10"&gt;</text:p>
            <text:p><text:s text:c="10"/>&lt;score label="Missing Units" denominator="vaccination admin count" numerator="Vaccination administered unit is missing" weight="-2" /&gt;</text:p>
            <text:p><text:s text:c="8"/>&lt;/score&gt;</text:p>
            <text:p><text:s text:c="8"/>&lt;score label="Ordered By" denominator="vaccination admin count" numerator="Vaccination ordered by" weight="0" /&gt;</text:p>
            <text:p><text:s text:c="8"/>&lt;score label="Entered By" denominator="vaccination count" numerator="Vaccination recorded by" weight="0" /&gt;</text:p>
            <text:p><text:s text:c="8"/>&lt;score label="Refusal Reason" denominator="vaccination count" numerator="Vaccination refusal reason" weight="0" /&gt;</text:p>
            <text:p><text:s text:c="8"/>&lt;score label="Lot Expiration Date" denominator="vaccination admin count" numerator="Vaccination lot expiration date" weight="0" /&gt;</text:p>
            <text:p><text:s text:c="8"/>&lt;score label="CVX Code" denominator="vaccination count" numerator="Vaccination CVX code" weight="20" /&gt;</text:p>
            <text:p><text:s text:c="8"/>&lt;score label="CPT Code" denominator="vaccination count" numerator="Vaccination CPT code" weight="0" /&gt;</text:p>
            <text:p><text:s text:c="8"/>&lt;score label="Action Code" denominator="vaccination count" numerator="Vaccination action code" weight="10" /&gt;</text:p>
            <text:p><text:s text:c="8"/>&lt;score label="Given By Id" denominator="vaccination admin count" numerator="Vaccination given by" weight="10" /&gt;</text:p>
            <text:p><text:s text:c="8"/>&lt;score label="Vaccination Id" denominator="vaccination count" numerator="Vaccination id" weight="10" /&gt;</text:p>
            <text:p><text:s text:c="8"/>&lt;score label="Completion Status" denominator="vaccination admin count" numerator="Vaccination completion status" weight="5" /&gt;</text:p>
            <text:p><text:s text:c="6"/>&lt;/section&gt;</text:p>
            <text:p><text:s text:c="4"/>&lt;/section&gt;</text:p>
            <text:p><text:s text:c="4"/>&lt;section name="vaccineGroup" weight="10"&gt;</text:p>
            <text:p><text:s text:c="6"/>&lt;section name="expected" weight="2"&gt;</text:p>
            <text:p><text:s text:c="8"/>&lt;section name="DTAP" weight="1" /&gt;</text:p>
            <text:p><text:s text:c="8"/>&lt;section name="HepB" weight="1" /&gt;</text:p>
            <text:p><text:s text:c="8"/>&lt;section name="POLIO" weight="1" /&gt;</text:p>
            <text:p><text:s text:c="8"/>&lt;section name="HIB" weight="1" /&gt;</text:p>
            <text:p><text:s text:c="8"/>&lt;section name="HepA" weight="1" /&gt;</text:p>
            <text:p><text:s text:c="8"/>&lt;section name="FLU" weight="1" /&gt;</text:p>
            <text:p><text:s text:c="8"/>&lt;section name="MMR" weight="1" /&gt;</text:p>
            <text:p><text:s text:c="8"/>&lt;section name="VARICELLA" weight="1" /&gt;</text:p>
            <text:p><text:s text:c="8"/>&lt;section name="PneumoPCV" weight="1" /&gt;</text:p>
            <text:p><text:s text:c="8"/>&lt;section name="Td" weight="1" /&gt;</text:p>
            <text:p><text:s text:c="6"/>&lt;/section&gt;</text:p>
            <text:p><text:s text:c="6"/>&lt;section name="recommended" weight="1"&gt;</text:p>
            <text:p><text:s text:c="6"/>&lt;/section&gt;</text:p>
            <text:p><text:s text:c="6"/>&lt;section name="optional" weight="0"&gt;</text:p>
            <text:p><text:s text:c="6"/>&lt;/section&gt;</text:p>
            <text:p><text:s text:c="6"/>&lt;section name="unexpected" weight="-2"&gt;</text:p>
            <text:p><text:s text:c="6"/>&lt;/section&gt;</text:p>
            <text:p><text:s text:c="4"/>&lt;/section&gt;</text:p>
            <text:p><text:s text:c="2"/>&lt;/section&gt;</text:p>
            <text:p><text:s text:c="2"/>&lt;section name="quality" weight="40"&gt;</text:p>
            <text:p><text:s text:c="4"/>&lt;section name="errors" weight="28"&gt;</text:p>
            <text:p><text:s text:c="4"/>&lt;/section&gt;</text:p>
            <text:p><text:s text:c="4"/>&lt;section name="warnings" weight="12"&gt;</text:p>
            <text:p><text:s text:c="4"/>&lt;/section&gt;</text:p>
            <text:p><text:s text:c="2"/>&lt;/section&gt;</text:p>
            <text:p><text:s text:c="2"/>&lt;section name="timeliness" weight="10"&gt;</text:p>
            <text:p><text:s text:c="4"/>&lt;section name="early" weight="10" days="2"&gt;</text:p>
            <text:p><text:s text:c="4"/>&lt;/section&gt;</text:p>
            <text:p><text:s text:c="4"/>&lt;section name="onTime" weight="9" days="7"&gt;</text:p>
            <text:p><text:s text:c="4"/>&lt;/section&gt;</text:p>
            <text:p><text:s text:c="4"/>&lt;section name="late" weight="7" days="30"&gt;</text:p>
            <text:p><text:s text:c="4"/>&lt;/section&gt;</text:p>
            <text:p><text:s text:c="4"/>&lt;section name="veryLate" weight="5" days="60"&gt;</text:p>
            <text:p><text:s text:c="4"/>&lt;/section&gt;</text:p>
            <text:p><text:s text:c="4"/>&lt;section name="oldData" weight="0"&gt;</text:p>
            <text:p><text:s text:c="4"/>&lt;/section&gt;</text:p>
            <text:p><text:s text:c="2"/>&lt;/section&gt;</text:p>
            <text:p>&lt;/dqa-scoring&gt;</text:p>
            <text:p/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3">
      <number:number number:decimal-places="0" number:min-integer-digits="6">
        <number:embedded-text number:position="4"> </number:embedded-text>
      </number:number>
    </number:number-style>
    <number:number-style style:name="N124">
      <number:number number:decimal-places="0" number:min-integer-digits="5">
        <number:embedded-text number:position="4"> </number:embedded-text>
      </number:number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9/02/2014</text:date>, <text:time>12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20H23M36S</meta:editing-duration>
    <meta:editing-cycles>227</meta:editing-cycles>
    <meta:generator>OpenOffice.org/3.4.1$Win32 OpenOffice.org_project/341m1$Build-9593</meta:generator>
    <dc:date>2014-09-02T12:07:29.03</dc:date>
    <dc:creator>Nathan Bunker</dc:creator>
    <meta:document-statistic meta:table-count="1" meta:cell-count="79" meta:object-count="0"/>
    <meta:user-defined meta:name="Info 1"/>
    <meta:user-defined meta:name="Info 2"/>
    <meta:user-defined meta:name="Info 3"/>
    <meta:user-defined meta:name="Info 4"/>
  </office:meta>
</office:document-meta>
</file>